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5.85pt"/>
    </style:style>
    <style:style style:name="co2" style:family="table-column">
      <style:table-column-properties fo:break-before="auto" style:column-width="60.4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ata" table:style-name="ta1">
        <table:shapes>
          <draw:frame draw:z-index="0" draw:style-name="gr1" draw:text-style-name="P1" svg:width="453.51pt" svg:height="255.09pt" svg:x="260.73pt" svg:y="45.01pt">
            <draw:object draw:notify-on-update-of-ranges="data.B550:data.B600 data.C550:data.C60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float" office:value="1.1985046" calcext:value-type="float">
            <text:p>1.1985046</text:p>
          </table:table-cell>
          <table:table-cell office:value-type="float" office:value="0.20859328" calcext:value-type="float">
            <text:p>0.20859328</text:p>
          </table:table-cell>
          <table:table-cell table:formula="of:=[.A1]" office:value-type="float" office:value="1.1985046" calcext:value-type="float">
            <text:p>1.1985046</text:p>
          </table:table-cell>
        </table:table-row>
        <table:table-row table:style-name="ro1">
          <table:table-cell office:value-type="float" office:value="0.4677653" calcext:value-type="float">
            <text:p>0.4677653</text:p>
          </table:table-cell>
          <table:table-cell office:value-type="float" office:value="0.5344561" calcext:value-type="float">
            <text:p>0.5344561</text:p>
          </table:table-cell>
          <table:table-cell table:formula="of:=[.C1]+[.A2]" office:value-type="float" office:value="1.6662699" calcext:value-type="float">
            <text:p>1.6662699</text:p>
          </table:table-cell>
        </table:table-row>
        <table:table-row table:style-name="ro1">
          <table:table-cell office:value-type="float" office:value="0.21335164" calcext:value-type="float">
            <text:p>0.21335164</text:p>
          </table:table-cell>
          <table:table-cell office:value-type="float" office:value="1.1717744" calcext:value-type="float">
            <text:p>1.1717744</text:p>
          </table:table-cell>
          <table:table-cell table:formula="of:=[.C2]+[.A3]" office:value-type="float" office:value="1.87962154" calcext:value-type="float">
            <text:p>1.87962154</text:p>
          </table:table-cell>
        </table:table-row>
        <table:table-row table:style-name="ro1">
          <table:table-cell office:value-type="float" office:value="0.122560464" calcext:value-type="float">
            <text:p>0.122560464</text:p>
          </table:table-cell>
          <table:table-cell office:value-type="float" office:value="2.0398095" calcext:value-type="float">
            <text:p>2.0398095</text:p>
          </table:table-cell>
          <table:table-cell table:formula="of:=[.C3]+[.A4]" office:value-type="float" office:value="2.002182004" calcext:value-type="float">
            <text:p>2.002182004</text:p>
          </table:table-cell>
        </table:table-row>
        <table:table-row table:style-name="ro1">
          <table:table-cell office:value-type="float" office:value="0.09164569" calcext:value-type="float">
            <text:p>0.09164569</text:p>
          </table:table-cell>
          <table:table-cell office:value-type="float" office:value="2.727897" calcext:value-type="float">
            <text:p>2.727897</text:p>
          </table:table-cell>
          <table:table-cell table:formula="of:=[.C4]+[.A5]" office:value-type="float" office:value="2.093827694" calcext:value-type="float">
            <text:p>2.093827694</text:p>
          </table:table-cell>
        </table:table-row>
        <table:table-row table:style-name="ro1">
          <table:table-cell office:value-type="float" office:value="0.07663081" calcext:value-type="float">
            <text:p>0.07663081</text:p>
          </table:table-cell>
          <table:table-cell office:value-type="float" office:value="3.2623954" calcext:value-type="float">
            <text:p>3.2623954</text:p>
          </table:table-cell>
          <table:table-cell table:formula="of:=[.C5]+[.A6]" office:value-type="float" office:value="2.170458504" calcext:value-type="float">
            <text:p>2.170458504</text:p>
          </table:table-cell>
        </table:table-row>
        <table:table-row table:style-name="ro1">
          <table:table-cell office:value-type="float" office:value="0.067689024" calcext:value-type="float">
            <text:p>0.067689024</text:p>
          </table:table-cell>
          <table:table-cell office:value-type="float" office:value="3.693361" calcext:value-type="float">
            <text:p>3.693361</text:p>
          </table:table-cell>
          <table:table-cell table:formula="of:=[.C6]+[.A7]" office:value-type="float" office:value="2.238147528" calcext:value-type="float">
            <text:p>2.238147528</text:p>
          </table:table-cell>
        </table:table-row>
        <table:table-row table:style-name="ro1">
          <table:table-cell office:value-type="float" office:value="0.060105287" calcext:value-type="float">
            <text:p>0.060105287</text:p>
          </table:table-cell>
          <table:table-cell office:value-type="float" office:value="4.159368" calcext:value-type="float">
            <text:p>4.159368</text:p>
          </table:table-cell>
          <table:table-cell table:formula="of:=[.C7]+[.A8]" office:value-type="float" office:value="2.298252815" calcext:value-type="float">
            <text:p>2.298252815</text:p>
          </table:table-cell>
        </table:table-row>
        <table:table-row table:style-name="ro1">
          <table:table-cell office:value-type="float" office:value="0.05319295" calcext:value-type="float">
            <text:p>0.05319295</text:p>
          </table:table-cell>
          <table:table-cell office:value-type="float" office:value="4.6998706" calcext:value-type="float">
            <text:p>4.6998706</text:p>
          </table:table-cell>
          <table:table-cell table:formula="of:=[.C8]+[.A9]" office:value-type="float" office:value="2.351445765" calcext:value-type="float">
            <text:p>2.351445765</text:p>
          </table:table-cell>
        </table:table-row>
        <table:table-row table:style-name="ro1">
          <table:table-cell office:value-type="float" office:value="0.048905164" calcext:value-type="float">
            <text:p>0.048905164</text:p>
          </table:table-cell>
          <table:table-cell office:value-type="float" office:value="5.1119347" calcext:value-type="float">
            <text:p>5.1119347</text:p>
          </table:table-cell>
          <table:table-cell table:formula="of:=[.C9]+[.A10]" office:value-type="float" office:value="2.400350929" calcext:value-type="float">
            <text:p>2.400350929</text:p>
          </table:table-cell>
        </table:table-row>
        <table:table-row table:style-name="ro1">
          <table:table-cell office:value-type="float" office:value="0.045075152" calcext:value-type="float">
            <text:p>0.045075152</text:p>
          </table:table-cell>
          <table:table-cell office:value-type="float" office:value="5.546293" calcext:value-type="float">
            <text:p>5.546293</text:p>
          </table:table-cell>
          <table:table-cell table:formula="of:=[.C10]+[.A11]" office:value-type="float" office:value="2.445426081" calcext:value-type="float">
            <text:p>2.445426081</text:p>
          </table:table-cell>
        </table:table-row>
        <table:table-row table:style-name="ro1">
          <table:table-cell office:value-type="float" office:value="0.041718166" calcext:value-type="float">
            <text:p>0.041718166</text:p>
          </table:table-cell>
          <table:table-cell office:value-type="float" office:value="5.9925933" calcext:value-type="float">
            <text:p>5.9925933</text:p>
          </table:table-cell>
          <table:table-cell table:formula="of:=[.C11]+[.A12]" office:value-type="float" office:value="2.487144247" calcext:value-type="float">
            <text:p>2.487144247</text:p>
          </table:table-cell>
        </table:table-row>
        <table:table-row table:style-name="ro1">
          <table:table-cell office:value-type="float" office:value="0.0387274" calcext:value-type="float">
            <text:p>0.0387274</text:p>
          </table:table-cell>
          <table:table-cell office:value-type="float" office:value="6.455378" calcext:value-type="float">
            <text:p>6.455378</text:p>
          </table:table-cell>
          <table:table-cell table:formula="of:=[.C12]+[.A13]" office:value-type="float" office:value="2.525871647" calcext:value-type="float">
            <text:p>2.525871647</text:p>
          </table:table-cell>
        </table:table-row>
        <table:table-row table:style-name="ro1">
          <table:table-cell office:value-type="float" office:value="0.037033647" calcext:value-type="float">
            <text:p>0.037033647</text:p>
          </table:table-cell>
          <table:table-cell office:value-type="float" office:value="6.750618" calcext:value-type="float">
            <text:p>6.750618</text:p>
          </table:table-cell>
          <table:table-cell table:formula="of:=[.C13]+[.A14]" office:value-type="float" office:value="2.562905294" calcext:value-type="float">
            <text:p>2.562905294</text:p>
          </table:table-cell>
        </table:table-row>
        <table:table-row table:style-name="ro1">
          <table:table-cell office:value-type="float" office:value="0.03521782" calcext:value-type="float">
            <text:p>0.03521782</text:p>
          </table:table-cell>
          <table:table-cell office:value-type="float" office:value="7.0986786" calcext:value-type="float">
            <text:p>7.0986786</text:p>
          </table:table-cell>
          <table:table-cell table:formula="of:=[.C14]+[.A15]" office:value-type="float" office:value="2.598123114" calcext:value-type="float">
            <text:p>2.598123114</text:p>
          </table:table-cell>
        </table:table-row>
        <table:table-row table:style-name="ro1">
          <table:table-cell office:value-type="float" office:value="0.033340964" calcext:value-type="float">
            <text:p>0.033340964</text:p>
          </table:table-cell>
          <table:table-cell office:value-type="float" office:value="7.498283" calcext:value-type="float">
            <text:p>7.498283</text:p>
          </table:table-cell>
          <table:table-cell table:formula="of:=[.C15]+[.A16]" office:value-type="float" office:value="2.631464078" calcext:value-type="float">
            <text:p>2.631464078</text:p>
          </table:table-cell>
        </table:table-row>
        <table:table-row table:style-name="ro1">
          <table:table-cell office:value-type="float" office:value="0.032242313" calcext:value-type="float">
            <text:p>0.032242313</text:p>
          </table:table-cell>
          <table:table-cell office:value-type="float" office:value="7.753786" calcext:value-type="float">
            <text:p>7.753786</text:p>
          </table:table-cell>
          <table:table-cell table:formula="of:=[.C16]+[.A17]" office:value-type="float" office:value="2.663706391" calcext:value-type="float">
            <text:p>2.663706391</text:p>
          </table:table-cell>
        </table:table-row>
        <table:table-row table:style-name="ro1">
          <table:table-cell office:value-type="float" office:value="0.032822154" calcext:value-type="float">
            <text:p>0.032822154</text:p>
          </table:table-cell>
          <table:table-cell office:value-type="float" office:value="7.6168065" calcext:value-type="float">
            <text:p>7.6168065</text:p>
          </table:table-cell>
          <table:table-cell table:formula="of:=[.C17]+[.A18]" office:value-type="float" office:value="2.696528545" calcext:value-type="float">
            <text:p>2.696528545</text:p>
          </table:table-cell>
        </table:table-row>
        <table:table-row table:style-name="ro1">
          <table:table-cell office:value-type="float" office:value="0.03303578" calcext:value-type="float">
            <text:p>0.03303578</text:p>
          </table:table-cell>
          <table:table-cell office:value-type="float" office:value="7.5675526" calcext:value-type="float">
            <text:p>7.5675526</text:p>
          </table:table-cell>
          <table:table-cell table:formula="of:=[.C18]+[.A19]" office:value-type="float" office:value="2.729564325" calcext:value-type="float">
            <text:p>2.729564325</text:p>
          </table:table-cell>
        </table:table-row>
        <table:table-row table:style-name="ro1">
          <table:table-cell office:value-type="float" office:value="0.0330663" calcext:value-type="float">
            <text:p>0.0330663</text:p>
          </table:table-cell>
          <table:table-cell office:value-type="float" office:value="7.5605683" calcext:value-type="float">
            <text:p>7.5605683</text:p>
          </table:table-cell>
          <table:table-cell table:formula="of:=[.C19]+[.A20]" office:value-type="float" office:value="2.762630625" calcext:value-type="float">
            <text:p>2.762630625</text:p>
          </table:table-cell>
        </table:table-row>
        <table:table-row table:style-name="ro1">
          <table:table-cell office:value-type="float" office:value="0.032806896" calcext:value-type="float">
            <text:p>0.032806896</text:p>
          </table:table-cell>
          <table:table-cell office:value-type="float" office:value="7.620349" calcext:value-type="float">
            <text:p>7.620349</text:p>
          </table:table-cell>
          <table:table-cell table:formula="of:=[.C20]+[.A21]" office:value-type="float" office:value="2.795437521" calcext:value-type="float">
            <text:p>2.795437521</text:p>
          </table:table-cell>
        </table:table-row>
        <table:table-row table:style-name="ro1">
          <table:table-cell office:value-type="float" office:value="0.033402" calcext:value-type="float">
            <text:p>0.033402</text:p>
          </table:table-cell>
          <table:table-cell office:value-type="float" office:value="7.4845815" calcext:value-type="float">
            <text:p>7.4845815</text:p>
          </table:table-cell>
          <table:table-cell table:formula="of:=[.C21]+[.A22]" office:value-type="float" office:value="2.828839521" calcext:value-type="float">
            <text:p>2.828839521</text:p>
          </table:table-cell>
        </table:table-row>
        <table:table-row table:style-name="ro1">
          <table:table-cell office:value-type="float" office:value="0.033600368" calcext:value-type="float">
            <text:p>0.033600368</text:p>
          </table:table-cell>
          <table:table-cell office:value-type="float" office:value="7.440395" calcext:value-type="float">
            <text:p>7.440395</text:p>
          </table:table-cell>
          <table:table-cell table:formula="of:=[.C22]+[.A23]" office:value-type="float" office:value="2.862439889" calcext:value-type="float">
            <text:p>2.862439889</text:p>
          </table:table-cell>
        </table:table-row>
        <table:table-row table:style-name="ro1">
          <table:table-cell office:value-type="float" office:value="0.033630885" calcext:value-type="float">
            <text:p>0.033630885</text:p>
          </table:table-cell>
          <table:table-cell office:value-type="float" office:value="7.4336433" calcext:value-type="float">
            <text:p>7.4336433</text:p>
          </table:table-cell>
          <table:table-cell table:formula="of:=[.C23]+[.A24]" office:value-type="float" office:value="2.896070774" calcext:value-type="float">
            <text:p>2.896070774</text:p>
          </table:table-cell>
        </table:table-row>
        <table:table-row table:style-name="ro1">
          <table:table-cell office:value-type="float" office:value="0.033371482" calcext:value-type="float">
            <text:p>0.033371482</text:p>
          </table:table-cell>
          <table:table-cell office:value-type="float" office:value="7.491426" calcext:value-type="float">
            <text:p>7.491426</text:p>
          </table:table-cell>
          <table:table-cell table:formula="of:=[.C24]+[.A25]" office:value-type="float" office:value="2.929442256" calcext:value-type="float">
            <text:p>2.929442256</text:p>
          </table:table-cell>
        </table:table-row>
        <table:table-row table:style-name="ro1">
          <table:table-cell office:value-type="float" office:value="0.0339971" calcext:value-type="float">
            <text:p>0.0339971</text:p>
          </table:table-cell>
          <table:table-cell office:value-type="float" office:value="7.3535686" calcext:value-type="float">
            <text:p>7.3535686</text:p>
          </table:table-cell>
          <table:table-cell table:formula="of:=[.C25]+[.A26]" office:value-type="float" office:value="2.963439356" calcext:value-type="float">
            <text:p>2.963439356</text:p>
          </table:table-cell>
        </table:table-row>
        <table:table-row table:style-name="ro1">
          <table:table-cell office:value-type="float" office:value="0.034210727" calcext:value-type="float">
            <text:p>0.034210727</text:p>
          </table:table-cell>
          <table:table-cell office:value-type="float" office:value="7.3076496" calcext:value-type="float">
            <text:p>7.3076496</text:p>
          </table:table-cell>
          <table:table-cell table:formula="of:=[.C26]+[.A27]" office:value-type="float" office:value="2.997650083" calcext:value-type="float">
            <text:p>2.997650083</text:p>
          </table:table-cell>
        </table:table-row>
        <table:table-row table:style-name="ro1">
          <table:table-cell office:value-type="float" office:value="0.034241244" calcext:value-type="float">
            <text:p>0.034241244</text:p>
          </table:table-cell>
          <table:table-cell office:value-type="float" office:value="7.3011365" calcext:value-type="float">
            <text:p>7.3011365</text:p>
          </table:table-cell>
          <table:table-cell table:formula="of:=[.C27]+[.A28]" office:value-type="float" office:value="3.031891327" calcext:value-type="float">
            <text:p>3.031891327</text:p>
          </table:table-cell>
        </table:table-row>
        <table:table-row table:style-name="ro1">
          <table:table-cell office:value-type="float" office:value="0.03398184" calcext:value-type="float">
            <text:p>0.03398184</text:p>
          </table:table-cell>
          <table:table-cell office:value-type="float" office:value="7.3568707" calcext:value-type="float">
            <text:p>7.3568707</text:p>
          </table:table-cell>
          <table:table-cell table:formula="of:=[.C28]+[.A29]" office:value-type="float" office:value="3.065873167" calcext:value-type="float">
            <text:p>3.065873167</text:p>
          </table:table-cell>
        </table:table-row>
        <table:table-row table:style-name="ro1">
          <table:table-cell office:value-type="float" office:value="0.034592204" calcext:value-type="float">
            <text:p>0.034592204</text:p>
          </table:table-cell>
          <table:table-cell office:value-type="float" office:value="7.2270617" calcext:value-type="float">
            <text:p>7.2270617</text:p>
          </table:table-cell>
          <table:table-cell table:formula="of:=[.C29]+[.A30]" office:value-type="float" office:value="3.100465371" calcext:value-type="float">
            <text:p>3.100465371</text:p>
          </table:table-cell>
        </table:table-row>
        <table:table-row table:style-name="ro1">
          <table:table-cell office:value-type="float" office:value="0.03476005" calcext:value-type="float">
            <text:p>0.03476005</text:p>
          </table:table-cell>
          <table:table-cell office:value-type="float" office:value="7.1921644" calcext:value-type="float">
            <text:p>7.1921644</text:p>
          </table:table-cell>
          <table:table-cell table:formula="of:=[.C30]+[.A31]" office:value-type="float" office:value="3.135225421" calcext:value-type="float">
            <text:p>3.135225421</text:p>
          </table:table-cell>
        </table:table-row>
        <table:table-row table:style-name="ro1">
          <table:table-cell office:value-type="float" office:value="0.03480583" calcext:value-type="float">
            <text:p>0.03480583</text:p>
          </table:table-cell>
          <table:table-cell office:value-type="float" office:value="7.182705" calcext:value-type="float">
            <text:p>7.182705</text:p>
          </table:table-cell>
          <table:table-cell table:formula="of:=[.C31]+[.A32]" office:value-type="float" office:value="3.170031251" calcext:value-type="float">
            <text:p>3.170031251</text:p>
          </table:table-cell>
        </table:table-row>
        <table:table-row table:style-name="ro1">
          <table:table-cell office:value-type="float" office:value="0.03448539" calcext:value-type="float">
            <text:p>0.03448539</text:p>
          </table:table-cell>
          <table:table-cell office:value-type="float" office:value="7.249447" calcext:value-type="float">
            <text:p>7.249447</text:p>
          </table:table-cell>
          <table:table-cell table:formula="of:=[.C32]+[.A33]" office:value-type="float" office:value="3.204516641" calcext:value-type="float">
            <text:p>3.204516641</text:p>
          </table:table-cell>
        </table:table-row>
        <table:table-row table:style-name="ro1">
          <table:table-cell office:value-type="float" office:value="0.035049975" calcext:value-type="float">
            <text:p>0.035049975</text:p>
          </table:table-cell>
          <table:table-cell office:value-type="float" office:value="7.132673" calcext:value-type="float">
            <text:p>7.132673</text:p>
          </table:table-cell>
          <table:table-cell table:formula="of:=[.C33]+[.A34]" office:value-type="float" office:value="3.239566616" calcext:value-type="float">
            <text:p>3.239566616</text:p>
          </table:table-cell>
        </table:table-row>
        <table:table-row table:style-name="ro1">
          <table:table-cell office:value-type="float" office:value="0.035202563" calcext:value-type="float">
            <text:p>0.035202563</text:p>
          </table:table-cell>
          <table:table-cell office:value-type="float" office:value="7.1017556" calcext:value-type="float">
            <text:p>7.1017556</text:p>
          </table:table-cell>
          <table:table-cell table:formula="of:=[.C34]+[.A35]" office:value-type="float" office:value="3.274769179" calcext:value-type="float">
            <text:p>3.274769179</text:p>
          </table:table-cell>
        </table:table-row>
        <table:table-row table:style-name="ro1">
          <table:table-cell office:value-type="float" office:value="0.035065234" calcext:value-type="float">
            <text:p>0.035065234</text:p>
          </table:table-cell>
          <table:table-cell office:value-type="float" office:value="7.129569" calcext:value-type="float">
            <text:p>7.129569</text:p>
          </table:table-cell>
          <table:table-cell table:formula="of:=[.C35]+[.A36]" office:value-type="float" office:value="3.309834413" calcext:value-type="float">
            <text:p>3.309834413</text:p>
          </table:table-cell>
        </table:table-row>
        <table:table-row table:style-name="ro1">
          <table:table-cell office:value-type="float" office:value="0.03462272" calcext:value-type="float">
            <text:p>0.03462272</text:p>
          </table:table-cell>
          <table:table-cell office:value-type="float" office:value="7.2206917" calcext:value-type="float">
            <text:p>7.2206917</text:p>
          </table:table-cell>
          <table:table-cell table:formula="of:=[.C36]+[.A37]" office:value-type="float" office:value="3.344457133" calcext:value-type="float">
            <text:p>3.344457133</text:p>
          </table:table-cell>
        </table:table-row>
        <table:table-row table:style-name="ro1">
          <table:table-cell office:value-type="float" office:value="0.034912642" calcext:value-type="float">
            <text:p>0.034912642</text:p>
          </table:table-cell>
          <table:table-cell office:value-type="float" office:value="7.1607304" calcext:value-type="float">
            <text:p>7.1607304</text:p>
          </table:table-cell>
          <table:table-cell table:formula="of:=[.C37]+[.A38]" office:value-type="float" office:value="3.379369775" calcext:value-type="float">
            <text:p>3.379369775</text:p>
          </table:table-cell>
        </table:table-row>
        <table:table-row table:style-name="ro1">
          <table:table-cell office:value-type="float" office:value="0.03479057" calcext:value-type="float">
            <text:p>0.03479057</text:p>
          </table:table-cell>
          <table:table-cell office:value-type="float" office:value="7.185855" calcext:value-type="float">
            <text:p>7.185855</text:p>
          </table:table-cell>
          <table:table-cell table:formula="of:=[.C38]+[.A39]" office:value-type="float" office:value="3.414160345" calcext:value-type="float">
            <text:p>3.414160345</text:p>
          </table:table-cell>
        </table:table-row>
        <table:table-row table:style-name="ro1">
          <table:table-cell office:value-type="float" office:value="0.03434806" calcext:value-type="float">
            <text:p>0.03434806</text:p>
          </table:table-cell>
          <table:table-cell office:value-type="float" office:value="7.2784314" calcext:value-type="float">
            <text:p>7.2784314</text:p>
          </table:table-cell>
          <table:table-cell table:formula="of:=[.C39]+[.A40]" office:value-type="float" office:value="3.448508405" calcext:value-type="float">
            <text:p>3.448508405</text:p>
          </table:table-cell>
        </table:table-row>
        <table:table-row table:style-name="ro1">
          <table:table-cell office:value-type="float" office:value="0.033554588" calcext:value-type="float">
            <text:p>0.033554588</text:p>
          </table:table-cell>
          <table:table-cell office:value-type="float" office:value="7.450546" calcext:value-type="float">
            <text:p>7.450546</text:p>
          </table:table-cell>
          <table:table-cell table:formula="of:=[.C40]+[.A41]" office:value-type="float" office:value="3.482062993" calcext:value-type="float">
            <text:p>3.482062993</text:p>
          </table:table-cell>
        </table:table-row>
        <table:table-row table:style-name="ro1">
          <table:table-cell office:value-type="float" office:value="0.033600368" calcext:value-type="float">
            <text:p>0.033600368</text:p>
          </table:table-cell>
          <table:table-cell office:value-type="float" office:value="7.440395" calcext:value-type="float">
            <text:p>7.440395</text:p>
          </table:table-cell>
          <table:table-cell table:formula="of:=[.C41]+[.A42]" office:value-type="float" office:value="3.515663361" calcext:value-type="float">
            <text:p>3.515663361</text:p>
          </table:table-cell>
        </table:table-row>
        <table:table-row table:style-name="ro1">
          <table:table-cell office:value-type="float" office:value="0.033173114" calcext:value-type="float">
            <text:p>0.033173114</text:p>
          </table:table-cell>
          <table:table-cell office:value-type="float" office:value="7.5362234" calcext:value-type="float">
            <text:p>7.5362234</text:p>
          </table:table-cell>
          <table:table-cell table:formula="of:=[.C42]+[.A43]" office:value-type="float" office:value="3.548836475" calcext:value-type="float">
            <text:p>3.548836475</text:p>
          </table:table-cell>
        </table:table-row>
        <table:table-row table:style-name="ro1">
          <table:table-cell office:value-type="float" office:value="0.032547493" calcext:value-type="float">
            <text:p>0.032547493</text:p>
          </table:table-cell>
          <table:table-cell office:value-type="float" office:value="7.681083" calcext:value-type="float">
            <text:p>7.681083</text:p>
          </table:table-cell>
          <table:table-cell table:formula="of:=[.C43]+[.A44]" office:value-type="float" office:value="3.581383968" calcext:value-type="float">
            <text:p>3.581383968</text:p>
          </table:table-cell>
        </table:table-row>
        <table:table-row table:style-name="ro1">
          <table:table-cell office:value-type="float" office:value="0.031631954" calcext:value-type="float">
            <text:p>0.031631954</text:p>
          </table:table-cell>
          <table:table-cell office:value-type="float" office:value="7.9034004" calcext:value-type="float">
            <text:p>7.9034004</text:p>
          </table:table-cell>
          <table:table-cell table:formula="of:=[.C44]+[.A45]" office:value-type="float" office:value="3.613015922" calcext:value-type="float">
            <text:p>3.613015922</text:p>
          </table:table-cell>
        </table:table-row>
        <table:table-row table:style-name="ro1">
          <table:table-cell office:value-type="float" office:value="0.03149462" calcext:value-type="float">
            <text:p>0.03149462</text:p>
          </table:table-cell>
          <table:table-cell office:value-type="float" office:value="7.937863" calcext:value-type="float">
            <text:p>7.937863</text:p>
          </table:table-cell>
          <table:table-cell table:formula="of:=[.C45]+[.A46]" office:value-type="float" office:value="3.644510542" calcext:value-type="float">
            <text:p>3.644510542</text:p>
          </table:table-cell>
        </table:table-row>
        <table:table-row table:style-name="ro1">
          <table:table-cell office:value-type="float" office:value="0.031052109" calcext:value-type="float">
            <text:p>0.031052109</text:p>
          </table:table-cell>
          <table:table-cell office:value-type="float" office:value="8.050983" calcext:value-type="float">
            <text:p>8.050983</text:p>
          </table:table-cell>
          <table:table-cell table:formula="of:=[.C46]+[.A47]" office:value-type="float" office:value="3.675562651" calcext:value-type="float">
            <text:p>3.675562651</text:p>
          </table:table-cell>
        </table:table-row>
        <table:table-row table:style-name="ro1">
          <table:table-cell office:value-type="float" office:value="0.030395972" calcext:value-type="float">
            <text:p>0.030395972</text:p>
          </table:table-cell>
          <table:table-cell office:value-type="float" office:value="8.224774" calcext:value-type="float">
            <text:p>8.224774</text:p>
          </table:table-cell>
          <table:table-cell table:formula="of:=[.C47]+[.A48]" office:value-type="float" office:value="3.705958623" calcext:value-type="float">
            <text:p>3.705958623</text:p>
          </table:table-cell>
        </table:table-row>
        <table:table-row table:style-name="ro1">
          <table:table-cell office:value-type="float" office:value="0.029556725" calcext:value-type="float">
            <text:p>0.029556725</text:p>
          </table:table-cell>
          <table:table-cell office:value-type="float" office:value="8.458311" calcext:value-type="float">
            <text:p>8.458311</text:p>
          </table:table-cell>
          <table:table-cell table:formula="of:=[.C48]+[.A49]" office:value-type="float" office:value="3.735515348" calcext:value-type="float">
            <text:p>3.735515348</text:p>
          </table:table-cell>
        </table:table-row>
        <table:table-row table:style-name="ro1">
          <table:table-cell office:value-type="float" office:value="0.029709315" calcext:value-type="float">
            <text:p>0.029709315</text:p>
          </table:table-cell>
          <table:table-cell office:value-type="float" office:value="8.414869" calcext:value-type="float">
            <text:p>8.414869</text:p>
          </table:table-cell>
          <table:table-cell table:formula="of:=[.C49]+[.A50]" office:value-type="float" office:value="3.765224663" calcext:value-type="float">
            <text:p>3.765224663</text:p>
          </table:table-cell>
        </table:table-row>
        <table:table-row table:style-name="ro1">
          <table:table-cell office:value-type="float" office:value="0.029877165" calcext:value-type="float">
            <text:p>0.029877165</text:p>
          </table:table-cell>
          <table:table-cell office:value-type="float" office:value="8.367594" calcext:value-type="float">
            <text:p>8.367594</text:p>
          </table:table-cell>
          <table:table-cell table:formula="of:=[.C50]+[.A51]" office:value-type="float" office:value="3.795101828" calcext:value-type="float">
            <text:p>3.795101828</text:p>
          </table:table-cell>
        </table:table-row>
        <table:table-row table:style-name="ro1">
          <table:table-cell office:value-type="float" office:value="0.029877165" calcext:value-type="float">
            <text:p>0.029877165</text:p>
          </table:table-cell>
          <table:table-cell office:value-type="float" office:value="8.367594" calcext:value-type="float">
            <text:p>8.367594</text:p>
          </table:table-cell>
          <table:table-cell table:formula="of:=[.C51]+[.A52]" office:value-type="float" office:value="3.824978993" calcext:value-type="float">
            <text:p>3.824978993</text:p>
          </table:table-cell>
        </table:table-row>
        <table:table-row table:style-name="ro1">
          <table:table-cell office:value-type="float" office:value="0.029617762" calcext:value-type="float">
            <text:p>0.029617762</text:p>
          </table:table-cell>
          <table:table-cell office:value-type="float" office:value="8.440881" calcext:value-type="float">
            <text:p>8.440881</text:p>
          </table:table-cell>
          <table:table-cell table:formula="of:=[.C52]+[.A53]" office:value-type="float" office:value="3.854596755" calcext:value-type="float">
            <text:p>3.854596755</text:p>
          </table:table-cell>
        </table:table-row>
        <table:table-row table:style-name="ro1">
          <table:table-cell office:value-type="float" office:value="0.03012131" calcext:value-type="float">
            <text:p>0.03012131</text:p>
          </table:table-cell>
          <table:table-cell office:value-type="float" office:value="8.299772" calcext:value-type="float">
            <text:p>8.299772</text:p>
          </table:table-cell>
          <table:table-cell table:formula="of:=[.C53]+[.A54]" office:value-type="float" office:value="3.884718065" calcext:value-type="float">
            <text:p>3.884718065</text:p>
          </table:table-cell>
        </table:table-row>
        <table:table-row table:style-name="ro1">
          <table:table-cell office:value-type="float" office:value="0.030319676" calcext:value-type="float">
            <text:p>0.030319676</text:p>
          </table:table-cell>
          <table:table-cell office:value-type="float" office:value="8.245471" calcext:value-type="float">
            <text:p>8.245471</text:p>
          </table:table-cell>
          <table:table-cell table:formula="of:=[.C54]+[.A55]" office:value-type="float" office:value="3.915037741" calcext:value-type="float">
            <text:p>3.915037741</text:p>
          </table:table-cell>
        </table:table-row>
        <table:table-row table:style-name="ro1">
          <table:table-cell office:value-type="float" office:value="0.030319676" calcext:value-type="float">
            <text:p>0.030319676</text:p>
          </table:table-cell>
          <table:table-cell office:value-type="float" office:value="8.245471" calcext:value-type="float">
            <text:p>8.245471</text:p>
          </table:table-cell>
          <table:table-cell table:formula="of:=[.C55]+[.A56]" office:value-type="float" office:value="3.945357417" calcext:value-type="float">
            <text:p>3.945357417</text:p>
          </table:table-cell>
        </table:table-row>
        <table:table-row table:style-name="ro1">
          <table:table-cell office:value-type="float" office:value="0.030075531" calcext:value-type="float">
            <text:p>0.030075531</text:p>
          </table:table-cell>
          <table:table-cell office:value-type="float" office:value="8.312406" calcext:value-type="float">
            <text:p>8.312406</text:p>
          </table:table-cell>
          <table:table-cell table:formula="of:=[.C56]+[.A57]" office:value-type="float" office:value="3.975432948" calcext:value-type="float">
            <text:p>3.975432948</text:p>
          </table:table-cell>
        </table:table-row>
        <table:table-row table:style-name="ro1">
          <table:table-cell office:value-type="float" office:value="0.030609598" calcext:value-type="float">
            <text:p>0.030609598</text:p>
          </table:table-cell>
          <table:table-cell office:value-type="float" office:value="8.167373" calcext:value-type="float">
            <text:p>8.167373</text:p>
          </table:table-cell>
          <table:table-cell table:formula="of:=[.C57]+[.A58]" office:value-type="float" office:value="4.006042546" calcext:value-type="float">
            <text:p>4.006042546</text:p>
          </table:table-cell>
        </table:table-row>
        <table:table-row table:style-name="ro1">
          <table:table-cell office:value-type="float" office:value="0.03074693" calcext:value-type="float">
            <text:p>0.03074693</text:p>
          </table:table-cell>
          <table:table-cell office:value-type="float" office:value="8.130894" calcext:value-type="float">
            <text:p>8.130894</text:p>
          </table:table-cell>
          <table:table-cell table:formula="of:=[.C58]+[.A59]" office:value-type="float" office:value="4.036789476" calcext:value-type="float">
            <text:p>4.036789476</text:p>
          </table:table-cell>
        </table:table-row>
        <table:table-row table:style-name="ro1">
          <table:table-cell office:value-type="float" office:value="0.03074693" calcext:value-type="float">
            <text:p>0.03074693</text:p>
          </table:table-cell>
          <table:table-cell office:value-type="float" office:value="8.130894" calcext:value-type="float">
            <text:p>8.130894</text:p>
          </table:table-cell>
          <table:table-cell table:formula="of:=[.C59]+[.A60]" office:value-type="float" office:value="4.067536406" calcext:value-type="float">
            <text:p>4.067536406</text:p>
          </table:table-cell>
        </table:table-row>
        <table:table-row table:style-name="ro1">
          <table:table-cell office:value-type="float" office:value="0.030533303" calcext:value-type="float">
            <text:p>0.030533303</text:p>
          </table:table-cell>
          <table:table-cell office:value-type="float" office:value="8.18778" calcext:value-type="float">
            <text:p>8.18778</text:p>
          </table:table-cell>
          <table:table-cell table:formula="of:=[.C60]+[.A61]" office:value-type="float" office:value="4.098069709" calcext:value-type="float">
            <text:p>4.098069709</text:p>
          </table:table-cell>
        </table:table-row>
        <table:table-row table:style-name="ro1">
          <table:table-cell office:value-type="float" office:value="0.031021591" calcext:value-type="float">
            <text:p>0.031021591</text:p>
          </table:table-cell>
          <table:table-cell office:value-type="float" office:value="8.058904" calcext:value-type="float">
            <text:p>8.058904</text:p>
          </table:table-cell>
          <table:table-cell table:formula="of:=[.C61]+[.A62]" office:value-type="float" office:value="4.1290913" calcext:value-type="float">
            <text:p>4.1290913</text:p>
          </table:table-cell>
        </table:table-row>
        <table:table-row table:style-name="ro1">
          <table:table-cell office:value-type="float" office:value="0.031189442" calcext:value-type="float">
            <text:p>0.031189442</text:p>
          </table:table-cell>
          <table:table-cell office:value-type="float" office:value="8.015533" calcext:value-type="float">
            <text:p>8.015533</text:p>
          </table:table-cell>
          <table:table-cell table:formula="of:=[.C62]+[.A63]" office:value-type="float" office:value="4.160280742" calcext:value-type="float">
            <text:p>4.160280742</text:p>
          </table:table-cell>
        </table:table-row>
        <table:table-row table:style-name="ro1">
          <table:table-cell office:value-type="float" office:value="0.0312047" calcext:value-type="float">
            <text:p>0.0312047</text:p>
          </table:table-cell>
          <table:table-cell office:value-type="float" office:value="8.011614" calcext:value-type="float">
            <text:p>8.011614</text:p>
          </table:table-cell>
          <table:table-cell table:formula="of:=[.C63]+[.A64]" office:value-type="float" office:value="4.191485442" calcext:value-type="float">
            <text:p>4.191485442</text:p>
          </table:table-cell>
        </table:table-row>
        <table:table-row table:style-name="ro1">
          <table:table-cell office:value-type="float" office:value="0.030930037" calcext:value-type="float">
            <text:p>0.030930037</text:p>
          </table:table-cell>
          <table:table-cell office:value-type="float" office:value="8.082758" calcext:value-type="float">
            <text:p>8.082758</text:p>
          </table:table-cell>
          <table:table-cell table:formula="of:=[.C64]+[.A65]" office:value-type="float" office:value="4.222415479" calcext:value-type="float">
            <text:p>4.222415479</text:p>
          </table:table-cell>
        </table:table-row>
        <table:table-row table:style-name="ro1">
          <table:table-cell office:value-type="float" office:value="0.031464104" calcext:value-type="float">
            <text:p>0.031464104</text:p>
          </table:table-cell>
          <table:table-cell office:value-type="float" office:value="7.9455624" calcext:value-type="float">
            <text:p>7.9455624</text:p>
          </table:table-cell>
          <table:table-cell table:formula="of:=[.C65]+[.A66]" office:value-type="float" office:value="4.253879583" calcext:value-type="float">
            <text:p>4.253879583</text:p>
          </table:table-cell>
        </table:table-row>
        <table:table-row table:style-name="ro1">
          <table:table-cell office:value-type="float" office:value="0.031647213" calcext:value-type="float">
            <text:p>0.031647213</text:p>
          </table:table-cell>
          <table:table-cell office:value-type="float" office:value="7.89959" calcext:value-type="float">
            <text:p>7.89959</text:p>
          </table:table-cell>
          <table:table-cell table:formula="of:=[.C66]+[.A67]" office:value-type="float" office:value="4.285526796" calcext:value-type="float">
            <text:p>4.285526796</text:p>
          </table:table-cell>
        </table:table-row>
        <table:table-row table:style-name="ro1">
          <table:table-cell office:value-type="float" office:value="0.031616695" calcext:value-type="float">
            <text:p>0.031616695</text:p>
          </table:table-cell>
          <table:table-cell office:value-type="float" office:value="7.9072146" calcext:value-type="float">
            <text:p>7.9072146</text:p>
          </table:table-cell>
          <table:table-cell table:formula="of:=[.C67]+[.A68]" office:value-type="float" office:value="4.317143491" calcext:value-type="float">
            <text:p>4.317143491</text:p>
          </table:table-cell>
        </table:table-row>
        <table:table-row table:style-name="ro1">
          <table:table-cell office:value-type="float" office:value="0.03134203" calcext:value-type="float">
            <text:p>0.03134203</text:p>
          </table:table-cell>
          <table:table-cell office:value-type="float" office:value="7.9765096" calcext:value-type="float">
            <text:p>7.9765096</text:p>
          </table:table-cell>
          <table:table-cell table:formula="of:=[.C68]+[.A69]" office:value-type="float" office:value="4.348485521" calcext:value-type="float">
            <text:p>4.348485521</text:p>
          </table:table-cell>
        </table:table-row>
        <table:table-row table:style-name="ro1">
          <table:table-cell office:value-type="float" office:value="0.031845577" calcext:value-type="float">
            <text:p>0.031845577</text:p>
          </table:table-cell>
          <table:table-cell office:value-type="float" office:value="7.8503838" calcext:value-type="float">
            <text:p>7.8503838</text:p>
          </table:table-cell>
          <table:table-cell table:formula="of:=[.C69]+[.A70]" office:value-type="float" office:value="4.380331098" calcext:value-type="float">
            <text:p>4.380331098</text:p>
          </table:table-cell>
        </table:table-row>
        <table:table-row table:style-name="ro1">
          <table:table-cell office:value-type="float" office:value="0.03196765" calcext:value-type="float">
            <text:p>0.03196765</text:p>
          </table:table-cell>
          <table:table-cell office:value-type="float" office:value="7.820406" calcext:value-type="float">
            <text:p>7.820406</text:p>
          </table:table-cell>
          <table:table-cell table:formula="of:=[.C70]+[.A71]" office:value-type="float" office:value="4.412298748" calcext:value-type="float">
            <text:p>4.412298748</text:p>
          </table:table-cell>
        </table:table-row>
        <table:table-row table:style-name="ro1">
          <table:table-cell office:value-type="float" office:value="0.031891357" calcext:value-type="float">
            <text:p>0.031891357</text:p>
          </table:table-cell>
          <table:table-cell office:value-type="float" office:value="7.8391147" calcext:value-type="float">
            <text:p>7.8391147</text:p>
          </table:table-cell>
          <table:table-cell table:formula="of:=[.C71]+[.A72]" office:value-type="float" office:value="4.444190105" calcext:value-type="float">
            <text:p>4.444190105</text:p>
          </table:table-cell>
        </table:table-row>
        <table:table-row table:style-name="ro1">
          <table:table-cell office:value-type="float" office:value="0.03149462" calcext:value-type="float">
            <text:p>0.03149462</text:p>
          </table:table-cell>
          <table:table-cell office:value-type="float" office:value="7.937863" calcext:value-type="float">
            <text:p>7.937863</text:p>
          </table:table-cell>
          <table:table-cell table:formula="of:=[.C72]+[.A73]" office:value-type="float" office:value="4.475684725" calcext:value-type="float">
            <text:p>4.475684725</text:p>
          </table:table-cell>
        </table:table-row>
        <table:table-row table:style-name="ro1">
          <table:table-cell office:value-type="float" office:value="0.0318761" calcext:value-type="float">
            <text:p>0.0318761</text:p>
          </table:table-cell>
          <table:table-cell office:value-type="float" office:value="7.8428674" calcext:value-type="float">
            <text:p>7.8428674</text:p>
          </table:table-cell>
          <table:table-cell table:formula="of:=[.C73]+[.A74]" office:value-type="float" office:value="4.507560825" calcext:value-type="float">
            <text:p>4.507560825</text:p>
          </table:table-cell>
        </table:table-row>
        <table:table-row table:style-name="ro1">
          <table:table-cell office:value-type="float" office:value="0.03181506" calcext:value-type="float">
            <text:p>0.03181506</text:p>
          </table:table-cell>
          <table:table-cell office:value-type="float" office:value="7.857914" calcext:value-type="float">
            <text:p>7.857914</text:p>
          </table:table-cell>
          <table:table-cell table:formula="of:=[.C74]+[.A75]" office:value-type="float" office:value="4.539375885" calcext:value-type="float">
            <text:p>4.539375885</text:p>
          </table:table-cell>
        </table:table-row>
        <table:table-row table:style-name="ro1">
          <table:table-cell office:value-type="float" office:value="0.03150988" calcext:value-type="float">
            <text:p>0.03150988</text:p>
          </table:table-cell>
          <table:table-cell office:value-type="float" office:value="7.934019" calcext:value-type="float">
            <text:p>7.934019</text:p>
          </table:table-cell>
          <table:table-cell table:formula="of:=[.C75]+[.A76]" office:value-type="float" office:value="4.570885765" calcext:value-type="float">
            <text:p>4.570885765</text:p>
          </table:table-cell>
        </table:table-row>
        <table:table-row table:style-name="ro1">
          <table:table-cell office:value-type="float" office:value="0.030914778" calcext:value-type="float">
            <text:p>0.030914778</text:p>
          </table:table-cell>
          <table:table-cell office:value-type="float" office:value="8.086747" calcext:value-type="float">
            <text:p>8.086747</text:p>
          </table:table-cell>
          <table:table-cell table:formula="of:=[.C76]+[.A77]" office:value-type="float" office:value="4.601800543" calcext:value-type="float">
            <text:p>4.601800543</text:p>
          </table:table-cell>
        </table:table-row>
        <table:table-row table:style-name="ro1">
          <table:table-cell office:value-type="float" office:value="0.031052109" calcext:value-type="float">
            <text:p>0.031052109</text:p>
          </table:table-cell>
          <table:table-cell office:value-type="float" office:value="8.050983" calcext:value-type="float">
            <text:p>8.050983</text:p>
          </table:table-cell>
          <table:table-cell table:formula="of:=[.C77]+[.A78]" office:value-type="float" office:value="4.632852652" calcext:value-type="float">
            <text:p>4.632852652</text:p>
          </table:table-cell>
        </table:table-row>
        <table:table-row table:style-name="ro1">
          <table:table-cell office:value-type="float" office:value="0.030762188" calcext:value-type="float">
            <text:p>0.030762188</text:p>
          </table:table-cell>
          <table:table-cell office:value-type="float" office:value="8.12686" calcext:value-type="float">
            <text:p>8.12686</text:p>
          </table:table-cell>
          <table:table-cell table:formula="of:=[.C78]+[.A79]" office:value-type="float" office:value="4.66361484" calcext:value-type="float">
            <text:p>4.66361484</text:p>
          </table:table-cell>
        </table:table-row>
        <table:table-row table:style-name="ro1">
          <table:table-cell office:value-type="float" office:value="0.030289158" calcext:value-type="float">
            <text:p>0.030289158</text:p>
          </table:table-cell>
          <table:table-cell office:value-type="float" office:value="8.253778" calcext:value-type="float">
            <text:p>8.253778</text:p>
          </table:table-cell>
          <table:table-cell table:formula="of:=[.C79]+[.A80]" office:value-type="float" office:value="4.693903998" calcext:value-type="float">
            <text:p>4.693903998</text:p>
          </table:table-cell>
        </table:table-row>
        <table:table-row table:style-name="ro1">
          <table:table-cell office:value-type="float" office:value="0.029541466" calcext:value-type="float">
            <text:p>0.029541466</text:p>
          </table:table-cell>
          <table:table-cell office:value-type="float" office:value="8.462681" calcext:value-type="float">
            <text:p>8.462681</text:p>
          </table:table-cell>
          <table:table-cell table:formula="of:=[.C80]+[.A81]" office:value-type="float" office:value="4.723445464" calcext:value-type="float">
            <text:p>4.723445464</text:p>
          </table:table-cell>
        </table:table-row>
        <table:table-row table:style-name="ro1">
          <table:table-cell office:value-type="float" office:value="0.029678797" calcext:value-type="float">
            <text:p>0.029678797</text:p>
          </table:table-cell>
          <table:table-cell office:value-type="float" office:value="8.423522" calcext:value-type="float">
            <text:p>8.423522</text:p>
          </table:table-cell>
          <table:table-cell table:formula="of:=[.C81]+[.A82]" office:value-type="float" office:value="4.753124261" calcext:value-type="float">
            <text:p>4.753124261</text:p>
          </table:table-cell>
        </table:table-row>
        <table:table-row table:style-name="ro1">
          <table:table-cell office:value-type="float" office:value="0.029877165" calcext:value-type="float">
            <text:p>0.029877165</text:p>
          </table:table-cell>
          <table:table-cell office:value-type="float" office:value="8.367594" calcext:value-type="float">
            <text:p>8.367594</text:p>
          </table:table-cell>
          <table:table-cell table:formula="of:=[.C82]+[.A83]" office:value-type="float" office:value="4.783001426" calcext:value-type="float">
            <text:p>4.783001426</text:p>
          </table:table-cell>
        </table:table-row>
        <table:table-row table:style-name="ro1">
          <table:table-cell office:value-type="float" office:value="0.029861907" calcext:value-type="float">
            <text:p>0.029861907</text:p>
          </table:table-cell>
          <table:table-cell office:value-type="float" office:value="8.37187" calcext:value-type="float">
            <text:p>8.37187</text:p>
          </table:table-cell>
          <table:table-cell table:formula="of:=[.C83]+[.A84]" office:value-type="float" office:value="4.812863333" calcext:value-type="float">
            <text:p>4.812863333</text:p>
          </table:table-cell>
        </table:table-row>
        <table:table-row table:style-name="ro1">
          <table:table-cell office:value-type="float" office:value="0.02964828" calcext:value-type="float">
            <text:p>0.02964828</text:p>
          </table:table-cell>
          <table:table-cell office:value-type="float" office:value="8.432193" calcext:value-type="float">
            <text:p>8.432193</text:p>
          </table:table-cell>
          <table:table-cell table:formula="of:=[.C84]+[.A85]" office:value-type="float" office:value="4.842511613" calcext:value-type="float">
            <text:p>4.842511613</text:p>
          </table:table-cell>
        </table:table-row>
        <table:table-row table:style-name="ro1">
          <table:table-cell office:value-type="float" office:value="0.03010605" calcext:value-type="float">
            <text:p>0.03010605</text:p>
          </table:table-cell>
          <table:table-cell office:value-type="float" office:value="8.303979" calcext:value-type="float">
            <text:p>8.303979</text:p>
          </table:table-cell>
          <table:table-cell table:formula="of:=[.C85]+[.A86]" office:value-type="float" office:value="4.872617663" calcext:value-type="float">
            <text:p>4.872617663</text:p>
          </table:table-cell>
        </table:table-row>
        <table:table-row table:style-name="ro1">
          <table:table-cell office:value-type="float" office:value="0.030304417" calcext:value-type="float">
            <text:p>0.030304417</text:p>
          </table:table-cell>
          <table:table-cell office:value-type="float" office:value="8.249622" calcext:value-type="float">
            <text:p>8.249622</text:p>
          </table:table-cell>
          <table:table-cell table:formula="of:=[.C86]+[.A87]" office:value-type="float" office:value="4.90292208" calcext:value-type="float">
            <text:p>4.90292208</text:p>
          </table:table-cell>
        </table:table-row>
        <table:table-row table:style-name="ro1">
          <table:table-cell office:value-type="float" office:value="0.030319676" calcext:value-type="float">
            <text:p>0.030319676</text:p>
          </table:table-cell>
          <table:table-cell office:value-type="float" office:value="8.245471" calcext:value-type="float">
            <text:p>8.245471</text:p>
          </table:table-cell>
          <table:table-cell table:formula="of:=[.C87]+[.A88]" office:value-type="float" office:value="4.933241756" calcext:value-type="float">
            <text:p>4.933241756</text:p>
          </table:table-cell>
        </table:table-row>
        <table:table-row table:style-name="ro1">
          <table:table-cell office:value-type="float" office:value="0.030045014" calcext:value-type="float">
            <text:p>0.030045014</text:p>
          </table:table-cell>
          <table:table-cell office:value-type="float" office:value="8.320848" calcext:value-type="float">
            <text:p>8.320848</text:p>
          </table:table-cell>
          <table:table-cell table:formula="of:=[.C88]+[.A89]" office:value-type="float" office:value="4.96328677" calcext:value-type="float">
            <text:p>4.96328677</text:p>
          </table:table-cell>
        </table:table-row>
        <table:table-row table:style-name="ro1">
          <table:table-cell office:value-type="float" office:value="0.03057908" calcext:value-type="float">
            <text:p>0.03057908</text:p>
          </table:table-cell>
          <table:table-cell office:value-type="float" office:value="8.175524" calcext:value-type="float">
            <text:p>8.175524</text:p>
          </table:table-cell>
          <table:table-cell table:formula="of:=[.C89]+[.A90]" office:value-type="float" office:value="4.99386585" calcext:value-type="float">
            <text:p>4.99386585</text:p>
          </table:table-cell>
        </table:table-row>
        <table:table-row table:style-name="ro1">
          <table:table-cell office:value-type="float" office:value="0.030762188" calcext:value-type="float">
            <text:p>0.030762188</text:p>
          </table:table-cell>
          <table:table-cell office:value-type="float" office:value="8.12686" calcext:value-type="float">
            <text:p>8.12686</text:p>
          </table:table-cell>
          <table:table-cell table:formula="of:=[.C90]+[.A91]" office:value-type="float" office:value="5.024628038" calcext:value-type="float">
            <text:p>5.024628038</text:p>
          </table:table-cell>
        </table:table-row>
        <table:table-row table:style-name="ro1">
          <table:table-cell office:value-type="float" office:value="0.030777447" calcext:value-type="float">
            <text:p>0.030777447</text:p>
          </table:table-cell>
          <table:table-cell office:value-type="float" office:value="8.122831" calcext:value-type="float">
            <text:p>8.122831</text:p>
          </table:table-cell>
          <table:table-cell table:formula="of:=[.C91]+[.A92]" office:value-type="float" office:value="5.055405485" calcext:value-type="float">
            <text:p>5.055405485</text:p>
          </table:table-cell>
        </table:table-row>
        <table:table-row table:style-name="ro1">
          <table:table-cell office:value-type="float" office:value="0.030502785" calcext:value-type="float">
            <text:p>0.030502785</text:p>
          </table:table-cell>
          <table:table-cell office:value-type="float" office:value="8.195972" calcext:value-type="float">
            <text:p>8.195972</text:p>
          </table:table-cell>
          <table:table-cell table:formula="of:=[.C92]+[.A93]" office:value-type="float" office:value="5.08590827" calcext:value-type="float">
            <text:p>5.08590827</text:p>
          </table:table-cell>
        </table:table-row>
        <table:table-row table:style-name="ro1">
          <table:table-cell office:value-type="float" office:value="0.03103685" calcext:value-type="float">
            <text:p>0.03103685</text:p>
          </table:table-cell>
          <table:table-cell office:value-type="float" office:value="8.054941" calcext:value-type="float">
            <text:p>8.054941</text:p>
          </table:table-cell>
          <table:table-cell table:formula="of:=[.C93]+[.A94]" office:value-type="float" office:value="5.11694512" calcext:value-type="float">
            <text:p>5.11694512</text:p>
          </table:table-cell>
        </table:table-row>
        <table:table-row table:style-name="ro1">
          <table:table-cell office:value-type="float" office:value="0.031158922" calcext:value-type="float">
            <text:p>0.031158922</text:p>
          </table:table-cell>
          <table:table-cell office:value-type="float" office:value="8.023384" calcext:value-type="float">
            <text:p>8.023384</text:p>
          </table:table-cell>
          <table:table-cell table:formula="of:=[.C94]+[.A95]" office:value-type="float" office:value="5.148104042" calcext:value-type="float">
            <text:p>5.148104042</text:p>
          </table:table-cell>
        </table:table-row>
        <table:table-row table:style-name="ro1">
          <table:table-cell office:value-type="float" office:value="0.0312047" calcext:value-type="float">
            <text:p>0.0312047</text:p>
          </table:table-cell>
          <table:table-cell office:value-type="float" office:value="8.011614" calcext:value-type="float">
            <text:p>8.011614</text:p>
          </table:table-cell>
          <table:table-cell table:formula="of:=[.C95]+[.A96]" office:value-type="float" office:value="5.179308742" calcext:value-type="float">
            <text:p>5.179308742</text:p>
          </table:table-cell>
        </table:table-row>
        <table:table-row table:style-name="ro1">
          <table:table-cell office:value-type="float" office:value="0.030945297" calcext:value-type="float">
            <text:p>0.030945297</text:p>
          </table:table-cell>
          <table:table-cell office:value-type="float" office:value="8.078773" calcext:value-type="float">
            <text:p>8.078773</text:p>
          </table:table-cell>
          <table:table-cell table:formula="of:=[.C96]+[.A97]" office:value-type="float" office:value="5.210254039" calcext:value-type="float">
            <text:p>5.210254039</text:p>
          </table:table-cell>
        </table:table-row>
        <table:table-row table:style-name="ro1">
          <table:table-cell office:value-type="float" office:value="0.031448845" calcext:value-type="float">
            <text:p>0.031448845</text:p>
          </table:table-cell>
          <table:table-cell office:value-type="float" office:value="7.949417" calcext:value-type="float">
            <text:p>7.949417</text:p>
          </table:table-cell>
          <table:table-cell table:formula="of:=[.C97]+[.A98]" office:value-type="float" office:value="5.241702884" calcext:value-type="float">
            <text:p>5.241702884</text:p>
          </table:table-cell>
        </table:table-row>
        <table:table-row table:style-name="ro1">
          <table:table-cell office:value-type="float" office:value="0.031616695" calcext:value-type="float">
            <text:p>0.031616695</text:p>
          </table:table-cell>
          <table:table-cell office:value-type="float" office:value="7.9072146" calcext:value-type="float">
            <text:p>7.9072146</text:p>
          </table:table-cell>
          <table:table-cell table:formula="of:=[.C98]+[.A99]" office:value-type="float" office:value="5.273319579" calcext:value-type="float">
            <text:p>5.273319579</text:p>
          </table:table-cell>
        </table:table-row>
        <table:table-row table:style-name="ro1">
          <table:table-cell office:value-type="float" office:value="0.031616695" calcext:value-type="float">
            <text:p>0.031616695</text:p>
          </table:table-cell>
          <table:table-cell office:value-type="float" office:value="7.9072146" calcext:value-type="float">
            <text:p>7.9072146</text:p>
          </table:table-cell>
          <table:table-cell table:formula="of:=[.C99]+[.A100]" office:value-type="float" office:value="5.304936274" calcext:value-type="float">
            <text:p>5.304936274</text:p>
          </table:table-cell>
        </table:table-row>
        <table:table-row table:style-name="ro1">
          <table:table-cell office:value-type="float" office:value="0.03132677" calcext:value-type="float">
            <text:p>0.03132677</text:p>
          </table:table-cell>
          <table:table-cell office:value-type="float" office:value="7.980395" calcext:value-type="float">
            <text:p>7.980395</text:p>
          </table:table-cell>
          <table:table-cell table:formula="of:=[.C100]+[.A101]" office:value-type="float" office:value="5.336263044" calcext:value-type="float">
            <text:p>5.336263044</text:p>
          </table:table-cell>
        </table:table-row>
        <table:table-row table:style-name="ro1">
          <table:table-cell office:value-type="float" office:value="0.03186084" calcext:value-type="float">
            <text:p>0.03186084</text:p>
          </table:table-cell>
          <table:table-cell office:value-type="float" office:value="7.8466234" calcext:value-type="float">
            <text:p>7.8466234</text:p>
          </table:table-cell>
          <table:table-cell table:formula="of:=[.C101]+[.A102]" office:value-type="float" office:value="5.368123884" calcext:value-type="float">
            <text:p>5.368123884</text:p>
          </table:table-cell>
        </table:table-row>
        <table:table-row table:style-name="ro1">
          <table:table-cell office:value-type="float" office:value="0.031937134" calcext:value-type="float">
            <text:p>0.031937134</text:p>
          </table:table-cell>
          <table:table-cell office:value-type="float" office:value="7.827879" calcext:value-type="float">
            <text:p>7.827879</text:p>
          </table:table-cell>
          <table:table-cell table:formula="of:=[.C102]+[.A103]" office:value-type="float" office:value="5.400061018" calcext:value-type="float">
            <text:p>5.400061018</text:p>
          </table:table-cell>
        </table:table-row>
        <table:table-row table:style-name="ro1">
          <table:table-cell office:value-type="float" office:value="0.0318761" calcext:value-type="float">
            <text:p>0.0318761</text:p>
          </table:table-cell>
          <table:table-cell office:value-type="float" office:value="7.8428674" calcext:value-type="float">
            <text:p>7.8428674</text:p>
          </table:table-cell>
          <table:table-cell table:formula="of:=[.C103]+[.A104]" office:value-type="float" office:value="5.431937118" calcext:value-type="float">
            <text:p>5.431937118</text:p>
          </table:table-cell>
        </table:table-row>
        <table:table-row table:style-name="ro1">
          <table:table-cell office:value-type="float" office:value="0.03150988" calcext:value-type="float">
            <text:p>0.03150988</text:p>
          </table:table-cell>
          <table:table-cell office:value-type="float" office:value="7.934019" calcext:value-type="float">
            <text:p>7.934019</text:p>
          </table:table-cell>
          <table:table-cell table:formula="of:=[.C104]+[.A105]" office:value-type="float" office:value="5.463446998" calcext:value-type="float">
            <text:p>5.463446998</text:p>
          </table:table-cell>
        </table:table-row>
        <table:table-row table:style-name="ro1">
          <table:table-cell office:value-type="float" office:value="0.0318761" calcext:value-type="float">
            <text:p>0.0318761</text:p>
          </table:table-cell>
          <table:table-cell office:value-type="float" office:value="7.8428674" calcext:value-type="float">
            <text:p>7.8428674</text:p>
          </table:table-cell>
          <table:table-cell table:formula="of:=[.C105]+[.A106]" office:value-type="float" office:value="5.495323098" calcext:value-type="float">
            <text:p>5.495323098</text:p>
          </table:table-cell>
        </table:table-row>
        <table:table-row table:style-name="ro1">
          <table:table-cell office:value-type="float" office:value="0.0317998" calcext:value-type="float">
            <text:p>0.0317998</text:p>
          </table:table-cell>
          <table:table-cell office:value-type="float" office:value="7.8616843" calcext:value-type="float">
            <text:p>7.8616843</text:p>
          </table:table-cell>
          <table:table-cell table:formula="of:=[.C106]+[.A107]" office:value-type="float" office:value="5.527122898" calcext:value-type="float">
            <text:p>5.527122898</text:p>
          </table:table-cell>
        </table:table-row>
        <table:table-row table:style-name="ro1">
          <table:table-cell office:value-type="float" office:value="0.03152514" calcext:value-type="float">
            <text:p>0.03152514</text:p>
          </table:table-cell>
          <table:table-cell office:value-type="float" office:value="7.930179" calcext:value-type="float">
            <text:p>7.930179</text:p>
          </table:table-cell>
          <table:table-cell table:formula="of:=[.C107]+[.A108]" office:value-type="float" office:value="5.558648038" calcext:value-type="float">
            <text:p>5.558648038</text:p>
          </table:table-cell>
        </table:table-row>
        <table:table-row table:style-name="ro1">
          <table:table-cell office:value-type="float" office:value="0.030914778" calcext:value-type="float">
            <text:p>0.030914778</text:p>
          </table:table-cell>
          <table:table-cell office:value-type="float" office:value="8.086747" calcext:value-type="float">
            <text:p>8.086747</text:p>
          </table:table-cell>
          <table:table-cell table:formula="of:=[.C108]+[.A109]" office:value-type="float" office:value="5.589562816" calcext:value-type="float">
            <text:p>5.589562816</text:p>
          </table:table-cell>
        </table:table-row>
        <table:table-row table:style-name="ro1">
          <table:table-cell office:value-type="float" office:value="0.03106737" calcext:value-type="float">
            <text:p>0.03106737</text:p>
          </table:table-cell>
          <table:table-cell office:value-type="float" office:value="8.047029" calcext:value-type="float">
            <text:p>8.047029</text:p>
          </table:table-cell>
          <table:table-cell table:formula="of:=[.C109]+[.A110]" office:value-type="float" office:value="5.620630186" calcext:value-type="float">
            <text:p>5.620630186</text:p>
          </table:table-cell>
        </table:table-row>
        <table:table-row table:style-name="ro1">
          <table:table-cell office:value-type="float" office:value="0.030792706" calcext:value-type="float">
            <text:p>0.030792706</text:p>
          </table:table-cell>
          <table:table-cell office:value-type="float" office:value="8.118806" calcext:value-type="float">
            <text:p>8.118806</text:p>
          </table:table-cell>
          <table:table-cell table:formula="of:=[.C110]+[.A111]" office:value-type="float" office:value="5.651422892" calcext:value-type="float">
            <text:p>5.651422892</text:p>
          </table:table-cell>
        </table:table-row>
        <table:table-row table:style-name="ro1">
          <table:table-cell office:value-type="float" office:value="0.030304417" calcext:value-type="float">
            <text:p>0.030304417</text:p>
          </table:table-cell>
          <table:table-cell office:value-type="float" office:value="8.249622" calcext:value-type="float">
            <text:p>8.249622</text:p>
          </table:table-cell>
          <table:table-cell table:formula="of:=[.C111]+[.A112]" office:value-type="float" office:value="5.681727309" calcext:value-type="float">
            <text:p>5.681727309</text:p>
          </table:table-cell>
        </table:table-row>
        <table:table-row table:style-name="ro1">
          <table:table-cell office:value-type="float" office:value="0.029556725" calcext:value-type="float">
            <text:p>0.029556725</text:p>
          </table:table-cell>
          <table:table-cell office:value-type="float" office:value="8.458311" calcext:value-type="float">
            <text:p>8.458311</text:p>
          </table:table-cell>
          <table:table-cell table:formula="of:=[.C112]+[.A113]" office:value-type="float" office:value="5.711284034" calcext:value-type="float">
            <text:p>5.711284034</text:p>
          </table:table-cell>
        </table:table-row>
        <table:table-row table:style-name="ro1">
          <table:table-cell office:value-type="float" office:value="0.029709315" calcext:value-type="float">
            <text:p>0.029709315</text:p>
          </table:table-cell>
          <table:table-cell office:value-type="float" office:value="8.414869" calcext:value-type="float">
            <text:p>8.414869</text:p>
          </table:table-cell>
          <table:table-cell table:formula="of:=[.C113]+[.A114]" office:value-type="float" office:value="5.740993349" calcext:value-type="float">
            <text:p>5.740993349</text:p>
          </table:table-cell>
        </table:table-row>
        <table:table-row table:style-name="ro1">
          <table:table-cell office:value-type="float" office:value="0.029892424" calcext:value-type="float">
            <text:p>0.029892424</text:p>
          </table:table-cell>
          <table:table-cell office:value-type="float" office:value="8.363323" calcext:value-type="float">
            <text:p>8.363323</text:p>
          </table:table-cell>
          <table:table-cell table:formula="of:=[.C114]+[.A115]" office:value-type="float" office:value="5.770885773" calcext:value-type="float">
            <text:p>5.770885773</text:p>
          </table:table-cell>
        </table:table-row>
        <table:table-row table:style-name="ro1">
          <table:table-cell office:value-type="float" office:value="0.029877165" calcext:value-type="float">
            <text:p>0.029877165</text:p>
          </table:table-cell>
          <table:table-cell office:value-type="float" office:value="8.367594" calcext:value-type="float">
            <text:p>8.367594</text:p>
          </table:table-cell>
          <table:table-cell table:formula="of:=[.C115]+[.A116]" office:value-type="float" office:value="5.800762938" calcext:value-type="float">
            <text:p>5.800762938</text:p>
          </table:table-cell>
        </table:table-row>
        <table:table-row table:style-name="ro1">
          <table:table-cell office:value-type="float" office:value="0.02964828" calcext:value-type="float">
            <text:p>0.02964828</text:p>
          </table:table-cell>
          <table:table-cell office:value-type="float" office:value="8.432193" calcext:value-type="float">
            <text:p>8.432193</text:p>
          </table:table-cell>
          <table:table-cell table:formula="of:=[.C116]+[.A117]" office:value-type="float" office:value="5.830411218" calcext:value-type="float">
            <text:p>5.830411218</text:p>
          </table:table-cell>
        </table:table-row>
        <table:table-row table:style-name="ro1">
          <table:table-cell office:value-type="float" office:value="0.030182345" calcext:value-type="float">
            <text:p>0.030182345</text:p>
          </table:table-cell>
          <table:table-cell office:value-type="float" office:value="8.282989" calcext:value-type="float">
            <text:p>8.282989</text:p>
          </table:table-cell>
          <table:table-cell table:formula="of:=[.C117]+[.A118]" office:value-type="float" office:value="5.860593563" calcext:value-type="float">
            <text:p>5.860593563</text:p>
          </table:table-cell>
        </table:table-row>
        <table:table-row table:style-name="ro1">
          <table:table-cell office:value-type="float" office:value="0.030319676" calcext:value-type="float">
            <text:p>0.030319676</text:p>
          </table:table-cell>
          <table:table-cell office:value-type="float" office:value="8.245471" calcext:value-type="float">
            <text:p>8.245471</text:p>
          </table:table-cell>
          <table:table-cell table:formula="of:=[.C118]+[.A119]" office:value-type="float" office:value="5.890913239" calcext:value-type="float">
            <text:p>5.890913239</text:p>
          </table:table-cell>
        </table:table-row>
        <table:table-row table:style-name="ro1">
          <table:table-cell office:value-type="float" office:value="0.030350195" calcext:value-type="float">
            <text:p>0.030350195</text:p>
          </table:table-cell>
          <table:table-cell office:value-type="float" office:value="8.237179" calcext:value-type="float">
            <text:p>8.237179</text:p>
          </table:table-cell>
          <table:table-cell table:formula="of:=[.C119]+[.A120]" office:value-type="float" office:value="5.921263434" calcext:value-type="float">
            <text:p>5.921263434</text:p>
          </table:table-cell>
        </table:table-row>
        <table:table-row table:style-name="ro1">
          <table:table-cell office:value-type="float" office:value="0.030090792" calcext:value-type="float">
            <text:p>0.030090792</text:p>
          </table:table-cell>
          <table:table-cell office:value-type="float" office:value="8.308189" calcext:value-type="float">
            <text:p>8.308189</text:p>
          </table:table-cell>
          <table:table-cell table:formula="of:=[.C120]+[.A121]" office:value-type="float" office:value="5.951354226" calcext:value-type="float">
            <text:p>5.951354226</text:p>
          </table:table-cell>
        </table:table-row>
        <table:table-row table:style-name="ro1">
          <table:table-cell office:value-type="float" office:value="0.030624857" calcext:value-type="float">
            <text:p>0.030624857</text:p>
          </table:table-cell>
          <table:table-cell office:value-type="float" office:value="8.163303" calcext:value-type="float">
            <text:p>8.163303</text:p>
          </table:table-cell>
          <table:table-cell table:formula="of:=[.C121]+[.A122]" office:value-type="float" office:value="5.981979083" calcext:value-type="float">
            <text:p>5.981979083</text:p>
          </table:table-cell>
        </table:table-row>
        <table:table-row table:style-name="ro1">
          <table:table-cell office:value-type="float" office:value="0.030777447" calcext:value-type="float">
            <text:p>0.030777447</text:p>
          </table:table-cell>
          <table:table-cell office:value-type="float" office:value="8.122831" calcext:value-type="float">
            <text:p>8.122831</text:p>
          </table:table-cell>
          <table:table-cell table:formula="of:=[.C122]+[.A123]" office:value-type="float" office:value="6.01275653" calcext:value-type="float">
            <text:p>6.01275653</text:p>
          </table:table-cell>
        </table:table-row>
        <table:table-row table:style-name="ro1">
          <table:table-cell office:value-type="float" office:value="0.030777447" calcext:value-type="float">
            <text:p>0.030777447</text:p>
          </table:table-cell>
          <table:table-cell office:value-type="float" office:value="8.122831" calcext:value-type="float">
            <text:p>8.122831</text:p>
          </table:table-cell>
          <table:table-cell table:formula="of:=[.C123]+[.A124]" office:value-type="float" office:value="6.043533977" calcext:value-type="float">
            <text:p>6.043533977</text:p>
          </table:table-cell>
        </table:table-row>
        <table:table-row table:style-name="ro1">
          <table:table-cell office:value-type="float" office:value="0.030502785" calcext:value-type="float">
            <text:p>0.030502785</text:p>
          </table:table-cell>
          <table:table-cell office:value-type="float" office:value="8.195972" calcext:value-type="float">
            <text:p>8.195972</text:p>
          </table:table-cell>
          <table:table-cell table:formula="of:=[.C124]+[.A125]" office:value-type="float" office:value="6.074036762" calcext:value-type="float">
            <text:p>6.074036762</text:p>
          </table:table-cell>
        </table:table-row>
        <table:table-row table:style-name="ro1">
          <table:table-cell office:value-type="float" office:value="0.031052109" calcext:value-type="float">
            <text:p>0.031052109</text:p>
          </table:table-cell>
          <table:table-cell office:value-type="float" office:value="8.050983" calcext:value-type="float">
            <text:p>8.050983</text:p>
          </table:table-cell>
          <table:table-cell table:formula="of:=[.C125]+[.A126]" office:value-type="float" office:value="6.105088871" calcext:value-type="float">
            <text:p>6.105088871</text:p>
          </table:table-cell>
        </table:table-row>
        <table:table-row table:style-name="ro1">
          <table:table-cell office:value-type="float" office:value="0.03121996" calcext:value-type="float">
            <text:p>0.03121996</text:p>
          </table:table-cell>
          <table:table-cell office:value-type="float" office:value="8.007698" calcext:value-type="float">
            <text:p>8.007698</text:p>
          </table:table-cell>
          <table:table-cell table:formula="of:=[.C126]+[.A127]" office:value-type="float" office:value="6.136308831" calcext:value-type="float">
            <text:p>6.136308831</text:p>
          </table:table-cell>
        </table:table-row>
        <table:table-row table:style-name="ro1">
          <table:table-cell office:value-type="float" office:value="0.031235218" calcext:value-type="float">
            <text:p>0.031235218</text:p>
          </table:table-cell>
          <table:table-cell office:value-type="float" office:value="8.003786" calcext:value-type="float">
            <text:p>8.003786</text:p>
          </table:table-cell>
          <table:table-cell table:formula="of:=[.C127]+[.A128]" office:value-type="float" office:value="6.167544049" calcext:value-type="float">
            <text:p>6.167544049</text:p>
          </table:table-cell>
        </table:table-row>
        <table:table-row table:style-name="ro1">
          <table:table-cell office:value-type="float" office:value="0.030975815" calcext:value-type="float">
            <text:p>0.030975815</text:p>
          </table:table-cell>
          <table:table-cell office:value-type="float" office:value="8.070813" calcext:value-type="float">
            <text:p>8.070813</text:p>
          </table:table-cell>
          <table:table-cell table:formula="of:=[.C128]+[.A129]" office:value-type="float" office:value="6.198519864" calcext:value-type="float">
            <text:p>6.198519864</text:p>
          </table:table-cell>
        </table:table-row>
        <table:table-row table:style-name="ro1">
          <table:table-cell office:value-type="float" office:value="0.03149462" calcext:value-type="float">
            <text:p>0.03149462</text:p>
          </table:table-cell>
          <table:table-cell office:value-type="float" office:value="7.937863" calcext:value-type="float">
            <text:p>7.937863</text:p>
          </table:table-cell>
          <table:table-cell table:formula="of:=[.C129]+[.A130]" office:value-type="float" office:value="6.230014484" calcext:value-type="float">
            <text:p>6.230014484</text:p>
          </table:table-cell>
        </table:table-row>
        <table:table-row table:style-name="ro1">
          <table:table-cell office:value-type="float" office:value="0.031631954" calcext:value-type="float">
            <text:p>0.031631954</text:p>
          </table:table-cell>
          <table:table-cell office:value-type="float" office:value="7.9034004" calcext:value-type="float">
            <text:p>7.9034004</text:p>
          </table:table-cell>
          <table:table-cell table:formula="of:=[.C130]+[.A131]" office:value-type="float" office:value="6.261646438" calcext:value-type="float">
            <text:p>6.261646438</text:p>
          </table:table-cell>
        </table:table-row>
        <table:table-row table:style-name="ro1">
          <table:table-cell office:value-type="float" office:value="0.031647213" calcext:value-type="float">
            <text:p>0.031647213</text:p>
          </table:table-cell>
          <table:table-cell office:value-type="float" office:value="7.89959" calcext:value-type="float">
            <text:p>7.89959</text:p>
          </table:table-cell>
          <table:table-cell table:formula="of:=[.C131]+[.A132]" office:value-type="float" office:value="6.293293651" calcext:value-type="float">
            <text:p>6.293293651</text:p>
          </table:table-cell>
        </table:table-row>
        <table:table-row table:style-name="ro1">
          <table:table-cell office:value-type="float" office:value="0.03137255" calcext:value-type="float">
            <text:p>0.03137255</text:p>
          </table:table-cell>
          <table:table-cell office:value-type="float" office:value="7.968749" calcext:value-type="float">
            <text:p>7.968749</text:p>
          </table:table-cell>
          <table:table-cell table:formula="of:=[.C132]+[.A133]" office:value-type="float" office:value="6.324666201" calcext:value-type="float">
            <text:p>6.324666201</text:p>
          </table:table-cell>
        </table:table-row>
        <table:table-row table:style-name="ro1">
          <table:table-cell office:value-type="float" office:value="0.0318761" calcext:value-type="float">
            <text:p>0.0318761</text:p>
          </table:table-cell>
          <table:table-cell office:value-type="float" office:value="7.8428674" calcext:value-type="float">
            <text:p>7.8428674</text:p>
          </table:table-cell>
          <table:table-cell table:formula="of:=[.C133]+[.A134]" office:value-type="float" office:value="6.356542301" calcext:value-type="float">
            <text:p>6.356542301</text:p>
          </table:table-cell>
        </table:table-row>
        <table:table-row table:style-name="ro1">
          <table:table-cell office:value-type="float" office:value="0.03198291" calcext:value-type="float">
            <text:p>0.03198291</text:p>
          </table:table-cell>
          <table:table-cell office:value-type="float" office:value="7.8166747" calcext:value-type="float">
            <text:p>7.8166747</text:p>
          </table:table-cell>
          <table:table-cell table:formula="of:=[.C134]+[.A135]" office:value-type="float" office:value="6.388525211" calcext:value-type="float">
            <text:p>6.388525211</text:p>
          </table:table-cell>
        </table:table-row>
        <table:table-row table:style-name="ro1">
          <table:table-cell office:value-type="float" office:value="0.031921875" calcext:value-type="float">
            <text:p>0.031921875</text:p>
          </table:table-cell>
          <table:table-cell office:value-type="float" office:value="7.8316207" calcext:value-type="float">
            <text:p>7.8316207</text:p>
          </table:table-cell>
          <table:table-cell table:formula="of:=[.C135]+[.A136]" office:value-type="float" office:value="6.420447086" calcext:value-type="float">
            <text:p>6.420447086</text:p>
          </table:table-cell>
        </table:table-row>
        <table:table-row table:style-name="ro1">
          <table:table-cell office:value-type="float" office:value="0.03150988" calcext:value-type="float">
            <text:p>0.03150988</text:p>
          </table:table-cell>
          <table:table-cell office:value-type="float" office:value="7.934019" calcext:value-type="float">
            <text:p>7.934019</text:p>
          </table:table-cell>
          <table:table-cell table:formula="of:=[.C136]+[.A137]" office:value-type="float" office:value="6.451956966" calcext:value-type="float">
            <text:p>6.451956966</text:p>
          </table:table-cell>
        </table:table-row>
        <table:table-row table:style-name="ro1">
          <table:table-cell office:value-type="float" office:value="0.031891357" calcext:value-type="float">
            <text:p>0.031891357</text:p>
          </table:table-cell>
          <table:table-cell office:value-type="float" office:value="7.8391147" calcext:value-type="float">
            <text:p>7.8391147</text:p>
          </table:table-cell>
          <table:table-cell table:formula="of:=[.C137]+[.A138]" office:value-type="float" office:value="6.483848323" calcext:value-type="float">
            <text:p>6.483848323</text:p>
          </table:table-cell>
        </table:table-row>
        <table:table-row table:style-name="ro1">
          <table:table-cell office:value-type="float" office:value="0.0317998" calcext:value-type="float">
            <text:p>0.0317998</text:p>
          </table:table-cell>
          <table:table-cell office:value-type="float" office:value="7.8616843" calcext:value-type="float">
            <text:p>7.8616843</text:p>
          </table:table-cell>
          <table:table-cell table:formula="of:=[.C138]+[.A139]" office:value-type="float" office:value="6.515648123" calcext:value-type="float">
            <text:p>6.515648123</text:p>
          </table:table-cell>
        </table:table-row>
        <table:table-row table:style-name="ro1">
          <table:table-cell office:value-type="float" office:value="0.03150988" calcext:value-type="float">
            <text:p>0.03150988</text:p>
          </table:table-cell>
          <table:table-cell office:value-type="float" office:value="7.934019" calcext:value-type="float">
            <text:p>7.934019</text:p>
          </table:table-cell>
          <table:table-cell table:formula="of:=[.C139]+[.A140]" office:value-type="float" office:value="6.547158003" calcext:value-type="float">
            <text:p>6.547158003</text:p>
          </table:table-cell>
        </table:table-row>
        <table:table-row table:style-name="ro1">
          <table:table-cell office:value-type="float" office:value="0.030930037" calcext:value-type="float">
            <text:p>0.030930037</text:p>
          </table:table-cell>
          <table:table-cell office:value-type="float" office:value="8.082758" calcext:value-type="float">
            <text:p>8.082758</text:p>
          </table:table-cell>
          <table:table-cell table:formula="of:=[.C140]+[.A141]" office:value-type="float" office:value="6.57808804" calcext:value-type="float">
            <text:p>6.57808804</text:p>
          </table:table-cell>
        </table:table-row>
        <table:table-row table:style-name="ro1">
          <table:table-cell office:value-type="float" office:value="0.031021591" calcext:value-type="float">
            <text:p>0.031021591</text:p>
          </table:table-cell>
          <table:table-cell office:value-type="float" office:value="8.058904" calcext:value-type="float">
            <text:p>8.058904</text:p>
          </table:table-cell>
          <table:table-cell table:formula="of:=[.C141]+[.A142]" office:value-type="float" office:value="6.609109631" calcext:value-type="float">
            <text:p>6.609109631</text:p>
          </table:table-cell>
        </table:table-row>
        <table:table-row table:style-name="ro1">
          <table:table-cell office:value-type="float" office:value="0.030777447" calcext:value-type="float">
            <text:p>0.030777447</text:p>
          </table:table-cell>
          <table:table-cell office:value-type="float" office:value="8.122831" calcext:value-type="float">
            <text:p>8.122831</text:p>
          </table:table-cell>
          <table:table-cell table:formula="of:=[.C142]+[.A143]" office:value-type="float" office:value="6.639887078" calcext:value-type="float">
            <text:p>6.639887078</text:p>
          </table:table-cell>
        </table:table-row>
        <table:table-row table:style-name="ro1">
          <table:table-cell office:value-type="float" office:value="0.0302739" calcext:value-type="float">
            <text:p>0.0302739</text:p>
          </table:table-cell>
          <table:table-cell office:value-type="float" office:value="8.257938" calcext:value-type="float">
            <text:p>8.257938</text:p>
          </table:table-cell>
          <table:table-cell table:formula="of:=[.C143]+[.A144]" office:value-type="float" office:value="6.670160978" calcext:value-type="float">
            <text:p>6.670160978</text:p>
          </table:table-cell>
        </table:table-row>
        <table:table-row table:style-name="ro1">
          <table:table-cell office:value-type="float" office:value="0.029541466" calcext:value-type="float">
            <text:p>0.029541466</text:p>
          </table:table-cell>
          <table:table-cell office:value-type="float" office:value="8.462681" calcext:value-type="float">
            <text:p>8.462681</text:p>
          </table:table-cell>
          <table:table-cell table:formula="of:=[.C144]+[.A145]" office:value-type="float" office:value="6.699702444" calcext:value-type="float">
            <text:p>6.699702444</text:p>
          </table:table-cell>
        </table:table-row>
        <table:table-row table:style-name="ro1">
          <table:table-cell office:value-type="float" office:value="0.029694056" calcext:value-type="float">
            <text:p>0.029694056</text:p>
          </table:table-cell>
          <table:table-cell office:value-type="float" office:value="8.419193" calcext:value-type="float">
            <text:p>8.419193</text:p>
          </table:table-cell>
          <table:table-cell table:formula="of:=[.C145]+[.A146]" office:value-type="float" office:value="6.7293965" calcext:value-type="float">
            <text:p>6.7293965</text:p>
          </table:table-cell>
        </table:table-row>
        <table:table-row table:style-name="ro1">
          <table:table-cell office:value-type="float" office:value="0.029877165" calcext:value-type="float">
            <text:p>0.029877165</text:p>
          </table:table-cell>
          <table:table-cell office:value-type="float" office:value="8.367594" calcext:value-type="float">
            <text:p>8.367594</text:p>
          </table:table-cell>
          <table:table-cell table:formula="of:=[.C146]+[.A147]" office:value-type="float" office:value="6.759273665" calcext:value-type="float">
            <text:p>6.759273665</text:p>
          </table:table-cell>
        </table:table-row>
        <table:table-row table:style-name="ro1">
          <table:table-cell office:value-type="float" office:value="0.029892424" calcext:value-type="float">
            <text:p>0.029892424</text:p>
          </table:table-cell>
          <table:table-cell office:value-type="float" office:value="8.363323" calcext:value-type="float">
            <text:p>8.363323</text:p>
          </table:table-cell>
          <table:table-cell table:formula="of:=[.C147]+[.A148]" office:value-type="float" office:value="6.789166089" calcext:value-type="float">
            <text:p>6.789166089</text:p>
          </table:table-cell>
        </table:table-row>
        <table:table-row table:style-name="ro1">
          <table:table-cell office:value-type="float" office:value="0.029633021" calcext:value-type="float">
            <text:p>0.029633021</text:p>
          </table:table-cell>
          <table:table-cell office:value-type="float" office:value="8.436535" calcext:value-type="float">
            <text:p>8.436535</text:p>
          </table:table-cell>
          <table:table-cell table:formula="of:=[.C148]+[.A149]" office:value-type="float" office:value="6.81879911" calcext:value-type="float">
            <text:p>6.81879911</text:p>
          </table:table-cell>
        </table:table-row>
        <table:table-row table:style-name="ro1">
          <table:table-cell office:value-type="float" office:value="0.030136568" calcext:value-type="float">
            <text:p>0.030136568</text:p>
          </table:table-cell>
          <table:table-cell office:value-type="float" office:value="8.295569" calcext:value-type="float">
            <text:p>8.295569</text:p>
          </table:table-cell>
          <table:table-cell table:formula="of:=[.C149]+[.A150]" office:value-type="float" office:value="6.848935678" calcext:value-type="float">
            <text:p>6.848935678</text:p>
          </table:table-cell>
        </table:table-row>
        <table:table-row table:style-name="ro1">
          <table:table-cell office:value-type="float" office:value="0.030304417" calcext:value-type="float">
            <text:p>0.030304417</text:p>
          </table:table-cell>
          <table:table-cell office:value-type="float" office:value="8.249622" calcext:value-type="float">
            <text:p>8.249622</text:p>
          </table:table-cell>
          <table:table-cell table:formula="of:=[.C150]+[.A151]" office:value-type="float" office:value="6.879240095" calcext:value-type="float">
            <text:p>6.879240095</text:p>
          </table:table-cell>
        </table:table-row>
        <table:table-row table:style-name="ro1">
          <table:table-cell office:value-type="float" office:value="0.030304417" calcext:value-type="float">
            <text:p>0.030304417</text:p>
          </table:table-cell>
          <table:table-cell office:value-type="float" office:value="8.249622" calcext:value-type="float">
            <text:p>8.249622</text:p>
          </table:table-cell>
          <table:table-cell table:formula="of:=[.C151]+[.A152]" office:value-type="float" office:value="6.909544512" calcext:value-type="float">
            <text:p>6.909544512</text:p>
          </table:table-cell>
        </table:table-row>
        <table:table-row table:style-name="ro1">
          <table:table-cell office:value-type="float" office:value="0.030090792" calcext:value-type="float">
            <text:p>0.030090792</text:p>
          </table:table-cell>
          <table:table-cell office:value-type="float" office:value="8.308189" calcext:value-type="float">
            <text:p>8.308189</text:p>
          </table:table-cell>
          <table:table-cell table:formula="of:=[.C152]+[.A153]" office:value-type="float" office:value="6.939635304" calcext:value-type="float">
            <text:p>6.939635304</text:p>
          </table:table-cell>
        </table:table-row>
        <table:table-row table:style-name="ro1">
          <table:table-cell office:value-type="float" office:value="0.03057908" calcext:value-type="float">
            <text:p>0.03057908</text:p>
          </table:table-cell>
          <table:table-cell office:value-type="float" office:value="8.175524" calcext:value-type="float">
            <text:p>8.175524</text:p>
          </table:table-cell>
          <table:table-cell table:formula="of:=[.C153]+[.A154]" office:value-type="float" office:value="6.970214384" calcext:value-type="float">
            <text:p>6.970214384</text:p>
          </table:table-cell>
        </table:table-row>
        <table:table-row table:style-name="ro1">
          <table:table-cell office:value-type="float" office:value="0.030762188" calcext:value-type="float">
            <text:p>0.030762188</text:p>
          </table:table-cell>
          <table:table-cell office:value-type="float" office:value="8.12686" calcext:value-type="float">
            <text:p>8.12686</text:p>
          </table:table-cell>
          <table:table-cell table:formula="of:=[.C154]+[.A155]" office:value-type="float" office:value="7.000976572" calcext:value-type="float">
            <text:p>7.000976572</text:p>
          </table:table-cell>
        </table:table-row>
        <table:table-row table:style-name="ro1">
          <table:table-cell office:value-type="float" office:value="0.030762188" calcext:value-type="float">
            <text:p>0.030762188</text:p>
          </table:table-cell>
          <table:table-cell office:value-type="float" office:value="8.12686" calcext:value-type="float">
            <text:p>8.12686</text:p>
          </table:table-cell>
          <table:table-cell table:formula="of:=[.C155]+[.A156]" office:value-type="float" office:value="7.03173876" calcext:value-type="float">
            <text:p>7.03173876</text:p>
          </table:table-cell>
        </table:table-row>
        <table:table-row table:style-name="ro1">
          <table:table-cell office:value-type="float" office:value="0.030533303" calcext:value-type="float">
            <text:p>0.030533303</text:p>
          </table:table-cell>
          <table:table-cell office:value-type="float" office:value="8.18778" calcext:value-type="float">
            <text:p>8.18778</text:p>
          </table:table-cell>
          <table:table-cell table:formula="of:=[.C156]+[.A157]" office:value-type="float" office:value="7.062272063" calcext:value-type="float">
            <text:p>7.062272063</text:p>
          </table:table-cell>
        </table:table-row>
        <table:table-row table:style-name="ro1">
          <table:table-cell office:value-type="float" office:value="0.03106737" calcext:value-type="float">
            <text:p>0.03106737</text:p>
          </table:table-cell>
          <table:table-cell office:value-type="float" office:value="8.047029" calcext:value-type="float">
            <text:p>8.047029</text:p>
          </table:table-cell>
          <table:table-cell table:formula="of:=[.C157]+[.A158]" office:value-type="float" office:value="7.093339433" calcext:value-type="float">
            <text:p>7.093339433</text:p>
          </table:table-cell>
        </table:table-row>
        <table:table-row table:style-name="ro1">
          <table:table-cell office:value-type="float" office:value="0.031235218" calcext:value-type="float">
            <text:p>0.031235218</text:p>
          </table:table-cell>
          <table:table-cell office:value-type="float" office:value="8.003786" calcext:value-type="float">
            <text:p>8.003786</text:p>
          </table:table-cell>
          <table:table-cell table:formula="of:=[.C158]+[.A159]" office:value-type="float" office:value="7.124574651" calcext:value-type="float">
            <text:p>7.124574651</text:p>
          </table:table-cell>
        </table:table-row>
        <table:table-row table:style-name="ro1">
          <table:table-cell office:value-type="float" office:value="0.0312047" calcext:value-type="float">
            <text:p>0.0312047</text:p>
          </table:table-cell>
          <table:table-cell office:value-type="float" office:value="8.011614" calcext:value-type="float">
            <text:p>8.011614</text:p>
          </table:table-cell>
          <table:table-cell table:formula="of:=[.C159]+[.A160]" office:value-type="float" office:value="7.155779351" calcext:value-type="float">
            <text:p>7.155779351</text:p>
          </table:table-cell>
        </table:table-row>
        <table:table-row table:style-name="ro1">
          <table:table-cell office:value-type="float" office:value="0.030960556" calcext:value-type="float">
            <text:p>0.030960556</text:p>
          </table:table-cell>
          <table:table-cell office:value-type="float" office:value="8.074791" calcext:value-type="float">
            <text:p>8.074791</text:p>
          </table:table-cell>
          <table:table-cell table:formula="of:=[.C160]+[.A161]" office:value-type="float" office:value="7.186739907" calcext:value-type="float">
            <text:p>7.186739907</text:p>
          </table:table-cell>
        </table:table-row>
        <table:table-row table:style-name="ro1">
          <table:table-cell office:value-type="float" office:value="0.031464104" calcext:value-type="float">
            <text:p>0.031464104</text:p>
          </table:table-cell>
          <table:table-cell office:value-type="float" office:value="7.9455624" calcext:value-type="float">
            <text:p>7.9455624</text:p>
          </table:table-cell>
          <table:table-cell table:formula="of:=[.C161]+[.A162]" office:value-type="float" office:value="7.218204011" calcext:value-type="float">
            <text:p>7.218204011</text:p>
          </table:table-cell>
        </table:table-row>
        <table:table-row table:style-name="ro1">
          <table:table-cell office:value-type="float" office:value="0.031631954" calcext:value-type="float">
            <text:p>0.031631954</text:p>
          </table:table-cell>
          <table:table-cell office:value-type="float" office:value="7.9034004" calcext:value-type="float">
            <text:p>7.9034004</text:p>
          </table:table-cell>
          <table:table-cell table:formula="of:=[.C162]+[.A163]" office:value-type="float" office:value="7.249835965" calcext:value-type="float">
            <text:p>7.249835965</text:p>
          </table:table-cell>
        </table:table-row>
        <table:table-row table:style-name="ro1">
          <table:table-cell office:value-type="float" office:value="0.031647213" calcext:value-type="float">
            <text:p>0.031647213</text:p>
          </table:table-cell>
          <table:table-cell office:value-type="float" office:value="7.89959" calcext:value-type="float">
            <text:p>7.89959</text:p>
          </table:table-cell>
          <table:table-cell table:formula="of:=[.C163]+[.A164]" office:value-type="float" office:value="7.281483178" calcext:value-type="float">
            <text:p>7.281483178</text:p>
          </table:table-cell>
        </table:table-row>
        <table:table-row table:style-name="ro1">
          <table:table-cell office:value-type="float" office:value="0.03138781" calcext:value-type="float">
            <text:p>0.03138781</text:p>
          </table:table-cell>
          <table:table-cell office:value-type="float" office:value="7.964875" calcext:value-type="float">
            <text:p>7.964875</text:p>
          </table:table-cell>
          <table:table-cell table:formula="of:=[.C164]+[.A165]" office:value-type="float" office:value="7.312870988" calcext:value-type="float">
            <text:p>7.312870988</text:p>
          </table:table-cell>
        </table:table-row>
        <table:table-row table:style-name="ro1">
          <table:table-cell office:value-type="float" office:value="0.03186084" calcext:value-type="float">
            <text:p>0.03186084</text:p>
          </table:table-cell>
          <table:table-cell office:value-type="float" office:value="7.8466234" calcext:value-type="float">
            <text:p>7.8466234</text:p>
          </table:table-cell>
          <table:table-cell table:formula="of:=[.C165]+[.A166]" office:value-type="float" office:value="7.344731828" calcext:value-type="float">
            <text:p>7.344731828</text:p>
          </table:table-cell>
        </table:table-row>
        <table:table-row table:style-name="ro1">
          <table:table-cell office:value-type="float" office:value="0.03199817" calcext:value-type="float">
            <text:p>0.03199817</text:p>
          </table:table-cell>
          <table:table-cell office:value-type="float" office:value="7.8129473" calcext:value-type="float">
            <text:p>7.8129473</text:p>
          </table:table-cell>
          <table:table-cell table:formula="of:=[.C166]+[.A167]" office:value-type="float" office:value="7.376729998" calcext:value-type="float">
            <text:p>7.376729998</text:p>
          </table:table-cell>
        </table:table-row>
        <table:table-row table:style-name="ro1">
          <table:table-cell office:value-type="float" office:value="0.031921875" calcext:value-type="float">
            <text:p>0.031921875</text:p>
          </table:table-cell>
          <table:table-cell office:value-type="float" office:value="7.8316207" calcext:value-type="float">
            <text:p>7.8316207</text:p>
          </table:table-cell>
          <table:table-cell table:formula="of:=[.C167]+[.A168]" office:value-type="float" office:value="7.408651873" calcext:value-type="float">
            <text:p>7.408651873</text:p>
          </table:table-cell>
        </table:table-row>
        <table:table-row table:style-name="ro1">
          <table:table-cell office:value-type="float" office:value="0.031540398" calcext:value-type="float">
            <text:p>0.031540398</text:p>
          </table:table-cell>
          <table:table-cell office:value-type="float" office:value="7.9263425" calcext:value-type="float">
            <text:p>7.9263425</text:p>
          </table:table-cell>
          <table:table-cell table:formula="of:=[.C168]+[.A169]" office:value-type="float" office:value="7.440192271" calcext:value-type="float">
            <text:p>7.440192271</text:p>
          </table:table-cell>
        </table:table-row>
        <table:table-row table:style-name="ro1">
          <table:table-cell office:value-type="float" office:value="0.031906616" calcext:value-type="float">
            <text:p>0.031906616</text:p>
          </table:table-cell>
          <table:table-cell office:value-type="float" office:value="7.835366" calcext:value-type="float">
            <text:p>7.835366</text:p>
          </table:table-cell>
          <table:table-cell table:formula="of:=[.C169]+[.A170]" office:value-type="float" office:value="7.472098887" calcext:value-type="float">
            <text:p>7.472098887</text:p>
          </table:table-cell>
        </table:table-row>
        <table:table-row table:style-name="ro1">
          <table:table-cell office:value-type="float" office:value="0.03183032" calcext:value-type="float">
            <text:p>0.03183032</text:p>
          </table:table-cell>
          <table:table-cell office:value-type="float" office:value="7.854147" calcext:value-type="float">
            <text:p>7.854147</text:p>
          </table:table-cell>
          <table:table-cell table:formula="of:=[.C170]+[.A171]" office:value-type="float" office:value="7.503929207" calcext:value-type="float">
            <text:p>7.503929207</text:p>
          </table:table-cell>
        </table:table-row>
        <table:table-row table:style-name="ro1">
          <table:table-cell office:value-type="float" office:value="0.031555656" calcext:value-type="float">
            <text:p>0.031555656</text:p>
          </table:table-cell>
          <table:table-cell office:value-type="float" office:value="7.9225097" calcext:value-type="float">
            <text:p>7.9225097</text:p>
          </table:table-cell>
          <table:table-cell table:formula="of:=[.C171]+[.A172]" office:value-type="float" office:value="7.535484863" calcext:value-type="float">
            <text:p>7.535484863</text:p>
          </table:table-cell>
        </table:table-row>
        <table:table-row table:style-name="ro1">
          <table:table-cell office:value-type="float" office:value="0.030960556" calcext:value-type="float">
            <text:p>0.030960556</text:p>
          </table:table-cell>
          <table:table-cell office:value-type="float" office:value="8.074791" calcext:value-type="float">
            <text:p>8.074791</text:p>
          </table:table-cell>
          <table:table-cell table:formula="of:=[.C172]+[.A173]" office:value-type="float" office:value="7.566445419" calcext:value-type="float">
            <text:p>7.566445419</text:p>
          </table:table-cell>
        </table:table-row>
        <table:table-row table:style-name="ro1">
          <table:table-cell office:value-type="float" office:value="0.03103685" calcext:value-type="float">
            <text:p>0.03103685</text:p>
          </table:table-cell>
          <table:table-cell office:value-type="float" office:value="8.054941" calcext:value-type="float">
            <text:p>8.054941</text:p>
          </table:table-cell>
          <table:table-cell table:formula="of:=[.C173]+[.A174]" office:value-type="float" office:value="7.597482269" calcext:value-type="float">
            <text:p>7.597482269</text:p>
          </table:table-cell>
        </table:table-row>
        <table:table-row table:style-name="ro1">
          <table:table-cell office:value-type="float" office:value="0.030792706" calcext:value-type="float">
            <text:p>0.030792706</text:p>
          </table:table-cell>
          <table:table-cell office:value-type="float" office:value="8.118806" calcext:value-type="float">
            <text:p>8.118806</text:p>
          </table:table-cell>
          <table:table-cell table:formula="of:=[.C174]+[.A175]" office:value-type="float" office:value="7.628274975" calcext:value-type="float">
            <text:p>7.628274975</text:p>
          </table:table-cell>
        </table:table-row>
        <table:table-row table:style-name="ro1">
          <table:table-cell office:value-type="float" office:value="0.030319676" calcext:value-type="float">
            <text:p>0.030319676</text:p>
          </table:table-cell>
          <table:table-cell office:value-type="float" office:value="8.245471" calcext:value-type="float">
            <text:p>8.245471</text:p>
          </table:table-cell>
          <table:table-cell table:formula="of:=[.C175]+[.A176]" office:value-type="float" office:value="7.658594651" calcext:value-type="float">
            <text:p>7.658594651</text:p>
          </table:table-cell>
        </table:table-row>
        <table:table-row table:style-name="ro1">
          <table:table-cell office:value-type="float" office:value="0.029587243" calcext:value-type="float">
            <text:p>0.029587243</text:p>
          </table:table-cell>
          <table:table-cell office:value-type="float" office:value="8.449587" calcext:value-type="float">
            <text:p>8.449587</text:p>
          </table:table-cell>
          <table:table-cell table:formula="of:=[.C176]+[.A177]" office:value-type="float" office:value="7.688181894" calcext:value-type="float">
            <text:p>7.688181894</text:p>
          </table:table-cell>
        </table:table-row>
        <table:table-row table:style-name="ro1">
          <table:table-cell office:value-type="float" office:value="0.029724576" calcext:value-type="float">
            <text:p>0.029724576</text:p>
          </table:table-cell>
          <table:table-cell office:value-type="float" office:value="8.410549" calcext:value-type="float">
            <text:p>8.410549</text:p>
          </table:table-cell>
          <table:table-cell table:formula="of:=[.C177]+[.A178]" office:value-type="float" office:value="7.71790647" calcext:value-type="float">
            <text:p>7.71790647</text:p>
          </table:table-cell>
        </table:table-row>
        <table:table-row table:style-name="ro1">
          <table:table-cell office:value-type="float" office:value="0.029877165" calcext:value-type="float">
            <text:p>0.029877165</text:p>
          </table:table-cell>
          <table:table-cell office:value-type="float" office:value="8.367594" calcext:value-type="float">
            <text:p>8.367594</text:p>
          </table:table-cell>
          <table:table-cell table:formula="of:=[.C178]+[.A179]" office:value-type="float" office:value="7.747783635" calcext:value-type="float">
            <text:p>7.747783635</text:p>
          </table:table-cell>
        </table:table-row>
        <table:table-row table:style-name="ro1">
          <table:table-cell office:value-type="float" office:value="0.029907683" calcext:value-type="float">
            <text:p>0.029907683</text:p>
          </table:table-cell>
          <table:table-cell office:value-type="float" office:value="8.3590555" calcext:value-type="float">
            <text:p>8.3590555</text:p>
          </table:table-cell>
          <table:table-cell table:formula="of:=[.C179]+[.A180]" office:value-type="float" office:value="7.777691318" calcext:value-type="float">
            <text:p>7.777691318</text:p>
          </table:table-cell>
        </table:table-row>
        <table:table-row table:style-name="ro1">
          <table:table-cell office:value-type="float" office:value="0.029663539" calcext:value-type="float">
            <text:p>0.029663539</text:p>
          </table:table-cell>
          <table:table-cell office:value-type="float" office:value="8.4278555" calcext:value-type="float">
            <text:p>8.4278555</text:p>
          </table:table-cell>
          <table:table-cell table:formula="of:=[.C180]+[.A181]" office:value-type="float" office:value="7.807354857" calcext:value-type="float">
            <text:p>7.807354857</text:p>
          </table:table-cell>
        </table:table-row>
        <table:table-row table:style-name="ro1">
          <table:table-cell office:value-type="float" office:value="0.030182345" calcext:value-type="float">
            <text:p>0.030182345</text:p>
          </table:table-cell>
          <table:table-cell office:value-type="float" office:value="8.282989" calcext:value-type="float">
            <text:p>8.282989</text:p>
          </table:table-cell>
          <table:table-cell table:formula="of:=[.C181]+[.A182]" office:value-type="float" office:value="7.837537202" calcext:value-type="float">
            <text:p>7.837537202</text:p>
          </table:table-cell>
        </table:table-row>
        <table:table-row table:style-name="ro1">
          <table:table-cell office:value-type="float" office:value="0.030334936" calcext:value-type="float">
            <text:p>0.030334936</text:p>
          </table:table-cell>
          <table:table-cell office:value-type="float" office:value="8.2413225" calcext:value-type="float">
            <text:p>8.2413225</text:p>
          </table:table-cell>
          <table:table-cell table:formula="of:=[.C182]+[.A183]" office:value-type="float" office:value="7.867872138" calcext:value-type="float">
            <text:p>7.867872138</text:p>
          </table:table-cell>
        </table:table-row>
        <table:table-row table:style-name="ro1">
          <table:table-cell office:value-type="float" office:value="0.030319676" calcext:value-type="float">
            <text:p>0.030319676</text:p>
          </table:table-cell>
          <table:table-cell office:value-type="float" office:value="8.245471" calcext:value-type="float">
            <text:p>8.245471</text:p>
          </table:table-cell>
          <table:table-cell table:formula="of:=[.C183]+[.A184]" office:value-type="float" office:value="7.898191814" calcext:value-type="float">
            <text:p>7.898191814</text:p>
          </table:table-cell>
        </table:table-row>
        <table:table-row table:style-name="ro1">
          <table:table-cell office:value-type="float" office:value="0.03010605" calcext:value-type="float">
            <text:p>0.03010605</text:p>
          </table:table-cell>
          <table:table-cell office:value-type="float" office:value="8.303979" calcext:value-type="float">
            <text:p>8.303979</text:p>
          </table:table-cell>
          <table:table-cell table:formula="of:=[.C184]+[.A185]" office:value-type="float" office:value="7.928297864" calcext:value-type="float">
            <text:p>7.928297864</text:p>
          </table:table-cell>
        </table:table-row>
        <table:table-row table:style-name="ro1">
          <table:table-cell office:value-type="float" office:value="0.030609598" calcext:value-type="float">
            <text:p>0.030609598</text:p>
          </table:table-cell>
          <table:table-cell office:value-type="float" office:value="8.167373" calcext:value-type="float">
            <text:p>8.167373</text:p>
          </table:table-cell>
          <table:table-cell table:formula="of:=[.C185]+[.A186]" office:value-type="float" office:value="7.958907462" calcext:value-type="float">
            <text:p>7.958907462</text:p>
          </table:table-cell>
        </table:table-row>
        <table:table-row table:style-name="ro1">
          <table:table-cell office:value-type="float" office:value="0.030762188" calcext:value-type="float">
            <text:p>0.030762188</text:p>
          </table:table-cell>
          <table:table-cell office:value-type="float" office:value="8.12686" calcext:value-type="float">
            <text:p>8.12686</text:p>
          </table:table-cell>
          <table:table-cell table:formula="of:=[.C186]+[.A187]" office:value-type="float" office:value="7.98966965" calcext:value-type="float">
            <text:p>7.98966965</text:p>
          </table:table-cell>
        </table:table-row>
        <table:table-row table:style-name="ro1">
          <table:table-cell office:value-type="float" office:value="0.030792706" calcext:value-type="float">
            <text:p>0.030792706</text:p>
          </table:table-cell>
          <table:table-cell office:value-type="float" office:value="8.118806" calcext:value-type="float">
            <text:p>8.118806</text:p>
          </table:table-cell>
          <table:table-cell table:formula="of:=[.C187]+[.A188]" office:value-type="float" office:value="8.020462356" calcext:value-type="float">
            <text:p>8.020462356</text:p>
          </table:table-cell>
        </table:table-row>
        <table:table-row table:style-name="ro1">
          <table:table-cell office:value-type="float" office:value="0.030548561" calcext:value-type="float">
            <text:p>0.030548561</text:p>
          </table:table-cell>
          <table:table-cell office:value-type="float" office:value="8.183691" calcext:value-type="float">
            <text:p>8.183691</text:p>
          </table:table-cell>
          <table:table-cell table:formula="of:=[.C188]+[.A189]" office:value-type="float" office:value="8.051010917" calcext:value-type="float">
            <text:p>8.051010917</text:p>
          </table:table-cell>
        </table:table-row>
        <table:table-row table:style-name="ro1">
          <table:table-cell office:value-type="float" office:value="0.031052109" calcext:value-type="float">
            <text:p>0.031052109</text:p>
          </table:table-cell>
          <table:table-cell office:value-type="float" office:value="8.050983" calcext:value-type="float">
            <text:p>8.050983</text:p>
          </table:table-cell>
          <table:table-cell table:formula="of:=[.C189]+[.A190]" office:value-type="float" office:value="8.082063026" calcext:value-type="float">
            <text:p>8.082063026</text:p>
          </table:table-cell>
        </table:table-row>
        <table:table-row table:style-name="ro1">
          <table:table-cell office:value-type="float" office:value="0.03121996" calcext:value-type="float">
            <text:p>0.03121996</text:p>
          </table:table-cell>
          <table:table-cell office:value-type="float" office:value="8.007698" calcext:value-type="float">
            <text:p>8.007698</text:p>
          </table:table-cell>
          <table:table-cell table:formula="of:=[.C190]+[.A191]" office:value-type="float" office:value="8.113282986" calcext:value-type="float">
            <text:p>8.113282986</text:p>
          </table:table-cell>
        </table:table-row>
        <table:table-row table:style-name="ro1">
          <table:table-cell office:value-type="float" office:value="0.031235218" calcext:value-type="float">
            <text:p>0.031235218</text:p>
          </table:table-cell>
          <table:table-cell office:value-type="float" office:value="8.003786" calcext:value-type="float">
            <text:p>8.003786</text:p>
          </table:table-cell>
          <table:table-cell table:formula="of:=[.C191]+[.A192]" office:value-type="float" office:value="8.144518204" calcext:value-type="float">
            <text:p>8.144518204</text:p>
          </table:table-cell>
        </table:table-row>
        <table:table-row table:style-name="ro1">
          <table:table-cell office:value-type="float" office:value="0.030991074" calcext:value-type="float">
            <text:p>0.030991074</text:p>
          </table:table-cell>
          <table:table-cell office:value-type="float" office:value="8.066839" calcext:value-type="float">
            <text:p>8.066839</text:p>
          </table:table-cell>
          <table:table-cell table:formula="of:=[.C192]+[.A193]" office:value-type="float" office:value="8.175509278" calcext:value-type="float">
            <text:p>8.175509278</text:p>
          </table:table-cell>
        </table:table-row>
        <table:table-row table:style-name="ro1">
          <table:table-cell office:value-type="float" office:value="0.03149462" calcext:value-type="float">
            <text:p>0.03149462</text:p>
          </table:table-cell>
          <table:table-cell office:value-type="float" office:value="7.937863" calcext:value-type="float">
            <text:p>7.937863</text:p>
          </table:table-cell>
          <table:table-cell table:formula="of:=[.C193]+[.A194]" office:value-type="float" office:value="8.207003898" calcext:value-type="float">
            <text:p>8.207003898</text:p>
          </table:table-cell>
        </table:table-row>
        <table:table-row table:style-name="ro1">
          <table:table-cell office:value-type="float" office:value="0.031647213" calcext:value-type="float">
            <text:p>0.031647213</text:p>
          </table:table-cell>
          <table:table-cell office:value-type="float" office:value="7.89959" calcext:value-type="float">
            <text:p>7.89959</text:p>
          </table:table-cell>
          <table:table-cell table:formula="of:=[.C194]+[.A195]" office:value-type="float" office:value="8.238651111" calcext:value-type="float">
            <text:p>8.238651111</text:p>
          </table:table-cell>
        </table:table-row>
        <table:table-row table:style-name="ro1">
          <table:table-cell office:value-type="float" office:value="0.03166247" calcext:value-type="float">
            <text:p>0.03166247</text:p>
          </table:table-cell>
          <table:table-cell office:value-type="float" office:value="7.895783" calcext:value-type="float">
            <text:p>7.895783</text:p>
          </table:table-cell>
          <table:table-cell table:formula="of:=[.C195]+[.A196]" office:value-type="float" office:value="8.270313581" calcext:value-type="float">
            <text:p>8.270313581</text:p>
          </table:table-cell>
        </table:table-row>
        <table:table-row table:style-name="ro1">
          <table:table-cell office:value-type="float" office:value="0.03137255" calcext:value-type="float">
            <text:p>0.03137255</text:p>
          </table:table-cell>
          <table:table-cell office:value-type="float" office:value="7.968749" calcext:value-type="float">
            <text:p>7.968749</text:p>
          </table:table-cell>
          <table:table-cell table:formula="of:=[.C196]+[.A197]" office:value-type="float" office:value="8.301686131" calcext:value-type="float">
            <text:p>8.301686131</text:p>
          </table:table-cell>
        </table:table-row>
        <table:table-row table:style-name="ro1">
          <table:table-cell office:value-type="float" office:value="0.031891357" calcext:value-type="float">
            <text:p>0.031891357</text:p>
          </table:table-cell>
          <table:table-cell office:value-type="float" office:value="7.8391147" calcext:value-type="float">
            <text:p>7.8391147</text:p>
          </table:table-cell>
          <table:table-cell table:formula="of:=[.C197]+[.A198]" office:value-type="float" office:value="8.333577488" calcext:value-type="float">
            <text:p>8.333577488</text:p>
          </table:table-cell>
        </table:table-row>
        <table:table-row table:style-name="ro1">
          <table:table-cell office:value-type="float" office:value="0.03199817" calcext:value-type="float">
            <text:p>0.03199817</text:p>
          </table:table-cell>
          <table:table-cell office:value-type="float" office:value="7.8129473" calcext:value-type="float">
            <text:p>7.8129473</text:p>
          </table:table-cell>
          <table:table-cell table:formula="of:=[.C198]+[.A199]" office:value-type="float" office:value="8.365575658" calcext:value-type="float">
            <text:p>8.365575658</text:p>
          </table:table-cell>
        </table:table-row>
        <table:table-row table:style-name="ro1">
          <table:table-cell office:value-type="float" office:value="0.031921875" calcext:value-type="float">
            <text:p>0.031921875</text:p>
          </table:table-cell>
          <table:table-cell office:value-type="float" office:value="7.8316207" calcext:value-type="float">
            <text:p>7.8316207</text:p>
          </table:table-cell>
          <table:table-cell table:formula="of:=[.C199]+[.A200]" office:value-type="float" office:value="8.397497533" calcext:value-type="float">
            <text:p>8.397497533</text:p>
          </table:table-cell>
        </table:table-row>
        <table:table-row table:style-name="ro1">
          <table:table-cell office:value-type="float" office:value="0.031555656" calcext:value-type="float">
            <text:p>0.031555656</text:p>
          </table:table-cell>
          <table:table-cell office:value-type="float" office:value="7.9225097" calcext:value-type="float">
            <text:p>7.9225097</text:p>
          </table:table-cell>
          <table:table-cell table:formula="of:=[.C200]+[.A201]" office:value-type="float" office:value="8.429053189" calcext:value-type="float">
            <text:p>8.429053189</text:p>
          </table:table-cell>
        </table:table-row>
        <table:table-row table:style-name="ro1">
          <table:table-cell office:value-type="float" office:value="0.031921875" calcext:value-type="float">
            <text:p>0.031921875</text:p>
          </table:table-cell>
          <table:table-cell office:value-type="float" office:value="7.8316207" calcext:value-type="float">
            <text:p>7.8316207</text:p>
          </table:table-cell>
          <table:table-cell table:formula="of:=[.C201]+[.A202]" office:value-type="float" office:value="8.460975064" calcext:value-type="float">
            <text:p>8.460975064</text:p>
          </table:table-cell>
        </table:table-row>
        <table:table-row table:style-name="ro1">
          <table:table-cell office:value-type="float" office:value="0.03183032" calcext:value-type="float">
            <text:p>0.03183032</text:p>
          </table:table-cell>
          <table:table-cell office:value-type="float" office:value="7.854147" calcext:value-type="float">
            <text:p>7.854147</text:p>
          </table:table-cell>
          <table:table-cell table:formula="of:=[.C202]+[.A203]" office:value-type="float" office:value="8.492805384" calcext:value-type="float">
            <text:p>8.492805384</text:p>
          </table:table-cell>
        </table:table-row>
        <table:table-row table:style-name="ro1">
          <table:table-cell office:value-type="float" office:value="0.03149462" calcext:value-type="float">
            <text:p>0.03149462</text:p>
          </table:table-cell>
          <table:table-cell office:value-type="float" office:value="7.937863" calcext:value-type="float">
            <text:p>7.937863</text:p>
          </table:table-cell>
          <table:table-cell table:formula="of:=[.C203]+[.A204]" office:value-type="float" office:value="8.524300004" calcext:value-type="float">
            <text:p>8.524300004</text:p>
          </table:table-cell>
        </table:table-row>
        <table:table-row table:style-name="ro1">
          <table:table-cell office:value-type="float" office:value="0.030960556" calcext:value-type="float">
            <text:p>0.030960556</text:p>
          </table:table-cell>
          <table:table-cell office:value-type="float" office:value="8.074791" calcext:value-type="float">
            <text:p>8.074791</text:p>
          </table:table-cell>
          <table:table-cell table:formula="of:=[.C204]+[.A205]" office:value-type="float" office:value="8.55526056" calcext:value-type="float">
            <text:p>8.55526056</text:p>
          </table:table-cell>
        </table:table-row>
        <table:table-row table:style-name="ro1">
          <table:table-cell office:value-type="float" office:value="0.03106737" calcext:value-type="float">
            <text:p>0.03106737</text:p>
          </table:table-cell>
          <table:table-cell office:value-type="float" office:value="8.047029" calcext:value-type="float">
            <text:p>8.047029</text:p>
          </table:table-cell>
          <table:table-cell table:formula="of:=[.C205]+[.A206]" office:value-type="float" office:value="8.58632793" calcext:value-type="float">
            <text:p>8.58632793</text:p>
          </table:table-cell>
        </table:table-row>
        <table:table-row table:style-name="ro1">
          <table:table-cell office:value-type="float" office:value="0.030777447" calcext:value-type="float">
            <text:p>0.030777447</text:p>
          </table:table-cell>
          <table:table-cell office:value-type="float" office:value="8.122831" calcext:value-type="float">
            <text:p>8.122831</text:p>
          </table:table-cell>
          <table:table-cell table:formula="of:=[.C206]+[.A207]" office:value-type="float" office:value="8.617105377" calcext:value-type="float">
            <text:p>8.617105377</text:p>
          </table:table-cell>
        </table:table-row>
        <table:table-row table:style-name="ro1">
          <table:table-cell office:value-type="float" office:value="0.030304417" calcext:value-type="float">
            <text:p>0.030304417</text:p>
          </table:table-cell>
          <table:table-cell office:value-type="float" office:value="8.249622" calcext:value-type="float">
            <text:p>8.249622</text:p>
          </table:table-cell>
          <table:table-cell table:formula="of:=[.C207]+[.A208]" office:value-type="float" office:value="8.647409794" calcext:value-type="float">
            <text:p>8.647409794</text:p>
          </table:table-cell>
        </table:table-row>
        <table:table-row table:style-name="ro1">
          <table:table-cell office:value-type="float" office:value="0.029571984" calcext:value-type="float">
            <text:p>0.029571984</text:p>
          </table:table-cell>
          <table:table-cell office:value-type="float" office:value="8.453947" calcext:value-type="float">
            <text:p>8.453947</text:p>
          </table:table-cell>
          <table:table-cell table:formula="of:=[.C208]+[.A209]" office:value-type="float" office:value="8.676981778" calcext:value-type="float">
            <text:p>8.676981778</text:p>
          </table:table-cell>
        </table:table-row>
        <table:table-row table:style-name="ro1">
          <table:table-cell office:value-type="float" office:value="0.029739834" calcext:value-type="float">
            <text:p>0.029739834</text:p>
          </table:table-cell>
          <table:table-cell office:value-type="float" office:value="8.406234" calcext:value-type="float">
            <text:p>8.406234</text:p>
          </table:table-cell>
          <table:table-cell table:formula="of:=[.C209]+[.A210]" office:value-type="float" office:value="8.706721612" calcext:value-type="float">
            <text:p>8.706721612</text:p>
          </table:table-cell>
        </table:table-row>
        <table:table-row table:style-name="ro1">
          <table:table-cell office:value-type="float" office:value="0.029922942" calcext:value-type="float">
            <text:p>0.029922942</text:p>
          </table:table-cell>
          <table:table-cell office:value-type="float" office:value="8.354794" calcext:value-type="float">
            <text:p>8.354794</text:p>
          </table:table-cell>
          <table:table-cell table:formula="of:=[.C210]+[.A211]" office:value-type="float" office:value="8.73664455400001" calcext:value-type="float">
            <text:p>8.73664455400001</text:p>
          </table:table-cell>
        </table:table-row>
        <table:table-row table:style-name="ro1">
          <table:table-cell office:value-type="float" office:value="0.029922942" calcext:value-type="float">
            <text:p>0.029922942</text:p>
          </table:table-cell>
          <table:table-cell office:value-type="float" office:value="8.354794" calcext:value-type="float">
            <text:p>8.354794</text:p>
          </table:table-cell>
          <table:table-cell table:formula="of:=[.C211]+[.A212]" office:value-type="float" office:value="8.76656749600001" calcext:value-type="float">
            <text:p>8.76656749600001</text:p>
          </table:table-cell>
        </table:table-row>
        <table:table-row table:style-name="ro1">
          <table:table-cell office:value-type="float" office:value="0.029694056" calcext:value-type="float">
            <text:p>0.029694056</text:p>
          </table:table-cell>
          <table:table-cell office:value-type="float" office:value="8.419193" calcext:value-type="float">
            <text:p>8.419193</text:p>
          </table:table-cell>
          <table:table-cell table:formula="of:=[.C212]+[.A213]" office:value-type="float" office:value="8.79626155200001" calcext:value-type="float">
            <text:p>8.79626155200001</text:p>
          </table:table-cell>
        </table:table-row>
        <table:table-row table:style-name="ro1">
          <table:table-cell office:value-type="float" office:value="0.030212864" calcext:value-type="float">
            <text:p>0.030212864</text:p>
          </table:table-cell>
          <table:table-cell office:value-type="float" office:value="8.274621" calcext:value-type="float">
            <text:p>8.274621</text:p>
          </table:table-cell>
          <table:table-cell table:formula="of:=[.C213]+[.A214]" office:value-type="float" office:value="8.82647441600001" calcext:value-type="float">
            <text:p>8.82647441600001</text:p>
          </table:table-cell>
        </table:table-row>
        <table:table-row table:style-name="ro1">
          <table:table-cell office:value-type="float" office:value="0.030334936" calcext:value-type="float">
            <text:p>0.030334936</text:p>
          </table:table-cell>
          <table:table-cell office:value-type="float" office:value="8.2413225" calcext:value-type="float">
            <text:p>8.2413225</text:p>
          </table:table-cell>
          <table:table-cell table:formula="of:=[.C214]+[.A215]" office:value-type="float" office:value="8.856809352" calcext:value-type="float">
            <text:p>8.856809352</text:p>
          </table:table-cell>
        </table:table-row>
        <table:table-row table:style-name="ro1">
          <table:table-cell office:value-type="float" office:value="0.030365454" calcext:value-type="float">
            <text:p>0.030365454</text:p>
          </table:table-cell>
          <table:table-cell office:value-type="float" office:value="8.23304" calcext:value-type="float">
            <text:p>8.23304</text:p>
          </table:table-cell>
          <table:table-cell table:formula="of:=[.C215]+[.A216]" office:value-type="float" office:value="8.887174806" calcext:value-type="float">
            <text:p>8.887174806</text:p>
          </table:table-cell>
        </table:table-row>
        <table:table-row table:style-name="ro1">
          <table:table-cell office:value-type="float" office:value="0.03010605" calcext:value-type="float">
            <text:p>0.03010605</text:p>
          </table:table-cell>
          <table:table-cell office:value-type="float" office:value="8.303979" calcext:value-type="float">
            <text:p>8.303979</text:p>
          </table:table-cell>
          <table:table-cell table:formula="of:=[.C216]+[.A217]" office:value-type="float" office:value="8.91728085600001" calcext:value-type="float">
            <text:p>8.91728085600001</text:p>
          </table:table-cell>
        </table:table-row>
        <table:table-row table:style-name="ro1">
          <table:table-cell office:value-type="float" office:value="0.030640116" calcext:value-type="float">
            <text:p>0.030640116</text:p>
          </table:table-cell>
          <table:table-cell office:value-type="float" office:value="8.159238" calcext:value-type="float">
            <text:p>8.159238</text:p>
          </table:table-cell>
          <table:table-cell table:formula="of:=[.C217]+[.A218]" office:value-type="float" office:value="8.94792097200001" calcext:value-type="float">
            <text:p>8.94792097200001</text:p>
          </table:table-cell>
        </table:table-row>
        <table:table-row table:style-name="ro1">
          <table:table-cell office:value-type="float" office:value="0.030807965" calcext:value-type="float">
            <text:p>0.030807965</text:p>
          </table:table-cell>
          <table:table-cell office:value-type="float" office:value="8.114785" calcext:value-type="float">
            <text:p>8.114785</text:p>
          </table:table-cell>
          <table:table-cell table:formula="of:=[.C218]+[.A219]" office:value-type="float" office:value="8.97872893700001" calcext:value-type="float">
            <text:p>8.97872893700001</text:p>
          </table:table-cell>
        </table:table-row>
        <table:table-row table:style-name="ro1">
          <table:table-cell office:value-type="float" office:value="0.030807965" calcext:value-type="float">
            <text:p>0.030807965</text:p>
          </table:table-cell>
          <table:table-cell office:value-type="float" office:value="8.114785" calcext:value-type="float">
            <text:p>8.114785</text:p>
          </table:table-cell>
          <table:table-cell table:formula="of:=[.C219]+[.A220]" office:value-type="float" office:value="9.009536902" calcext:value-type="float">
            <text:p>9.009536902</text:p>
          </table:table-cell>
        </table:table-row>
        <table:table-row table:style-name="ro1">
          <table:table-cell office:value-type="float" office:value="0.03059434" calcext:value-type="float">
            <text:p>0.03059434</text:p>
          </table:table-cell>
          <table:table-cell office:value-type="float" office:value="8.171447" calcext:value-type="float">
            <text:p>8.171447</text:p>
          </table:table-cell>
          <table:table-cell table:formula="of:=[.C220]+[.A221]" office:value-type="float" office:value="9.040131242" calcext:value-type="float">
            <text:p>9.040131242</text:p>
          </table:table-cell>
        </table:table-row>
        <table:table-row table:style-name="ro1">
          <table:table-cell office:value-type="float" office:value="0.031097887" calcext:value-type="float">
            <text:p>0.031097887</text:p>
          </table:table-cell>
          <table:table-cell office:value-type="float" office:value="8.039131" calcext:value-type="float">
            <text:p>8.039131</text:p>
          </table:table-cell>
          <table:table-cell table:formula="of:=[.C221]+[.A222]" office:value-type="float" office:value="9.071229129" calcext:value-type="float">
            <text:p>9.071229129</text:p>
          </table:table-cell>
        </table:table-row>
        <table:table-row table:style-name="ro1">
          <table:table-cell office:value-type="float" office:value="0.031280994" calcext:value-type="float">
            <text:p>0.031280994</text:p>
          </table:table-cell>
          <table:table-cell office:value-type="float" office:value="7.992073" calcext:value-type="float">
            <text:p>7.992073</text:p>
          </table:table-cell>
          <table:table-cell table:formula="of:=[.C222]+[.A223]" office:value-type="float" office:value="9.102510123" calcext:value-type="float">
            <text:p>9.102510123</text:p>
          </table:table-cell>
        </table:table-row>
        <table:table-row table:style-name="ro1">
          <table:table-cell office:value-type="float" office:value="0.031265736" calcext:value-type="float">
            <text:p>0.031265736</text:p>
          </table:table-cell>
          <table:table-cell office:value-type="float" office:value="7.9959736" calcext:value-type="float">
            <text:p>7.9959736</text:p>
          </table:table-cell>
          <table:table-cell table:formula="of:=[.C223]+[.A224]" office:value-type="float" office:value="9.133775859" calcext:value-type="float">
            <text:p>9.133775859</text:p>
          </table:table-cell>
        </table:table-row>
        <table:table-row table:style-name="ro1">
          <table:table-cell office:value-type="float" office:value="0.031006332" calcext:value-type="float">
            <text:p>0.031006332</text:p>
          </table:table-cell>
          <table:table-cell office:value-type="float" office:value="8.062869" calcext:value-type="float">
            <text:p>8.062869</text:p>
          </table:table-cell>
          <table:table-cell table:formula="of:=[.C224]+[.A225]" office:value-type="float" office:value="9.164782191" calcext:value-type="float">
            <text:p>9.164782191</text:p>
          </table:table-cell>
        </table:table-row>
        <table:table-row table:style-name="ro1">
          <table:table-cell office:value-type="float" office:value="0.031540398" calcext:value-type="float">
            <text:p>0.031540398</text:p>
          </table:table-cell>
          <table:table-cell office:value-type="float" office:value="7.9263425" calcext:value-type="float">
            <text:p>7.9263425</text:p>
          </table:table-cell>
          <table:table-cell table:formula="of:=[.C225]+[.A226]" office:value-type="float" office:value="9.196322589" calcext:value-type="float">
            <text:p>9.196322589</text:p>
          </table:table-cell>
        </table:table-row>
        <table:table-row table:style-name="ro1">
          <table:table-cell office:value-type="float" office:value="0.031723507" calcext:value-type="float">
            <text:p>0.031723507</text:p>
          </table:table-cell>
          <table:table-cell office:value-type="float" office:value="7.8805914" calcext:value-type="float">
            <text:p>7.8805914</text:p>
          </table:table-cell>
          <table:table-cell table:formula="of:=[.C226]+[.A227]" office:value-type="float" office:value="9.22804609600001" calcext:value-type="float">
            <text:p>9.22804609600001</text:p>
          </table:table-cell>
        </table:table-row>
        <table:table-row table:style-name="ro1">
          <table:table-cell office:value-type="float" office:value="0.03169299" calcext:value-type="float">
            <text:p>0.03169299</text:p>
          </table:table-cell>
          <table:table-cell office:value-type="float" office:value="7.88818" calcext:value-type="float">
            <text:p>7.88818</text:p>
          </table:table-cell>
          <table:table-cell table:formula="of:=[.C227]+[.A228]" office:value-type="float" office:value="9.25973908600001" calcext:value-type="float">
            <text:p>9.25973908600001</text:p>
          </table:table-cell>
        </table:table-row>
        <table:table-row table:style-name="ro1">
          <table:table-cell office:value-type="float" office:value="0.031433586" calcext:value-type="float">
            <text:p>0.031433586</text:p>
          </table:table-cell>
          <table:table-cell office:value-type="float" office:value="7.953276" calcext:value-type="float">
            <text:p>7.953276</text:p>
          </table:table-cell>
          <table:table-cell table:formula="of:=[.C228]+[.A229]" office:value-type="float" office:value="9.29117267200001" calcext:value-type="float">
            <text:p>9.29117267200001</text:p>
          </table:table-cell>
        </table:table-row>
        <table:table-row table:style-name="ro1">
          <table:table-cell office:value-type="float" office:value="0.031937134" calcext:value-type="float">
            <text:p>0.031937134</text:p>
          </table:table-cell>
          <table:table-cell office:value-type="float" office:value="7.827879" calcext:value-type="float">
            <text:p>7.827879</text:p>
          </table:table-cell>
          <table:table-cell table:formula="of:=[.C229]+[.A230]" office:value-type="float" office:value="9.32310980600001" calcext:value-type="float">
            <text:p>9.32310980600001</text:p>
          </table:table-cell>
        </table:table-row>
        <table:table-row table:style-name="ro1">
          <table:table-cell office:value-type="float" office:value="0.032043945" calcext:value-type="float">
            <text:p>0.032043945</text:p>
          </table:table-cell>
          <table:table-cell office:value-type="float" office:value="7.8017864" calcext:value-type="float">
            <text:p>7.8017864</text:p>
          </table:table-cell>
          <table:table-cell table:formula="of:=[.C230]+[.A231]" office:value-type="float" office:value="9.35515375100001" calcext:value-type="float">
            <text:p>9.35515375100001</text:p>
          </table:table-cell>
        </table:table-row>
        <table:table-row table:style-name="ro1">
          <table:table-cell office:value-type="float" office:value="0.031952392" calcext:value-type="float">
            <text:p>0.031952392</text:p>
          </table:table-cell>
          <table:table-cell office:value-type="float" office:value="7.8241405" calcext:value-type="float">
            <text:p>7.8241405</text:p>
          </table:table-cell>
          <table:table-cell table:formula="of:=[.C231]+[.A232]" office:value-type="float" office:value="9.38710614300001" calcext:value-type="float">
            <text:p>9.38710614300001</text:p>
          </table:table-cell>
        </table:table-row>
        <table:table-row table:style-name="ro1">
          <table:table-cell office:value-type="float" office:value="0.031616695" calcext:value-type="float">
            <text:p>0.031616695</text:p>
          </table:table-cell>
          <table:table-cell office:value-type="float" office:value="7.9072146" calcext:value-type="float">
            <text:p>7.9072146</text:p>
          </table:table-cell>
          <table:table-cell table:formula="of:=[.C232]+[.A233]" office:value-type="float" office:value="9.41872283800001" calcext:value-type="float">
            <text:p>9.41872283800001</text:p>
          </table:table-cell>
        </table:table-row>
        <table:table-row table:style-name="ro1">
          <table:table-cell office:value-type="float" office:value="0.03196765" calcext:value-type="float">
            <text:p>0.03196765</text:p>
          </table:table-cell>
          <table:table-cell office:value-type="float" office:value="7.820406" calcext:value-type="float">
            <text:p>7.820406</text:p>
          </table:table-cell>
          <table:table-cell table:formula="of:=[.C233]+[.A234]" office:value-type="float" office:value="9.45069048800001" calcext:value-type="float">
            <text:p>9.45069048800001</text:p>
          </table:table-cell>
        </table:table-row>
        <table:table-row table:style-name="ro1">
          <table:table-cell office:value-type="float" office:value="0.031891357" calcext:value-type="float">
            <text:p>0.031891357</text:p>
          </table:table-cell>
          <table:table-cell office:value-type="float" office:value="7.8391147" calcext:value-type="float">
            <text:p>7.8391147</text:p>
          </table:table-cell>
          <table:table-cell table:formula="of:=[.C234]+[.A235]" office:value-type="float" office:value="9.48258184500001" calcext:value-type="float">
            <text:p>9.48258184500001</text:p>
          </table:table-cell>
        </table:table-row>
        <table:table-row table:style-name="ro1">
          <table:table-cell office:value-type="float" office:value="0.031601433" calcext:value-type="float">
            <text:p>0.031601433</text:p>
          </table:table-cell>
          <table:table-cell office:value-type="float" office:value="7.9110336" calcext:value-type="float">
            <text:p>7.9110336</text:p>
          </table:table-cell>
          <table:table-cell table:formula="of:=[.C235]+[.A236]" office:value-type="float" office:value="9.51418327800001" calcext:value-type="float">
            <text:p>9.51418327800001</text:p>
          </table:table-cell>
        </table:table-row>
        <table:table-row table:style-name="ro1">
          <table:table-cell office:value-type="float" office:value="0.031006332" calcext:value-type="float">
            <text:p>0.031006332</text:p>
          </table:table-cell>
          <table:table-cell office:value-type="float" office:value="8.062869" calcext:value-type="float">
            <text:p>8.062869</text:p>
          </table:table-cell>
          <table:table-cell table:formula="of:=[.C236]+[.A237]" office:value-type="float" office:value="9.54518961000001" calcext:value-type="float">
            <text:p>9.54518961000001</text:p>
          </table:table-cell>
        </table:table-row>
        <table:table-row table:style-name="ro1">
          <table:table-cell office:value-type="float" office:value="0.031128405" calcext:value-type="float">
            <text:p>0.031128405</text:p>
          </table:table-cell>
          <table:table-cell office:value-type="float" office:value="8.03125" calcext:value-type="float">
            <text:p>8.03125</text:p>
          </table:table-cell>
          <table:table-cell table:formula="of:=[.C237]+[.A238]" office:value-type="float" office:value="9.57631801500001" calcext:value-type="float">
            <text:p>9.57631801500001</text:p>
          </table:table-cell>
        </table:table-row>
        <table:table-row table:style-name="ro1">
          <table:table-cell office:value-type="float" office:value="0.030823225" calcext:value-type="float">
            <text:p>0.030823225</text:p>
          </table:table-cell>
          <table:table-cell office:value-type="float" office:value="8.110767" calcext:value-type="float">
            <text:p>8.110767</text:p>
          </table:table-cell>
          <table:table-cell table:formula="of:=[.C238]+[.A239]" office:value-type="float" office:value="9.60714124000001" calcext:value-type="float">
            <text:p>9.60714124000001</text:p>
          </table:table-cell>
        </table:table-row>
        <table:table-row table:style-name="ro1">
          <table:table-cell office:value-type="float" office:value="0.030365454" calcext:value-type="float">
            <text:p>0.030365454</text:p>
          </table:table-cell>
          <table:table-cell office:value-type="float" office:value="8.23304" calcext:value-type="float">
            <text:p>8.23304</text:p>
          </table:table-cell>
          <table:table-cell table:formula="of:=[.C239]+[.A240]" office:value-type="float" office:value="9.63750669400001" calcext:value-type="float">
            <text:p>9.63750669400001</text:p>
          </table:table-cell>
        </table:table-row>
        <table:table-row table:style-name="ro1">
          <table:table-cell office:value-type="float" office:value="0.029617762" calcext:value-type="float">
            <text:p>0.029617762</text:p>
          </table:table-cell>
          <table:table-cell office:value-type="float" office:value="8.440881" calcext:value-type="float">
            <text:p>8.440881</text:p>
          </table:table-cell>
          <table:table-cell table:formula="of:=[.C240]+[.A241]" office:value-type="float" office:value="9.66712445600001" calcext:value-type="float">
            <text:p>9.66712445600001</text:p>
          </table:table-cell>
        </table:table-row>
        <table:table-row table:style-name="ro1">
          <table:table-cell office:value-type="float" office:value="0.029755093" calcext:value-type="float">
            <text:p>0.029755093</text:p>
          </table:table-cell>
          <table:table-cell office:value-type="float" office:value="8.401923" calcext:value-type="float">
            <text:p>8.401923</text:p>
          </table:table-cell>
          <table:table-cell table:formula="of:=[.C241]+[.A242]" office:value-type="float" office:value="9.69687954900001" calcext:value-type="float">
            <text:p>9.69687954900001</text:p>
          </table:table-cell>
        </table:table-row>
        <table:table-row table:style-name="ro1">
          <table:table-cell office:value-type="float" office:value="0.029922942" calcext:value-type="float">
            <text:p>0.029922942</text:p>
          </table:table-cell>
          <table:table-cell office:value-type="float" office:value="8.354794" calcext:value-type="float">
            <text:p>8.354794</text:p>
          </table:table-cell>
          <table:table-cell table:formula="of:=[.C242]+[.A243]" office:value-type="float" office:value="9.72680249100001" calcext:value-type="float">
            <text:p>9.72680249100001</text:p>
          </table:table-cell>
        </table:table-row>
        <table:table-row table:style-name="ro1">
          <table:table-cell office:value-type="float" office:value="0.02996872" calcext:value-type="float">
            <text:p>0.02996872</text:p>
          </table:table-cell>
          <table:table-cell office:value-type="float" office:value="8.3420315" calcext:value-type="float">
            <text:p>8.3420315</text:p>
          </table:table-cell>
          <table:table-cell table:formula="of:=[.C243]+[.A244]" office:value-type="float" office:value="9.75677121100001" calcext:value-type="float">
            <text:p>9.75677121100001</text:p>
          </table:table-cell>
        </table:table-row>
        <table:table-row table:style-name="ro1">
          <table:table-cell office:value-type="float" office:value="0.029724576" calcext:value-type="float">
            <text:p>0.029724576</text:p>
          </table:table-cell>
          <table:table-cell office:value-type="float" office:value="8.410549" calcext:value-type="float">
            <text:p>8.410549</text:p>
          </table:table-cell>
          <table:table-cell table:formula="of:=[.C244]+[.A245]" office:value-type="float" office:value="9.78649578700001" calcext:value-type="float">
            <text:p>9.78649578700001</text:p>
          </table:table-cell>
        </table:table-row>
        <table:table-row table:style-name="ro1">
          <table:table-cell office:value-type="float" office:value="0.030228123" calcext:value-type="float">
            <text:p>0.030228123</text:p>
          </table:table-cell>
          <table:table-cell office:value-type="float" office:value="8.270444" calcext:value-type="float">
            <text:p>8.270444</text:p>
          </table:table-cell>
          <table:table-cell table:formula="of:=[.C245]+[.A246]" office:value-type="float" office:value="9.81672391000001" calcext:value-type="float">
            <text:p>9.81672391000001</text:p>
          </table:table-cell>
        </table:table-row>
        <table:table-row table:style-name="ro1">
          <table:table-cell office:value-type="float" office:value="0.030365454" calcext:value-type="float">
            <text:p>0.030365454</text:p>
          </table:table-cell>
          <table:table-cell office:value-type="float" office:value="8.23304" calcext:value-type="float">
            <text:p>8.23304</text:p>
          </table:table-cell>
          <table:table-cell table:formula="of:=[.C246]+[.A247]" office:value-type="float" office:value="9.84708936400001" calcext:value-type="float">
            <text:p>9.84708936400001</text:p>
          </table:table-cell>
        </table:table-row>
        <table:table-row table:style-name="ro1">
          <table:table-cell office:value-type="float" office:value="0.030350195" calcext:value-type="float">
            <text:p>0.030350195</text:p>
          </table:table-cell>
          <table:table-cell office:value-type="float" office:value="8.237179" calcext:value-type="float">
            <text:p>8.237179</text:p>
          </table:table-cell>
          <table:table-cell table:formula="of:=[.C247]+[.A248]" office:value-type="float" office:value="9.87743955900001" calcext:value-type="float">
            <text:p>9.87743955900001</text:p>
          </table:table-cell>
        </table:table-row>
        <table:table-row table:style-name="ro1">
          <table:table-cell office:value-type="float" office:value="0.03012131" calcext:value-type="float">
            <text:p>0.03012131</text:p>
          </table:table-cell>
          <table:table-cell office:value-type="float" office:value="8.299772" calcext:value-type="float">
            <text:p>8.299772</text:p>
          </table:table-cell>
          <table:table-cell table:formula="of:=[.C248]+[.A249]" office:value-type="float" office:value="9.90756086900001" calcext:value-type="float">
            <text:p>9.90756086900001</text:p>
          </table:table-cell>
        </table:table-row>
        <table:table-row table:style-name="ro1">
          <table:table-cell office:value-type="float" office:value="0.030670634" calcext:value-type="float">
            <text:p>0.030670634</text:p>
          </table:table-cell>
          <table:table-cell office:value-type="float" office:value="8.151119" calcext:value-type="float">
            <text:p>8.151119</text:p>
          </table:table-cell>
          <table:table-cell table:formula="of:=[.C249]+[.A250]" office:value-type="float" office:value="9.93823150300001" calcext:value-type="float">
            <text:p>9.93823150300001</text:p>
          </table:table-cell>
        </table:table-row>
        <table:table-row table:style-name="ro1">
          <table:table-cell office:value-type="float" office:value="0.030853743" calcext:value-type="float">
            <text:p>0.030853743</text:p>
          </table:table-cell>
          <table:table-cell office:value-type="float" office:value="8.102744" calcext:value-type="float">
            <text:p>8.102744</text:p>
          </table:table-cell>
          <table:table-cell table:formula="of:=[.C250]+[.A251]" office:value-type="float" office:value="9.96908524600001" calcext:value-type="float">
            <text:p>9.96908524600001</text:p>
          </table:table-cell>
        </table:table-row>
        <table:table-row table:style-name="ro1">
          <table:table-cell office:value-type="float" office:value="0.030853743" calcext:value-type="float">
            <text:p>0.030853743</text:p>
          </table:table-cell>
          <table:table-cell office:value-type="float" office:value="8.102744" calcext:value-type="float">
            <text:p>8.102744</text:p>
          </table:table-cell>
          <table:table-cell table:formula="of:=[.C251]+[.A252]" office:value-type="float" office:value="9.99993898900001" calcext:value-type="float">
            <text:p>9.99993898900001</text:p>
          </table:table-cell>
        </table:table-row>
        <table:table-row table:style-name="ro1">
          <table:table-cell office:value-type="float" office:value="0.030609598" calcext:value-type="float">
            <text:p>0.030609598</text:p>
          </table:table-cell>
          <table:table-cell office:value-type="float" office:value="8.167373" calcext:value-type="float">
            <text:p>8.167373</text:p>
          </table:table-cell>
          <table:table-cell table:formula="of:=[.C252]+[.A253]" office:value-type="float" office:value="10.030548587" calcext:value-type="float">
            <text:p>10.030548587</text:p>
          </table:table-cell>
        </table:table-row>
        <table:table-row table:style-name="ro1">
          <table:table-cell office:value-type="float" office:value="0.031128405" calcext:value-type="float">
            <text:p>0.031128405</text:p>
          </table:table-cell>
          <table:table-cell office:value-type="float" office:value="8.03125" calcext:value-type="float">
            <text:p>8.03125</text:p>
          </table:table-cell>
          <table:table-cell table:formula="of:=[.C253]+[.A254]" office:value-type="float" office:value="10.061676992" calcext:value-type="float">
            <text:p>10.061676992</text:p>
          </table:table-cell>
        </table:table-row>
        <table:table-row table:style-name="ro1">
          <table:table-cell office:value-type="float" office:value="0.031250477" calcext:value-type="float">
            <text:p>0.031250477</text:p>
          </table:table-cell>
          <table:table-cell office:value-type="float" office:value="7.999878" calcext:value-type="float">
            <text:p>7.999878</text:p>
          </table:table-cell>
          <table:table-cell table:formula="of:=[.C254]+[.A255]" office:value-type="float" office:value="10.092927469" calcext:value-type="float">
            <text:p>10.092927469</text:p>
          </table:table-cell>
        </table:table-row>
        <table:table-row table:style-name="ro1">
          <table:table-cell office:value-type="float" office:value="0.031296253" calcext:value-type="float">
            <text:p>0.031296253</text:p>
          </table:table-cell>
          <table:table-cell office:value-type="float" office:value="7.988177" calcext:value-type="float">
            <text:p>7.988177</text:p>
          </table:table-cell>
          <table:table-cell table:formula="of:=[.C255]+[.A256]" office:value-type="float" office:value="10.124223722" calcext:value-type="float">
            <text:p>10.124223722</text:p>
          </table:table-cell>
        </table:table-row>
        <table:table-row table:style-name="ro1">
          <table:table-cell office:value-type="float" office:value="0.031052109" calcext:value-type="float">
            <text:p>0.031052109</text:p>
          </table:table-cell>
          <table:table-cell office:value-type="float" office:value="8.050983" calcext:value-type="float">
            <text:p>8.050983</text:p>
          </table:table-cell>
          <table:table-cell table:formula="of:=[.C256]+[.A257]" office:value-type="float" office:value="10.155275831" calcext:value-type="float">
            <text:p>10.155275831</text:p>
          </table:table-cell>
        </table:table-row>
        <table:table-row table:style-name="ro1">
          <table:table-cell office:value-type="float" office:value="0.031586174" calcext:value-type="float">
            <text:p>0.031586174</text:p>
          </table:table-cell>
          <table:table-cell office:value-type="float" office:value="7.914855" calcext:value-type="float">
            <text:p>7.914855</text:p>
          </table:table-cell>
          <table:table-cell table:formula="of:=[.C257]+[.A258]" office:value-type="float" office:value="10.186862005" calcext:value-type="float">
            <text:p>10.186862005</text:p>
          </table:table-cell>
        </table:table-row>
        <table:table-row table:style-name="ro1">
          <table:table-cell office:value-type="float" office:value="0.031708248" calcext:value-type="float">
            <text:p>0.031708248</text:p>
          </table:table-cell>
          <table:table-cell office:value-type="float" office:value="7.8843837" calcext:value-type="float">
            <text:p>7.8843837</text:p>
          </table:table-cell>
          <table:table-cell table:formula="of:=[.C258]+[.A259]" office:value-type="float" office:value="10.218570253" calcext:value-type="float">
            <text:p>10.218570253</text:p>
          </table:table-cell>
        </table:table-row>
        <table:table-row table:style-name="ro1">
          <table:table-cell office:value-type="float" office:value="0.031723507" calcext:value-type="float">
            <text:p>0.031723507</text:p>
          </table:table-cell>
          <table:table-cell office:value-type="float" office:value="7.8805914" calcext:value-type="float">
            <text:p>7.8805914</text:p>
          </table:table-cell>
          <table:table-cell table:formula="of:=[.C259]+[.A260]" office:value-type="float" office:value="10.25029376" calcext:value-type="float">
            <text:p>10.25029376</text:p>
          </table:table-cell>
        </table:table-row>
        <table:table-row table:style-name="ro1">
          <table:table-cell office:value-type="float" office:value="0.031433586" calcext:value-type="float">
            <text:p>0.031433586</text:p>
          </table:table-cell>
          <table:table-cell office:value-type="float" office:value="7.953276" calcext:value-type="float">
            <text:p>7.953276</text:p>
          </table:table-cell>
          <table:table-cell table:formula="of:=[.C260]+[.A261]" office:value-type="float" office:value="10.281727346" calcext:value-type="float">
            <text:p>10.281727346</text:p>
          </table:table-cell>
        </table:table-row>
        <table:table-row table:style-name="ro1">
          <table:table-cell office:value-type="float" office:value="0.031937134" calcext:value-type="float">
            <text:p>0.031937134</text:p>
          </table:table-cell>
          <table:table-cell office:value-type="float" office:value="7.827879" calcext:value-type="float">
            <text:p>7.827879</text:p>
          </table:table-cell>
          <table:table-cell table:formula="of:=[.C261]+[.A262]" office:value-type="float" office:value="10.31366448" calcext:value-type="float">
            <text:p>10.31366448</text:p>
          </table:table-cell>
        </table:table-row>
        <table:table-row table:style-name="ro1">
          <table:table-cell office:value-type="float" office:value="0.032059204" calcext:value-type="float">
            <text:p>0.032059204</text:p>
          </table:table-cell>
          <table:table-cell office:value-type="float" office:value="7.798073" calcext:value-type="float">
            <text:p>7.798073</text:p>
          </table:table-cell>
          <table:table-cell table:formula="of:=[.C262]+[.A263]" office:value-type="float" office:value="10.345723684" calcext:value-type="float">
            <text:p>10.345723684</text:p>
          </table:table-cell>
        </table:table-row>
        <table:table-row table:style-name="ro1">
          <table:table-cell office:value-type="float" office:value="0.03199817" calcext:value-type="float">
            <text:p>0.03199817</text:p>
          </table:table-cell>
          <table:table-cell office:value-type="float" office:value="7.8129473" calcext:value-type="float">
            <text:p>7.8129473</text:p>
          </table:table-cell>
          <table:table-cell table:formula="of:=[.C263]+[.A264]" office:value-type="float" office:value="10.377721854" calcext:value-type="float">
            <text:p>10.377721854</text:p>
          </table:table-cell>
        </table:table-row>
        <table:table-row table:style-name="ro1">
          <table:table-cell office:value-type="float" office:value="0.031616695" calcext:value-type="float">
            <text:p>0.031616695</text:p>
          </table:table-cell>
          <table:table-cell office:value-type="float" office:value="7.9072146" calcext:value-type="float">
            <text:p>7.9072146</text:p>
          </table:table-cell>
          <table:table-cell table:formula="of:=[.C264]+[.A265]" office:value-type="float" office:value="10.409338549" calcext:value-type="float">
            <text:p>10.409338549</text:p>
          </table:table-cell>
        </table:table-row>
        <table:table-row table:style-name="ro1">
          <table:table-cell office:value-type="float" office:value="0.03196765" calcext:value-type="float">
            <text:p>0.03196765</text:p>
          </table:table-cell>
          <table:table-cell office:value-type="float" office:value="7.820406" calcext:value-type="float">
            <text:p>7.820406</text:p>
          </table:table-cell>
          <table:table-cell table:formula="of:=[.C265]+[.A266]" office:value-type="float" office:value="10.441306199" calcext:value-type="float">
            <text:p>10.441306199</text:p>
          </table:table-cell>
        </table:table-row>
        <table:table-row table:style-name="ro1">
          <table:table-cell office:value-type="float" office:value="0.031906616" calcext:value-type="float">
            <text:p>0.031906616</text:p>
          </table:table-cell>
          <table:table-cell office:value-type="float" office:value="7.835366" calcext:value-type="float">
            <text:p>7.835366</text:p>
          </table:table-cell>
          <table:table-cell table:formula="of:=[.C266]+[.A267]" office:value-type="float" office:value="10.473212815" calcext:value-type="float">
            <text:p>10.473212815</text:p>
          </table:table-cell>
        </table:table-row>
        <table:table-row table:style-name="ro1">
          <table:table-cell office:value-type="float" office:value="0.031601433" calcext:value-type="float">
            <text:p>0.031601433</text:p>
          </table:table-cell>
          <table:table-cell office:value-type="float" office:value="7.9110336" calcext:value-type="float">
            <text:p>7.9110336</text:p>
          </table:table-cell>
          <table:table-cell table:formula="of:=[.C267]+[.A268]" office:value-type="float" office:value="10.504814248" calcext:value-type="float">
            <text:p>10.504814248</text:p>
          </table:table-cell>
        </table:table-row>
        <table:table-row table:style-name="ro1">
          <table:table-cell office:value-type="float" office:value="0.030991074" calcext:value-type="float">
            <text:p>0.030991074</text:p>
          </table:table-cell>
          <table:table-cell office:value-type="float" office:value="8.066839" calcext:value-type="float">
            <text:p>8.066839</text:p>
          </table:table-cell>
          <table:table-cell table:formula="of:=[.C268]+[.A269]" office:value-type="float" office:value="10.535805322" calcext:value-type="float">
            <text:p>10.535805322</text:p>
          </table:table-cell>
        </table:table-row>
        <table:table-row table:style-name="ro1">
          <table:table-cell office:value-type="float" office:value="0.031128405" calcext:value-type="float">
            <text:p>0.031128405</text:p>
          </table:table-cell>
          <table:table-cell office:value-type="float" office:value="8.03125" calcext:value-type="float">
            <text:p>8.03125</text:p>
          </table:table-cell>
          <table:table-cell table:formula="of:=[.C269]+[.A270]" office:value-type="float" office:value="10.566933727" calcext:value-type="float">
            <text:p>10.566933727</text:p>
          </table:table-cell>
        </table:table-row>
        <table:table-row table:style-name="ro1">
          <table:table-cell office:value-type="float" office:value="0.030838484" calcext:value-type="float">
            <text:p>0.030838484</text:p>
          </table:table-cell>
          <table:table-cell office:value-type="float" office:value="8.106753" calcext:value-type="float">
            <text:p>8.106753</text:p>
          </table:table-cell>
          <table:table-cell table:formula="of:=[.C270]+[.A271]" office:value-type="float" office:value="10.597772211" calcext:value-type="float">
            <text:p>10.597772211</text:p>
          </table:table-cell>
        </table:table-row>
        <table:table-row table:style-name="ro1">
          <table:table-cell office:value-type="float" office:value="0.030334936" calcext:value-type="float">
            <text:p>0.030334936</text:p>
          </table:table-cell>
          <table:table-cell office:value-type="float" office:value="8.2413225" calcext:value-type="float">
            <text:p>8.2413225</text:p>
          </table:table-cell>
          <table:table-cell table:formula="of:=[.C271]+[.A272]" office:value-type="float" office:value="10.628107147" calcext:value-type="float">
            <text:p>10.628107147</text:p>
          </table:table-cell>
        </table:table-row>
        <table:table-row table:style-name="ro1">
          <table:table-cell office:value-type="float" office:value="0.029617762" calcext:value-type="float">
            <text:p>0.029617762</text:p>
          </table:table-cell>
          <table:table-cell office:value-type="float" office:value="8.440881" calcext:value-type="float">
            <text:p>8.440881</text:p>
          </table:table-cell>
          <table:table-cell table:formula="of:=[.C272]+[.A273]" office:value-type="float" office:value="10.657724909" calcext:value-type="float">
            <text:p>10.657724909</text:p>
          </table:table-cell>
        </table:table-row>
        <table:table-row table:style-name="ro1">
          <table:table-cell office:value-type="float" office:value="0.029755093" calcext:value-type="float">
            <text:p>0.029755093</text:p>
          </table:table-cell>
          <table:table-cell office:value-type="float" office:value="8.401923" calcext:value-type="float">
            <text:p>8.401923</text:p>
          </table:table-cell>
          <table:table-cell table:formula="of:=[.C273]+[.A274]" office:value-type="float" office:value="10.687480002" calcext:value-type="float">
            <text:p>10.687480002</text:p>
          </table:table-cell>
        </table:table-row>
        <table:table-row table:style-name="ro1">
          <table:table-cell office:value-type="float" office:value="0.0299382" calcext:value-type="float">
            <text:p>0.0299382</text:p>
          </table:table-cell>
          <table:table-cell office:value-type="float" office:value="8.350535" calcext:value-type="float">
            <text:p>8.350535</text:p>
          </table:table-cell>
          <table:table-cell table:formula="of:=[.C274]+[.A275]" office:value-type="float" office:value="10.717418202" calcext:value-type="float">
            <text:p>10.717418202</text:p>
          </table:table-cell>
        </table:table-row>
        <table:table-row table:style-name="ro1">
          <table:table-cell office:value-type="float" office:value="0.0299382" calcext:value-type="float">
            <text:p>0.0299382</text:p>
          </table:table-cell>
          <table:table-cell office:value-type="float" office:value="8.350535" calcext:value-type="float">
            <text:p>8.350535</text:p>
          </table:table-cell>
          <table:table-cell table:formula="of:=[.C275]+[.A276]" office:value-type="float" office:value="10.747356402" calcext:value-type="float">
            <text:p>10.747356402</text:p>
          </table:table-cell>
        </table:table-row>
        <table:table-row table:style-name="ro1">
          <table:table-cell office:value-type="float" office:value="0.029663539" calcext:value-type="float">
            <text:p>0.029663539</text:p>
          </table:table-cell>
          <table:table-cell office:value-type="float" office:value="8.4278555" calcext:value-type="float">
            <text:p>8.4278555</text:p>
          </table:table-cell>
          <table:table-cell table:formula="of:=[.C276]+[.A277]" office:value-type="float" office:value="10.777019941" calcext:value-type="float">
            <text:p>10.777019941</text:p>
          </table:table-cell>
        </table:table-row>
        <table:table-row table:style-name="ro1">
          <table:table-cell office:value-type="float" office:value="0.030228123" calcext:value-type="float">
            <text:p>0.030228123</text:p>
          </table:table-cell>
          <table:table-cell office:value-type="float" office:value="8.270444" calcext:value-type="float">
            <text:p>8.270444</text:p>
          </table:table-cell>
          <table:table-cell table:formula="of:=[.C277]+[.A278]" office:value-type="float" office:value="10.807248064" calcext:value-type="float">
            <text:p>10.807248064</text:p>
          </table:table-cell>
        </table:table-row>
        <table:table-row table:style-name="ro1">
          <table:table-cell office:value-type="float" office:value="0.030350195" calcext:value-type="float">
            <text:p>0.030350195</text:p>
          </table:table-cell>
          <table:table-cell office:value-type="float" office:value="8.237179" calcext:value-type="float">
            <text:p>8.237179</text:p>
          </table:table-cell>
          <table:table-cell table:formula="of:=[.C278]+[.A279]" office:value-type="float" office:value="10.837598259" calcext:value-type="float">
            <text:p>10.837598259</text:p>
          </table:table-cell>
        </table:table-row>
        <table:table-row table:style-name="ro1">
          <table:table-cell office:value-type="float" office:value="0.030365454" calcext:value-type="float">
            <text:p>0.030365454</text:p>
          </table:table-cell>
          <table:table-cell office:value-type="float" office:value="8.23304" calcext:value-type="float">
            <text:p>8.23304</text:p>
          </table:table-cell>
          <table:table-cell table:formula="of:=[.C279]+[.A280]" office:value-type="float" office:value="10.867963713" calcext:value-type="float">
            <text:p>10.867963713</text:p>
          </table:table-cell>
        </table:table-row>
        <table:table-row table:style-name="ro1">
          <table:table-cell office:value-type="float" office:value="0.03012131" calcext:value-type="float">
            <text:p>0.03012131</text:p>
          </table:table-cell>
          <table:table-cell office:value-type="float" office:value="8.299772" calcext:value-type="float">
            <text:p>8.299772</text:p>
          </table:table-cell>
          <table:table-cell table:formula="of:=[.C280]+[.A281]" office:value-type="float" office:value="10.898085023" calcext:value-type="float">
            <text:p>10.898085023</text:p>
          </table:table-cell>
        </table:table-row>
        <table:table-row table:style-name="ro1">
          <table:table-cell office:value-type="float" office:value="0.030655375" calcext:value-type="float">
            <text:p>0.030655375</text:p>
          </table:table-cell>
          <table:table-cell office:value-type="float" office:value="8.155177" calcext:value-type="float">
            <text:p>8.155177</text:p>
          </table:table-cell>
          <table:table-cell table:formula="of:=[.C281]+[.A282]" office:value-type="float" office:value="10.928740398" calcext:value-type="float">
            <text:p>10.928740398</text:p>
          </table:table-cell>
        </table:table-row>
        <table:table-row table:style-name="ro1">
          <table:table-cell office:value-type="float" office:value="0.030807965" calcext:value-type="float">
            <text:p>0.030807965</text:p>
          </table:table-cell>
          <table:table-cell office:value-type="float" office:value="8.114785" calcext:value-type="float">
            <text:p>8.114785</text:p>
          </table:table-cell>
          <table:table-cell table:formula="of:=[.C282]+[.A283]" office:value-type="float" office:value="10.959548363" calcext:value-type="float">
            <text:p>10.959548363</text:p>
          </table:table-cell>
        </table:table-row>
        <table:table-row table:style-name="ro1">
          <table:table-cell office:value-type="float" office:value="0.030838484" calcext:value-type="float">
            <text:p>0.030838484</text:p>
          </table:table-cell>
          <table:table-cell office:value-type="float" office:value="8.106753" calcext:value-type="float">
            <text:p>8.106753</text:p>
          </table:table-cell>
          <table:table-cell table:formula="of:=[.C283]+[.A284]" office:value-type="float" office:value="10.990386847" calcext:value-type="float">
            <text:p>10.990386847</text:p>
          </table:table-cell>
        </table:table-row>
        <table:table-row table:style-name="ro1">
          <table:table-cell office:value-type="float" office:value="0.03057908" calcext:value-type="float">
            <text:p>0.03057908</text:p>
          </table:table-cell>
          <table:table-cell office:value-type="float" office:value="8.175524" calcext:value-type="float">
            <text:p>8.175524</text:p>
          </table:table-cell>
          <table:table-cell table:formula="of:=[.C284]+[.A285]" office:value-type="float" office:value="11.020965927" calcext:value-type="float">
            <text:p>11.020965927</text:p>
          </table:table-cell>
        </table:table-row>
        <table:table-row table:style-name="ro1">
          <table:table-cell office:value-type="float" office:value="0.031113146" calcext:value-type="float">
            <text:p>0.031113146</text:p>
          </table:table-cell>
          <table:table-cell office:value-type="float" office:value="8.035189" calcext:value-type="float">
            <text:p>8.035189</text:p>
          </table:table-cell>
          <table:table-cell table:formula="of:=[.C285]+[.A286]" office:value-type="float" office:value="11.052079073" calcext:value-type="float">
            <text:p>11.052079073</text:p>
          </table:table-cell>
        </table:table-row>
        <table:table-row table:style-name="ro1">
          <table:table-cell office:value-type="float" office:value="0.031265736" calcext:value-type="float">
            <text:p>0.031265736</text:p>
          </table:table-cell>
          <table:table-cell office:value-type="float" office:value="7.9959736" calcext:value-type="float">
            <text:p>7.9959736</text:p>
          </table:table-cell>
          <table:table-cell table:formula="of:=[.C286]+[.A287]" office:value-type="float" office:value="11.083344809" calcext:value-type="float">
            <text:p>11.083344809</text:p>
          </table:table-cell>
        </table:table-row>
        <table:table-row table:style-name="ro1">
          <table:table-cell office:value-type="float" office:value="0.031296253" calcext:value-type="float">
            <text:p>0.031296253</text:p>
          </table:table-cell>
          <table:table-cell office:value-type="float" office:value="7.988177" calcext:value-type="float">
            <text:p>7.988177</text:p>
          </table:table-cell>
          <table:table-cell table:formula="of:=[.C287]+[.A288]" office:value-type="float" office:value="11.114641062" calcext:value-type="float">
            <text:p>11.114641062</text:p>
          </table:table-cell>
        </table:table-row>
        <table:table-row table:style-name="ro1">
          <table:table-cell office:value-type="float" office:value="0.030991074" calcext:value-type="float">
            <text:p>0.030991074</text:p>
          </table:table-cell>
          <table:table-cell office:value-type="float" office:value="8.066839" calcext:value-type="float">
            <text:p>8.066839</text:p>
          </table:table-cell>
          <table:table-cell table:formula="of:=[.C288]+[.A289]" office:value-type="float" office:value="11.145632136" calcext:value-type="float">
            <text:p>11.145632136</text:p>
          </table:table-cell>
        </table:table-row>
        <table:table-row table:style-name="ro1">
          <table:table-cell office:value-type="float" office:value="0.031570915" calcext:value-type="float">
            <text:p>0.031570915</text:p>
          </table:table-cell>
          <table:table-cell office:value-type="float" office:value="7.9186807" calcext:value-type="float">
            <text:p>7.9186807</text:p>
          </table:table-cell>
          <table:table-cell table:formula="of:=[.C289]+[.A290]" office:value-type="float" office:value="11.177203051" calcext:value-type="float">
            <text:p>11.177203051</text:p>
          </table:table-cell>
        </table:table-row>
        <table:table-row table:style-name="ro1">
          <table:table-cell office:value-type="float" office:value="0.03169299" calcext:value-type="float">
            <text:p>0.03169299</text:p>
          </table:table-cell>
          <table:table-cell office:value-type="float" office:value="7.88818" calcext:value-type="float">
            <text:p>7.88818</text:p>
          </table:table-cell>
          <table:table-cell table:formula="of:=[.C290]+[.A291]" office:value-type="float" office:value="11.208896041" calcext:value-type="float">
            <text:p>11.208896041</text:p>
          </table:table-cell>
        </table:table-row>
        <table:table-row table:style-name="ro1">
          <table:table-cell office:value-type="float" office:value="0.03167773" calcext:value-type="float">
            <text:p>0.03167773</text:p>
          </table:table-cell>
          <table:table-cell office:value-type="float" office:value="7.8919797" calcext:value-type="float">
            <text:p>7.8919797</text:p>
          </table:table-cell>
          <table:table-cell table:formula="of:=[.C291]+[.A292]" office:value-type="float" office:value="11.240573771" calcext:value-type="float">
            <text:p>11.240573771</text:p>
          </table:table-cell>
        </table:table-row>
        <table:table-row table:style-name="ro1">
          <table:table-cell office:value-type="float" office:value="0.031418327" calcext:value-type="float">
            <text:p>0.031418327</text:p>
          </table:table-cell>
          <table:table-cell office:value-type="float" office:value="7.957139" calcext:value-type="float">
            <text:p>7.957139</text:p>
          </table:table-cell>
          <table:table-cell table:formula="of:=[.C292]+[.A293]" office:value-type="float" office:value="11.271992098" calcext:value-type="float">
            <text:p>11.271992098</text:p>
          </table:table-cell>
        </table:table-row>
        <table:table-row table:style-name="ro1">
          <table:table-cell office:value-type="float" office:value="0.031937134" calcext:value-type="float">
            <text:p>0.031937134</text:p>
          </table:table-cell>
          <table:table-cell office:value-type="float" office:value="7.827879" calcext:value-type="float">
            <text:p>7.827879</text:p>
          </table:table-cell>
          <table:table-cell table:formula="of:=[.C293]+[.A294]" office:value-type="float" office:value="11.303929232" calcext:value-type="float">
            <text:p>11.303929232</text:p>
          </table:table-cell>
        </table:table-row>
        <table:table-row table:style-name="ro1">
          <table:table-cell office:value-type="float" office:value="0.032028686" calcext:value-type="float">
            <text:p>0.032028686</text:p>
          </table:table-cell>
          <table:table-cell office:value-type="float" office:value="7.805503" calcext:value-type="float">
            <text:p>7.805503</text:p>
          </table:table-cell>
          <table:table-cell table:formula="of:=[.C294]+[.A295]" office:value-type="float" office:value="11.335957918" calcext:value-type="float">
            <text:p>11.335957918</text:p>
          </table:table-cell>
        </table:table-row>
        <table:table-row table:style-name="ro1">
          <table:table-cell office:value-type="float" office:value="0.03196765" calcext:value-type="float">
            <text:p>0.03196765</text:p>
          </table:table-cell>
          <table:table-cell office:value-type="float" office:value="7.820406" calcext:value-type="float">
            <text:p>7.820406</text:p>
          </table:table-cell>
          <table:table-cell table:formula="of:=[.C295]+[.A296]" office:value-type="float" office:value="11.367925568" calcext:value-type="float">
            <text:p>11.367925568</text:p>
          </table:table-cell>
        </table:table-row>
        <table:table-row table:style-name="ro1">
          <table:table-cell office:value-type="float" office:value="0.031586174" calcext:value-type="float">
            <text:p>0.031586174</text:p>
          </table:table-cell>
          <table:table-cell office:value-type="float" office:value="7.914855" calcext:value-type="float">
            <text:p>7.914855</text:p>
          </table:table-cell>
          <table:table-cell table:formula="of:=[.C296]+[.A297]" office:value-type="float" office:value="11.399511742" calcext:value-type="float">
            <text:p>11.399511742</text:p>
          </table:table-cell>
        </table:table-row>
        <table:table-row table:style-name="ro1">
          <table:table-cell office:value-type="float" office:value="0.03196765" calcext:value-type="float">
            <text:p>0.03196765</text:p>
          </table:table-cell>
          <table:table-cell office:value-type="float" office:value="7.820406" calcext:value-type="float">
            <text:p>7.820406</text:p>
          </table:table-cell>
          <table:table-cell table:formula="of:=[.C297]+[.A298]" office:value-type="float" office:value="11.431479392" calcext:value-type="float">
            <text:p>11.431479392</text:p>
          </table:table-cell>
        </table:table-row>
        <table:table-row table:style-name="ro1">
          <table:table-cell office:value-type="float" office:value="0.031921875" calcext:value-type="float">
            <text:p>0.031921875</text:p>
          </table:table-cell>
          <table:table-cell office:value-type="float" office:value="7.8316207" calcext:value-type="float">
            <text:p>7.8316207</text:p>
          </table:table-cell>
          <table:table-cell table:formula="of:=[.C298]+[.A299]" office:value-type="float" office:value="11.463401267" calcext:value-type="float">
            <text:p>11.463401267</text:p>
          </table:table-cell>
        </table:table-row>
        <table:table-row table:style-name="ro1">
          <table:table-cell office:value-type="float" office:value="0.031586174" calcext:value-type="float">
            <text:p>0.031586174</text:p>
          </table:table-cell>
          <table:table-cell office:value-type="float" office:value="7.914855" calcext:value-type="float">
            <text:p>7.914855</text:p>
          </table:table-cell>
          <table:table-cell table:formula="of:=[.C299]+[.A300]" office:value-type="float" office:value="11.494987441" calcext:value-type="float">
            <text:p>11.494987441</text:p>
          </table:table-cell>
        </table:table-row>
        <table:table-row table:style-name="ro1">
          <table:table-cell office:value-type="float" office:value="0.031021591" calcext:value-type="float">
            <text:p>0.031021591</text:p>
          </table:table-cell>
          <table:table-cell office:value-type="float" office:value="8.058904" calcext:value-type="float">
            <text:p>8.058904</text:p>
          </table:table-cell>
          <table:table-cell table:formula="of:=[.C300]+[.A301]" office:value-type="float" office:value="11.526009032" calcext:value-type="float">
            <text:p>11.526009032</text:p>
          </table:table-cell>
        </table:table-row>
        <table:table-row table:style-name="ro1">
          <table:table-cell office:value-type="float" office:value="0.031097887" calcext:value-type="float">
            <text:p>0.031097887</text:p>
          </table:table-cell>
          <table:table-cell office:value-type="float" office:value="8.039131" calcext:value-type="float">
            <text:p>8.039131</text:p>
          </table:table-cell>
          <table:table-cell table:formula="of:=[.C301]+[.A302]" office:value-type="float" office:value="11.557106919" calcext:value-type="float">
            <text:p>11.557106919</text:p>
          </table:table-cell>
        </table:table-row>
        <table:table-row table:style-name="ro1">
          <table:table-cell office:value-type="float" office:value="0.030853743" calcext:value-type="float">
            <text:p>0.030853743</text:p>
          </table:table-cell>
          <table:table-cell office:value-type="float" office:value="8.102744" calcext:value-type="float">
            <text:p>8.102744</text:p>
          </table:table-cell>
          <table:table-cell table:formula="of:=[.C302]+[.A303]" office:value-type="float" office:value="11.587960662" calcext:value-type="float">
            <text:p>11.587960662</text:p>
          </table:table-cell>
        </table:table-row>
        <table:table-row table:style-name="ro1">
          <table:table-cell office:value-type="float" office:value="0.030365454" calcext:value-type="float">
            <text:p>0.030365454</text:p>
          </table:table-cell>
          <table:table-cell office:value-type="float" office:value="8.23304" calcext:value-type="float">
            <text:p>8.23304</text:p>
          </table:table-cell>
          <table:table-cell table:formula="of:=[.C303]+[.A304]" office:value-type="float" office:value="11.618326116" calcext:value-type="float">
            <text:p>11.618326116</text:p>
          </table:table-cell>
        </table:table-row>
        <table:table-row table:style-name="ro1">
          <table:table-cell office:value-type="float" office:value="0.029617762" calcext:value-type="float">
            <text:p>0.029617762</text:p>
          </table:table-cell>
          <table:table-cell office:value-type="float" office:value="8.440881" calcext:value-type="float">
            <text:p>8.440881</text:p>
          </table:table-cell>
          <table:table-cell table:formula="of:=[.C304]+[.A305]" office:value-type="float" office:value="11.647943878" calcext:value-type="float">
            <text:p>11.647943878</text:p>
          </table:table-cell>
        </table:table-row>
        <table:table-row table:style-name="ro1">
          <table:table-cell office:value-type="float" office:value="0.029770352" calcext:value-type="float">
            <text:p>0.029770352</text:p>
          </table:table-cell>
          <table:table-cell office:value-type="float" office:value="8.397616" calcext:value-type="float">
            <text:p>8.397616</text:p>
          </table:table-cell>
          <table:table-cell table:formula="of:=[.C305]+[.A306]" office:value-type="float" office:value="11.67771423" calcext:value-type="float">
            <text:p>11.67771423</text:p>
          </table:table-cell>
        </table:table-row>
        <table:table-row table:style-name="ro1">
          <table:table-cell office:value-type="float" office:value="0.029922942" calcext:value-type="float">
            <text:p>0.029922942</text:p>
          </table:table-cell>
          <table:table-cell office:value-type="float" office:value="8.354794" calcext:value-type="float">
            <text:p>8.354794</text:p>
          </table:table-cell>
          <table:table-cell table:formula="of:=[.C306]+[.A307]" office:value-type="float" office:value="11.707637172" calcext:value-type="float">
            <text:p>11.707637172</text:p>
          </table:table-cell>
        </table:table-row>
        <table:table-row table:style-name="ro1">
          <table:table-cell office:value-type="float" office:value="0.02995346" calcext:value-type="float">
            <text:p>0.02995346</text:p>
          </table:table-cell>
          <table:table-cell office:value-type="float" office:value="8.346281" calcext:value-type="float">
            <text:p>8.346281</text:p>
          </table:table-cell>
          <table:table-cell table:formula="of:=[.C307]+[.A308]" office:value-type="float" office:value="11.737590632" calcext:value-type="float">
            <text:p>11.737590632</text:p>
          </table:table-cell>
        </table:table-row>
        <table:table-row table:style-name="ro1">
          <table:table-cell office:value-type="float" office:value="0.029724576" calcext:value-type="float">
            <text:p>0.029724576</text:p>
          </table:table-cell>
          <table:table-cell office:value-type="float" office:value="8.410549" calcext:value-type="float">
            <text:p>8.410549</text:p>
          </table:table-cell>
          <table:table-cell table:formula="of:=[.C308]+[.A309]" office:value-type="float" office:value="11.767315208" calcext:value-type="float">
            <text:p>11.767315208</text:p>
          </table:table-cell>
        </table:table-row>
        <table:table-row table:style-name="ro1">
          <table:table-cell office:value-type="float" office:value="0.030228123" calcext:value-type="float">
            <text:p>0.030228123</text:p>
          </table:table-cell>
          <table:table-cell office:value-type="float" office:value="8.270444" calcext:value-type="float">
            <text:p>8.270444</text:p>
          </table:table-cell>
          <table:table-cell table:formula="of:=[.C309]+[.A310]" office:value-type="float" office:value="11.797543331" calcext:value-type="float">
            <text:p>11.797543331</text:p>
          </table:table-cell>
        </table:table-row>
        <table:table-row table:style-name="ro1">
          <table:table-cell office:value-type="float" office:value="0.030395972" calcext:value-type="float">
            <text:p>0.030395972</text:p>
          </table:table-cell>
          <table:table-cell office:value-type="float" office:value="8.224774" calcext:value-type="float">
            <text:p>8.224774</text:p>
          </table:table-cell>
          <table:table-cell table:formula="of:=[.C310]+[.A311]" office:value-type="float" office:value="11.827939303" calcext:value-type="float">
            <text:p>11.827939303</text:p>
          </table:table-cell>
        </table:table-row>
        <table:table-row table:style-name="ro1">
          <table:table-cell office:value-type="float" office:value="0.030395972" calcext:value-type="float">
            <text:p>0.030395972</text:p>
          </table:table-cell>
          <table:table-cell office:value-type="float" office:value="8.224774" calcext:value-type="float">
            <text:p>8.224774</text:p>
          </table:table-cell>
          <table:table-cell table:formula="of:=[.C311]+[.A312]" office:value-type="float" office:value="11.858335275" calcext:value-type="float">
            <text:p>11.858335275</text:p>
          </table:table-cell>
        </table:table-row>
        <table:table-row table:style-name="ro1">
          <table:table-cell office:value-type="float" office:value="0.030151827" calcext:value-type="float">
            <text:p>0.030151827</text:p>
          </table:table-cell>
          <table:table-cell office:value-type="float" office:value="8.291371" calcext:value-type="float">
            <text:p>8.291371</text:p>
          </table:table-cell>
          <table:table-cell table:formula="of:=[.C312]+[.A313]" office:value-type="float" office:value="11.888487102" calcext:value-type="float">
            <text:p>11.888487102</text:p>
          </table:table-cell>
        </table:table-row>
        <table:table-row table:style-name="ro1">
          <table:table-cell office:value-type="float" office:value="0.030655375" calcext:value-type="float">
            <text:p>0.030655375</text:p>
          </table:table-cell>
          <table:table-cell office:value-type="float" office:value="8.155177" calcext:value-type="float">
            <text:p>8.155177</text:p>
          </table:table-cell>
          <table:table-cell table:formula="of:=[.C313]+[.A314]" office:value-type="float" office:value="11.919142477" calcext:value-type="float">
            <text:p>11.919142477</text:p>
          </table:table-cell>
        </table:table-row>
        <table:table-row table:style-name="ro1">
          <table:table-cell office:value-type="float" office:value="0.030853743" calcext:value-type="float">
            <text:p>0.030853743</text:p>
          </table:table-cell>
          <table:table-cell office:value-type="float" office:value="8.102744" calcext:value-type="float">
            <text:p>8.102744</text:p>
          </table:table-cell>
          <table:table-cell table:formula="of:=[.C314]+[.A315]" office:value-type="float" office:value="11.94999622" calcext:value-type="float">
            <text:p>11.94999622</text:p>
          </table:table-cell>
        </table:table-row>
        <table:table-row table:style-name="ro1">
          <table:table-cell office:value-type="float" office:value="0.030823225" calcext:value-type="float">
            <text:p>0.030823225</text:p>
          </table:table-cell>
          <table:table-cell office:value-type="float" office:value="8.110767" calcext:value-type="float">
            <text:p>8.110767</text:p>
          </table:table-cell>
          <table:table-cell table:formula="of:=[.C315]+[.A316]" office:value-type="float" office:value="11.980819445" calcext:value-type="float">
            <text:p>11.980819445</text:p>
          </table:table-cell>
        </table:table-row>
        <table:table-row table:style-name="ro1">
          <table:table-cell office:value-type="float" office:value="0.03057908" calcext:value-type="float">
            <text:p>0.03057908</text:p>
          </table:table-cell>
          <table:table-cell office:value-type="float" office:value="8.175524" calcext:value-type="float">
            <text:p>8.175524</text:p>
          </table:table-cell>
          <table:table-cell table:formula="of:=[.C316]+[.A317]" office:value-type="float" office:value="12.011398525" calcext:value-type="float">
            <text:p>12.011398525</text:p>
          </table:table-cell>
        </table:table-row>
        <table:table-row table:style-name="ro1">
          <table:table-cell office:value-type="float" office:value="0.031143663" calcext:value-type="float">
            <text:p>0.031143663</text:p>
          </table:table-cell>
          <table:table-cell office:value-type="float" office:value="8.027315" calcext:value-type="float">
            <text:p>8.027315</text:p>
          </table:table-cell>
          <table:table-cell table:formula="of:=[.C317]+[.A318]" office:value-type="float" office:value="12.042542188" calcext:value-type="float">
            <text:p>12.042542188</text:p>
          </table:table-cell>
        </table:table-row>
        <table:table-row table:style-name="ro1">
          <table:table-cell office:value-type="float" office:value="0.031296253" calcext:value-type="float">
            <text:p>0.031296253</text:p>
          </table:table-cell>
          <table:table-cell office:value-type="float" office:value="7.988177" calcext:value-type="float">
            <text:p>7.988177</text:p>
          </table:table-cell>
          <table:table-cell table:formula="of:=[.C318]+[.A319]" office:value-type="float" office:value="12.073838441" calcext:value-type="float">
            <text:p>12.073838441</text:p>
          </table:table-cell>
        </table:table-row>
        <table:table-row table:style-name="ro1">
          <table:table-cell office:value-type="float" office:value="0.031311512" calcext:value-type="float">
            <text:p>0.031311512</text:p>
          </table:table-cell>
          <table:table-cell office:value-type="float" office:value="7.984284" calcext:value-type="float">
            <text:p>7.984284</text:p>
          </table:table-cell>
          <table:table-cell table:formula="of:=[.C319]+[.A320]" office:value-type="float" office:value="12.105149953" calcext:value-type="float">
            <text:p>12.105149953</text:p>
          </table:table-cell>
        </table:table-row>
        <table:table-row table:style-name="ro1">
          <table:table-cell office:value-type="float" office:value="0.03106737" calcext:value-type="float">
            <text:p>0.03106737</text:p>
          </table:table-cell>
          <table:table-cell office:value-type="float" office:value="8.047029" calcext:value-type="float">
            <text:p>8.047029</text:p>
          </table:table-cell>
          <table:table-cell table:formula="of:=[.C320]+[.A321]" office:value-type="float" office:value="12.136217323" calcext:value-type="float">
            <text:p>12.136217323</text:p>
          </table:table-cell>
        </table:table-row>
        <table:table-row table:style-name="ro1">
          <table:table-cell office:value-type="float" office:value="0.031570915" calcext:value-type="float">
            <text:p>0.031570915</text:p>
          </table:table-cell>
          <table:table-cell office:value-type="float" office:value="7.9186807" calcext:value-type="float">
            <text:p>7.9186807</text:p>
          </table:table-cell>
          <table:table-cell table:formula="of:=[.C321]+[.A322]" office:value-type="float" office:value="12.167788238" calcext:value-type="float">
            <text:p>12.167788238</text:p>
          </table:table-cell>
        </table:table-row>
        <table:table-row table:style-name="ro1">
          <table:table-cell office:value-type="float" office:value="0.031723507" calcext:value-type="float">
            <text:p>0.031723507</text:p>
          </table:table-cell>
          <table:table-cell office:value-type="float" office:value="7.8805914" calcext:value-type="float">
            <text:p>7.8805914</text:p>
          </table:table-cell>
          <table:table-cell table:formula="of:=[.C322]+[.A323]" office:value-type="float" office:value="12.199511745" calcext:value-type="float">
            <text:p>12.199511745</text:p>
          </table:table-cell>
        </table:table-row>
        <table:table-row table:style-name="ro1">
          <table:table-cell office:value-type="float" office:value="0.031708248" calcext:value-type="float">
            <text:p>0.031708248</text:p>
          </table:table-cell>
          <table:table-cell office:value-type="float" office:value="7.8843837" calcext:value-type="float">
            <text:p>7.8843837</text:p>
          </table:table-cell>
          <table:table-cell table:formula="of:=[.C323]+[.A324]" office:value-type="float" office:value="12.231219993" calcext:value-type="float">
            <text:p>12.231219993</text:p>
          </table:table-cell>
        </table:table-row>
        <table:table-row table:style-name="ro1">
          <table:table-cell office:value-type="float" office:value="0.031448845" calcext:value-type="float">
            <text:p>0.031448845</text:p>
          </table:table-cell>
          <table:table-cell office:value-type="float" office:value="7.949417" calcext:value-type="float">
            <text:p>7.949417</text:p>
          </table:table-cell>
          <table:table-cell table:formula="of:=[.C324]+[.A325]" office:value-type="float" office:value="12.262668838" calcext:value-type="float">
            <text:p>12.262668838</text:p>
          </table:table-cell>
        </table:table-row>
        <table:table-row table:style-name="ro1">
          <table:table-cell office:value-type="float" office:value="0.03196765" calcext:value-type="float">
            <text:p>0.03196765</text:p>
          </table:table-cell>
          <table:table-cell office:value-type="float" office:value="7.820406" calcext:value-type="float">
            <text:p>7.820406</text:p>
          </table:table-cell>
          <table:table-cell table:formula="of:=[.C325]+[.A326]" office:value-type="float" office:value="12.294636488" calcext:value-type="float">
            <text:p>12.294636488</text:p>
          </table:table-cell>
        </table:table-row>
        <table:table-row table:style-name="ro1">
          <table:table-cell office:value-type="float" office:value="0.03208972" calcext:value-type="float">
            <text:p>0.03208972</text:p>
          </table:table-cell>
          <table:table-cell office:value-type="float" office:value="7.790657" calcext:value-type="float">
            <text:p>7.790657</text:p>
          </table:table-cell>
          <table:table-cell table:formula="of:=[.C326]+[.A327]" office:value-type="float" office:value="12.326726208" calcext:value-type="float">
            <text:p>12.326726208</text:p>
          </table:table-cell>
        </table:table-row>
        <table:table-row table:style-name="ro1">
          <table:table-cell office:value-type="float" office:value="0.03199817" calcext:value-type="float">
            <text:p>0.03199817</text:p>
          </table:table-cell>
          <table:table-cell office:value-type="float" office:value="7.8129473" calcext:value-type="float">
            <text:p>7.8129473</text:p>
          </table:table-cell>
          <table:table-cell table:formula="of:=[.C327]+[.A328]" office:value-type="float" office:value="12.358724378" calcext:value-type="float">
            <text:p>12.358724378</text:p>
          </table:table-cell>
        </table:table-row>
        <table:table-row table:style-name="ro1">
          <table:table-cell office:value-type="float" office:value="0.031616695" calcext:value-type="float">
            <text:p>0.031616695</text:p>
          </table:table-cell>
          <table:table-cell office:value-type="float" office:value="7.9072146" calcext:value-type="float">
            <text:p>7.9072146</text:p>
          </table:table-cell>
          <table:table-cell table:formula="of:=[.C328]+[.A329]" office:value-type="float" office:value="12.390341073" calcext:value-type="float">
            <text:p>12.390341073</text:p>
          </table:table-cell>
        </table:table-row>
        <table:table-row table:style-name="ro1">
          <table:table-cell office:value-type="float" office:value="0.03198291" calcext:value-type="float">
            <text:p>0.03198291</text:p>
          </table:table-cell>
          <table:table-cell office:value-type="float" office:value="7.8166747" calcext:value-type="float">
            <text:p>7.8166747</text:p>
          </table:table-cell>
          <table:table-cell table:formula="of:=[.C329]+[.A330]" office:value-type="float" office:value="12.422323983" calcext:value-type="float">
            <text:p>12.422323983</text:p>
          </table:table-cell>
        </table:table-row>
        <table:table-row table:style-name="ro1">
          <table:table-cell office:value-type="float" office:value="0.031891357" calcext:value-type="float">
            <text:p>0.031891357</text:p>
          </table:table-cell>
          <table:table-cell office:value-type="float" office:value="7.8391147" calcext:value-type="float">
            <text:p>7.8391147</text:p>
          </table:table-cell>
          <table:table-cell table:formula="of:=[.C330]+[.A331]" office:value-type="float" office:value="12.45421534" calcext:value-type="float">
            <text:p>12.45421534</text:p>
          </table:table-cell>
        </table:table-row>
        <table:table-row table:style-name="ro1">
          <table:table-cell office:value-type="float" office:value="0.031570915" calcext:value-type="float">
            <text:p>0.031570915</text:p>
          </table:table-cell>
          <table:table-cell office:value-type="float" office:value="7.9186807" calcext:value-type="float">
            <text:p>7.9186807</text:p>
          </table:table-cell>
          <table:table-cell table:formula="of:=[.C331]+[.A332]" office:value-type="float" office:value="12.485786255" calcext:value-type="float">
            <text:p>12.485786255</text:p>
          </table:table-cell>
        </table:table-row>
        <table:table-row table:style-name="ro1">
          <table:table-cell office:value-type="float" office:value="0.030960556" calcext:value-type="float">
            <text:p>0.030960556</text:p>
          </table:table-cell>
          <table:table-cell office:value-type="float" office:value="8.074791" calcext:value-type="float">
            <text:p>8.074791</text:p>
          </table:table-cell>
          <table:table-cell table:formula="of:=[.C332]+[.A333]" office:value-type="float" office:value="12.516746811" calcext:value-type="float">
            <text:p>12.516746811</text:p>
          </table:table-cell>
        </table:table-row>
        <table:table-row table:style-name="ro1">
          <table:table-cell office:value-type="float" office:value="0.03103685" calcext:value-type="float">
            <text:p>0.03103685</text:p>
          </table:table-cell>
          <table:table-cell office:value-type="float" office:value="8.054941" calcext:value-type="float">
            <text:p>8.054941</text:p>
          </table:table-cell>
          <table:table-cell table:formula="of:=[.C333]+[.A334]" office:value-type="float" office:value="12.547783661" calcext:value-type="float">
            <text:p>12.547783661</text:p>
          </table:table-cell>
        </table:table-row>
        <table:table-row table:style-name="ro1">
          <table:table-cell office:value-type="float" office:value="0.030823225" calcext:value-type="float">
            <text:p>0.030823225</text:p>
          </table:table-cell>
          <table:table-cell office:value-type="float" office:value="8.110767" calcext:value-type="float">
            <text:p>8.110767</text:p>
          </table:table-cell>
          <table:table-cell table:formula="of:=[.C334]+[.A335]" office:value-type="float" office:value="12.578606886" calcext:value-type="float">
            <text:p>12.578606886</text:p>
          </table:table-cell>
        </table:table-row>
        <table:table-row table:style-name="ro1">
          <table:table-cell office:value-type="float" office:value="0.030304417" calcext:value-type="float">
            <text:p>0.030304417</text:p>
          </table:table-cell>
          <table:table-cell office:value-type="float" office:value="8.249622" calcext:value-type="float">
            <text:p>8.249622</text:p>
          </table:table-cell>
          <table:table-cell table:formula="of:=[.C335]+[.A336]" office:value-type="float" office:value="12.608911303" calcext:value-type="float">
            <text:p>12.608911303</text:p>
          </table:table-cell>
        </table:table-row>
        <table:table-row table:style-name="ro1">
          <table:table-cell office:value-type="float" office:value="0.029571984" calcext:value-type="float">
            <text:p>0.029571984</text:p>
          </table:table-cell>
          <table:table-cell office:value-type="float" office:value="8.453947" calcext:value-type="float">
            <text:p>8.453947</text:p>
          </table:table-cell>
          <table:table-cell table:formula="of:=[.C336]+[.A337]" office:value-type="float" office:value="12.638483287" calcext:value-type="float">
            <text:p>12.638483287</text:p>
          </table:table-cell>
        </table:table-row>
        <table:table-row table:style-name="ro1">
          <table:table-cell office:value-type="float" office:value="0.029709315" calcext:value-type="float">
            <text:p>0.029709315</text:p>
          </table:table-cell>
          <table:table-cell office:value-type="float" office:value="8.414869" calcext:value-type="float">
            <text:p>8.414869</text:p>
          </table:table-cell>
          <table:table-cell table:formula="of:=[.C337]+[.A338]" office:value-type="float" office:value="12.668192602" calcext:value-type="float">
            <text:p>12.668192602</text:p>
          </table:table-cell>
        </table:table-row>
        <table:table-row table:style-name="ro1">
          <table:table-cell office:value-type="float" office:value="0.029907683" calcext:value-type="float">
            <text:p>0.029907683</text:p>
          </table:table-cell>
          <table:table-cell office:value-type="float" office:value="8.3590555" calcext:value-type="float">
            <text:p>8.3590555</text:p>
          </table:table-cell>
          <table:table-cell table:formula="of:=[.C338]+[.A339]" office:value-type="float" office:value="12.698100285" calcext:value-type="float">
            <text:p>12.698100285</text:p>
          </table:table-cell>
        </table:table-row>
        <table:table-row table:style-name="ro1">
          <table:table-cell office:value-type="float" office:value="0.029892424" calcext:value-type="float">
            <text:p>0.029892424</text:p>
          </table:table-cell>
          <table:table-cell office:value-type="float" office:value="8.363323" calcext:value-type="float">
            <text:p>8.363323</text:p>
          </table:table-cell>
          <table:table-cell table:formula="of:=[.C339]+[.A340]" office:value-type="float" office:value="12.727992709" calcext:value-type="float">
            <text:p>12.727992709</text:p>
          </table:table-cell>
        </table:table-row>
        <table:table-row table:style-name="ro1">
          <table:table-cell office:value-type="float" office:value="0.029678797" calcext:value-type="float">
            <text:p>0.029678797</text:p>
          </table:table-cell>
          <table:table-cell office:value-type="float" office:value="8.423522" calcext:value-type="float">
            <text:p>8.423522</text:p>
          </table:table-cell>
          <table:table-cell table:formula="of:=[.C340]+[.A341]" office:value-type="float" office:value="12.757671506" calcext:value-type="float">
            <text:p>12.757671506</text:p>
          </table:table-cell>
        </table:table-row>
        <table:table-row table:style-name="ro1">
          <table:table-cell office:value-type="float" office:value="0.030167086" calcext:value-type="float">
            <text:p>0.030167086</text:p>
          </table:table-cell>
          <table:table-cell office:value-type="float" office:value="8.287178" calcext:value-type="float">
            <text:p>8.287178</text:p>
          </table:table-cell>
          <table:table-cell table:formula="of:=[.C341]+[.A342]" office:value-type="float" office:value="12.787838592" calcext:value-type="float">
            <text:p>12.787838592</text:p>
          </table:table-cell>
        </table:table-row>
        <table:table-row table:style-name="ro1">
          <table:table-cell office:value-type="float" office:value="0.030365454" calcext:value-type="float">
            <text:p>0.030365454</text:p>
          </table:table-cell>
          <table:table-cell office:value-type="float" office:value="8.23304" calcext:value-type="float">
            <text:p>8.23304</text:p>
          </table:table-cell>
          <table:table-cell table:formula="of:=[.C342]+[.A343]" office:value-type="float" office:value="12.818204046" calcext:value-type="float">
            <text:p>12.818204046</text:p>
          </table:table-cell>
        </table:table-row>
        <table:table-row table:style-name="ro1">
          <table:table-cell office:value-type="float" office:value="0.030350195" calcext:value-type="float">
            <text:p>0.030350195</text:p>
          </table:table-cell>
          <table:table-cell office:value-type="float" office:value="8.237179" calcext:value-type="float">
            <text:p>8.237179</text:p>
          </table:table-cell>
          <table:table-cell table:formula="of:=[.C343]+[.A344]" office:value-type="float" office:value="12.848554241" calcext:value-type="float">
            <text:p>12.848554241</text:p>
          </table:table-cell>
        </table:table-row>
        <table:table-row table:style-name="ro1">
          <table:table-cell office:value-type="float" office:value="0.03010605" calcext:value-type="float">
            <text:p>0.03010605</text:p>
          </table:table-cell>
          <table:table-cell office:value-type="float" office:value="8.303979" calcext:value-type="float">
            <text:p>8.303979</text:p>
          </table:table-cell>
          <table:table-cell table:formula="of:=[.C344]+[.A345]" office:value-type="float" office:value="12.878660291" calcext:value-type="float">
            <text:p>12.878660291</text:p>
          </table:table-cell>
        </table:table-row>
        <table:table-row table:style-name="ro1">
          <table:table-cell office:value-type="float" office:value="0.030624857" calcext:value-type="float">
            <text:p>0.030624857</text:p>
          </table:table-cell>
          <table:table-cell office:value-type="float" office:value="8.163303" calcext:value-type="float">
            <text:p>8.163303</text:p>
          </table:table-cell>
          <table:table-cell table:formula="of:=[.C345]+[.A346]" office:value-type="float" office:value="12.909285148" calcext:value-type="float">
            <text:p>12.909285148</text:p>
          </table:table-cell>
        </table:table-row>
        <table:table-row table:style-name="ro1">
          <table:table-cell office:value-type="float" office:value="0.030792706" calcext:value-type="float">
            <text:p>0.030792706</text:p>
          </table:table-cell>
          <table:table-cell office:value-type="float" office:value="8.118806" calcext:value-type="float">
            <text:p>8.118806</text:p>
          </table:table-cell>
          <table:table-cell table:formula="of:=[.C346]+[.A347]" office:value-type="float" office:value="12.940077854" calcext:value-type="float">
            <text:p>12.940077854</text:p>
          </table:table-cell>
        </table:table-row>
        <table:table-row table:style-name="ro1">
          <table:table-cell office:value-type="float" office:value="0.030777447" calcext:value-type="float">
            <text:p>0.030777447</text:p>
          </table:table-cell>
          <table:table-cell office:value-type="float" office:value="8.122831" calcext:value-type="float">
            <text:p>8.122831</text:p>
          </table:table-cell>
          <table:table-cell table:formula="of:=[.C347]+[.A348]" office:value-type="float" office:value="12.970855301" calcext:value-type="float">
            <text:p>12.970855301</text:p>
          </table:table-cell>
        </table:table-row>
        <table:table-row table:style-name="ro1">
          <table:table-cell office:value-type="float" office:value="0.030533303" calcext:value-type="float">
            <text:p>0.030533303</text:p>
          </table:table-cell>
          <table:table-cell office:value-type="float" office:value="8.18778" calcext:value-type="float">
            <text:p>8.18778</text:p>
          </table:table-cell>
          <table:table-cell table:formula="of:=[.C348]+[.A349]" office:value-type="float" office:value="13.001388604" calcext:value-type="float">
            <text:p>13.001388604</text:p>
          </table:table-cell>
        </table:table-row>
        <table:table-row table:style-name="ro1">
          <table:table-cell office:value-type="float" office:value="0.031097887" calcext:value-type="float">
            <text:p>0.031097887</text:p>
          </table:table-cell>
          <table:table-cell office:value-type="float" office:value="8.039131" calcext:value-type="float">
            <text:p>8.039131</text:p>
          </table:table-cell>
          <table:table-cell table:formula="of:=[.C349]+[.A350]" office:value-type="float" office:value="13.032486491" calcext:value-type="float">
            <text:p>13.032486491</text:p>
          </table:table-cell>
        </table:table-row>
        <table:table-row table:style-name="ro1">
          <table:table-cell office:value-type="float" office:value="0.031250477" calcext:value-type="float">
            <text:p>0.031250477</text:p>
          </table:table-cell>
          <table:table-cell office:value-type="float" office:value="7.999878" calcext:value-type="float">
            <text:p>7.999878</text:p>
          </table:table-cell>
          <table:table-cell table:formula="of:=[.C350]+[.A351]" office:value-type="float" office:value="13.063736968" calcext:value-type="float">
            <text:p>13.063736968</text:p>
          </table:table-cell>
        </table:table-row>
        <table:table-row table:style-name="ro1">
          <table:table-cell office:value-type="float" office:value="0.031265736" calcext:value-type="float">
            <text:p>0.031265736</text:p>
          </table:table-cell>
          <table:table-cell office:value-type="float" office:value="7.9959736" calcext:value-type="float">
            <text:p>7.9959736</text:p>
          </table:table-cell>
          <table:table-cell table:formula="of:=[.C351]+[.A352]" office:value-type="float" office:value="13.095002704" calcext:value-type="float">
            <text:p>13.095002704</text:p>
          </table:table-cell>
        </table:table-row>
        <table:table-row table:style-name="ro1">
          <table:table-cell office:value-type="float" office:value="0.031006332" calcext:value-type="float">
            <text:p>0.031006332</text:p>
          </table:table-cell>
          <table:table-cell office:value-type="float" office:value="8.062869" calcext:value-type="float">
            <text:p>8.062869</text:p>
          </table:table-cell>
          <table:table-cell table:formula="of:=[.C352]+[.A353]" office:value-type="float" office:value="13.126009036" calcext:value-type="float">
            <text:p>13.126009036</text:p>
          </table:table-cell>
        </table:table-row>
        <table:table-row table:style-name="ro1">
          <table:table-cell office:value-type="float" office:value="0.03152514" calcext:value-type="float">
            <text:p>0.03152514</text:p>
          </table:table-cell>
          <table:table-cell office:value-type="float" office:value="7.930179" calcext:value-type="float">
            <text:p>7.930179</text:p>
          </table:table-cell>
          <table:table-cell table:formula="of:=[.C353]+[.A354]" office:value-type="float" office:value="13.157534176" calcext:value-type="float">
            <text:p>13.157534176</text:p>
          </table:table-cell>
        </table:table-row>
        <table:table-row table:style-name="ro1">
          <table:table-cell office:value-type="float" office:value="0.03167773" calcext:value-type="float">
            <text:p>0.03167773</text:p>
          </table:table-cell>
          <table:table-cell office:value-type="float" office:value="7.8919797" calcext:value-type="float">
            <text:p>7.8919797</text:p>
          </table:table-cell>
          <table:table-cell table:formula="of:=[.C354]+[.A355]" office:value-type="float" office:value="13.189211906" calcext:value-type="float">
            <text:p>13.189211906</text:p>
          </table:table-cell>
        </table:table-row>
        <table:table-row table:style-name="ro1">
          <table:table-cell office:value-type="float" office:value="0.03169299" calcext:value-type="float">
            <text:p>0.03169299</text:p>
          </table:table-cell>
          <table:table-cell office:value-type="float" office:value="7.88818" calcext:value-type="float">
            <text:p>7.88818</text:p>
          </table:table-cell>
          <table:table-cell table:formula="of:=[.C355]+[.A356]" office:value-type="float" office:value="13.220904896" calcext:value-type="float">
            <text:p>13.220904896</text:p>
          </table:table-cell>
        </table:table-row>
        <table:table-row table:style-name="ro1">
          <table:table-cell office:value-type="float" office:value="0.03140307" calcext:value-type="float">
            <text:p>0.03140307</text:p>
          </table:table-cell>
          <table:table-cell office:value-type="float" office:value="7.961005" calcext:value-type="float">
            <text:p>7.961005</text:p>
          </table:table-cell>
          <table:table-cell table:formula="of:=[.C356]+[.A357]" office:value-type="float" office:value="13.252307966" calcext:value-type="float">
            <text:p>13.252307966</text:p>
          </table:table-cell>
        </table:table-row>
        <table:table-row table:style-name="ro1">
          <table:table-cell office:value-type="float" office:value="0.031906616" calcext:value-type="float">
            <text:p>0.031906616</text:p>
          </table:table-cell>
          <table:table-cell office:value-type="float" office:value="7.835366" calcext:value-type="float">
            <text:p>7.835366</text:p>
          </table:table-cell>
          <table:table-cell table:formula="of:=[.C357]+[.A358]" office:value-type="float" office:value="13.284214582" calcext:value-type="float">
            <text:p>13.284214582</text:p>
          </table:table-cell>
        </table:table-row>
        <table:table-row table:style-name="ro1">
          <table:table-cell office:value-type="float" office:value="0.032013427" calcext:value-type="float">
            <text:p>0.032013427</text:p>
          </table:table-cell>
          <table:table-cell office:value-type="float" office:value="7.8092237" calcext:value-type="float">
            <text:p>7.8092237</text:p>
          </table:table-cell>
          <table:table-cell table:formula="of:=[.C358]+[.A359]" office:value-type="float" office:value="13.316228009" calcext:value-type="float">
            <text:p>13.316228009</text:p>
          </table:table-cell>
        </table:table-row>
        <table:table-row table:style-name="ro1">
          <table:table-cell office:value-type="float" office:value="0.031937134" calcext:value-type="float">
            <text:p>0.031937134</text:p>
          </table:table-cell>
          <table:table-cell office:value-type="float" office:value="7.827879" calcext:value-type="float">
            <text:p>7.827879</text:p>
          </table:table-cell>
          <table:table-cell table:formula="of:=[.C359]+[.A360]" office:value-type="float" office:value="13.348165143" calcext:value-type="float">
            <text:p>13.348165143</text:p>
          </table:table-cell>
        </table:table-row>
        <table:table-row table:style-name="ro1">
          <table:table-cell office:value-type="float" office:value="0.031555656" calcext:value-type="float">
            <text:p>0.031555656</text:p>
          </table:table-cell>
          <table:table-cell office:value-type="float" office:value="7.9225097" calcext:value-type="float">
            <text:p>7.9225097</text:p>
          </table:table-cell>
          <table:table-cell table:formula="of:=[.C360]+[.A361]" office:value-type="float" office:value="13.379720799" calcext:value-type="float">
            <text:p>13.379720799</text:p>
          </table:table-cell>
        </table:table-row>
        <table:table-row table:style-name="ro1">
          <table:table-cell office:value-type="float" office:value="0.031937134" calcext:value-type="float">
            <text:p>0.031937134</text:p>
          </table:table-cell>
          <table:table-cell office:value-type="float" office:value="7.827879" calcext:value-type="float">
            <text:p>7.827879</text:p>
          </table:table-cell>
          <table:table-cell table:formula="of:=[.C361]+[.A362]" office:value-type="float" office:value="13.411657933" calcext:value-type="float">
            <text:p>13.411657933</text:p>
          </table:table-cell>
        </table:table-row>
        <table:table-row table:style-name="ro1">
          <table:table-cell office:value-type="float" office:value="0.03181506" calcext:value-type="float">
            <text:p>0.03181506</text:p>
          </table:table-cell>
          <table:table-cell office:value-type="float" office:value="7.857914" calcext:value-type="float">
            <text:p>7.857914</text:p>
          </table:table-cell>
          <table:table-cell table:formula="of:=[.C362]+[.A363]" office:value-type="float" office:value="13.443472993" calcext:value-type="float">
            <text:p>13.443472993</text:p>
          </table:table-cell>
        </table:table-row>
        <table:table-row table:style-name="ro1">
          <table:table-cell office:value-type="float" office:value="0.031570915" calcext:value-type="float">
            <text:p>0.031570915</text:p>
          </table:table-cell>
          <table:table-cell office:value-type="float" office:value="7.9186807" calcext:value-type="float">
            <text:p>7.9186807</text:p>
          </table:table-cell>
          <table:table-cell table:formula="of:=[.C363]+[.A364]" office:value-type="float" office:value="13.475043908" calcext:value-type="float">
            <text:p>13.475043908</text:p>
          </table:table-cell>
        </table:table-row>
        <table:table-row table:style-name="ro1">
          <table:table-cell office:value-type="float" office:value="0.030914778" calcext:value-type="float">
            <text:p>0.030914778</text:p>
          </table:table-cell>
          <table:table-cell office:value-type="float" office:value="8.086747" calcext:value-type="float">
            <text:p>8.086747</text:p>
          </table:table-cell>
          <table:table-cell table:formula="of:=[.C364]+[.A365]" office:value-type="float" office:value="13.505958686" calcext:value-type="float">
            <text:p>13.505958686</text:p>
          </table:table-cell>
        </table:table-row>
        <table:table-row table:style-name="ro1">
          <table:table-cell office:value-type="float" office:value="0.031082628" calcext:value-type="float">
            <text:p>0.031082628</text:p>
          </table:table-cell>
          <table:table-cell office:value-type="float" office:value="8.043078" calcext:value-type="float">
            <text:p>8.043078</text:p>
          </table:table-cell>
          <table:table-cell table:formula="of:=[.C365]+[.A366]" office:value-type="float" office:value="13.537041314" calcext:value-type="float">
            <text:p>13.537041314</text:p>
          </table:table-cell>
        </table:table-row>
        <table:table-row table:style-name="ro1">
          <table:table-cell office:value-type="float" office:value="0.030807965" calcext:value-type="float">
            <text:p>0.030807965</text:p>
          </table:table-cell>
          <table:table-cell office:value-type="float" office:value="8.114785" calcext:value-type="float">
            <text:p>8.114785</text:p>
          </table:table-cell>
          <table:table-cell table:formula="of:=[.C366]+[.A367]" office:value-type="float" office:value="13.567849279" calcext:value-type="float">
            <text:p>13.567849279</text:p>
          </table:table-cell>
        </table:table-row>
        <table:table-row table:style-name="ro1">
          <table:table-cell office:value-type="float" office:value="0.0302739" calcext:value-type="float">
            <text:p>0.0302739</text:p>
          </table:table-cell>
          <table:table-cell office:value-type="float" office:value="8.257938" calcext:value-type="float">
            <text:p>8.257938</text:p>
          </table:table-cell>
          <table:table-cell table:formula="of:=[.C367]+[.A368]" office:value-type="float" office:value="13.598123179" calcext:value-type="float">
            <text:p>13.598123179</text:p>
          </table:table-cell>
        </table:table-row>
        <table:table-row table:style-name="ro1">
          <table:table-cell office:value-type="float" office:value="0.029556725" calcext:value-type="float">
            <text:p>0.029556725</text:p>
          </table:table-cell>
          <table:table-cell office:value-type="float" office:value="8.458311" calcext:value-type="float">
            <text:p>8.458311</text:p>
          </table:table-cell>
          <table:table-cell table:formula="of:=[.C368]+[.A369]" office:value-type="float" office:value="13.627679904" calcext:value-type="float">
            <text:p>13.627679904</text:p>
          </table:table-cell>
        </table:table-row>
        <table:table-row table:style-name="ro1">
          <table:table-cell office:value-type="float" office:value="0.029739834" calcext:value-type="float">
            <text:p>0.029739834</text:p>
          </table:table-cell>
          <table:table-cell office:value-type="float" office:value="8.406234" calcext:value-type="float">
            <text:p>8.406234</text:p>
          </table:table-cell>
          <table:table-cell table:formula="of:=[.C369]+[.A370]" office:value-type="float" office:value="13.657419738" calcext:value-type="float">
            <text:p>13.657419738</text:p>
          </table:table-cell>
        </table:table-row>
        <table:table-row table:style-name="ro1">
          <table:table-cell office:value-type="float" office:value="0.029907683" calcext:value-type="float">
            <text:p>0.029907683</text:p>
          </table:table-cell>
          <table:table-cell office:value-type="float" office:value="8.3590555" calcext:value-type="float">
            <text:p>8.3590555</text:p>
          </table:table-cell>
          <table:table-cell table:formula="of:=[.C370]+[.A371]" office:value-type="float" office:value="13.687327421" calcext:value-type="float">
            <text:p>13.687327421</text:p>
          </table:table-cell>
        </table:table-row>
        <table:table-row table:style-name="ro1">
          <table:table-cell office:value-type="float" office:value="0.0299382" calcext:value-type="float">
            <text:p>0.0299382</text:p>
          </table:table-cell>
          <table:table-cell office:value-type="float" office:value="8.350535" calcext:value-type="float">
            <text:p>8.350535</text:p>
          </table:table-cell>
          <table:table-cell table:formula="of:=[.C371]+[.A372]" office:value-type="float" office:value="13.717265621" calcext:value-type="float">
            <text:p>13.717265621</text:p>
          </table:table-cell>
        </table:table-row>
        <table:table-row table:style-name="ro1">
          <table:table-cell office:value-type="float" office:value="0.029694056" calcext:value-type="float">
            <text:p>0.029694056</text:p>
          </table:table-cell>
          <table:table-cell office:value-type="float" office:value="8.419193" calcext:value-type="float">
            <text:p>8.419193</text:p>
          </table:table-cell>
          <table:table-cell table:formula="of:=[.C372]+[.A373]" office:value-type="float" office:value="13.746959677" calcext:value-type="float">
            <text:p>13.746959677</text:p>
          </table:table-cell>
        </table:table-row>
        <table:table-row table:style-name="ro1">
          <table:table-cell office:value-type="float" office:value="0.030212864" calcext:value-type="float">
            <text:p>0.030212864</text:p>
          </table:table-cell>
          <table:table-cell office:value-type="float" office:value="8.274621" calcext:value-type="float">
            <text:p>8.274621</text:p>
          </table:table-cell>
          <table:table-cell table:formula="of:=[.C373]+[.A374]" office:value-type="float" office:value="13.777172541" calcext:value-type="float">
            <text:p>13.777172541</text:p>
          </table:table-cell>
        </table:table-row>
        <table:table-row table:style-name="ro1">
          <table:table-cell office:value-type="float" office:value="0.030334936" calcext:value-type="float">
            <text:p>0.030334936</text:p>
          </table:table-cell>
          <table:table-cell office:value-type="float" office:value="8.2413225" calcext:value-type="float">
            <text:p>8.2413225</text:p>
          </table:table-cell>
          <table:table-cell table:formula="of:=[.C374]+[.A375]" office:value-type="float" office:value="13.807507477" calcext:value-type="float">
            <text:p>13.807507477</text:p>
          </table:table-cell>
        </table:table-row>
        <table:table-row table:style-name="ro1">
          <table:table-cell office:value-type="float" office:value="0.030350195" calcext:value-type="float">
            <text:p>0.030350195</text:p>
          </table:table-cell>
          <table:table-cell office:value-type="float" office:value="8.237179" calcext:value-type="float">
            <text:p>8.237179</text:p>
          </table:table-cell>
          <table:table-cell table:formula="of:=[.C375]+[.A376]" office:value-type="float" office:value="13.837857672" calcext:value-type="float">
            <text:p>13.837857672</text:p>
          </table:table-cell>
        </table:table-row>
        <table:table-row table:style-name="ro1">
          <table:table-cell office:value-type="float" office:value="0.03010605" calcext:value-type="float">
            <text:p>0.03010605</text:p>
          </table:table-cell>
          <table:table-cell office:value-type="float" office:value="8.303979" calcext:value-type="float">
            <text:p>8.303979</text:p>
          </table:table-cell>
          <table:table-cell table:formula="of:=[.C376]+[.A377]" office:value-type="float" office:value="13.867963722" calcext:value-type="float">
            <text:p>13.867963722</text:p>
          </table:table-cell>
        </table:table-row>
        <table:table-row table:style-name="ro1">
          <table:table-cell office:value-type="float" office:value="0.030624857" calcext:value-type="float">
            <text:p>0.030624857</text:p>
          </table:table-cell>
          <table:table-cell office:value-type="float" office:value="8.163303" calcext:value-type="float">
            <text:p>8.163303</text:p>
          </table:table-cell>
          <table:table-cell table:formula="of:=[.C377]+[.A378]" office:value-type="float" office:value="13.898588579" calcext:value-type="float">
            <text:p>13.898588579</text:p>
          </table:table-cell>
        </table:table-row>
        <table:table-row table:style-name="ro1">
          <table:table-cell office:value-type="float" office:value="0.030792706" calcext:value-type="float">
            <text:p>0.030792706</text:p>
          </table:table-cell>
          <table:table-cell office:value-type="float" office:value="8.118806" calcext:value-type="float">
            <text:p>8.118806</text:p>
          </table:table-cell>
          <table:table-cell table:formula="of:=[.C378]+[.A379]" office:value-type="float" office:value="13.929381285" calcext:value-type="float">
            <text:p>13.929381285</text:p>
          </table:table-cell>
        </table:table-row>
        <table:table-row table:style-name="ro1">
          <table:table-cell office:value-type="float" office:value="0.030792706" calcext:value-type="float">
            <text:p>0.030792706</text:p>
          </table:table-cell>
          <table:table-cell office:value-type="float" office:value="8.118806" calcext:value-type="float">
            <text:p>8.118806</text:p>
          </table:table-cell>
          <table:table-cell table:formula="of:=[.C379]+[.A380]" office:value-type="float" office:value="13.960173991" calcext:value-type="float">
            <text:p>13.960173991</text:p>
          </table:table-cell>
        </table:table-row>
        <table:table-row table:style-name="ro1">
          <table:table-cell office:value-type="float" office:value="0.03056382" calcext:value-type="float">
            <text:p>0.03056382</text:p>
          </table:table-cell>
          <table:table-cell office:value-type="float" office:value="8.1796055" calcext:value-type="float">
            <text:p>8.1796055</text:p>
          </table:table-cell>
          <table:table-cell table:formula="of:=[.C380]+[.A381]" office:value-type="float" office:value="13.990737811" calcext:value-type="float">
            <text:p>13.990737811</text:p>
          </table:table-cell>
        </table:table-row>
        <table:table-row table:style-name="ro1">
          <table:table-cell office:value-type="float" office:value="0.031097887" calcext:value-type="float">
            <text:p>0.031097887</text:p>
          </table:table-cell>
          <table:table-cell office:value-type="float" office:value="8.039131" calcext:value-type="float">
            <text:p>8.039131</text:p>
          </table:table-cell>
          <table:table-cell table:formula="of:=[.C381]+[.A382]" office:value-type="float" office:value="14.021835698" calcext:value-type="float">
            <text:p>14.021835698</text:p>
          </table:table-cell>
        </table:table-row>
        <table:table-row table:style-name="ro1">
          <table:table-cell office:value-type="float" office:value="0.031265736" calcext:value-type="float">
            <text:p>0.031265736</text:p>
          </table:table-cell>
          <table:table-cell office:value-type="float" office:value="7.9959736" calcext:value-type="float">
            <text:p>7.9959736</text:p>
          </table:table-cell>
          <table:table-cell table:formula="of:=[.C382]+[.A383]" office:value-type="float" office:value="14.053101434" calcext:value-type="float">
            <text:p>14.053101434</text:p>
          </table:table-cell>
        </table:table-row>
        <table:table-row table:style-name="ro1">
          <table:table-cell office:value-type="float" office:value="0.031265736" calcext:value-type="float">
            <text:p>0.031265736</text:p>
          </table:table-cell>
          <table:table-cell office:value-type="float" office:value="7.9959736" calcext:value-type="float">
            <text:p>7.9959736</text:p>
          </table:table-cell>
          <table:table-cell table:formula="of:=[.C383]+[.A384]" office:value-type="float" office:value="14.08436717" calcext:value-type="float">
            <text:p>14.08436717</text:p>
          </table:table-cell>
        </table:table-row>
        <table:table-row table:style-name="ro1">
          <table:table-cell office:value-type="float" office:value="0.031006332" calcext:value-type="float">
            <text:p>0.031006332</text:p>
          </table:table-cell>
          <table:table-cell office:value-type="float" office:value="8.062869" calcext:value-type="float">
            <text:p>8.062869</text:p>
          </table:table-cell>
          <table:table-cell table:formula="of:=[.C384]+[.A385]" office:value-type="float" office:value="14.115373502" calcext:value-type="float">
            <text:p>14.115373502</text:p>
          </table:table-cell>
        </table:table-row>
        <table:table-row table:style-name="ro1">
          <table:table-cell office:value-type="float" office:value="0.03152514" calcext:value-type="float">
            <text:p>0.03152514</text:p>
          </table:table-cell>
          <table:table-cell office:value-type="float" office:value="7.930179" calcext:value-type="float">
            <text:p>7.930179</text:p>
          </table:table-cell>
          <table:table-cell table:formula="of:=[.C385]+[.A386]" office:value-type="float" office:value="14.146898642" calcext:value-type="float">
            <text:p>14.146898642</text:p>
          </table:table-cell>
        </table:table-row>
        <table:table-row table:style-name="ro1">
          <table:table-cell office:value-type="float" office:value="0.03169299" calcext:value-type="float">
            <text:p>0.03169299</text:p>
          </table:table-cell>
          <table:table-cell office:value-type="float" office:value="7.88818" calcext:value-type="float">
            <text:p>7.88818</text:p>
          </table:table-cell>
          <table:table-cell table:formula="of:=[.C386]+[.A387]" office:value-type="float" office:value="14.178591632" calcext:value-type="float">
            <text:p>14.178591632</text:p>
          </table:table-cell>
        </table:table-row>
        <table:table-row table:style-name="ro1">
          <table:table-cell office:value-type="float" office:value="0.03166247" calcext:value-type="float">
            <text:p>0.03166247</text:p>
          </table:table-cell>
          <table:table-cell office:value-type="float" office:value="7.895783" calcext:value-type="float">
            <text:p>7.895783</text:p>
          </table:table-cell>
          <table:table-cell table:formula="of:=[.C387]+[.A388]" office:value-type="float" office:value="14.210254102" calcext:value-type="float">
            <text:p>14.210254102</text:p>
          </table:table-cell>
        </table:table-row>
        <table:table-row table:style-name="ro1">
          <table:table-cell office:value-type="float" office:value="0.03138781" calcext:value-type="float">
            <text:p>0.03138781</text:p>
          </table:table-cell>
          <table:table-cell office:value-type="float" office:value="7.964875" calcext:value-type="float">
            <text:p>7.964875</text:p>
          </table:table-cell>
          <table:table-cell table:formula="of:=[.C388]+[.A389]" office:value-type="float" office:value="14.241641912" calcext:value-type="float">
            <text:p>14.241641912</text:p>
          </table:table-cell>
        </table:table-row>
        <table:table-row table:style-name="ro1">
          <table:table-cell office:value-type="float" office:value="0.031891357" calcext:value-type="float">
            <text:p>0.031891357</text:p>
          </table:table-cell>
          <table:table-cell office:value-type="float" office:value="7.8391147" calcext:value-type="float">
            <text:p>7.8391147</text:p>
          </table:table-cell>
          <table:table-cell table:formula="of:=[.C389]+[.A390]" office:value-type="float" office:value="14.273533269" calcext:value-type="float">
            <text:p>14.273533269</text:p>
          </table:table-cell>
        </table:table-row>
        <table:table-row table:style-name="ro1">
          <table:table-cell office:value-type="float" office:value="0.032043945" calcext:value-type="float">
            <text:p>0.032043945</text:p>
          </table:table-cell>
          <table:table-cell office:value-type="float" office:value="7.8017864" calcext:value-type="float">
            <text:p>7.8017864</text:p>
          </table:table-cell>
          <table:table-cell table:formula="of:=[.C390]+[.A391]" office:value-type="float" office:value="14.305577214" calcext:value-type="float">
            <text:p>14.305577214</text:p>
          </table:table-cell>
        </table:table-row>
        <table:table-row table:style-name="ro1">
          <table:table-cell office:value-type="float" office:value="0.031952392" calcext:value-type="float">
            <text:p>0.031952392</text:p>
          </table:table-cell>
          <table:table-cell office:value-type="float" office:value="7.8241405" calcext:value-type="float">
            <text:p>7.8241405</text:p>
          </table:table-cell>
          <table:table-cell table:formula="of:=[.C391]+[.A392]" office:value-type="float" office:value="14.337529606" calcext:value-type="float">
            <text:p>14.337529606</text:p>
          </table:table-cell>
        </table:table-row>
        <table:table-row table:style-name="ro1">
          <table:table-cell office:value-type="float" office:value="0.031601433" calcext:value-type="float">
            <text:p>0.031601433</text:p>
          </table:table-cell>
          <table:table-cell office:value-type="float" office:value="7.9110336" calcext:value-type="float">
            <text:p>7.9110336</text:p>
          </table:table-cell>
          <table:table-cell table:formula="of:=[.C392]+[.A393]" office:value-type="float" office:value="14.369131039" calcext:value-type="float">
            <text:p>14.369131039</text:p>
          </table:table-cell>
        </table:table-row>
        <table:table-row table:style-name="ro1">
          <table:table-cell office:value-type="float" office:value="0.03196765" calcext:value-type="float">
            <text:p>0.03196765</text:p>
          </table:table-cell>
          <table:table-cell office:value-type="float" office:value="7.820406" calcext:value-type="float">
            <text:p>7.820406</text:p>
          </table:table-cell>
          <table:table-cell table:formula="of:=[.C393]+[.A394]" office:value-type="float" office:value="14.401098689" calcext:value-type="float">
            <text:p>14.401098689</text:p>
          </table:table-cell>
        </table:table-row>
        <table:table-row table:style-name="ro1">
          <table:table-cell office:value-type="float" office:value="0.031891357" calcext:value-type="float">
            <text:p>0.031891357</text:p>
          </table:table-cell>
          <table:table-cell office:value-type="float" office:value="7.8391147" calcext:value-type="float">
            <text:p>7.8391147</text:p>
          </table:table-cell>
          <table:table-cell table:formula="of:=[.C394]+[.A395]" office:value-type="float" office:value="14.432990046" calcext:value-type="float">
            <text:p>14.432990046</text:p>
          </table:table-cell>
        </table:table-row>
        <table:table-row table:style-name="ro1">
          <table:table-cell office:value-type="float" office:value="0.031616695" calcext:value-type="float">
            <text:p>0.031616695</text:p>
          </table:table-cell>
          <table:table-cell office:value-type="float" office:value="7.9072146" calcext:value-type="float">
            <text:p>7.9072146</text:p>
          </table:table-cell>
          <table:table-cell table:formula="of:=[.C395]+[.A396]" office:value-type="float" office:value="14.464606741" calcext:value-type="float">
            <text:p>14.464606741</text:p>
          </table:table-cell>
        </table:table-row>
        <table:table-row table:style-name="ro1">
          <table:table-cell office:value-type="float" office:value="0.031021591" calcext:value-type="float">
            <text:p>0.031021591</text:p>
          </table:table-cell>
          <table:table-cell office:value-type="float" office:value="8.058904" calcext:value-type="float">
            <text:p>8.058904</text:p>
          </table:table-cell>
          <table:table-cell table:formula="of:=[.C396]+[.A397]" office:value-type="float" office:value="14.495628332" calcext:value-type="float">
            <text:p>14.495628332</text:p>
          </table:table-cell>
        </table:table-row>
        <table:table-row table:style-name="ro1">
          <table:table-cell office:value-type="float" office:value="0.031113146" calcext:value-type="float">
            <text:p>0.031113146</text:p>
          </table:table-cell>
          <table:table-cell office:value-type="float" office:value="8.035189" calcext:value-type="float">
            <text:p>8.035189</text:p>
          </table:table-cell>
          <table:table-cell table:formula="of:=[.C397]+[.A398]" office:value-type="float" office:value="14.526741478" calcext:value-type="float">
            <text:p>14.526741478</text:p>
          </table:table-cell>
        </table:table-row>
        <table:table-row table:style-name="ro1">
          <table:table-cell office:value-type="float" office:value="0.030853743" calcext:value-type="float">
            <text:p>0.030853743</text:p>
          </table:table-cell>
          <table:table-cell office:value-type="float" office:value="8.102744" calcext:value-type="float">
            <text:p>8.102744</text:p>
          </table:table-cell>
          <table:table-cell table:formula="of:=[.C398]+[.A399]" office:value-type="float" office:value="14.557595221" calcext:value-type="float">
            <text:p>14.557595221</text:p>
          </table:table-cell>
        </table:table-row>
        <table:table-row table:style-name="ro1">
          <table:table-cell office:value-type="float" office:value="0.030319676" calcext:value-type="float">
            <text:p>0.030319676</text:p>
          </table:table-cell>
          <table:table-cell office:value-type="float" office:value="8.245471" calcext:value-type="float">
            <text:p>8.245471</text:p>
          </table:table-cell>
          <table:table-cell table:formula="of:=[.C399]+[.A400]" office:value-type="float" office:value="14.587914897" calcext:value-type="float">
            <text:p>14.587914897</text:p>
          </table:table-cell>
        </table:table-row>
        <table:table-row table:style-name="ro1">
          <table:table-cell office:value-type="float" office:value="0.029602503" calcext:value-type="float">
            <text:p>0.029602503</text:p>
          </table:table-cell>
          <table:table-cell office:value-type="float" office:value="8.445231" calcext:value-type="float">
            <text:p>8.445231</text:p>
          </table:table-cell>
          <table:table-cell table:formula="of:=[.C400]+[.A401]" office:value-type="float" office:value="14.6175174" calcext:value-type="float">
            <text:p>14.6175174</text:p>
          </table:table-cell>
        </table:table-row>
        <table:table-row table:style-name="ro1">
          <table:table-cell office:value-type="float" office:value="0.02978561" calcext:value-type="float">
            <text:p>0.02978561</text:p>
          </table:table-cell>
          <table:table-cell office:value-type="float" office:value="8.393314" calcext:value-type="float">
            <text:p>8.393314</text:p>
          </table:table-cell>
          <table:table-cell table:formula="of:=[.C401]+[.A402]" office:value-type="float" office:value="14.64730301" calcext:value-type="float">
            <text:p>14.64730301</text:p>
          </table:table-cell>
        </table:table-row>
        <table:table-row table:style-name="ro1">
          <table:table-cell office:value-type="float" office:value="0.02995346" calcext:value-type="float">
            <text:p>0.02995346</text:p>
          </table:table-cell>
          <table:table-cell office:value-type="float" office:value="8.346281" calcext:value-type="float">
            <text:p>8.346281</text:p>
          </table:table-cell>
          <table:table-cell table:formula="of:=[.C402]+[.A403]" office:value-type="float" office:value="14.67725647" calcext:value-type="float">
            <text:p>14.67725647</text:p>
          </table:table-cell>
        </table:table-row>
        <table:table-row table:style-name="ro1">
          <table:table-cell office:value-type="float" office:value="0.0299382" calcext:value-type="float">
            <text:p>0.0299382</text:p>
          </table:table-cell>
          <table:table-cell office:value-type="float" office:value="8.350535" calcext:value-type="float">
            <text:p>8.350535</text:p>
          </table:table-cell>
          <table:table-cell table:formula="of:=[.C403]+[.A404]" office:value-type="float" office:value="14.70719467" calcext:value-type="float">
            <text:p>14.70719467</text:p>
          </table:table-cell>
        </table:table-row>
        <table:table-row table:style-name="ro1">
          <table:table-cell office:value-type="float" office:value="0.029694056" calcext:value-type="float">
            <text:p>0.029694056</text:p>
          </table:table-cell>
          <table:table-cell office:value-type="float" office:value="8.419193" calcext:value-type="float">
            <text:p>8.419193</text:p>
          </table:table-cell>
          <table:table-cell table:formula="of:=[.C404]+[.A405]" office:value-type="float" office:value="14.736888726" calcext:value-type="float">
            <text:p>14.736888726</text:p>
          </table:table-cell>
        </table:table-row>
        <table:table-row table:style-name="ro1">
          <table:table-cell office:value-type="float" office:value="0.030228123" calcext:value-type="float">
            <text:p>0.030228123</text:p>
          </table:table-cell>
          <table:table-cell office:value-type="float" office:value="8.270444" calcext:value-type="float">
            <text:p>8.270444</text:p>
          </table:table-cell>
          <table:table-cell table:formula="of:=[.C405]+[.A406]" office:value-type="float" office:value="14.767116849" calcext:value-type="float">
            <text:p>14.767116849</text:p>
          </table:table-cell>
        </table:table-row>
        <table:table-row table:style-name="ro1">
          <table:table-cell office:value-type="float" office:value="0.030395972" calcext:value-type="float">
            <text:p>0.030395972</text:p>
          </table:table-cell>
          <table:table-cell office:value-type="float" office:value="8.224774" calcext:value-type="float">
            <text:p>8.224774</text:p>
          </table:table-cell>
          <table:table-cell table:formula="of:=[.C406]+[.A407]" office:value-type="float" office:value="14.797512821" calcext:value-type="float">
            <text:p>14.797512821</text:p>
          </table:table-cell>
        </table:table-row>
        <table:table-row table:style-name="ro1">
          <table:table-cell office:value-type="float" office:value="0.030395972" calcext:value-type="float">
            <text:p>0.030395972</text:p>
          </table:table-cell>
          <table:table-cell office:value-type="float" office:value="8.224774" calcext:value-type="float">
            <text:p>8.224774</text:p>
          </table:table-cell>
          <table:table-cell table:formula="of:=[.C407]+[.A408]" office:value-type="float" office:value="14.827908793" calcext:value-type="float">
            <text:p>14.827908793</text:p>
          </table:table-cell>
        </table:table-row>
        <table:table-row table:style-name="ro1">
          <table:table-cell office:value-type="float" office:value="0.030167086" calcext:value-type="float">
            <text:p>0.030167086</text:p>
          </table:table-cell>
          <table:table-cell office:value-type="float" office:value="8.287178" calcext:value-type="float">
            <text:p>8.287178</text:p>
          </table:table-cell>
          <table:table-cell table:formula="of:=[.C408]+[.A409]" office:value-type="float" office:value="14.858075879" calcext:value-type="float">
            <text:p>14.858075879</text:p>
          </table:table-cell>
        </table:table-row>
        <table:table-row table:style-name="ro1">
          <table:table-cell office:value-type="float" office:value="0.030685892" calcext:value-type="float">
            <text:p>0.030685892</text:p>
          </table:table-cell>
          <table:table-cell office:value-type="float" office:value="8.147066" calcext:value-type="float">
            <text:p>8.147066</text:p>
          </table:table-cell>
          <table:table-cell table:formula="of:=[.C409]+[.A410]" office:value-type="float" office:value="14.888761771" calcext:value-type="float">
            <text:p>14.888761771</text:p>
          </table:table-cell>
        </table:table-row>
        <table:table-row table:style-name="ro1">
          <table:table-cell office:value-type="float" office:value="0.030838484" calcext:value-type="float">
            <text:p>0.030838484</text:p>
          </table:table-cell>
          <table:table-cell office:value-type="float" office:value="8.106753" calcext:value-type="float">
            <text:p>8.106753</text:p>
          </table:table-cell>
          <table:table-cell table:formula="of:=[.C410]+[.A411]" office:value-type="float" office:value="14.919600255" calcext:value-type="float">
            <text:p>14.919600255</text:p>
          </table:table-cell>
        </table:table-row>
        <table:table-row table:style-name="ro1">
          <table:table-cell office:value-type="float" office:value="0.030807965" calcext:value-type="float">
            <text:p>0.030807965</text:p>
          </table:table-cell>
          <table:table-cell office:value-type="float" office:value="8.114785" calcext:value-type="float">
            <text:p>8.114785</text:p>
          </table:table-cell>
          <table:table-cell table:formula="of:=[.C411]+[.A412]" office:value-type="float" office:value="14.95040822" calcext:value-type="float">
            <text:p>14.95040822</text:p>
          </table:table-cell>
        </table:table-row>
        <table:table-row table:style-name="ro1">
          <table:table-cell office:value-type="float" office:value="0.030624857" calcext:value-type="float">
            <text:p>0.030624857</text:p>
          </table:table-cell>
          <table:table-cell office:value-type="float" office:value="8.163303" calcext:value-type="float">
            <text:p>8.163303</text:p>
          </table:table-cell>
          <table:table-cell table:formula="of:=[.C412]+[.A413]" office:value-type="float" office:value="14.981033077" calcext:value-type="float">
            <text:p>14.981033077</text:p>
          </table:table-cell>
        </table:table-row>
        <table:table-row table:style-name="ro1">
          <table:table-cell office:value-type="float" office:value="0.031097887" calcext:value-type="float">
            <text:p>0.031097887</text:p>
          </table:table-cell>
          <table:table-cell office:value-type="float" office:value="8.039131" calcext:value-type="float">
            <text:p>8.039131</text:p>
          </table:table-cell>
          <table:table-cell table:formula="of:=[.C413]+[.A414]" office:value-type="float" office:value="15.012130964" calcext:value-type="float">
            <text:p>15.012130964</text:p>
          </table:table-cell>
        </table:table-row>
        <table:table-row table:style-name="ro1">
          <table:table-cell office:value-type="float" office:value="0.031296253" calcext:value-type="float">
            <text:p>0.031296253</text:p>
          </table:table-cell>
          <table:table-cell office:value-type="float" office:value="7.988177" calcext:value-type="float">
            <text:p>7.988177</text:p>
          </table:table-cell>
          <table:table-cell table:formula="of:=[.C414]+[.A415]" office:value-type="float" office:value="15.043427217" calcext:value-type="float">
            <text:p>15.043427217</text:p>
          </table:table-cell>
        </table:table-row>
        <table:table-row table:style-name="ro1">
          <table:table-cell office:value-type="float" office:value="0.031296253" calcext:value-type="float">
            <text:p>0.031296253</text:p>
          </table:table-cell>
          <table:table-cell office:value-type="float" office:value="7.988177" calcext:value-type="float">
            <text:p>7.988177</text:p>
          </table:table-cell>
          <table:table-cell table:formula="of:=[.C415]+[.A416]" office:value-type="float" office:value="15.07472347" calcext:value-type="float">
            <text:p>15.07472347</text:p>
          </table:table-cell>
        </table:table-row>
        <table:table-row table:style-name="ro1">
          <table:table-cell office:value-type="float" office:value="0.031052109" calcext:value-type="float">
            <text:p>0.031052109</text:p>
          </table:table-cell>
          <table:table-cell office:value-type="float" office:value="8.050983" calcext:value-type="float">
            <text:p>8.050983</text:p>
          </table:table-cell>
          <table:table-cell table:formula="of:=[.C416]+[.A417]" office:value-type="float" office:value="15.105775579" calcext:value-type="float">
            <text:p>15.105775579</text:p>
          </table:table-cell>
        </table:table-row>
        <table:table-row table:style-name="ro1">
          <table:table-cell office:value-type="float" office:value="0.031555656" calcext:value-type="float">
            <text:p>0.031555656</text:p>
          </table:table-cell>
          <table:table-cell office:value-type="float" office:value="7.9225097" calcext:value-type="float">
            <text:p>7.9225097</text:p>
          </table:table-cell>
          <table:table-cell table:formula="of:=[.C417]+[.A418]" office:value-type="float" office:value="15.137331235" calcext:value-type="float">
            <text:p>15.137331235</text:p>
          </table:table-cell>
        </table:table-row>
        <table:table-row table:style-name="ro1">
          <table:table-cell office:value-type="float" office:value="0.031738766" calcext:value-type="float">
            <text:p>0.031738766</text:p>
          </table:table-cell>
          <table:table-cell office:value-type="float" office:value="7.876803" calcext:value-type="float">
            <text:p>7.876803</text:p>
          </table:table-cell>
          <table:table-cell table:formula="of:=[.C418]+[.A419]" office:value-type="float" office:value="15.169070001" calcext:value-type="float">
            <text:p>15.169070001</text:p>
          </table:table-cell>
        </table:table-row>
        <table:table-row table:style-name="ro1">
          <table:table-cell office:value-type="float" office:value="0.031708248" calcext:value-type="float">
            <text:p>0.031708248</text:p>
          </table:table-cell>
          <table:table-cell office:value-type="float" office:value="7.8843837" calcext:value-type="float">
            <text:p>7.8843837</text:p>
          </table:table-cell>
          <table:table-cell table:formula="of:=[.C419]+[.A420]" office:value-type="float" office:value="15.200778249" calcext:value-type="float">
            <text:p>15.200778249</text:p>
          </table:table-cell>
        </table:table-row>
        <table:table-row table:style-name="ro1">
          <table:table-cell office:value-type="float" office:value="0.031448845" calcext:value-type="float">
            <text:p>0.031448845</text:p>
          </table:table-cell>
          <table:table-cell office:value-type="float" office:value="7.949417" calcext:value-type="float">
            <text:p>7.949417</text:p>
          </table:table-cell>
          <table:table-cell table:formula="of:=[.C420]+[.A421]" office:value-type="float" office:value="15.232227094" calcext:value-type="float">
            <text:p>15.232227094</text:p>
          </table:table-cell>
        </table:table-row>
        <table:table-row table:style-name="ro1">
          <table:table-cell office:value-type="float" office:value="0.031937134" calcext:value-type="float">
            <text:p>0.031937134</text:p>
          </table:table-cell>
          <table:table-cell office:value-type="float" office:value="7.827879" calcext:value-type="float">
            <text:p>7.827879</text:p>
          </table:table-cell>
          <table:table-cell table:formula="of:=[.C421]+[.A422]" office:value-type="float" office:value="15.264164228" calcext:value-type="float">
            <text:p>15.264164228</text:p>
          </table:table-cell>
        </table:table-row>
        <table:table-row table:style-name="ro1">
          <table:table-cell office:value-type="float" office:value="0.032013427" calcext:value-type="float">
            <text:p>0.032013427</text:p>
          </table:table-cell>
          <table:table-cell office:value-type="float" office:value="7.8092237" calcext:value-type="float">
            <text:p>7.8092237</text:p>
          </table:table-cell>
          <table:table-cell table:formula="of:=[.C422]+[.A423]" office:value-type="float" office:value="15.296177655" calcext:value-type="float">
            <text:p>15.296177655</text:p>
          </table:table-cell>
        </table:table-row>
        <table:table-row table:style-name="ro1">
          <table:table-cell office:value-type="float" office:value="0.03196765" calcext:value-type="float">
            <text:p>0.03196765</text:p>
          </table:table-cell>
          <table:table-cell office:value-type="float" office:value="7.820406" calcext:value-type="float">
            <text:p>7.820406</text:p>
          </table:table-cell>
          <table:table-cell table:formula="of:=[.C423]+[.A424]" office:value-type="float" office:value="15.328145305" calcext:value-type="float">
            <text:p>15.328145305</text:p>
          </table:table-cell>
        </table:table-row>
        <table:table-row table:style-name="ro1">
          <table:table-cell office:value-type="float" office:value="0.031601433" calcext:value-type="float">
            <text:p>0.031601433</text:p>
          </table:table-cell>
          <table:table-cell office:value-type="float" office:value="7.9110336" calcext:value-type="float">
            <text:p>7.9110336</text:p>
          </table:table-cell>
          <table:table-cell table:formula="of:=[.C424]+[.A425]" office:value-type="float" office:value="15.359746738" calcext:value-type="float">
            <text:p>15.359746738</text:p>
          </table:table-cell>
        </table:table-row>
        <table:table-row table:style-name="ro1">
          <table:table-cell office:value-type="float" office:value="0.03196765" calcext:value-type="float">
            <text:p>0.03196765</text:p>
          </table:table-cell>
          <table:table-cell office:value-type="float" office:value="7.820406" calcext:value-type="float">
            <text:p>7.820406</text:p>
          </table:table-cell>
          <table:table-cell table:formula="of:=[.C425]+[.A426]" office:value-type="float" office:value="15.391714388" calcext:value-type="float">
            <text:p>15.391714388</text:p>
          </table:table-cell>
        </table:table-row>
        <table:table-row table:style-name="ro1">
          <table:table-cell office:value-type="float" office:value="0.031891357" calcext:value-type="float">
            <text:p>0.031891357</text:p>
          </table:table-cell>
          <table:table-cell office:value-type="float" office:value="7.8391147" calcext:value-type="float">
            <text:p>7.8391147</text:p>
          </table:table-cell>
          <table:table-cell table:formula="of:=[.C426]+[.A427]" office:value-type="float" office:value="15.423605745" calcext:value-type="float">
            <text:p>15.423605745</text:p>
          </table:table-cell>
        </table:table-row>
        <table:table-row table:style-name="ro1">
          <table:table-cell office:value-type="float" office:value="0.031616695" calcext:value-type="float">
            <text:p>0.031616695</text:p>
          </table:table-cell>
          <table:table-cell office:value-type="float" office:value="7.9072146" calcext:value-type="float">
            <text:p>7.9072146</text:p>
          </table:table-cell>
          <table:table-cell table:formula="of:=[.C427]+[.A428]" office:value-type="float" office:value="15.45522244" calcext:value-type="float">
            <text:p>15.45522244</text:p>
          </table:table-cell>
        </table:table-row>
        <table:table-row table:style-name="ro1">
          <table:table-cell office:value-type="float" office:value="0.031006332" calcext:value-type="float">
            <text:p>0.031006332</text:p>
          </table:table-cell>
          <table:table-cell office:value-type="float" office:value="8.062869" calcext:value-type="float">
            <text:p>8.062869</text:p>
          </table:table-cell>
          <table:table-cell table:formula="of:=[.C428]+[.A429]" office:value-type="float" office:value="15.486228772" calcext:value-type="float">
            <text:p>15.486228772</text:p>
          </table:table-cell>
        </table:table-row>
        <table:table-row table:style-name="ro1">
          <table:table-cell office:value-type="float" office:value="0.031128405" calcext:value-type="float">
            <text:p>0.031128405</text:p>
          </table:table-cell>
          <table:table-cell office:value-type="float" office:value="8.03125" calcext:value-type="float">
            <text:p>8.03125</text:p>
          </table:table-cell>
          <table:table-cell table:formula="of:=[.C429]+[.A430]" office:value-type="float" office:value="15.517357177" calcext:value-type="float">
            <text:p>15.517357177</text:p>
          </table:table-cell>
        </table:table-row>
        <table:table-row table:style-name="ro1">
          <table:table-cell office:value-type="float" office:value="0.030869002" calcext:value-type="float">
            <text:p>0.030869002</text:p>
          </table:table-cell>
          <table:table-cell office:value-type="float" office:value="8.09874" calcext:value-type="float">
            <text:p>8.09874</text:p>
          </table:table-cell>
          <table:table-cell table:formula="of:=[.C430]+[.A431]" office:value-type="float" office:value="15.548226179" calcext:value-type="float">
            <text:p>15.548226179</text:p>
          </table:table-cell>
        </table:table-row>
        <table:table-row table:style-name="ro1">
          <table:table-cell office:value-type="float" office:value="0.030350195" calcext:value-type="float">
            <text:p>0.030350195</text:p>
          </table:table-cell>
          <table:table-cell office:value-type="float" office:value="8.237179" calcext:value-type="float">
            <text:p>8.237179</text:p>
          </table:table-cell>
          <table:table-cell table:formula="of:=[.C431]+[.A432]" office:value-type="float" office:value="15.578576374" calcext:value-type="float">
            <text:p>15.578576374</text:p>
          </table:table-cell>
        </table:table-row>
        <table:table-row table:style-name="ro1">
          <table:table-cell office:value-type="float" office:value="0.029633021" calcext:value-type="float">
            <text:p>0.029633021</text:p>
          </table:table-cell>
          <table:table-cell office:value-type="float" office:value="8.436535" calcext:value-type="float">
            <text:p>8.436535</text:p>
          </table:table-cell>
          <table:table-cell table:formula="of:=[.C432]+[.A433]" office:value-type="float" office:value="15.608209395" calcext:value-type="float">
            <text:p>15.608209395</text:p>
          </table:table-cell>
        </table:table-row>
        <table:table-row table:style-name="ro1">
          <table:table-cell office:value-type="float" office:value="0.029770352" calcext:value-type="float">
            <text:p>0.029770352</text:p>
          </table:table-cell>
          <table:table-cell office:value-type="float" office:value="8.397616" calcext:value-type="float">
            <text:p>8.397616</text:p>
          </table:table-cell>
          <table:table-cell table:formula="of:=[.C433]+[.A434]" office:value-type="float" office:value="15.637979747" calcext:value-type="float">
            <text:p>15.637979747</text:p>
          </table:table-cell>
        </table:table-row>
        <table:table-row table:style-name="ro1">
          <table:table-cell office:value-type="float" office:value="0.02995346" calcext:value-type="float">
            <text:p>0.02995346</text:p>
          </table:table-cell>
          <table:table-cell office:value-type="float" office:value="8.346281" calcext:value-type="float">
            <text:p>8.346281</text:p>
          </table:table-cell>
          <table:table-cell table:formula="of:=[.C434]+[.A435]" office:value-type="float" office:value="15.667933207" calcext:value-type="float">
            <text:p>15.667933207</text:p>
          </table:table-cell>
        </table:table-row>
        <table:table-row table:style-name="ro1">
          <table:table-cell office:value-type="float" office:value="0.02995346" calcext:value-type="float">
            <text:p>0.02995346</text:p>
          </table:table-cell>
          <table:table-cell office:value-type="float" office:value="8.346281" calcext:value-type="float">
            <text:p>8.346281</text:p>
          </table:table-cell>
          <table:table-cell table:formula="of:=[.C435]+[.A436]" office:value-type="float" office:value="15.697886667" calcext:value-type="float">
            <text:p>15.697886667</text:p>
          </table:table-cell>
        </table:table-row>
        <table:table-row table:style-name="ro1">
          <table:table-cell office:value-type="float" office:value="0.029724576" calcext:value-type="float">
            <text:p>0.029724576</text:p>
          </table:table-cell>
          <table:table-cell office:value-type="float" office:value="8.410549" calcext:value-type="float">
            <text:p>8.410549</text:p>
          </table:table-cell>
          <table:table-cell table:formula="of:=[.C436]+[.A437]" office:value-type="float" office:value="15.727611243" calcext:value-type="float">
            <text:p>15.727611243</text:p>
          </table:table-cell>
        </table:table-row>
        <table:table-row table:style-name="ro1">
          <table:table-cell office:value-type="float" office:value="0.03025864" calcext:value-type="float">
            <text:p>0.03025864</text:p>
          </table:table-cell>
          <table:table-cell office:value-type="float" office:value="8.262103" calcext:value-type="float">
            <text:p>8.262103</text:p>
          </table:table-cell>
          <table:table-cell table:formula="of:=[.C437]+[.A438]" office:value-type="float" office:value="15.757869883" calcext:value-type="float">
            <text:p>15.757869883</text:p>
          </table:table-cell>
        </table:table-row>
        <table:table-row table:style-name="ro1">
          <table:table-cell office:value-type="float" office:value="0.03041123" calcext:value-type="float">
            <text:p>0.03041123</text:p>
          </table:table-cell>
          <table:table-cell office:value-type="float" office:value="8.220647" calcext:value-type="float">
            <text:p>8.220647</text:p>
          </table:table-cell>
          <table:table-cell table:formula="of:=[.C438]+[.A439]" office:value-type="float" office:value="15.788281113" calcext:value-type="float">
            <text:p>15.788281113</text:p>
          </table:table-cell>
        </table:table-row>
        <table:table-row table:style-name="ro1">
          <table:table-cell office:value-type="float" office:value="0.030395972" calcext:value-type="float">
            <text:p>0.030395972</text:p>
          </table:table-cell>
          <table:table-cell office:value-type="float" office:value="8.224774" calcext:value-type="float">
            <text:p>8.224774</text:p>
          </table:table-cell>
          <table:table-cell table:formula="of:=[.C439]+[.A440]" office:value-type="float" office:value="15.818677085" calcext:value-type="float">
            <text:p>15.818677085</text:p>
          </table:table-cell>
        </table:table-row>
        <table:table-row table:style-name="ro1">
          <table:table-cell office:value-type="float" office:value="0.030136568" calcext:value-type="float">
            <text:p>0.030136568</text:p>
          </table:table-cell>
          <table:table-cell office:value-type="float" office:value="8.295569" calcext:value-type="float">
            <text:p>8.295569</text:p>
          </table:table-cell>
          <table:table-cell table:formula="of:=[.C440]+[.A441]" office:value-type="float" office:value="15.848813653" calcext:value-type="float">
            <text:p>15.848813653</text:p>
          </table:table-cell>
        </table:table-row>
        <table:table-row table:style-name="ro1">
          <table:table-cell office:value-type="float" office:value="0.030685892" calcext:value-type="float">
            <text:p>0.030685892</text:p>
          </table:table-cell>
          <table:table-cell office:value-type="float" office:value="8.147066" calcext:value-type="float">
            <text:p>8.147066</text:p>
          </table:table-cell>
          <table:table-cell table:formula="of:=[.C441]+[.A442]" office:value-type="float" office:value="15.879499545" calcext:value-type="float">
            <text:p>15.879499545</text:p>
          </table:table-cell>
        </table:table-row>
        <table:table-row table:style-name="ro1">
          <table:table-cell office:value-type="float" office:value="0.030807965" calcext:value-type="float">
            <text:p>0.030807965</text:p>
          </table:table-cell>
          <table:table-cell office:value-type="float" office:value="8.114785" calcext:value-type="float">
            <text:p>8.114785</text:p>
          </table:table-cell>
          <table:table-cell table:formula="of:=[.C442]+[.A443]" office:value-type="float" office:value="15.91030751" calcext:value-type="float">
            <text:p>15.91030751</text:p>
          </table:table-cell>
        </table:table-row>
        <table:table-row table:style-name="ro1">
          <table:table-cell office:value-type="float" office:value="0.030838484" calcext:value-type="float">
            <text:p>0.030838484</text:p>
          </table:table-cell>
          <table:table-cell office:value-type="float" office:value="8.106753" calcext:value-type="float">
            <text:p>8.106753</text:p>
          </table:table-cell>
          <table:table-cell table:formula="of:=[.C443]+[.A444]" office:value-type="float" office:value="15.941145994" calcext:value-type="float">
            <text:p>15.941145994</text:p>
          </table:table-cell>
        </table:table-row>
        <table:table-row table:style-name="ro1">
          <table:table-cell office:value-type="float" office:value="0.03057908" calcext:value-type="float">
            <text:p>0.03057908</text:p>
          </table:table-cell>
          <table:table-cell office:value-type="float" office:value="8.175524" calcext:value-type="float">
            <text:p>8.175524</text:p>
          </table:table-cell>
          <table:table-cell table:formula="of:=[.C444]+[.A445]" office:value-type="float" office:value="15.971725074" calcext:value-type="float">
            <text:p>15.971725074</text:p>
          </table:table-cell>
        </table:table-row>
        <table:table-row table:style-name="ro1">
          <table:table-cell office:value-type="float" office:value="0.031143663" calcext:value-type="float">
            <text:p>0.031143663</text:p>
          </table:table-cell>
          <table:table-cell office:value-type="float" office:value="8.027315" calcext:value-type="float">
            <text:p>8.027315</text:p>
          </table:table-cell>
          <table:table-cell table:formula="of:=[.C445]+[.A446]" office:value-type="float" office:value="16.002868737" calcext:value-type="float">
            <text:p>16.002868737</text:p>
          </table:table-cell>
        </table:table-row>
        <table:table-row table:style-name="ro1">
          <table:table-cell office:value-type="float" office:value="0.031296253" calcext:value-type="float">
            <text:p>0.031296253</text:p>
          </table:table-cell>
          <table:table-cell office:value-type="float" office:value="7.988177" calcext:value-type="float">
            <text:p>7.988177</text:p>
          </table:table-cell>
          <table:table-cell table:formula="of:=[.C446]+[.A447]" office:value-type="float" office:value="16.03416499" calcext:value-type="float">
            <text:p>16.03416499</text:p>
          </table:table-cell>
        </table:table-row>
        <table:table-row table:style-name="ro1">
          <table:table-cell office:value-type="float" office:value="0.031296253" calcext:value-type="float">
            <text:p>0.031296253</text:p>
          </table:table-cell>
          <table:table-cell office:value-type="float" office:value="7.988177" calcext:value-type="float">
            <text:p>7.988177</text:p>
          </table:table-cell>
          <table:table-cell table:formula="of:=[.C447]+[.A448]" office:value-type="float" office:value="16.065461243" calcext:value-type="float">
            <text:p>16.065461243</text:p>
          </table:table-cell>
        </table:table-row>
        <table:table-row table:style-name="ro1">
          <table:table-cell office:value-type="float" office:value="0.031052109" calcext:value-type="float">
            <text:p>0.031052109</text:p>
          </table:table-cell>
          <table:table-cell office:value-type="float" office:value="8.050983" calcext:value-type="float">
            <text:p>8.050983</text:p>
          </table:table-cell>
          <table:table-cell table:formula="of:=[.C448]+[.A449]" office:value-type="float" office:value="16.096513352" calcext:value-type="float">
            <text:p>16.096513352</text:p>
          </table:table-cell>
        </table:table-row>
        <table:table-row table:style-name="ro1">
          <table:table-cell office:value-type="float" office:value="0.031586174" calcext:value-type="float">
            <text:p>0.031586174</text:p>
          </table:table-cell>
          <table:table-cell office:value-type="float" office:value="7.914855" calcext:value-type="float">
            <text:p>7.914855</text:p>
          </table:table-cell>
          <table:table-cell table:formula="of:=[.C449]+[.A450]" office:value-type="float" office:value="16.128099526" calcext:value-type="float">
            <text:p>16.128099526</text:p>
          </table:table-cell>
        </table:table-row>
        <table:table-row table:style-name="ro1">
          <table:table-cell office:value-type="float" office:value="0.031738766" calcext:value-type="float">
            <text:p>0.031738766</text:p>
          </table:table-cell>
          <table:table-cell office:value-type="float" office:value="7.876803" calcext:value-type="float">
            <text:p>7.876803</text:p>
          </table:table-cell>
          <table:table-cell table:formula="of:=[.C450]+[.A451]" office:value-type="float" office:value="16.159838292" calcext:value-type="float">
            <text:p>16.159838292</text:p>
          </table:table-cell>
        </table:table-row>
        <table:table-row table:style-name="ro1">
          <table:table-cell office:value-type="float" office:value="0.031738766" calcext:value-type="float">
            <text:p>0.031738766</text:p>
          </table:table-cell>
          <table:table-cell office:value-type="float" office:value="7.876803" calcext:value-type="float">
            <text:p>7.876803</text:p>
          </table:table-cell>
          <table:table-cell table:formula="of:=[.C451]+[.A452]" office:value-type="float" office:value="16.191577058" calcext:value-type="float">
            <text:p>16.191577058</text:p>
          </table:table-cell>
        </table:table-row>
        <table:table-row table:style-name="ro1">
          <table:table-cell office:value-type="float" office:value="0.031448845" calcext:value-type="float">
            <text:p>0.031448845</text:p>
          </table:table-cell>
          <table:table-cell office:value-type="float" office:value="7.949417" calcext:value-type="float">
            <text:p>7.949417</text:p>
          </table:table-cell>
          <table:table-cell table:formula="of:=[.C452]+[.A453]" office:value-type="float" office:value="16.223025903" calcext:value-type="float">
            <text:p>16.223025903</text:p>
          </table:table-cell>
        </table:table-row>
        <table:table-row table:style-name="ro1">
          <table:table-cell office:value-type="float" office:value="0.031937134" calcext:value-type="float">
            <text:p>0.031937134</text:p>
          </table:table-cell>
          <table:table-cell office:value-type="float" office:value="7.827879" calcext:value-type="float">
            <text:p>7.827879</text:p>
          </table:table-cell>
          <table:table-cell table:formula="of:=[.C453]+[.A454]" office:value-type="float" office:value="16.254963037" calcext:value-type="float">
            <text:p>16.254963037</text:p>
          </table:table-cell>
        </table:table-row>
        <table:table-row table:style-name="ro1">
          <table:table-cell office:value-type="float" office:value="0.032074463" calcext:value-type="float">
            <text:p>0.032074463</text:p>
          </table:table-cell>
          <table:table-cell office:value-type="float" office:value="7.794363" calcext:value-type="float">
            <text:p>7.794363</text:p>
          </table:table-cell>
          <table:table-cell table:formula="of:=[.C454]+[.A455]" office:value-type="float" office:value="16.2870375" calcext:value-type="float">
            <text:p>16.2870375</text:p>
          </table:table-cell>
        </table:table-row>
        <table:table-row table:style-name="ro1">
          <table:table-cell office:value-type="float" office:value="0.03198291" calcext:value-type="float">
            <text:p>0.03198291</text:p>
          </table:table-cell>
          <table:table-cell office:value-type="float" office:value="7.8166747" calcext:value-type="float">
            <text:p>7.8166747</text:p>
          </table:table-cell>
          <table:table-cell table:formula="of:=[.C455]+[.A456]" office:value-type="float" office:value="16.31902041" calcext:value-type="float">
            <text:p>16.31902041</text:p>
          </table:table-cell>
        </table:table-row>
        <table:table-row table:style-name="ro1">
          <table:table-cell office:value-type="float" office:value="0.031601433" calcext:value-type="float">
            <text:p>0.031601433</text:p>
          </table:table-cell>
          <table:table-cell office:value-type="float" office:value="7.9110336" calcext:value-type="float">
            <text:p>7.9110336</text:p>
          </table:table-cell>
          <table:table-cell table:formula="of:=[.C456]+[.A457]" office:value-type="float" office:value="16.350621843" calcext:value-type="float">
            <text:p>16.350621843</text:p>
          </table:table-cell>
        </table:table-row>
        <table:table-row table:style-name="ro1">
          <table:table-cell office:value-type="float" office:value="0.03196765" calcext:value-type="float">
            <text:p>0.03196765</text:p>
          </table:table-cell>
          <table:table-cell office:value-type="float" office:value="7.820406" calcext:value-type="float">
            <text:p>7.820406</text:p>
          </table:table-cell>
          <table:table-cell table:formula="of:=[.C457]+[.A458]" office:value-type="float" office:value="16.382589493" calcext:value-type="float">
            <text:p>16.382589493</text:p>
          </table:table-cell>
        </table:table-row>
        <table:table-row table:style-name="ro1">
          <table:table-cell office:value-type="float" office:value="0.031891357" calcext:value-type="float">
            <text:p>0.031891357</text:p>
          </table:table-cell>
          <table:table-cell office:value-type="float" office:value="7.8391147" calcext:value-type="float">
            <text:p>7.8391147</text:p>
          </table:table-cell>
          <table:table-cell table:formula="of:=[.C458]+[.A459]" office:value-type="float" office:value="16.41448085" calcext:value-type="float">
            <text:p>16.41448085</text:p>
          </table:table-cell>
        </table:table-row>
        <table:table-row table:style-name="ro1">
          <table:table-cell office:value-type="float" office:value="0.031586174" calcext:value-type="float">
            <text:p>0.031586174</text:p>
          </table:table-cell>
          <table:table-cell office:value-type="float" office:value="7.914855" calcext:value-type="float">
            <text:p>7.914855</text:p>
          </table:table-cell>
          <table:table-cell table:formula="of:=[.C459]+[.A460]" office:value-type="float" office:value="16.446067024" calcext:value-type="float">
            <text:p>16.446067024</text:p>
          </table:table-cell>
        </table:table-row>
        <table:table-row table:style-name="ro1">
          <table:table-cell office:value-type="float" office:value="0.031006332" calcext:value-type="float">
            <text:p>0.031006332</text:p>
          </table:table-cell>
          <table:table-cell office:value-type="float" office:value="8.062869" calcext:value-type="float">
            <text:p>8.062869</text:p>
          </table:table-cell>
          <table:table-cell table:formula="of:=[.C460]+[.A461]" office:value-type="float" office:value="16.477073356" calcext:value-type="float">
            <text:p>16.477073356</text:p>
          </table:table-cell>
        </table:table-row>
        <table:table-row table:style-name="ro1">
          <table:table-cell office:value-type="float" office:value="0.031113146" calcext:value-type="float">
            <text:p>0.031113146</text:p>
          </table:table-cell>
          <table:table-cell office:value-type="float" office:value="8.035189" calcext:value-type="float">
            <text:p>8.035189</text:p>
          </table:table-cell>
          <table:table-cell table:formula="of:=[.C461]+[.A462]" office:value-type="float" office:value="16.508186502" calcext:value-type="float">
            <text:p>16.508186502</text:p>
          </table:table-cell>
        </table:table-row>
        <table:table-row table:style-name="ro1">
          <table:table-cell office:value-type="float" office:value="0.030823225" calcext:value-type="float">
            <text:p>0.030823225</text:p>
          </table:table-cell>
          <table:table-cell office:value-type="float" office:value="8.110767" calcext:value-type="float">
            <text:p>8.110767</text:p>
          </table:table-cell>
          <table:table-cell table:formula="of:=[.C462]+[.A463]" office:value-type="float" office:value="16.539009727" calcext:value-type="float">
            <text:p>16.539009727</text:p>
          </table:table-cell>
        </table:table-row>
        <table:table-row table:style-name="ro1">
          <table:table-cell office:value-type="float" office:value="0.030319676" calcext:value-type="float">
            <text:p>0.030319676</text:p>
          </table:table-cell>
          <table:table-cell office:value-type="float" office:value="8.245471" calcext:value-type="float">
            <text:p>8.245471</text:p>
          </table:table-cell>
          <table:table-cell table:formula="of:=[.C463]+[.A464]" office:value-type="float" office:value="16.569329403" calcext:value-type="float">
            <text:p>16.569329403</text:p>
          </table:table-cell>
        </table:table-row>
        <table:table-row table:style-name="ro1">
          <table:table-cell office:value-type="float" office:value="0.029587243" calcext:value-type="float">
            <text:p>0.029587243</text:p>
          </table:table-cell>
          <table:table-cell office:value-type="float" office:value="8.449587" calcext:value-type="float">
            <text:p>8.449587</text:p>
          </table:table-cell>
          <table:table-cell table:formula="of:=[.C464]+[.A465]" office:value-type="float" office:value="16.598916646" calcext:value-type="float">
            <text:p>16.598916646</text:p>
          </table:table-cell>
        </table:table-row>
        <table:table-row table:style-name="ro1">
          <table:table-cell office:value-type="float" office:value="0.029755093" calcext:value-type="float">
            <text:p>0.029755093</text:p>
          </table:table-cell>
          <table:table-cell office:value-type="float" office:value="8.401923" calcext:value-type="float">
            <text:p>8.401923</text:p>
          </table:table-cell>
          <table:table-cell table:formula="of:=[.C465]+[.A466]" office:value-type="float" office:value="16.628671739" calcext:value-type="float">
            <text:p>16.628671739</text:p>
          </table:table-cell>
        </table:table-row>
        <table:table-row table:style-name="ro1">
          <table:table-cell office:value-type="float" office:value="0.029922942" calcext:value-type="float">
            <text:p>0.029922942</text:p>
          </table:table-cell>
          <table:table-cell office:value-type="float" office:value="8.354794" calcext:value-type="float">
            <text:p>8.354794</text:p>
          </table:table-cell>
          <table:table-cell table:formula="of:=[.C466]+[.A467]" office:value-type="float" office:value="16.658594681" calcext:value-type="float">
            <text:p>16.658594681</text:p>
          </table:table-cell>
        </table:table-row>
        <table:table-row table:style-name="ro1">
          <table:table-cell office:value-type="float" office:value="0.0299382" calcext:value-type="float">
            <text:p>0.0299382</text:p>
          </table:table-cell>
          <table:table-cell office:value-type="float" office:value="8.350535" calcext:value-type="float">
            <text:p>8.350535</text:p>
          </table:table-cell>
          <table:table-cell table:formula="of:=[.C467]+[.A468]" office:value-type="float" office:value="16.688532881" calcext:value-type="float">
            <text:p>16.688532881</text:p>
          </table:table-cell>
        </table:table-row>
        <table:table-row table:style-name="ro1">
          <table:table-cell office:value-type="float" office:value="0.029678797" calcext:value-type="float">
            <text:p>0.029678797</text:p>
          </table:table-cell>
          <table:table-cell office:value-type="float" office:value="8.423522" calcext:value-type="float">
            <text:p>8.423522</text:p>
          </table:table-cell>
          <table:table-cell table:formula="of:=[.C468]+[.A469]" office:value-type="float" office:value="16.718211678" calcext:value-type="float">
            <text:p>16.718211678</text:p>
          </table:table-cell>
        </table:table-row>
        <table:table-row table:style-name="ro1">
          <table:table-cell office:value-type="float" office:value="0.030212864" calcext:value-type="float">
            <text:p>0.030212864</text:p>
          </table:table-cell>
          <table:table-cell office:value-type="float" office:value="8.274621" calcext:value-type="float">
            <text:p>8.274621</text:p>
          </table:table-cell>
          <table:table-cell table:formula="of:=[.C469]+[.A470]" office:value-type="float" office:value="16.748424542" calcext:value-type="float">
            <text:p>16.748424542</text:p>
          </table:table-cell>
        </table:table-row>
        <table:table-row table:style-name="ro1">
          <table:table-cell office:value-type="float" office:value="0.030334936" calcext:value-type="float">
            <text:p>0.030334936</text:p>
          </table:table-cell>
          <table:table-cell office:value-type="float" office:value="8.2413225" calcext:value-type="float">
            <text:p>8.2413225</text:p>
          </table:table-cell>
          <table:table-cell table:formula="of:=[.C470]+[.A471]" office:value-type="float" office:value="16.778759478" calcext:value-type="float">
            <text:p>16.778759478</text:p>
          </table:table-cell>
        </table:table-row>
        <table:table-row table:style-name="ro1">
          <table:table-cell office:value-type="float" office:value="0.030350195" calcext:value-type="float">
            <text:p>0.030350195</text:p>
          </table:table-cell>
          <table:table-cell office:value-type="float" office:value="8.237179" calcext:value-type="float">
            <text:p>8.237179</text:p>
          </table:table-cell>
          <table:table-cell table:formula="of:=[.C471]+[.A472]" office:value-type="float" office:value="16.809109673" calcext:value-type="float">
            <text:p>16.809109673</text:p>
          </table:table-cell>
        </table:table-row>
        <table:table-row table:style-name="ro1">
          <table:table-cell office:value-type="float" office:value="0.030136568" calcext:value-type="float">
            <text:p>0.030136568</text:p>
          </table:table-cell>
          <table:table-cell office:value-type="float" office:value="8.295569" calcext:value-type="float">
            <text:p>8.295569</text:p>
          </table:table-cell>
          <table:table-cell table:formula="of:=[.C472]+[.A473]" office:value-type="float" office:value="16.839246241" calcext:value-type="float">
            <text:p>16.839246241</text:p>
          </table:table-cell>
        </table:table-row>
        <table:table-row table:style-name="ro1">
          <table:table-cell office:value-type="float" office:value="0.030655375" calcext:value-type="float">
            <text:p>0.030655375</text:p>
          </table:table-cell>
          <table:table-cell office:value-type="float" office:value="8.155177" calcext:value-type="float">
            <text:p>8.155177</text:p>
          </table:table-cell>
          <table:table-cell table:formula="of:=[.C473]+[.A474]" office:value-type="float" office:value="16.869901616" calcext:value-type="float">
            <text:p>16.869901616</text:p>
          </table:table-cell>
        </table:table-row>
        <table:table-row table:style-name="ro1">
          <table:table-cell office:value-type="float" office:value="0.030792706" calcext:value-type="float">
            <text:p>0.030792706</text:p>
          </table:table-cell>
          <table:table-cell office:value-type="float" office:value="8.118806" calcext:value-type="float">
            <text:p>8.118806</text:p>
          </table:table-cell>
          <table:table-cell table:formula="of:=[.C474]+[.A475]" office:value-type="float" office:value="16.900694322" calcext:value-type="float">
            <text:p>16.900694322</text:p>
          </table:table-cell>
        </table:table-row>
        <table:table-row table:style-name="ro1">
          <table:table-cell office:value-type="float" office:value="0.030807965" calcext:value-type="float">
            <text:p>0.030807965</text:p>
          </table:table-cell>
          <table:table-cell office:value-type="float" office:value="8.114785" calcext:value-type="float">
            <text:p>8.114785</text:p>
          </table:table-cell>
          <table:table-cell table:formula="of:=[.C475]+[.A476]" office:value-type="float" office:value="16.931502287" calcext:value-type="float">
            <text:p>16.931502287</text:p>
          </table:table-cell>
        </table:table-row>
        <table:table-row table:style-name="ro1">
          <table:table-cell office:value-type="float" office:value="0.03057908" calcext:value-type="float">
            <text:p>0.03057908</text:p>
          </table:table-cell>
          <table:table-cell office:value-type="float" office:value="8.175524" calcext:value-type="float">
            <text:p>8.175524</text:p>
          </table:table-cell>
          <table:table-cell table:formula="of:=[.C476]+[.A477]" office:value-type="float" office:value="16.962081367" calcext:value-type="float">
            <text:p>16.962081367</text:p>
          </table:table-cell>
        </table:table-row>
        <table:table-row table:style-name="ro1">
          <table:table-cell office:value-type="float" office:value="0.031097887" calcext:value-type="float">
            <text:p>0.031097887</text:p>
          </table:table-cell>
          <table:table-cell office:value-type="float" office:value="8.039131" calcext:value-type="float">
            <text:p>8.039131</text:p>
          </table:table-cell>
          <table:table-cell table:formula="of:=[.C477]+[.A478]" office:value-type="float" office:value="16.993179254" calcext:value-type="float">
            <text:p>16.993179254</text:p>
          </table:table-cell>
        </table:table-row>
        <table:table-row table:style-name="ro1">
          <table:table-cell office:value-type="float" office:value="0.031280994" calcext:value-type="float">
            <text:p>0.031280994</text:p>
          </table:table-cell>
          <table:table-cell office:value-type="float" office:value="7.992073" calcext:value-type="float">
            <text:p>7.992073</text:p>
          </table:table-cell>
          <table:table-cell table:formula="of:=[.C478]+[.A479]" office:value-type="float" office:value="17.024460248" calcext:value-type="float">
            <text:p>17.024460248</text:p>
          </table:table-cell>
        </table:table-row>
        <table:table-row table:style-name="ro1">
          <table:table-cell office:value-type="float" office:value="0.031250477" calcext:value-type="float">
            <text:p>0.031250477</text:p>
          </table:table-cell>
          <table:table-cell office:value-type="float" office:value="7.999878" calcext:value-type="float">
            <text:p>7.999878</text:p>
          </table:table-cell>
          <table:table-cell table:formula="of:=[.C479]+[.A480]" office:value-type="float" office:value="17.055710725" calcext:value-type="float">
            <text:p>17.055710725</text:p>
          </table:table-cell>
        </table:table-row>
        <table:table-row table:style-name="ro1">
          <table:table-cell office:value-type="float" office:value="0.031006332" calcext:value-type="float">
            <text:p>0.031006332</text:p>
          </table:table-cell>
          <table:table-cell office:value-type="float" office:value="8.062869" calcext:value-type="float">
            <text:p>8.062869</text:p>
          </table:table-cell>
          <table:table-cell table:formula="of:=[.C480]+[.A481]" office:value-type="float" office:value="17.086717057" calcext:value-type="float">
            <text:p>17.086717057</text:p>
          </table:table-cell>
        </table:table-row>
        <table:table-row table:style-name="ro1">
          <table:table-cell office:value-type="float" office:value="0.03150988" calcext:value-type="float">
            <text:p>0.03150988</text:p>
          </table:table-cell>
          <table:table-cell office:value-type="float" office:value="7.934019" calcext:value-type="float">
            <text:p>7.934019</text:p>
          </table:table-cell>
          <table:table-cell table:formula="of:=[.C481]+[.A482]" office:value-type="float" office:value="17.118226937" calcext:value-type="float">
            <text:p>17.118226937</text:p>
          </table:table-cell>
        </table:table-row>
        <table:table-row table:style-name="ro1">
          <table:table-cell office:value-type="float" office:value="0.03169299" calcext:value-type="float">
            <text:p>0.03169299</text:p>
          </table:table-cell>
          <table:table-cell office:value-type="float" office:value="7.88818" calcext:value-type="float">
            <text:p>7.88818</text:p>
          </table:table-cell>
          <table:table-cell table:formula="of:=[.C482]+[.A483]" office:value-type="float" office:value="17.149919927" calcext:value-type="float">
            <text:p>17.149919927</text:p>
          </table:table-cell>
        </table:table-row>
        <table:table-row table:style-name="ro1">
          <table:table-cell office:value-type="float" office:value="0.03169299" calcext:value-type="float">
            <text:p>0.03169299</text:p>
          </table:table-cell>
          <table:table-cell office:value-type="float" office:value="7.88818" calcext:value-type="float">
            <text:p>7.88818</text:p>
          </table:table-cell>
          <table:table-cell table:formula="of:=[.C483]+[.A484]" office:value-type="float" office:value="17.181612917" calcext:value-type="float">
            <text:p>17.181612917</text:p>
          </table:table-cell>
        </table:table-row>
        <table:table-row table:style-name="ro1">
          <table:table-cell office:value-type="float" office:value="0.031418327" calcext:value-type="float">
            <text:p>0.031418327</text:p>
          </table:table-cell>
          <table:table-cell office:value-type="float" office:value="7.957139" calcext:value-type="float">
            <text:p>7.957139</text:p>
          </table:table-cell>
          <table:table-cell table:formula="of:=[.C484]+[.A485]" office:value-type="float" office:value="17.213031244" calcext:value-type="float">
            <text:p>17.213031244</text:p>
          </table:table-cell>
        </table:table-row>
        <table:table-row table:style-name="ro1">
          <table:table-cell office:value-type="float" office:value="0.031891357" calcext:value-type="float">
            <text:p>0.031891357</text:p>
          </table:table-cell>
          <table:table-cell office:value-type="float" office:value="7.8391147" calcext:value-type="float">
            <text:p>7.8391147</text:p>
          </table:table-cell>
          <table:table-cell table:formula="of:=[.C485]+[.A486]" office:value-type="float" office:value="17.244922601" calcext:value-type="float">
            <text:p>17.244922601</text:p>
          </table:table-cell>
        </table:table-row>
        <table:table-row table:style-name="ro1">
          <table:table-cell office:value-type="float" office:value="0.032028686" calcext:value-type="float">
            <text:p>0.032028686</text:p>
          </table:table-cell>
          <table:table-cell office:value-type="float" office:value="7.805503" calcext:value-type="float">
            <text:p>7.805503</text:p>
          </table:table-cell>
          <table:table-cell table:formula="of:=[.C486]+[.A487]" office:value-type="float" office:value="17.276951287" calcext:value-type="float">
            <text:p>17.276951287</text:p>
          </table:table-cell>
        </table:table-row>
        <table:table-row table:style-name="ro1">
          <table:table-cell office:value-type="float" office:value="0.031952392" calcext:value-type="float">
            <text:p>0.031952392</text:p>
          </table:table-cell>
          <table:table-cell office:value-type="float" office:value="7.8241405" calcext:value-type="float">
            <text:p>7.8241405</text:p>
          </table:table-cell>
          <table:table-cell table:formula="of:=[.C487]+[.A488]" office:value-type="float" office:value="17.308903679" calcext:value-type="float">
            <text:p>17.308903679</text:p>
          </table:table-cell>
        </table:table-row>
        <table:table-row table:style-name="ro1">
          <table:table-cell office:value-type="float" office:value="0.031586174" calcext:value-type="float">
            <text:p>0.031586174</text:p>
          </table:table-cell>
          <table:table-cell office:value-type="float" office:value="7.914855" calcext:value-type="float">
            <text:p>7.914855</text:p>
          </table:table-cell>
          <table:table-cell table:formula="of:=[.C488]+[.A489]" office:value-type="float" office:value="17.340489853" calcext:value-type="float">
            <text:p>17.340489853</text:p>
          </table:table-cell>
        </table:table-row>
        <table:table-row table:style-name="ro1">
          <table:table-cell office:value-type="float" office:value="0.031952392" calcext:value-type="float">
            <text:p>0.031952392</text:p>
          </table:table-cell>
          <table:table-cell office:value-type="float" office:value="7.8241405" calcext:value-type="float">
            <text:p>7.8241405</text:p>
          </table:table-cell>
          <table:table-cell table:formula="of:=[.C489]+[.A490]" office:value-type="float" office:value="17.372442245" calcext:value-type="float">
            <text:p>17.372442245</text:p>
          </table:table-cell>
        </table:table-row>
        <table:table-row table:style-name="ro1">
          <table:table-cell office:value-type="float" office:value="0.031845577" calcext:value-type="float">
            <text:p>0.031845577</text:p>
          </table:table-cell>
          <table:table-cell office:value-type="float" office:value="7.8503838" calcext:value-type="float">
            <text:p>7.8503838</text:p>
          </table:table-cell>
          <table:table-cell table:formula="of:=[.C490]+[.A491]" office:value-type="float" office:value="17.404287822" calcext:value-type="float">
            <text:p>17.404287822</text:p>
          </table:table-cell>
        </table:table-row>
        <table:table-row table:style-name="ro1">
          <table:table-cell office:value-type="float" office:value="0.031586174" calcext:value-type="float">
            <text:p>0.031586174</text:p>
          </table:table-cell>
          <table:table-cell office:value-type="float" office:value="7.914855" calcext:value-type="float">
            <text:p>7.914855</text:p>
          </table:table-cell>
          <table:table-cell table:formula="of:=[.C491]+[.A492]" office:value-type="float" office:value="17.435873996" calcext:value-type="float">
            <text:p>17.435873996</text:p>
          </table:table-cell>
        </table:table-row>
        <table:table-row table:style-name="ro1">
          <table:table-cell office:value-type="float" office:value="0.030975815" calcext:value-type="float">
            <text:p>0.030975815</text:p>
          </table:table-cell>
          <table:table-cell office:value-type="float" office:value="8.070813" calcext:value-type="float">
            <text:p>8.070813</text:p>
          </table:table-cell>
          <table:table-cell table:formula="of:=[.C492]+[.A493]" office:value-type="float" office:value="17.466849811" calcext:value-type="float">
            <text:p>17.466849811</text:p>
          </table:table-cell>
        </table:table-row>
        <table:table-row table:style-name="ro1">
          <table:table-cell office:value-type="float" office:value="0.031097887" calcext:value-type="float">
            <text:p>0.031097887</text:p>
          </table:table-cell>
          <table:table-cell office:value-type="float" office:value="8.039131" calcext:value-type="float">
            <text:p>8.039131</text:p>
          </table:table-cell>
          <table:table-cell table:formula="of:=[.C493]+[.A494]" office:value-type="float" office:value="17.497947698" calcext:value-type="float">
            <text:p>17.497947698</text:p>
          </table:table-cell>
        </table:table-row>
        <table:table-row table:style-name="ro1">
          <table:table-cell office:value-type="float" office:value="0.030838484" calcext:value-type="float">
            <text:p>0.030838484</text:p>
          </table:table-cell>
          <table:table-cell office:value-type="float" office:value="8.106753" calcext:value-type="float">
            <text:p>8.106753</text:p>
          </table:table-cell>
          <table:table-cell table:formula="of:=[.C494]+[.A495]" office:value-type="float" office:value="17.528786182" calcext:value-type="float">
            <text:p>17.528786182</text:p>
          </table:table-cell>
        </table:table-row>
        <table:table-row table:style-name="ro1">
          <table:table-cell office:value-type="float" office:value="0.030319676" calcext:value-type="float">
            <text:p>0.030319676</text:p>
          </table:table-cell>
          <table:table-cell office:value-type="float" office:value="8.245471" calcext:value-type="float">
            <text:p>8.245471</text:p>
          </table:table-cell>
          <table:table-cell table:formula="of:=[.C495]+[.A496]" office:value-type="float" office:value="17.559105858" calcext:value-type="float">
            <text:p>17.559105858</text:p>
          </table:table-cell>
        </table:table-row>
        <table:table-row table:style-name="ro1">
          <table:table-cell office:value-type="float" office:value="0.029602503" calcext:value-type="float">
            <text:p>0.029602503</text:p>
          </table:table-cell>
          <table:table-cell office:value-type="float" office:value="8.445231" calcext:value-type="float">
            <text:p>8.445231</text:p>
          </table:table-cell>
          <table:table-cell table:formula="of:=[.C496]+[.A497]" office:value-type="float" office:value="17.588708361" calcext:value-type="float">
            <text:p>17.588708361</text:p>
          </table:table-cell>
        </table:table-row>
        <table:table-row table:style-name="ro1">
          <table:table-cell office:value-type="float" office:value="0.029724576" calcext:value-type="float">
            <text:p>0.029724576</text:p>
          </table:table-cell>
          <table:table-cell office:value-type="float" office:value="8.410549" calcext:value-type="float">
            <text:p>8.410549</text:p>
          </table:table-cell>
          <table:table-cell table:formula="of:=[.C497]+[.A498]" office:value-type="float" office:value="17.618432937" calcext:value-type="float">
            <text:p>17.618432937</text:p>
          </table:table-cell>
        </table:table-row>
        <table:table-row table:style-name="ro1">
          <table:table-cell office:value-type="float" office:value="0.029922942" calcext:value-type="float">
            <text:p>0.029922942</text:p>
          </table:table-cell>
          <table:table-cell office:value-type="float" office:value="8.354794" calcext:value-type="float">
            <text:p>8.354794</text:p>
          </table:table-cell>
          <table:table-cell table:formula="of:=[.C498]+[.A499]" office:value-type="float" office:value="17.648355879" calcext:value-type="float">
            <text:p>17.648355879</text:p>
          </table:table-cell>
        </table:table-row>
        <table:table-row table:style-name="ro1">
          <table:table-cell office:value-type="float" office:value="0.0299382" calcext:value-type="float">
            <text:p>0.0299382</text:p>
          </table:table-cell>
          <table:table-cell office:value-type="float" office:value="8.350535" calcext:value-type="float">
            <text:p>8.350535</text:p>
          </table:table-cell>
          <table:table-cell table:formula="of:=[.C499]+[.A500]" office:value-type="float" office:value="17.678294079" calcext:value-type="float">
            <text:p>17.678294079</text:p>
          </table:table-cell>
        </table:table-row>
        <table:table-row table:style-name="ro1">
          <table:table-cell office:value-type="float" office:value="0.029709315" calcext:value-type="float">
            <text:p>0.029709315</text:p>
          </table:table-cell>
          <table:table-cell office:value-type="float" office:value="8.414869" calcext:value-type="float">
            <text:p>8.414869</text:p>
          </table:table-cell>
          <table:table-cell table:formula="of:=[.C500]+[.A501]" office:value-type="float" office:value="17.708003394" calcext:value-type="float">
            <text:p>17.708003394</text:p>
          </table:table-cell>
        </table:table-row>
        <table:table-row table:style-name="ro1">
          <table:table-cell office:value-type="float" office:value="0.030197604" calcext:value-type="float">
            <text:p>0.030197604</text:p>
          </table:table-cell>
          <table:table-cell office:value-type="float" office:value="8.278803" calcext:value-type="float">
            <text:p>8.278803</text:p>
          </table:table-cell>
          <table:table-cell table:formula="of:=[.C501]+[.A502]" office:value-type="float" office:value="17.738200998" calcext:value-type="float">
            <text:p>17.738200998</text:p>
          </table:table-cell>
        </table:table-row>
        <table:table-row table:style-name="ro1">
          <table:table-cell office:value-type="float" office:value="0.030334936" calcext:value-type="float">
            <text:p>0.030334936</text:p>
          </table:table-cell>
          <table:table-cell office:value-type="float" office:value="8.2413225" calcext:value-type="float">
            <text:p>8.2413225</text:p>
          </table:table-cell>
          <table:table-cell table:formula="of:=[.C502]+[.A503]" office:value-type="float" office:value="17.768535934" calcext:value-type="float">
            <text:p>17.768535934</text:p>
          </table:table-cell>
        </table:table-row>
        <table:table-row table:style-name="ro1">
          <table:table-cell office:value-type="float" office:value="0.030365454" calcext:value-type="float">
            <text:p>0.030365454</text:p>
          </table:table-cell>
          <table:table-cell office:value-type="float" office:value="8.23304" calcext:value-type="float">
            <text:p>8.23304</text:p>
          </table:table-cell>
          <table:table-cell table:formula="of:=[.C503]+[.A504]" office:value-type="float" office:value="17.798901388" calcext:value-type="float">
            <text:p>17.798901388</text:p>
          </table:table-cell>
        </table:table-row>
        <table:table-row table:style-name="ro1">
          <table:table-cell office:value-type="float" office:value="0.03012131" calcext:value-type="float">
            <text:p>0.03012131</text:p>
          </table:table-cell>
          <table:table-cell office:value-type="float" office:value="8.299772" calcext:value-type="float">
            <text:p>8.299772</text:p>
          </table:table-cell>
          <table:table-cell table:formula="of:=[.C504]+[.A505]" office:value-type="float" office:value="17.829022698" calcext:value-type="float">
            <text:p>17.829022698</text:p>
          </table:table-cell>
        </table:table-row>
        <table:table-row table:style-name="ro1">
          <table:table-cell office:value-type="float" office:value="0.030640116" calcext:value-type="float">
            <text:p>0.030640116</text:p>
          </table:table-cell>
          <table:table-cell office:value-type="float" office:value="8.159238" calcext:value-type="float">
            <text:p>8.159238</text:p>
          </table:table-cell>
          <table:table-cell table:formula="of:=[.C505]+[.A506]" office:value-type="float" office:value="17.859662814" calcext:value-type="float">
            <text:p>17.859662814</text:p>
          </table:table-cell>
        </table:table-row>
        <table:table-row table:style-name="ro1">
          <table:table-cell office:value-type="float" office:value="0.030792706" calcext:value-type="float">
            <text:p>0.030792706</text:p>
          </table:table-cell>
          <table:table-cell office:value-type="float" office:value="8.118806" calcext:value-type="float">
            <text:p>8.118806</text:p>
          </table:table-cell>
          <table:table-cell table:formula="of:=[.C506]+[.A507]" office:value-type="float" office:value="17.89045552" calcext:value-type="float">
            <text:p>17.89045552</text:p>
          </table:table-cell>
        </table:table-row>
        <table:table-row table:style-name="ro1">
          <table:table-cell office:value-type="float" office:value="0.030823225" calcext:value-type="float">
            <text:p>0.030823225</text:p>
          </table:table-cell>
          <table:table-cell office:value-type="float" office:value="8.110767" calcext:value-type="float">
            <text:p>8.110767</text:p>
          </table:table-cell>
          <table:table-cell table:formula="of:=[.C507]+[.A508]" office:value-type="float" office:value="17.921278745" calcext:value-type="float">
            <text:p>17.921278745</text:p>
          </table:table-cell>
        </table:table-row>
        <table:table-row table:style-name="ro1">
          <table:table-cell office:value-type="float" office:value="0.03057908" calcext:value-type="float">
            <text:p>0.03057908</text:p>
          </table:table-cell>
          <table:table-cell office:value-type="float" office:value="8.175524" calcext:value-type="float">
            <text:p>8.175524</text:p>
          </table:table-cell>
          <table:table-cell table:formula="of:=[.C508]+[.A509]" office:value-type="float" office:value="17.951857825" calcext:value-type="float">
            <text:p>17.951857825</text:p>
          </table:table-cell>
        </table:table-row>
        <table:table-row table:style-name="ro1">
          <table:table-cell office:value-type="float" office:value="0.031113146" calcext:value-type="float">
            <text:p>0.031113146</text:p>
          </table:table-cell>
          <table:table-cell office:value-type="float" office:value="8.035189" calcext:value-type="float">
            <text:p>8.035189</text:p>
          </table:table-cell>
          <table:table-cell table:formula="of:=[.C509]+[.A510]" office:value-type="float" office:value="17.982970971" calcext:value-type="float">
            <text:p>17.982970971</text:p>
          </table:table-cell>
        </table:table-row>
        <table:table-row table:style-name="ro1">
          <table:table-cell office:value-type="float" office:value="0.031250477" calcext:value-type="float">
            <text:p>0.031250477</text:p>
          </table:table-cell>
          <table:table-cell office:value-type="float" office:value="7.999878" calcext:value-type="float">
            <text:p>7.999878</text:p>
          </table:table-cell>
          <table:table-cell table:formula="of:=[.C510]+[.A511]" office:value-type="float" office:value="18.014221448" calcext:value-type="float">
            <text:p>18.014221448</text:p>
          </table:table-cell>
        </table:table-row>
        <table:table-row table:style-name="ro1">
          <table:table-cell office:value-type="float" office:value="0.031280994" calcext:value-type="float">
            <text:p>0.031280994</text:p>
          </table:table-cell>
          <table:table-cell office:value-type="float" office:value="7.992073" calcext:value-type="float">
            <text:p>7.992073</text:p>
          </table:table-cell>
          <table:table-cell table:formula="of:=[.C511]+[.A512]" office:value-type="float" office:value="18.045502442" calcext:value-type="float">
            <text:p>18.045502442</text:p>
          </table:table-cell>
        </table:table-row>
        <table:table-row table:style-name="ro1">
          <table:table-cell office:value-type="float" office:value="0.031021591" calcext:value-type="float">
            <text:p>0.031021591</text:p>
          </table:table-cell>
          <table:table-cell office:value-type="float" office:value="8.058904" calcext:value-type="float">
            <text:p>8.058904</text:p>
          </table:table-cell>
          <table:table-cell table:formula="of:=[.C512]+[.A513]" office:value-type="float" office:value="18.076524033" calcext:value-type="float">
            <text:p>18.076524033</text:p>
          </table:table-cell>
        </table:table-row>
        <table:table-row table:style-name="ro1">
          <table:table-cell office:value-type="float" office:value="0.031540398" calcext:value-type="float">
            <text:p>0.031540398</text:p>
          </table:table-cell>
          <table:table-cell office:value-type="float" office:value="7.9263425" calcext:value-type="float">
            <text:p>7.9263425</text:p>
          </table:table-cell>
          <table:table-cell table:formula="of:=[.C513]+[.A514]" office:value-type="float" office:value="18.108064431" calcext:value-type="float">
            <text:p>18.108064431</text:p>
          </table:table-cell>
        </table:table-row>
        <table:table-row table:style-name="ro1">
          <table:table-cell office:value-type="float" office:value="0.031708248" calcext:value-type="float">
            <text:p>0.031708248</text:p>
          </table:table-cell>
          <table:table-cell office:value-type="float" office:value="7.8843837" calcext:value-type="float">
            <text:p>7.8843837</text:p>
          </table:table-cell>
          <table:table-cell table:formula="of:=[.C514]+[.A515]" office:value-type="float" office:value="18.139772679" calcext:value-type="float">
            <text:p>18.139772679</text:p>
          </table:table-cell>
        </table:table-row>
        <table:table-row table:style-name="ro1">
          <table:table-cell office:value-type="float" office:value="0.03167773" calcext:value-type="float">
            <text:p>0.03167773</text:p>
          </table:table-cell>
          <table:table-cell office:value-type="float" office:value="7.8919797" calcext:value-type="float">
            <text:p>7.8919797</text:p>
          </table:table-cell>
          <table:table-cell table:formula="of:=[.C515]+[.A516]" office:value-type="float" office:value="18.171450409" calcext:value-type="float">
            <text:p>18.171450409</text:p>
          </table:table-cell>
        </table:table-row>
        <table:table-row table:style-name="ro1">
          <table:table-cell office:value-type="float" office:value="0.03138781" calcext:value-type="float">
            <text:p>0.03138781</text:p>
          </table:table-cell>
          <table:table-cell office:value-type="float" office:value="7.964875" calcext:value-type="float">
            <text:p>7.964875</text:p>
          </table:table-cell>
          <table:table-cell table:formula="of:=[.C516]+[.A517]" office:value-type="float" office:value="18.202838219" calcext:value-type="float">
            <text:p>18.202838219</text:p>
          </table:table-cell>
        </table:table-row>
        <table:table-row table:style-name="ro1">
          <table:table-cell office:value-type="float" office:value="0.031921875" calcext:value-type="float">
            <text:p>0.031921875</text:p>
          </table:table-cell>
          <table:table-cell office:value-type="float" office:value="7.8316207" calcext:value-type="float">
            <text:p>7.8316207</text:p>
          </table:table-cell>
          <table:table-cell table:formula="of:=[.C517]+[.A518]" office:value-type="float" office:value="18.234760094" calcext:value-type="float">
            <text:p>18.234760094</text:p>
          </table:table-cell>
        </table:table-row>
        <table:table-row table:style-name="ro1">
          <table:table-cell office:value-type="float" office:value="0.032028686" calcext:value-type="float">
            <text:p>0.032028686</text:p>
          </table:table-cell>
          <table:table-cell office:value-type="float" office:value="7.805503" calcext:value-type="float">
            <text:p>7.805503</text:p>
          </table:table-cell>
          <table:table-cell table:formula="of:=[.C518]+[.A519]" office:value-type="float" office:value="18.26678878" calcext:value-type="float">
            <text:p>18.26678878</text:p>
          </table:table-cell>
        </table:table-row>
        <table:table-row table:style-name="ro1">
          <table:table-cell office:value-type="float" office:value="0.031921875" calcext:value-type="float">
            <text:p>0.031921875</text:p>
          </table:table-cell>
          <table:table-cell office:value-type="float" office:value="7.8316207" calcext:value-type="float">
            <text:p>7.8316207</text:p>
          </table:table-cell>
          <table:table-cell table:formula="of:=[.C519]+[.A520]" office:value-type="float" office:value="18.298710655" calcext:value-type="float">
            <text:p>18.298710655</text:p>
          </table:table-cell>
        </table:table-row>
        <table:table-row table:style-name="ro1">
          <table:table-cell office:value-type="float" office:value="0.031586174" calcext:value-type="float">
            <text:p>0.031586174</text:p>
          </table:table-cell>
          <table:table-cell office:value-type="float" office:value="7.914855" calcext:value-type="float">
            <text:p>7.914855</text:p>
          </table:table-cell>
          <table:table-cell table:formula="of:=[.C520]+[.A521]" office:value-type="float" office:value="18.330296829" calcext:value-type="float">
            <text:p>18.330296829</text:p>
          </table:table-cell>
        </table:table-row>
        <table:table-row table:style-name="ro1">
          <table:table-cell office:value-type="float" office:value="0.031937134" calcext:value-type="float">
            <text:p>0.031937134</text:p>
          </table:table-cell>
          <table:table-cell office:value-type="float" office:value="7.827879" calcext:value-type="float">
            <text:p>7.827879</text:p>
          </table:table-cell>
          <table:table-cell table:formula="of:=[.C521]+[.A522]" office:value-type="float" office:value="18.362233963" calcext:value-type="float">
            <text:p>18.362233963</text:p>
          </table:table-cell>
        </table:table-row>
        <table:table-row table:style-name="ro1">
          <table:table-cell office:value-type="float" office:value="0.0318761" calcext:value-type="float">
            <text:p>0.0318761</text:p>
          </table:table-cell>
          <table:table-cell office:value-type="float" office:value="7.8428674" calcext:value-type="float">
            <text:p>7.8428674</text:p>
          </table:table-cell>
          <table:table-cell table:formula="of:=[.C522]+[.A523]" office:value-type="float" office:value="18.394110063" calcext:value-type="float">
            <text:p>18.394110063</text:p>
          </table:table-cell>
        </table:table-row>
        <table:table-row table:style-name="ro1">
          <table:table-cell office:value-type="float" office:value="0.031555656" calcext:value-type="float">
            <text:p>0.031555656</text:p>
          </table:table-cell>
          <table:table-cell office:value-type="float" office:value="7.9225097" calcext:value-type="float">
            <text:p>7.9225097</text:p>
          </table:table-cell>
          <table:table-cell table:formula="of:=[.C523]+[.A524]" office:value-type="float" office:value="18.425665719" calcext:value-type="float">
            <text:p>18.425665719</text:p>
          </table:table-cell>
        </table:table-row>
        <table:table-row table:style-name="ro1">
          <table:table-cell office:value-type="float" office:value="0.030975815" calcext:value-type="float">
            <text:p>0.030975815</text:p>
          </table:table-cell>
          <table:table-cell office:value-type="float" office:value="8.070813" calcext:value-type="float">
            <text:p>8.070813</text:p>
          </table:table-cell>
          <table:table-cell table:formula="of:=[.C524]+[.A525]" office:value-type="float" office:value="18.456641534" calcext:value-type="float">
            <text:p>18.456641534</text:p>
          </table:table-cell>
        </table:table-row>
        <table:table-row table:style-name="ro1">
          <table:table-cell office:value-type="float" office:value="0.031128405" calcext:value-type="float">
            <text:p>0.031128405</text:p>
          </table:table-cell>
          <table:table-cell office:value-type="float" office:value="8.03125" calcext:value-type="float">
            <text:p>8.03125</text:p>
          </table:table-cell>
          <table:table-cell table:formula="of:=[.C525]+[.A526]" office:value-type="float" office:value="18.487769939" calcext:value-type="float">
            <text:p>18.487769939</text:p>
          </table:table-cell>
        </table:table-row>
        <table:table-row table:style-name="ro1">
          <table:table-cell office:value-type="float" office:value="0.030823225" calcext:value-type="float">
            <text:p>0.030823225</text:p>
          </table:table-cell>
          <table:table-cell office:value-type="float" office:value="8.110767" calcext:value-type="float">
            <text:p>8.110767</text:p>
          </table:table-cell>
          <table:table-cell table:formula="of:=[.C526]+[.A527]" office:value-type="float" office:value="18.518593164" calcext:value-type="float">
            <text:p>18.518593164</text:p>
          </table:table-cell>
        </table:table-row>
        <table:table-row table:style-name="ro1">
          <table:table-cell office:value-type="float" office:value="0.030334936" calcext:value-type="float">
            <text:p>0.030334936</text:p>
          </table:table-cell>
          <table:table-cell office:value-type="float" office:value="8.2413225" calcext:value-type="float">
            <text:p>8.2413225</text:p>
          </table:table-cell>
          <table:table-cell table:formula="of:=[.C527]+[.A528]" office:value-type="float" office:value="18.5489281" calcext:value-type="float">
            <text:p>18.5489281</text:p>
          </table:table-cell>
        </table:table-row>
        <table:table-row table:style-name="ro1">
          <table:table-cell office:value-type="float" office:value="0.029602503" calcext:value-type="float">
            <text:p>0.029602503</text:p>
          </table:table-cell>
          <table:table-cell office:value-type="float" office:value="8.445231" calcext:value-type="float">
            <text:p>8.445231</text:p>
          </table:table-cell>
          <table:table-cell table:formula="of:=[.C528]+[.A529]" office:value-type="float" office:value="18.578530603" calcext:value-type="float">
            <text:p>18.578530603</text:p>
          </table:table-cell>
        </table:table-row>
        <table:table-row table:style-name="ro1">
          <table:table-cell office:value-type="float" office:value="0.029709315" calcext:value-type="float">
            <text:p>0.029709315</text:p>
          </table:table-cell>
          <table:table-cell office:value-type="float" office:value="8.414869" calcext:value-type="float">
            <text:p>8.414869</text:p>
          </table:table-cell>
          <table:table-cell table:formula="of:=[.C529]+[.A530]" office:value-type="float" office:value="18.608239918" calcext:value-type="float">
            <text:p>18.608239918</text:p>
          </table:table-cell>
        </table:table-row>
        <table:table-row table:style-name="ro1">
          <table:table-cell office:value-type="float" office:value="0.029892424" calcext:value-type="float">
            <text:p>0.029892424</text:p>
          </table:table-cell>
          <table:table-cell office:value-type="float" office:value="8.363323" calcext:value-type="float">
            <text:p>8.363323</text:p>
          </table:table-cell>
          <table:table-cell table:formula="of:=[.C530]+[.A531]" office:value-type="float" office:value="18.638132342" calcext:value-type="float">
            <text:p>18.638132342</text:p>
          </table:table-cell>
        </table:table-row>
        <table:table-row table:style-name="ro1">
          <table:table-cell office:value-type="float" office:value="0.029907683" calcext:value-type="float">
            <text:p>0.029907683</text:p>
          </table:table-cell>
          <table:table-cell office:value-type="float" office:value="8.3590555" calcext:value-type="float">
            <text:p>8.3590555</text:p>
          </table:table-cell>
          <table:table-cell table:formula="of:=[.C531]+[.A532]" office:value-type="float" office:value="18.668040025" calcext:value-type="float">
            <text:p>18.668040025</text:p>
          </table:table-cell>
        </table:table-row>
        <table:table-row table:style-name="ro1">
          <table:table-cell office:value-type="float" office:value="0.029694056" calcext:value-type="float">
            <text:p>0.029694056</text:p>
          </table:table-cell>
          <table:table-cell office:value-type="float" office:value="8.419193" calcext:value-type="float">
            <text:p>8.419193</text:p>
          </table:table-cell>
          <table:table-cell table:formula="of:=[.C532]+[.A533]" office:value-type="float" office:value="18.697734081" calcext:value-type="float">
            <text:p>18.697734081</text:p>
          </table:table-cell>
        </table:table-row>
        <table:table-row table:style-name="ro1">
          <table:table-cell office:value-type="float" office:value="0.030212864" calcext:value-type="float">
            <text:p>0.030212864</text:p>
          </table:table-cell>
          <table:table-cell office:value-type="float" office:value="8.274621" calcext:value-type="float">
            <text:p>8.274621</text:p>
          </table:table-cell>
          <table:table-cell table:formula="of:=[.C533]+[.A534]" office:value-type="float" office:value="18.727946945" calcext:value-type="float">
            <text:p>18.727946945</text:p>
          </table:table-cell>
        </table:table-row>
        <table:table-row table:style-name="ro1">
          <table:table-cell office:value-type="float" office:value="0.030319676" calcext:value-type="float">
            <text:p>0.030319676</text:p>
          </table:table-cell>
          <table:table-cell office:value-type="float" office:value="8.245471" calcext:value-type="float">
            <text:p>8.245471</text:p>
          </table:table-cell>
          <table:table-cell table:formula="of:=[.C534]+[.A535]" office:value-type="float" office:value="18.758266621" calcext:value-type="float">
            <text:p>18.758266621</text:p>
          </table:table-cell>
        </table:table-row>
        <table:table-row table:style-name="ro1">
          <table:table-cell office:value-type="float" office:value="0.030365454" calcext:value-type="float">
            <text:p>0.030365454</text:p>
          </table:table-cell>
          <table:table-cell office:value-type="float" office:value="8.23304" calcext:value-type="float">
            <text:p>8.23304</text:p>
          </table:table-cell>
          <table:table-cell table:formula="of:=[.C535]+[.A536]" office:value-type="float" office:value="18.788632075" calcext:value-type="float">
            <text:p>18.788632075</text:p>
          </table:table-cell>
        </table:table-row>
        <table:table-row table:style-name="ro1">
          <table:table-cell office:value-type="float" office:value="0.03012131" calcext:value-type="float">
            <text:p>0.03012131</text:p>
          </table:table-cell>
          <table:table-cell office:value-type="float" office:value="8.299772" calcext:value-type="float">
            <text:p>8.299772</text:p>
          </table:table-cell>
          <table:table-cell table:formula="of:=[.C536]+[.A537]" office:value-type="float" office:value="18.818753385" calcext:value-type="float">
            <text:p>18.818753385</text:p>
          </table:table-cell>
        </table:table-row>
        <table:table-row table:style-name="ro1">
          <table:table-cell office:value-type="float" office:value="0.030624857" calcext:value-type="float">
            <text:p>0.030624857</text:p>
          </table:table-cell>
          <table:table-cell office:value-type="float" office:value="8.163303" calcext:value-type="float">
            <text:p>8.163303</text:p>
          </table:table-cell>
          <table:table-cell table:formula="of:=[.C537]+[.A538]" office:value-type="float" office:value="18.849378242" calcext:value-type="float">
            <text:p>18.849378242</text:p>
          </table:table-cell>
        </table:table-row>
        <table:table-row table:style-name="ro1">
          <table:table-cell office:value-type="float" office:value="0.030777447" calcext:value-type="float">
            <text:p>0.030777447</text:p>
          </table:table-cell>
          <table:table-cell office:value-type="float" office:value="8.122831" calcext:value-type="float">
            <text:p>8.122831</text:p>
          </table:table-cell>
          <table:table-cell table:formula="of:=[.C538]+[.A539]" office:value-type="float" office:value="18.880155689" calcext:value-type="float">
            <text:p>18.880155689</text:p>
          </table:table-cell>
        </table:table-row>
        <table:table-row table:style-name="ro1">
          <table:table-cell office:value-type="float" office:value="0.030777447" calcext:value-type="float">
            <text:p>0.030777447</text:p>
          </table:table-cell>
          <table:table-cell office:value-type="float" office:value="8.122831" calcext:value-type="float">
            <text:p>8.122831</text:p>
          </table:table-cell>
          <table:table-cell table:formula="of:=[.C539]+[.A540]" office:value-type="float" office:value="18.910933136" calcext:value-type="float">
            <text:p>18.910933136</text:p>
          </table:table-cell>
        </table:table-row>
        <table:table-row table:style-name="ro1">
          <table:table-cell office:value-type="float" office:value="0.030548561" calcext:value-type="float">
            <text:p>0.030548561</text:p>
          </table:table-cell>
          <table:table-cell office:value-type="float" office:value="8.183691" calcext:value-type="float">
            <text:p>8.183691</text:p>
          </table:table-cell>
          <table:table-cell table:formula="of:=[.C540]+[.A541]" office:value-type="float" office:value="18.941481697" calcext:value-type="float">
            <text:p>18.941481697</text:p>
          </table:table-cell>
        </table:table-row>
        <table:table-row table:style-name="ro1">
          <table:table-cell office:value-type="float" office:value="0.031052109" calcext:value-type="float">
            <text:p>0.031052109</text:p>
          </table:table-cell>
          <table:table-cell office:value-type="float" office:value="8.050983" calcext:value-type="float">
            <text:p>8.050983</text:p>
          </table:table-cell>
          <table:table-cell table:formula="of:=[.C541]+[.A542]" office:value-type="float" office:value="18.972533806" calcext:value-type="float">
            <text:p>18.972533806</text:p>
          </table:table-cell>
        </table:table-row>
        <table:table-row table:style-name="ro1">
          <table:table-cell office:value-type="float" office:value="0.03121996" calcext:value-type="float">
            <text:p>0.03121996</text:p>
          </table:table-cell>
          <table:table-cell office:value-type="float" office:value="8.007698" calcext:value-type="float">
            <text:p>8.007698</text:p>
          </table:table-cell>
          <table:table-cell table:formula="of:=[.C542]+[.A543]" office:value-type="float" office:value="19.003753766" calcext:value-type="float">
            <text:p>19.003753766</text:p>
          </table:table-cell>
        </table:table-row>
        <table:table-row table:style-name="ro1">
          <table:table-cell office:value-type="float" office:value="0.031265736" calcext:value-type="float">
            <text:p>0.031265736</text:p>
          </table:table-cell>
          <table:table-cell office:value-type="float" office:value="7.9959736" calcext:value-type="float">
            <text:p>7.9959736</text:p>
          </table:table-cell>
          <table:table-cell table:formula="of:=[.C543]+[.A544]" office:value-type="float" office:value="19.035019502" calcext:value-type="float">
            <text:p>19.035019502</text:p>
          </table:table-cell>
        </table:table-row>
        <table:table-row table:style-name="ro1">
          <table:table-cell office:value-type="float" office:value="0.031006332" calcext:value-type="float">
            <text:p>0.031006332</text:p>
          </table:table-cell>
          <table:table-cell office:value-type="float" office:value="8.062869" calcext:value-type="float">
            <text:p>8.062869</text:p>
          </table:table-cell>
          <table:table-cell table:formula="of:=[.C544]+[.A545]" office:value-type="float" office:value="19.066025834" calcext:value-type="float">
            <text:p>19.066025834</text:p>
          </table:table-cell>
        </table:table-row>
        <table:table-row table:style-name="ro1">
          <table:table-cell office:value-type="float" office:value="0.031555656" calcext:value-type="float">
            <text:p>0.031555656</text:p>
          </table:table-cell>
          <table:table-cell office:value-type="float" office:value="7.9225097" calcext:value-type="float">
            <text:p>7.9225097</text:p>
          </table:table-cell>
          <table:table-cell table:formula="of:=[.C545]+[.A546]" office:value-type="float" office:value="19.09758149" calcext:value-type="float">
            <text:p>19.09758149</text:p>
          </table:table-cell>
        </table:table-row>
        <table:table-row table:style-name="ro1">
          <table:table-cell office:value-type="float" office:value="0.03167773" calcext:value-type="float">
            <text:p>0.03167773</text:p>
          </table:table-cell>
          <table:table-cell office:value-type="float" office:value="7.8919797" calcext:value-type="float">
            <text:p>7.8919797</text:p>
          </table:table-cell>
          <table:table-cell table:formula="of:=[.C546]+[.A547]" office:value-type="float" office:value="19.12925922" calcext:value-type="float">
            <text:p>19.12925922</text:p>
          </table:table-cell>
        </table:table-row>
        <table:table-row table:style-name="ro1">
          <table:table-cell office:value-type="float" office:value="0.03166247" calcext:value-type="float">
            <text:p>0.03166247</text:p>
          </table:table-cell>
          <table:table-cell office:value-type="float" office:value="7.895783" calcext:value-type="float">
            <text:p>7.895783</text:p>
          </table:table-cell>
          <table:table-cell table:formula="of:=[.C547]+[.A548]" office:value-type="float" office:value="19.16092169" calcext:value-type="float">
            <text:p>19.16092169</text:p>
          </table:table-cell>
        </table:table-row>
        <table:table-row table:style-name="ro1">
          <table:table-cell office:value-type="float" office:value="0.031418327" calcext:value-type="float">
            <text:p>0.031418327</text:p>
          </table:table-cell>
          <table:table-cell office:value-type="float" office:value="7.957139" calcext:value-type="float">
            <text:p>7.957139</text:p>
          </table:table-cell>
          <table:table-cell table:formula="of:=[.C548]+[.A549]" office:value-type="float" office:value="19.192340017" calcext:value-type="float">
            <text:p>19.192340017</text:p>
          </table:table-cell>
        </table:table-row>
        <table:table-row table:style-name="ro1">
          <table:table-cell office:value-type="float" office:value="0.031891357" calcext:value-type="float">
            <text:p>0.031891357</text:p>
          </table:table-cell>
          <table:table-cell office:value-type="float" office:value="7.8391147" calcext:value-type="float">
            <text:p>7.8391147</text:p>
          </table:table-cell>
          <table:table-cell table:formula="of:=[.C549]+[.A550]" office:value-type="float" office:value="19.224231374" calcext:value-type="float">
            <text:p>19.224231374</text:p>
          </table:table-cell>
        </table:table-row>
        <table:table-row table:style-name="ro1">
          <table:table-cell office:value-type="float" office:value="0.032043945" calcext:value-type="float">
            <text:p>0.032043945</text:p>
          </table:table-cell>
          <table:table-cell office:value-type="float" office:value="7.8017864" calcext:value-type="float">
            <text:p>7.8017864</text:p>
          </table:table-cell>
          <table:table-cell table:formula="of:=[.C550]+[.A551]" office:value-type="float" office:value="19.256275319" calcext:value-type="float">
            <text:p>19.256275319</text:p>
          </table:table-cell>
        </table:table-row>
        <table:table-row table:style-name="ro1">
          <table:table-cell office:value-type="float" office:value="0.031952392" calcext:value-type="float">
            <text:p>0.031952392</text:p>
          </table:table-cell>
          <table:table-cell office:value-type="float" office:value="7.8241405" calcext:value-type="float">
            <text:p>7.8241405</text:p>
          </table:table-cell>
          <table:table-cell table:formula="of:=[.C551]+[.A552]" office:value-type="float" office:value="19.288227711" calcext:value-type="float">
            <text:p>19.288227711</text:p>
          </table:table-cell>
        </table:table-row>
        <table:table-row table:style-name="ro1">
          <table:table-cell office:value-type="float" office:value="0.031586174" calcext:value-type="float">
            <text:p>0.031586174</text:p>
          </table:table-cell>
          <table:table-cell office:value-type="float" office:value="7.914855" calcext:value-type="float">
            <text:p>7.914855</text:p>
          </table:table-cell>
          <table:table-cell table:formula="of:=[.C552]+[.A553]" office:value-type="float" office:value="19.319813885" calcext:value-type="float">
            <text:p>19.319813885</text:p>
          </table:table-cell>
        </table:table-row>
        <table:table-row table:style-name="ro1">
          <table:table-cell office:value-type="float" office:value="0.031921875" calcext:value-type="float">
            <text:p>0.031921875</text:p>
          </table:table-cell>
          <table:table-cell office:value-type="float" office:value="7.8316207" calcext:value-type="float">
            <text:p>7.8316207</text:p>
          </table:table-cell>
          <table:table-cell table:formula="of:=[.C553]+[.A554]" office:value-type="float" office:value="19.35173576" calcext:value-type="float">
            <text:p>19.35173576</text:p>
          </table:table-cell>
        </table:table-row>
        <table:table-row table:style-name="ro1">
          <table:table-cell office:value-type="float" office:value="0.0318761" calcext:value-type="float">
            <text:p>0.0318761</text:p>
          </table:table-cell>
          <table:table-cell office:value-type="float" office:value="7.8428674" calcext:value-type="float">
            <text:p>7.8428674</text:p>
          </table:table-cell>
          <table:table-cell table:formula="of:=[.C554]+[.A555]" office:value-type="float" office:value="19.38361186" calcext:value-type="float">
            <text:p>19.38361186</text:p>
          </table:table-cell>
        </table:table-row>
        <table:table-row table:style-name="ro1">
          <table:table-cell office:value-type="float" office:value="0.031616695" calcext:value-type="float">
            <text:p>0.031616695</text:p>
          </table:table-cell>
          <table:table-cell office:value-type="float" office:value="7.9072146" calcext:value-type="float">
            <text:p>7.9072146</text:p>
          </table:table-cell>
          <table:table-cell table:formula="of:=[.C555]+[.A556]" office:value-type="float" office:value="19.415228555" calcext:value-type="float">
            <text:p>19.415228555</text:p>
          </table:table-cell>
        </table:table-row>
        <table:table-row table:style-name="ro1">
          <table:table-cell office:value-type="float" office:value="0.031006332" calcext:value-type="float">
            <text:p>0.031006332</text:p>
          </table:table-cell>
          <table:table-cell office:value-type="float" office:value="8.062869" calcext:value-type="float">
            <text:p>8.062869</text:p>
          </table:table-cell>
          <table:table-cell table:formula="of:=[.C556]+[.A557]" office:value-type="float" office:value="19.446234887" calcext:value-type="float">
            <text:p>19.446234887</text:p>
          </table:table-cell>
        </table:table-row>
        <table:table-row table:style-name="ro1">
          <table:table-cell office:value-type="float" office:value="0.031143663" calcext:value-type="float">
            <text:p>0.031143663</text:p>
          </table:table-cell>
          <table:table-cell office:value-type="float" office:value="8.027315" calcext:value-type="float">
            <text:p>8.027315</text:p>
          </table:table-cell>
          <table:table-cell table:formula="of:=[.C557]+[.A558]" office:value-type="float" office:value="19.47737855" calcext:value-type="float">
            <text:p>19.47737855</text:p>
          </table:table-cell>
        </table:table-row>
        <table:table-row table:style-name="ro1">
          <table:table-cell office:value-type="float" office:value="0.030838484" calcext:value-type="float">
            <text:p>0.030838484</text:p>
          </table:table-cell>
          <table:table-cell office:value-type="float" office:value="8.106753" calcext:value-type="float">
            <text:p>8.106753</text:p>
          </table:table-cell>
          <table:table-cell table:formula="of:=[.C558]+[.A559]" office:value-type="float" office:value="19.508217034" calcext:value-type="float">
            <text:p>19.508217034</text:p>
          </table:table-cell>
        </table:table-row>
        <table:table-row table:style-name="ro1">
          <table:table-cell office:value-type="float" office:value="0.030365454" calcext:value-type="float">
            <text:p>0.030365454</text:p>
          </table:table-cell>
          <table:table-cell office:value-type="float" office:value="8.23304" calcext:value-type="float">
            <text:p>8.23304</text:p>
          </table:table-cell>
          <table:table-cell table:formula="of:=[.C559]+[.A560]" office:value-type="float" office:value="19.538582488" calcext:value-type="float">
            <text:p>19.538582488</text:p>
          </table:table-cell>
        </table:table-row>
        <table:table-row table:style-name="ro1">
          <table:table-cell office:value-type="float" office:value="0.029617762" calcext:value-type="float">
            <text:p>0.029617762</text:p>
          </table:table-cell>
          <table:table-cell office:value-type="float" office:value="8.440881" calcext:value-type="float">
            <text:p>8.440881</text:p>
          </table:table-cell>
          <table:table-cell table:formula="of:=[.C560]+[.A561]" office:value-type="float" office:value="19.56820025" calcext:value-type="float">
            <text:p>19.56820025</text:p>
          </table:table-cell>
        </table:table-row>
        <table:table-row table:style-name="ro1">
          <table:table-cell office:value-type="float" office:value="0.029755093" calcext:value-type="float">
            <text:p>0.029755093</text:p>
          </table:table-cell>
          <table:table-cell office:value-type="float" office:value="8.401923" calcext:value-type="float">
            <text:p>8.401923</text:p>
          </table:table-cell>
          <table:table-cell table:formula="of:=[.C561]+[.A562]" office:value-type="float" office:value="19.597955343" calcext:value-type="float">
            <text:p>19.597955343</text:p>
          </table:table-cell>
        </table:table-row>
        <table:table-row table:style-name="ro1">
          <table:table-cell office:value-type="float" office:value="0.029922942" calcext:value-type="float">
            <text:p>0.029922942</text:p>
          </table:table-cell>
          <table:table-cell office:value-type="float" office:value="8.354794" calcext:value-type="float">
            <text:p>8.354794</text:p>
          </table:table-cell>
          <table:table-cell table:formula="of:=[.C562]+[.A563]" office:value-type="float" office:value="19.627878285" calcext:value-type="float">
            <text:p>19.627878285</text:p>
          </table:table-cell>
        </table:table-row>
        <table:table-row table:style-name="ro1">
          <table:table-cell office:value-type="float" office:value="0.02996872" calcext:value-type="float">
            <text:p>0.02996872</text:p>
          </table:table-cell>
          <table:table-cell office:value-type="float" office:value="8.3420315" calcext:value-type="float">
            <text:p>8.3420315</text:p>
          </table:table-cell>
          <table:table-cell table:formula="of:=[.C563]+[.A564]" office:value-type="float" office:value="19.657847005" calcext:value-type="float">
            <text:p>19.657847005</text:p>
          </table:table-cell>
        </table:table-row>
        <table:table-row table:style-name="ro1">
          <table:table-cell office:value-type="float" office:value="0.029709315" calcext:value-type="float">
            <text:p>0.029709315</text:p>
          </table:table-cell>
          <table:table-cell office:value-type="float" office:value="8.414869" calcext:value-type="float">
            <text:p>8.414869</text:p>
          </table:table-cell>
          <table:table-cell table:formula="of:=[.C564]+[.A565]" office:value-type="float" office:value="19.68755632" calcext:value-type="float">
            <text:p>19.68755632</text:p>
          </table:table-cell>
        </table:table-row>
        <table:table-row table:style-name="ro1">
          <table:table-cell office:value-type="float" office:value="0.03025864" calcext:value-type="float">
            <text:p>0.03025864</text:p>
          </table:table-cell>
          <table:table-cell office:value-type="float" office:value="8.262103" calcext:value-type="float">
            <text:p>8.262103</text:p>
          </table:table-cell>
          <table:table-cell table:formula="of:=[.C565]+[.A566]" office:value-type="float" office:value="19.71781496" calcext:value-type="float">
            <text:p>19.71781496</text:p>
          </table:table-cell>
        </table:table-row>
        <table:table-row table:style-name="ro1">
          <table:table-cell office:value-type="float" office:value="0.030395972" calcext:value-type="float">
            <text:p>0.030395972</text:p>
          </table:table-cell>
          <table:table-cell office:value-type="float" office:value="8.224774" calcext:value-type="float">
            <text:p>8.224774</text:p>
          </table:table-cell>
          <table:table-cell table:formula="of:=[.C566]+[.A567]" office:value-type="float" office:value="19.748210932" calcext:value-type="float">
            <text:p>19.748210932</text:p>
          </table:table-cell>
        </table:table-row>
        <table:table-row table:style-name="ro1">
          <table:table-cell office:value-type="float" office:value="0.030395972" calcext:value-type="float">
            <text:p>0.030395972</text:p>
          </table:table-cell>
          <table:table-cell office:value-type="float" office:value="8.224774" calcext:value-type="float">
            <text:p>8.224774</text:p>
          </table:table-cell>
          <table:table-cell table:formula="of:=[.C567]+[.A568]" office:value-type="float" office:value="19.778606904" calcext:value-type="float">
            <text:p>19.778606904</text:p>
          </table:table-cell>
        </table:table-row>
        <table:table-row table:style-name="ro1">
          <table:table-cell office:value-type="float" office:value="0.030167086" calcext:value-type="float">
            <text:p>0.030167086</text:p>
          </table:table-cell>
          <table:table-cell office:value-type="float" office:value="8.287178" calcext:value-type="float">
            <text:p>8.287178</text:p>
          </table:table-cell>
          <table:table-cell table:formula="of:=[.C568]+[.A569]" office:value-type="float" office:value="19.80877399" calcext:value-type="float">
            <text:p>19.80877399</text:p>
          </table:table-cell>
        </table:table-row>
        <table:table-row table:style-name="ro1">
          <table:table-cell office:value-type="float" office:value="0.030685892" calcext:value-type="float">
            <text:p>0.030685892</text:p>
          </table:table-cell>
          <table:table-cell office:value-type="float" office:value="8.147066" calcext:value-type="float">
            <text:p>8.147066</text:p>
          </table:table-cell>
          <table:table-cell table:formula="of:=[.C569]+[.A570]" office:value-type="float" office:value="19.839459882" calcext:value-type="float">
            <text:p>19.839459882</text:p>
          </table:table-cell>
        </table:table-row>
        <table:table-row table:style-name="ro1">
          <table:table-cell office:value-type="float" office:value="0.030853743" calcext:value-type="float">
            <text:p>0.030853743</text:p>
          </table:table-cell>
          <table:table-cell office:value-type="float" office:value="8.102744" calcext:value-type="float">
            <text:p>8.102744</text:p>
          </table:table-cell>
          <table:table-cell table:formula="of:=[.C570]+[.A571]" office:value-type="float" office:value="19.870313625" calcext:value-type="float">
            <text:p>19.870313625</text:p>
          </table:table-cell>
        </table:table-row>
        <table:table-row table:style-name="ro1">
          <table:table-cell office:value-type="float" office:value="0.030853743" calcext:value-type="float">
            <text:p>0.030853743</text:p>
          </table:table-cell>
          <table:table-cell office:value-type="float" office:value="8.102744" calcext:value-type="float">
            <text:p>8.102744</text:p>
          </table:table-cell>
          <table:table-cell table:formula="of:=[.C571]+[.A572]" office:value-type="float" office:value="19.901167368" calcext:value-type="float">
            <text:p>19.901167368</text:p>
          </table:table-cell>
        </table:table-row>
        <table:table-row table:style-name="ro1">
          <table:table-cell office:value-type="float" office:value="0.030609598" calcext:value-type="float">
            <text:p>0.030609598</text:p>
          </table:table-cell>
          <table:table-cell office:value-type="float" office:value="8.167373" calcext:value-type="float">
            <text:p>8.167373</text:p>
          </table:table-cell>
          <table:table-cell table:formula="of:=[.C572]+[.A573]" office:value-type="float" office:value="19.931776966" calcext:value-type="float">
            <text:p>19.931776966</text:p>
          </table:table-cell>
        </table:table-row>
        <table:table-row table:style-name="ro1">
          <table:table-cell office:value-type="float" office:value="0.031128405" calcext:value-type="float">
            <text:p>0.031128405</text:p>
          </table:table-cell>
          <table:table-cell office:value-type="float" office:value="8.03125" calcext:value-type="float">
            <text:p>8.03125</text:p>
          </table:table-cell>
          <table:table-cell table:formula="of:=[.C573]+[.A574]" office:value-type="float" office:value="19.962905371" calcext:value-type="float">
            <text:p>19.962905371</text:p>
          </table:table-cell>
        </table:table-row>
        <table:table-row table:style-name="ro1">
          <table:table-cell office:value-type="float" office:value="0.031311512" calcext:value-type="float">
            <text:p>0.031311512</text:p>
          </table:table-cell>
          <table:table-cell office:value-type="float" office:value="7.984284" calcext:value-type="float">
            <text:p>7.984284</text:p>
          </table:table-cell>
          <table:table-cell table:formula="of:=[.C574]+[.A575]" office:value-type="float" office:value="19.994216883" calcext:value-type="float">
            <text:p>19.994216883</text:p>
          </table:table-cell>
        </table:table-row>
        <table:table-row table:style-name="ro1">
          <table:table-cell office:value-type="float" office:value="0.031296253" calcext:value-type="float">
            <text:p>0.031296253</text:p>
          </table:table-cell>
          <table:table-cell office:value-type="float" office:value="7.988177" calcext:value-type="float">
            <text:p>7.988177</text:p>
          </table:table-cell>
          <table:table-cell table:formula="of:=[.C575]+[.A576]" office:value-type="float" office:value="20.025513136" calcext:value-type="float">
            <text:p>20.025513136</text:p>
          </table:table-cell>
        </table:table-row>
        <table:table-row table:style-name="ro1">
          <table:table-cell office:value-type="float" office:value="0.03106737" calcext:value-type="float">
            <text:p>0.03106737</text:p>
          </table:table-cell>
          <table:table-cell office:value-type="float" office:value="8.047029" calcext:value-type="float">
            <text:p>8.047029</text:p>
          </table:table-cell>
          <table:table-cell table:formula="of:=[.C576]+[.A577]" office:value-type="float" office:value="20.056580506" calcext:value-type="float">
            <text:p>20.056580506</text:p>
          </table:table-cell>
        </table:table-row>
        <table:table-row table:style-name="ro1">
          <table:table-cell office:value-type="float" office:value="0.031601433" calcext:value-type="float">
            <text:p>0.031601433</text:p>
          </table:table-cell>
          <table:table-cell office:value-type="float" office:value="7.9110336" calcext:value-type="float">
            <text:p>7.9110336</text:p>
          </table:table-cell>
          <table:table-cell table:formula="of:=[.C577]+[.A578]" office:value-type="float" office:value="20.088181939" calcext:value-type="float">
            <text:p>20.088181939</text:p>
          </table:table-cell>
        </table:table-row>
        <table:table-row table:style-name="ro1">
          <table:table-cell office:value-type="float" office:value="0.031754024" calcext:value-type="float">
            <text:p>0.031754024</text:p>
          </table:table-cell>
          <table:table-cell office:value-type="float" office:value="7.873018" calcext:value-type="float">
            <text:p>7.873018</text:p>
          </table:table-cell>
          <table:table-cell table:formula="of:=[.C578]+[.A579]" office:value-type="float" office:value="20.119935963" calcext:value-type="float">
            <text:p>20.119935963</text:p>
          </table:table-cell>
        </table:table-row>
        <table:table-row table:style-name="ro1">
          <table:table-cell office:value-type="float" office:value="0.031708248" calcext:value-type="float">
            <text:p>0.031708248</text:p>
          </table:table-cell>
          <table:table-cell office:value-type="float" office:value="7.8843837" calcext:value-type="float">
            <text:p>7.8843837</text:p>
          </table:table-cell>
          <table:table-cell table:formula="of:=[.C579]+[.A580]" office:value-type="float" office:value="20.151644211" calcext:value-type="float">
            <text:p>20.151644211</text:p>
          </table:table-cell>
        </table:table-row>
        <table:table-row table:style-name="ro1">
          <table:table-cell office:value-type="float" office:value="0.031433586" calcext:value-type="float">
            <text:p>0.031433586</text:p>
          </table:table-cell>
          <table:table-cell office:value-type="float" office:value="7.953276" calcext:value-type="float">
            <text:p>7.953276</text:p>
          </table:table-cell>
          <table:table-cell table:formula="of:=[.C580]+[.A581]" office:value-type="float" office:value="20.183077797" calcext:value-type="float">
            <text:p>20.183077797</text:p>
          </table:table-cell>
        </table:table-row>
        <table:table-row table:style-name="ro1">
          <table:table-cell office:value-type="float" office:value="0.031921875" calcext:value-type="float">
            <text:p>0.031921875</text:p>
          </table:table-cell>
          <table:table-cell office:value-type="float" office:value="7.8316207" calcext:value-type="float">
            <text:p>7.8316207</text:p>
          </table:table-cell>
          <table:table-cell table:formula="of:=[.C581]+[.A582]" office:value-type="float" office:value="20.214999672" calcext:value-type="float">
            <text:p>20.214999672</text:p>
          </table:table-cell>
        </table:table-row>
        <table:table-row table:style-name="ro1">
          <table:table-cell office:value-type="float" office:value="0.032059204" calcext:value-type="float">
            <text:p>0.032059204</text:p>
          </table:table-cell>
          <table:table-cell office:value-type="float" office:value="7.798073" calcext:value-type="float">
            <text:p>7.798073</text:p>
          </table:table-cell>
          <table:table-cell table:formula="of:=[.C582]+[.A583]" office:value-type="float" office:value="20.247058876" calcext:value-type="float">
            <text:p>20.247058876</text:p>
          </table:table-cell>
        </table:table-row>
        <table:table-row table:style-name="ro1">
          <table:table-cell office:value-type="float" office:value="0.03198291" calcext:value-type="float">
            <text:p>0.03198291</text:p>
          </table:table-cell>
          <table:table-cell office:value-type="float" office:value="7.8166747" calcext:value-type="float">
            <text:p>7.8166747</text:p>
          </table:table-cell>
          <table:table-cell table:formula="of:=[.C583]+[.A584]" office:value-type="float" office:value="20.279041786" calcext:value-type="float">
            <text:p>20.279041786</text:p>
          </table:table-cell>
        </table:table-row>
        <table:table-row table:style-name="ro1">
          <table:table-cell office:value-type="float" office:value="0.031601433" calcext:value-type="float">
            <text:p>0.031601433</text:p>
          </table:table-cell>
          <table:table-cell office:value-type="float" office:value="7.9110336" calcext:value-type="float">
            <text:p>7.9110336</text:p>
          </table:table-cell>
          <table:table-cell table:formula="of:=[.C584]+[.A585]" office:value-type="float" office:value="20.310643219" calcext:value-type="float">
            <text:p>20.310643219</text:p>
          </table:table-cell>
        </table:table-row>
        <table:table-row table:style-name="ro1">
          <table:table-cell office:value-type="float" office:value="0.03196765" calcext:value-type="float">
            <text:p>0.03196765</text:p>
          </table:table-cell>
          <table:table-cell office:value-type="float" office:value="7.820406" calcext:value-type="float">
            <text:p>7.820406</text:p>
          </table:table-cell>
          <table:table-cell table:formula="of:=[.C585]+[.A586]" office:value-type="float" office:value="20.342610869" calcext:value-type="float">
            <text:p>20.342610869</text:p>
          </table:table-cell>
        </table:table-row>
        <table:table-row table:style-name="ro1">
          <table:table-cell office:value-type="float" office:value="0.0318761" calcext:value-type="float">
            <text:p>0.0318761</text:p>
          </table:table-cell>
          <table:table-cell office:value-type="float" office:value="7.8428674" calcext:value-type="float">
            <text:p>7.8428674</text:p>
          </table:table-cell>
          <table:table-cell table:formula="of:=[.C586]+[.A587]" office:value-type="float" office:value="20.374486969" calcext:value-type="float">
            <text:p>20.374486969</text:p>
          </table:table-cell>
        </table:table-row>
        <table:table-row table:style-name="ro1">
          <table:table-cell office:value-type="float" office:value="0.031586174" calcext:value-type="float">
            <text:p>0.031586174</text:p>
          </table:table-cell>
          <table:table-cell office:value-type="float" office:value="7.914855" calcext:value-type="float">
            <text:p>7.914855</text:p>
          </table:table-cell>
          <table:table-cell table:formula="of:=[.C587]+[.A588]" office:value-type="float" office:value="20.406073143" calcext:value-type="float">
            <text:p>20.406073143</text:p>
          </table:table-cell>
        </table:table-row>
        <table:table-row table:style-name="ro1">
          <table:table-cell office:value-type="float" office:value="0.030975815" calcext:value-type="float">
            <text:p>0.030975815</text:p>
          </table:table-cell>
          <table:table-cell office:value-type="float" office:value="8.070813" calcext:value-type="float">
            <text:p>8.070813</text:p>
          </table:table-cell>
          <table:table-cell table:formula="of:=[.C588]+[.A589]" office:value-type="float" office:value="20.437048958" calcext:value-type="float">
            <text:p>20.437048958</text:p>
          </table:table-cell>
        </table:table-row>
        <table:table-row table:style-name="ro1">
          <table:table-cell office:value-type="float" office:value="0.031082628" calcext:value-type="float">
            <text:p>0.031082628</text:p>
          </table:table-cell>
          <table:table-cell office:value-type="float" office:value="8.043078" calcext:value-type="float">
            <text:p>8.043078</text:p>
          </table:table-cell>
          <table:table-cell table:formula="of:=[.C589]+[.A590]" office:value-type="float" office:value="20.468131586" calcext:value-type="float">
            <text:p>20.468131586</text:p>
          </table:table-cell>
        </table:table-row>
        <table:table-row table:style-name="ro1">
          <table:table-cell office:value-type="float" office:value="0.030823225" calcext:value-type="float">
            <text:p>0.030823225</text:p>
          </table:table-cell>
          <table:table-cell office:value-type="float" office:value="8.110767" calcext:value-type="float">
            <text:p>8.110767</text:p>
          </table:table-cell>
          <table:table-cell table:formula="of:=[.C590]+[.A591]" office:value-type="float" office:value="20.498954811" calcext:value-type="float">
            <text:p>20.498954811</text:p>
          </table:table-cell>
        </table:table-row>
        <table:table-row table:style-name="ro1">
          <table:table-cell office:value-type="float" office:value="0.030304417" calcext:value-type="float">
            <text:p>0.030304417</text:p>
          </table:table-cell>
          <table:table-cell office:value-type="float" office:value="8.249622" calcext:value-type="float">
            <text:p>8.249622</text:p>
          </table:table-cell>
          <table:table-cell table:formula="of:=[.C591]+[.A592]" office:value-type="float" office:value="20.529259228" calcext:value-type="float">
            <text:p>20.529259228</text:p>
          </table:table-cell>
        </table:table-row>
        <table:table-row table:style-name="ro1">
          <table:table-cell office:value-type="float" office:value="0.029571984" calcext:value-type="float">
            <text:p>0.029571984</text:p>
          </table:table-cell>
          <table:table-cell office:value-type="float" office:value="8.453947" calcext:value-type="float">
            <text:p>8.453947</text:p>
          </table:table-cell>
          <table:table-cell table:formula="of:=[.C592]+[.A593]" office:value-type="float" office:value="20.558831212" calcext:value-type="float">
            <text:p>20.558831212</text:p>
          </table:table-cell>
        </table:table-row>
        <table:table-row table:style-name="ro1">
          <table:table-cell office:value-type="float" office:value="0.029724576" calcext:value-type="float">
            <text:p>0.029724576</text:p>
          </table:table-cell>
          <table:table-cell office:value-type="float" office:value="8.410549" calcext:value-type="float">
            <text:p>8.410549</text:p>
          </table:table-cell>
          <table:table-cell table:formula="of:=[.C593]+[.A594]" office:value-type="float" office:value="20.588555788" calcext:value-type="float">
            <text:p>20.588555788</text:p>
          </table:table-cell>
        </table:table-row>
        <table:table-row table:style-name="ro1">
          <table:table-cell office:value-type="float" office:value="0.029907683" calcext:value-type="float">
            <text:p>0.029907683</text:p>
          </table:table-cell>
          <table:table-cell office:value-type="float" office:value="8.3590555" calcext:value-type="float">
            <text:p>8.3590555</text:p>
          </table:table-cell>
          <table:table-cell table:formula="of:=[.C594]+[.A595]" office:value-type="float" office:value="20.618463471" calcext:value-type="float">
            <text:p>20.618463471</text:p>
          </table:table-cell>
        </table:table-row>
        <table:table-row table:style-name="ro1">
          <table:table-cell office:value-type="float" office:value="0.029892424" calcext:value-type="float">
            <text:p>0.029892424</text:p>
          </table:table-cell>
          <table:table-cell office:value-type="float" office:value="8.363323" calcext:value-type="float">
            <text:p>8.363323</text:p>
          </table:table-cell>
          <table:table-cell table:formula="of:=[.C595]+[.A596]" office:value-type="float" office:value="20.648355895" calcext:value-type="float">
            <text:p>20.648355895</text:p>
          </table:table-cell>
        </table:table-row>
        <table:table-row table:style-name="ro1">
          <table:table-cell office:value-type="float" office:value="0.02964828" calcext:value-type="float">
            <text:p>0.02964828</text:p>
          </table:table-cell>
          <table:table-cell office:value-type="float" office:value="8.432193" calcext:value-type="float">
            <text:p>8.432193</text:p>
          </table:table-cell>
          <table:table-cell table:formula="of:=[.C596]+[.A597]" office:value-type="float" office:value="20.678004175" calcext:value-type="float">
            <text:p>20.678004175</text:p>
          </table:table-cell>
        </table:table-row>
        <table:table-row table:style-name="ro1">
          <table:table-cell office:value-type="float" office:value="0.030167086" calcext:value-type="float">
            <text:p>0.030167086</text:p>
          </table:table-cell>
          <table:table-cell office:value-type="float" office:value="8.287178" calcext:value-type="float">
            <text:p>8.287178</text:p>
          </table:table-cell>
          <table:table-cell table:formula="of:=[.C597]+[.A598]" office:value-type="float" office:value="20.708171261" calcext:value-type="float">
            <text:p>20.708171261</text:p>
          </table:table-cell>
        </table:table-row>
        <table:table-row table:style-name="ro1">
          <table:table-cell office:value-type="float" office:value="0.030350195" calcext:value-type="float">
            <text:p>0.030350195</text:p>
          </table:table-cell>
          <table:table-cell office:value-type="float" office:value="8.237179" calcext:value-type="float">
            <text:p>8.237179</text:p>
          </table:table-cell>
          <table:table-cell table:formula="of:=[.C598]+[.A599]" office:value-type="float" office:value="20.738521456" calcext:value-type="float">
            <text:p>20.738521456</text:p>
          </table:table-cell>
        </table:table-row>
        <table:table-row table:style-name="ro1">
          <table:table-cell office:value-type="float" office:value="0.030334936" calcext:value-type="float">
            <text:p>0.030334936</text:p>
          </table:table-cell>
          <table:table-cell office:value-type="float" office:value="8.2413225" calcext:value-type="float">
            <text:p>8.2413225</text:p>
          </table:table-cell>
          <table:table-cell table:formula="of:=[.C599]+[.A600]" office:value-type="float" office:value="20.768856392" calcext:value-type="float">
            <text:p>20.768856392</text:p>
          </table:table-cell>
        </table:table-row>
        <table:table-row table:style-name="ro1">
          <table:table-cell office:value-type="float" office:value="0.03012131" calcext:value-type="float">
            <text:p>0.03012131</text:p>
          </table:table-cell>
          <table:table-cell office:value-type="float" office:value="8.299772" calcext:value-type="float">
            <text:p>8.299772</text:p>
          </table:table-cell>
          <table:table-cell table:formula="of:=[.C600]+[.A601]" office:value-type="float" office:value="20.798977702" calcext:value-type="float">
            <text:p>20.798977702</text:p>
          </table:table-cell>
        </table:table-row>
        <table:table-row table:style-name="ro1">
          <table:table-cell office:value-type="float" office:value="0.030640116" calcext:value-type="float">
            <text:p>0.030640116</text:p>
          </table:table-cell>
          <table:table-cell office:value-type="float" office:value="8.159238" calcext:value-type="float">
            <text:p>8.159238</text:p>
          </table:table-cell>
          <table:table-cell table:formula="of:=[.C601]+[.A602]" office:value-type="float" office:value="20.829617818" calcext:value-type="float">
            <text:p>20.829617818</text:p>
          </table:table-cell>
        </table:table-row>
        <table:table-row table:style-name="ro1">
          <table:table-cell office:value-type="float" office:value="0.030792706" calcext:value-type="float">
            <text:p>0.030792706</text:p>
          </table:table-cell>
          <table:table-cell office:value-type="float" office:value="8.118806" calcext:value-type="float">
            <text:p>8.118806</text:p>
          </table:table-cell>
          <table:table-cell table:formula="of:=[.C602]+[.A603]" office:value-type="float" office:value="20.860410524" calcext:value-type="float">
            <text:p>20.860410524</text:p>
          </table:table-cell>
        </table:table-row>
        <table:table-row table:style-name="ro1">
          <table:table-cell office:value-type="float" office:value="0.030762188" calcext:value-type="float">
            <text:p>0.030762188</text:p>
          </table:table-cell>
          <table:table-cell office:value-type="float" office:value="8.12686" calcext:value-type="float">
            <text:p>8.12686</text:p>
          </table:table-cell>
          <table:table-cell table:formula="of:=[.C603]+[.A604]" office:value-type="float" office:value="20.891172712" calcext:value-type="float">
            <text:p>20.891172712</text:p>
          </table:table-cell>
        </table:table-row>
        <table:table-row table:style-name="ro1">
          <table:table-cell office:value-type="float" office:value="0.030533303" calcext:value-type="float">
            <text:p>0.030533303</text:p>
          </table:table-cell>
          <table:table-cell office:value-type="float" office:value="8.18778" calcext:value-type="float">
            <text:p>8.18778</text:p>
          </table:table-cell>
          <table:table-cell table:formula="of:=[.C604]+[.A605]" office:value-type="float" office:value="20.921706015" calcext:value-type="float">
            <text:p>20.921706015</text:p>
          </table:table-cell>
        </table:table-row>
        <table:table-row table:style-name="ro1">
          <table:table-cell office:value-type="float" office:value="0.031097887" calcext:value-type="float">
            <text:p>0.031097887</text:p>
          </table:table-cell>
          <table:table-cell office:value-type="float" office:value="8.039131" calcext:value-type="float">
            <text:p>8.039131</text:p>
          </table:table-cell>
          <table:table-cell table:formula="of:=[.C605]+[.A606]" office:value-type="float" office:value="20.952803902" calcext:value-type="float">
            <text:p>20.952803902</text:p>
          </table:table-cell>
        </table:table-row>
        <table:table-row table:style-name="ro1">
          <table:table-cell office:value-type="float" office:value="0.031250477" calcext:value-type="float">
            <text:p>0.031250477</text:p>
          </table:table-cell>
          <table:table-cell office:value-type="float" office:value="7.999878" calcext:value-type="float">
            <text:p>7.999878</text:p>
          </table:table-cell>
          <table:table-cell table:formula="of:=[.C606]+[.A607]" office:value-type="float" office:value="20.984054379" calcext:value-type="float">
            <text:p>20.984054379</text:p>
          </table:table-cell>
        </table:table-row>
        <table:table-row table:style-name="ro1">
          <table:table-cell office:value-type="float" office:value="0.031250477" calcext:value-type="float">
            <text:p>0.031250477</text:p>
          </table:table-cell>
          <table:table-cell office:value-type="float" office:value="7.999878" calcext:value-type="float">
            <text:p>7.999878</text:p>
          </table:table-cell>
          <table:table-cell table:formula="of:=[.C607]+[.A608]" office:value-type="float" office:value="21.015304856" calcext:value-type="float">
            <text:p>21.015304856</text:p>
          </table:table-cell>
        </table:table-row>
        <table:table-row table:style-name="ro1">
          <table:table-cell office:value-type="float" office:value="0.030991074" calcext:value-type="float">
            <text:p>0.030991074</text:p>
          </table:table-cell>
          <table:table-cell office:value-type="float" office:value="8.066839" calcext:value-type="float">
            <text:p>8.066839</text:p>
          </table:table-cell>
          <table:table-cell table:formula="of:=[.C608]+[.A609]" office:value-type="float" office:value="21.04629593" calcext:value-type="float">
            <text:p>21.04629593</text:p>
          </table:table-cell>
        </table:table-row>
        <table:table-row table:style-name="ro1">
          <table:table-cell office:value-type="float" office:value="0.03152514" calcext:value-type="float">
            <text:p>0.03152514</text:p>
          </table:table-cell>
          <table:table-cell office:value-type="float" office:value="7.930179" calcext:value-type="float">
            <text:p>7.930179</text:p>
          </table:table-cell>
          <table:table-cell table:formula="of:=[.C609]+[.A610]" office:value-type="float" office:value="21.07782107" calcext:value-type="float">
            <text:p>21.07782107</text:p>
          </table:table-cell>
        </table:table-row>
        <table:table-row table:style-name="ro1">
          <table:table-cell office:value-type="float" office:value="0.031647213" calcext:value-type="float">
            <text:p>0.031647213</text:p>
          </table:table-cell>
          <table:table-cell office:value-type="float" office:value="7.89959" calcext:value-type="float">
            <text:p>7.89959</text:p>
          </table:table-cell>
          <table:table-cell table:formula="of:=[.C610]+[.A611]" office:value-type="float" office:value="21.109468283" calcext:value-type="float">
            <text:p>21.109468283</text:p>
          </table:table-cell>
        </table:table-row>
        <table:table-row table:style-name="ro1">
          <table:table-cell office:value-type="float" office:value="0.031647213" calcext:value-type="float">
            <text:p>0.031647213</text:p>
          </table:table-cell>
          <table:table-cell office:value-type="float" office:value="7.89959" calcext:value-type="float">
            <text:p>7.89959</text:p>
          </table:table-cell>
          <table:table-cell table:formula="of:=[.C611]+[.A612]" office:value-type="float" office:value="21.141115496" calcext:value-type="float">
            <text:p>21.141115496</text:p>
          </table:table-cell>
        </table:table-row>
        <table:table-row table:style-name="ro1">
          <table:table-cell office:value-type="float" office:value="0.03140307" calcext:value-type="float">
            <text:p>0.03140307</text:p>
          </table:table-cell>
          <table:table-cell office:value-type="float" office:value="7.961005" calcext:value-type="float">
            <text:p>7.961005</text:p>
          </table:table-cell>
          <table:table-cell table:formula="of:=[.C612]+[.A613]" office:value-type="float" office:value="21.172518566" calcext:value-type="float">
            <text:p>21.172518566</text:p>
          </table:table-cell>
        </table:table-row>
        <table:table-row table:style-name="ro1">
          <table:table-cell office:value-type="float" office:value="0.031906616" calcext:value-type="float">
            <text:p>0.031906616</text:p>
          </table:table-cell>
          <table:table-cell office:value-type="float" office:value="7.835366" calcext:value-type="float">
            <text:p>7.835366</text:p>
          </table:table-cell>
          <table:table-cell table:formula="of:=[.C613]+[.A614]" office:value-type="float" office:value="21.204425182" calcext:value-type="float">
            <text:p>21.204425182</text:p>
          </table:table-cell>
        </table:table-row>
        <table:table-row table:style-name="ro1">
          <table:table-cell office:value-type="float" office:value="0.032013427" calcext:value-type="float">
            <text:p>0.032013427</text:p>
          </table:table-cell>
          <table:table-cell office:value-type="float" office:value="7.8092237" calcext:value-type="float">
            <text:p>7.8092237</text:p>
          </table:table-cell>
          <table:table-cell table:formula="of:=[.C614]+[.A615]" office:value-type="float" office:value="21.236438609" calcext:value-type="float">
            <text:p>21.236438609</text:p>
          </table:table-cell>
        </table:table-row>
        <table:table-row table:style-name="ro1">
          <table:table-cell office:value-type="float" office:value="0.031937134" calcext:value-type="float">
            <text:p>0.031937134</text:p>
          </table:table-cell>
          <table:table-cell office:value-type="float" office:value="7.827879" calcext:value-type="float">
            <text:p>7.827879</text:p>
          </table:table-cell>
          <table:table-cell table:formula="of:=[.C615]+[.A616]" office:value-type="float" office:value="21.268375743" calcext:value-type="float">
            <text:p>21.268375743</text:p>
          </table:table-cell>
        </table:table-row>
        <table:table-row table:style-name="ro1">
          <table:table-cell office:value-type="float" office:value="0.031555656" calcext:value-type="float">
            <text:p>0.031555656</text:p>
          </table:table-cell>
          <table:table-cell office:value-type="float" office:value="7.9225097" calcext:value-type="float">
            <text:p>7.9225097</text:p>
          </table:table-cell>
          <table:table-cell table:formula="of:=[.C616]+[.A617]" office:value-type="float" office:value="21.299931399" calcext:value-type="float">
            <text:p>21.299931399</text:p>
          </table:table-cell>
        </table:table-row>
        <table:table-row table:style-name="ro1">
          <table:table-cell office:value-type="float" office:value="0.031921875" calcext:value-type="float">
            <text:p>0.031921875</text:p>
          </table:table-cell>
          <table:table-cell office:value-type="float" office:value="7.8316207" calcext:value-type="float">
            <text:p>7.8316207</text:p>
          </table:table-cell>
          <table:table-cell table:formula="of:=[.C617]+[.A618]" office:value-type="float" office:value="21.331853274" calcext:value-type="float">
            <text:p>21.331853274</text:p>
          </table:table-cell>
        </table:table-row>
        <table:table-row table:style-name="ro1">
          <table:table-cell office:value-type="float" office:value="0.0318761" calcext:value-type="float">
            <text:p>0.0318761</text:p>
          </table:table-cell>
          <table:table-cell office:value-type="float" office:value="7.8428674" calcext:value-type="float">
            <text:p>7.8428674</text:p>
          </table:table-cell>
          <table:table-cell table:formula="of:=[.C618]+[.A619]" office:value-type="float" office:value="21.363729374" calcext:value-type="float">
            <text:p>21.363729374</text:p>
          </table:table-cell>
        </table:table-row>
        <table:table-row table:style-name="ro1">
          <table:table-cell office:value-type="float" office:value="0.031555656" calcext:value-type="float">
            <text:p>0.031555656</text:p>
          </table:table-cell>
          <table:table-cell office:value-type="float" office:value="7.9225097" calcext:value-type="float">
            <text:p>7.9225097</text:p>
          </table:table-cell>
          <table:table-cell table:formula="of:=[.C619]+[.A620]" office:value-type="float" office:value="21.39528503" calcext:value-type="float">
            <text:p>21.39528503</text:p>
          </table:table-cell>
        </table:table-row>
        <table:table-row table:style-name="ro1">
          <table:table-cell office:value-type="float" office:value="0.030975815" calcext:value-type="float">
            <text:p>0.030975815</text:p>
          </table:table-cell>
          <table:table-cell office:value-type="float" office:value="8.070813" calcext:value-type="float">
            <text:p>8.070813</text:p>
          </table:table-cell>
          <table:table-cell table:formula="of:=[.C620]+[.A621]" office:value-type="float" office:value="21.426260845" calcext:value-type="float">
            <text:p>21.426260845</text:p>
          </table:table-cell>
        </table:table-row>
        <table:table-row table:style-name="ro1">
          <table:table-cell office:value-type="float" office:value="0.031082628" calcext:value-type="float">
            <text:p>0.031082628</text:p>
          </table:table-cell>
          <table:table-cell office:value-type="float" office:value="8.043078" calcext:value-type="float">
            <text:p>8.043078</text:p>
          </table:table-cell>
          <table:table-cell table:formula="of:=[.C621]+[.A622]" office:value-type="float" office:value="21.457343473" calcext:value-type="float">
            <text:p>21.457343473</text:p>
          </table:table-cell>
        </table:table-row>
        <table:table-row table:style-name="ro1">
          <table:table-cell office:value-type="float" office:value="0.030823225" calcext:value-type="float">
            <text:p>0.030823225</text:p>
          </table:table-cell>
          <table:table-cell office:value-type="float" office:value="8.110767" calcext:value-type="float">
            <text:p>8.110767</text:p>
          </table:table-cell>
          <table:table-cell table:formula="of:=[.C622]+[.A623]" office:value-type="float" office:value="21.488166698" calcext:value-type="float">
            <text:p>21.488166698</text:p>
          </table:table-cell>
        </table:table-row>
        <table:table-row table:style-name="ro1">
          <table:table-cell office:value-type="float" office:value="0.030319676" calcext:value-type="float">
            <text:p>0.030319676</text:p>
          </table:table-cell>
          <table:table-cell office:value-type="float" office:value="8.245471" calcext:value-type="float">
            <text:p>8.245471</text:p>
          </table:table-cell>
          <table:table-cell table:formula="of:=[.C623]+[.A624]" office:value-type="float" office:value="21.518486374" calcext:value-type="float">
            <text:p>21.518486374</text:p>
          </table:table-cell>
        </table:table-row>
        <table:table-row table:style-name="ro1">
          <table:table-cell office:value-type="float" office:value="0.029571984" calcext:value-type="float">
            <text:p>0.029571984</text:p>
          </table:table-cell>
          <table:table-cell office:value-type="float" office:value="8.453947" calcext:value-type="float">
            <text:p>8.453947</text:p>
          </table:table-cell>
          <table:table-cell table:formula="of:=[.C624]+[.A625]" office:value-type="float" office:value="21.548058358" calcext:value-type="float">
            <text:p>21.548058358</text:p>
          </table:table-cell>
        </table:table-row>
        <table:table-row table:style-name="ro1">
          <table:table-cell office:value-type="float" office:value="0.029694056" calcext:value-type="float">
            <text:p>0.029694056</text:p>
          </table:table-cell>
          <table:table-cell office:value-type="float" office:value="8.419193" calcext:value-type="float">
            <text:p>8.419193</text:p>
          </table:table-cell>
          <table:table-cell table:formula="of:=[.C625]+[.A626]" office:value-type="float" office:value="21.577752414" calcext:value-type="float">
            <text:p>21.577752414</text:p>
          </table:table-cell>
        </table:table-row>
        <table:table-row table:style-name="ro1">
          <table:table-cell office:value-type="float" office:value="0.029907683" calcext:value-type="float">
            <text:p>0.029907683</text:p>
          </table:table-cell>
          <table:table-cell office:value-type="float" office:value="8.3590555" calcext:value-type="float">
            <text:p>8.3590555</text:p>
          </table:table-cell>
          <table:table-cell table:formula="of:=[.C626]+[.A627]" office:value-type="float" office:value="21.607660097" calcext:value-type="float">
            <text:p>21.607660097</text:p>
          </table:table-cell>
        </table:table-row>
        <table:table-row table:style-name="ro1">
          <table:table-cell office:value-type="float" office:value="0.0299382" calcext:value-type="float">
            <text:p>0.0299382</text:p>
          </table:table-cell>
          <table:table-cell office:value-type="float" office:value="8.350535" calcext:value-type="float">
            <text:p>8.350535</text:p>
          </table:table-cell>
          <table:table-cell table:formula="of:=[.C627]+[.A628]" office:value-type="float" office:value="21.637598297" calcext:value-type="float">
            <text:p>21.637598297</text:p>
          </table:table-cell>
        </table:table-row>
        <table:table-row table:style-name="ro1">
          <table:table-cell office:value-type="float" office:value="0.029678797" calcext:value-type="float">
            <text:p>0.029678797</text:p>
          </table:table-cell>
          <table:table-cell office:value-type="float" office:value="8.423522" calcext:value-type="float">
            <text:p>8.423522</text:p>
          </table:table-cell>
          <table:table-cell table:formula="of:=[.C628]+[.A629]" office:value-type="float" office:value="21.667277094" calcext:value-type="float">
            <text:p>21.667277094</text:p>
          </table:table-cell>
        </table:table-row>
        <table:table-row table:style-name="ro1">
          <table:table-cell office:value-type="float" office:value="0.030197604" calcext:value-type="float">
            <text:p>0.030197604</text:p>
          </table:table-cell>
          <table:table-cell office:value-type="float" office:value="8.278803" calcext:value-type="float">
            <text:p>8.278803</text:p>
          </table:table-cell>
          <table:table-cell table:formula="of:=[.C629]+[.A630]" office:value-type="float" office:value="21.697474698" calcext:value-type="float">
            <text:p>21.697474698</text:p>
          </table:table-cell>
        </table:table-row>
        <table:table-row table:style-name="ro1">
          <table:table-cell office:value-type="float" office:value="0.030350195" calcext:value-type="float">
            <text:p>0.030350195</text:p>
          </table:table-cell>
          <table:table-cell office:value-type="float" office:value="8.237179" calcext:value-type="float">
            <text:p>8.237179</text:p>
          </table:table-cell>
          <table:table-cell table:formula="of:=[.C630]+[.A631]" office:value-type="float" office:value="21.727824893" calcext:value-type="float">
            <text:p>21.727824893</text:p>
          </table:table-cell>
        </table:table-row>
        <table:table-row table:style-name="ro1">
          <table:table-cell office:value-type="float" office:value="0.030365454" calcext:value-type="float">
            <text:p>0.030365454</text:p>
          </table:table-cell>
          <table:table-cell office:value-type="float" office:value="8.23304" calcext:value-type="float">
            <text:p>8.23304</text:p>
          </table:table-cell>
          <table:table-cell table:formula="of:=[.C631]+[.A632]" office:value-type="float" office:value="21.758190347" calcext:value-type="float">
            <text:p>21.758190347</text:p>
          </table:table-cell>
        </table:table-row>
        <table:table-row table:style-name="ro1">
          <table:table-cell office:value-type="float" office:value="0.03012131" calcext:value-type="float">
            <text:p>0.03012131</text:p>
          </table:table-cell>
          <table:table-cell office:value-type="float" office:value="8.299772" calcext:value-type="float">
            <text:p>8.299772</text:p>
          </table:table-cell>
          <table:table-cell table:formula="of:=[.C632]+[.A633]" office:value-type="float" office:value="21.788311657" calcext:value-type="float">
            <text:p>21.788311657</text:p>
          </table:table-cell>
        </table:table-row>
        <table:table-row table:style-name="ro1">
          <table:table-cell office:value-type="float" office:value="0.030624857" calcext:value-type="float">
            <text:p>0.030624857</text:p>
          </table:table-cell>
          <table:table-cell office:value-type="float" office:value="8.163303" calcext:value-type="float">
            <text:p>8.163303</text:p>
          </table:table-cell>
          <table:table-cell table:formula="of:=[.C633]+[.A634]" office:value-type="float" office:value="21.818936514" calcext:value-type="float">
            <text:p>21.818936514</text:p>
          </table:table-cell>
        </table:table-row>
        <table:table-row table:style-name="ro1">
          <table:table-cell office:value-type="float" office:value="0.030792706" calcext:value-type="float">
            <text:p>0.030792706</text:p>
          </table:table-cell>
          <table:table-cell office:value-type="float" office:value="8.118806" calcext:value-type="float">
            <text:p>8.118806</text:p>
          </table:table-cell>
          <table:table-cell table:formula="of:=[.C634]+[.A635]" office:value-type="float" office:value="21.84972922" calcext:value-type="float">
            <text:p>21.84972922</text:p>
          </table:table-cell>
        </table:table-row>
        <table:table-row table:style-name="ro1">
          <table:table-cell office:value-type="float" office:value="0.030792706" calcext:value-type="float">
            <text:p>0.030792706</text:p>
          </table:table-cell>
          <table:table-cell office:value-type="float" office:value="8.118806" calcext:value-type="float">
            <text:p>8.118806</text:p>
          </table:table-cell>
          <table:table-cell table:formula="of:=[.C635]+[.A636]" office:value-type="float" office:value="21.880521926" calcext:value-type="float">
            <text:p>21.880521926</text:p>
          </table:table-cell>
        </table:table-row>
        <table:table-row table:style-name="ro1">
          <table:table-cell office:value-type="float" office:value="0.03056382" calcext:value-type="float">
            <text:p>0.03056382</text:p>
          </table:table-cell>
          <table:table-cell office:value-type="float" office:value="8.1796055" calcext:value-type="float">
            <text:p>8.1796055</text:p>
          </table:table-cell>
          <table:table-cell table:formula="of:=[.C636]+[.A637]" office:value-type="float" office:value="21.911085746" calcext:value-type="float">
            <text:p>21.911085746</text:p>
          </table:table-cell>
        </table:table-row>
        <table:table-row table:style-name="ro1">
          <table:table-cell office:value-type="float" office:value="0.031097887" calcext:value-type="float">
            <text:p>0.031097887</text:p>
          </table:table-cell>
          <table:table-cell office:value-type="float" office:value="8.039131" calcext:value-type="float">
            <text:p>8.039131</text:p>
          </table:table-cell>
          <table:table-cell table:formula="of:=[.C637]+[.A638]" office:value-type="float" office:value="21.942183633" calcext:value-type="float">
            <text:p>21.942183633</text:p>
          </table:table-cell>
        </table:table-row>
        <table:table-row table:style-name="ro1">
          <table:table-cell office:value-type="float" office:value="0.031265736" calcext:value-type="float">
            <text:p>0.031265736</text:p>
          </table:table-cell>
          <table:table-cell office:value-type="float" office:value="7.9959736" calcext:value-type="float">
            <text:p>7.9959736</text:p>
          </table:table-cell>
          <table:table-cell table:formula="of:=[.C638]+[.A639]" office:value-type="float" office:value="21.973449369" calcext:value-type="float">
            <text:p>21.973449369</text:p>
          </table:table-cell>
        </table:table-row>
        <table:table-row table:style-name="ro1">
          <table:table-cell office:value-type="float" office:value="0.031280994" calcext:value-type="float">
            <text:p>0.031280994</text:p>
          </table:table-cell>
          <table:table-cell office:value-type="float" office:value="7.992073" calcext:value-type="float">
            <text:p>7.992073</text:p>
          </table:table-cell>
          <table:table-cell table:formula="of:=[.C639]+[.A640]" office:value-type="float" office:value="22.004730363" calcext:value-type="float">
            <text:p>22.004730363</text:p>
          </table:table-cell>
        </table:table-row>
        <table:table-row table:style-name="ro1">
          <table:table-cell office:value-type="float" office:value="0.031006332" calcext:value-type="float">
            <text:p>0.031006332</text:p>
          </table:table-cell>
          <table:table-cell office:value-type="float" office:value="8.062869" calcext:value-type="float">
            <text:p>8.062869</text:p>
          </table:table-cell>
          <table:table-cell table:formula="of:=[.C640]+[.A641]" office:value-type="float" office:value="22.035736695" calcext:value-type="float">
            <text:p>22.035736695</text:p>
          </table:table-cell>
        </table:table-row>
        <table:table-row table:style-name="ro1">
          <table:table-cell office:value-type="float" office:value="0.031555656" calcext:value-type="float">
            <text:p>0.031555656</text:p>
          </table:table-cell>
          <table:table-cell office:value-type="float" office:value="7.9225097" calcext:value-type="float">
            <text:p>7.9225097</text:p>
          </table:table-cell>
          <table:table-cell table:formula="of:=[.C641]+[.A642]" office:value-type="float" office:value="22.067292351" calcext:value-type="float">
            <text:p>22.067292351</text:p>
          </table:table-cell>
        </table:table-row>
        <table:table-row table:style-name="ro1">
          <table:table-cell office:value-type="float" office:value="0.031708248" calcext:value-type="float">
            <text:p>0.031708248</text:p>
          </table:table-cell>
          <table:table-cell office:value-type="float" office:value="7.8843837" calcext:value-type="float">
            <text:p>7.8843837</text:p>
          </table:table-cell>
          <table:table-cell table:formula="of:=[.C642]+[.A643]" office:value-type="float" office:value="22.099000599" calcext:value-type="float">
            <text:p>22.099000599</text:p>
          </table:table-cell>
        </table:table-row>
        <table:table-row table:style-name="ro1">
          <table:table-cell office:value-type="float" office:value="0.03169299" calcext:value-type="float">
            <text:p>0.03169299</text:p>
          </table:table-cell>
          <table:table-cell office:value-type="float" office:value="7.88818" calcext:value-type="float">
            <text:p>7.88818</text:p>
          </table:table-cell>
          <table:table-cell table:formula="of:=[.C643]+[.A644]" office:value-type="float" office:value="22.130693589" calcext:value-type="float">
            <text:p>22.130693589</text:p>
          </table:table-cell>
        </table:table-row>
        <table:table-row table:style-name="ro1">
          <table:table-cell office:value-type="float" office:value="0.03140307" calcext:value-type="float">
            <text:p>0.03140307</text:p>
          </table:table-cell>
          <table:table-cell office:value-type="float" office:value="7.961005" calcext:value-type="float">
            <text:p>7.961005</text:p>
          </table:table-cell>
          <table:table-cell table:formula="of:=[.C644]+[.A645]" office:value-type="float" office:value="22.162096659" calcext:value-type="float">
            <text:p>22.162096659</text:p>
          </table:table-cell>
        </table:table-row>
        <table:table-row table:style-name="ro1">
          <table:table-cell office:value-type="float" office:value="0.031906616" calcext:value-type="float">
            <text:p>0.031906616</text:p>
          </table:table-cell>
          <table:table-cell office:value-type="float" office:value="7.835366" calcext:value-type="float">
            <text:p>7.835366</text:p>
          </table:table-cell>
          <table:table-cell table:formula="of:=[.C645]+[.A646]" office:value-type="float" office:value="22.194003275" calcext:value-type="float">
            <text:p>22.194003275</text:p>
          </table:table-cell>
        </table:table-row>
        <table:table-row table:style-name="ro1">
          <table:table-cell office:value-type="float" office:value="0.032013427" calcext:value-type="float">
            <text:p>0.032013427</text:p>
          </table:table-cell>
          <table:table-cell office:value-type="float" office:value="7.8092237" calcext:value-type="float">
            <text:p>7.8092237</text:p>
          </table:table-cell>
          <table:table-cell table:formula="of:=[.C646]+[.A647]" office:value-type="float" office:value="22.226016702" calcext:value-type="float">
            <text:p>22.226016702</text:p>
          </table:table-cell>
        </table:table-row>
        <table:table-row table:style-name="ro1">
          <table:table-cell office:value-type="float" office:value="0.031937134" calcext:value-type="float">
            <text:p>0.031937134</text:p>
          </table:table-cell>
          <table:table-cell office:value-type="float" office:value="7.827879" calcext:value-type="float">
            <text:p>7.827879</text:p>
          </table:table-cell>
          <table:table-cell table:formula="of:=[.C647]+[.A648]" office:value-type="float" office:value="22.257953836" calcext:value-type="float">
            <text:p>22.257953836</text:p>
          </table:table-cell>
        </table:table-row>
        <table:table-row table:style-name="ro1">
          <table:table-cell office:value-type="float" office:value="0.031555656" calcext:value-type="float">
            <text:p>0.031555656</text:p>
          </table:table-cell>
          <table:table-cell office:value-type="float" office:value="7.9225097" calcext:value-type="float">
            <text:p>7.9225097</text:p>
          </table:table-cell>
          <table:table-cell table:formula="of:=[.C648]+[.A649]" office:value-type="float" office:value="22.289509492" calcext:value-type="float">
            <text:p>22.289509492</text:p>
          </table:table-cell>
        </table:table-row>
        <table:table-row table:style-name="ro1">
          <table:table-cell office:value-type="float" office:value="0.031921875" calcext:value-type="float">
            <text:p>0.031921875</text:p>
          </table:table-cell>
          <table:table-cell office:value-type="float" office:value="7.8316207" calcext:value-type="float">
            <text:p>7.8316207</text:p>
          </table:table-cell>
          <table:table-cell table:formula="of:=[.C649]+[.A650]" office:value-type="float" office:value="22.321431367" calcext:value-type="float">
            <text:p>22.321431367</text:p>
          </table:table-cell>
        </table:table-row>
        <table:table-row table:style-name="ro1">
          <table:table-cell office:value-type="float" office:value="0.0318761" calcext:value-type="float">
            <text:p>0.0318761</text:p>
          </table:table-cell>
          <table:table-cell office:value-type="float" office:value="7.8428674" calcext:value-type="float">
            <text:p>7.8428674</text:p>
          </table:table-cell>
          <table:table-cell table:formula="of:=[.C650]+[.A651]" office:value-type="float" office:value="22.353307467" calcext:value-type="float">
            <text:p>22.353307467</text:p>
          </table:table-cell>
        </table:table-row>
        <table:table-row table:style-name="ro1">
          <table:table-cell office:value-type="float" office:value="0.031555656" calcext:value-type="float">
            <text:p>0.031555656</text:p>
          </table:table-cell>
          <table:table-cell office:value-type="float" office:value="7.9225097" calcext:value-type="float">
            <text:p>7.9225097</text:p>
          </table:table-cell>
          <table:table-cell table:formula="of:=[.C651]+[.A652]" office:value-type="float" office:value="22.384863123" calcext:value-type="float">
            <text:p>22.384863123</text:p>
          </table:table-cell>
        </table:table-row>
        <table:table-row table:style-name="ro1">
          <table:table-cell office:value-type="float" office:value="0.030960556" calcext:value-type="float">
            <text:p>0.030960556</text:p>
          </table:table-cell>
          <table:table-cell office:value-type="float" office:value="8.074791" calcext:value-type="float">
            <text:p>8.074791</text:p>
          </table:table-cell>
          <table:table-cell table:formula="of:=[.C652]+[.A653]" office:value-type="float" office:value="22.415823679" calcext:value-type="float">
            <text:p>22.415823679</text:p>
          </table:table-cell>
        </table:table-row>
        <table:table-row table:style-name="ro1">
          <table:table-cell office:value-type="float" office:value="0.031113146" calcext:value-type="float">
            <text:p>0.031113146</text:p>
          </table:table-cell>
          <table:table-cell office:value-type="float" office:value="8.035189" calcext:value-type="float">
            <text:p>8.035189</text:p>
          </table:table-cell>
          <table:table-cell table:formula="of:=[.C653]+[.A654]" office:value-type="float" office:value="22.446936825" calcext:value-type="float">
            <text:p>22.446936825</text:p>
          </table:table-cell>
        </table:table-row>
        <table:table-row table:style-name="ro1">
          <table:table-cell office:value-type="float" office:value="0.030792706" calcext:value-type="float">
            <text:p>0.030792706</text:p>
          </table:table-cell>
          <table:table-cell office:value-type="float" office:value="8.118806" calcext:value-type="float">
            <text:p>8.118806</text:p>
          </table:table-cell>
          <table:table-cell table:formula="of:=[.C654]+[.A655]" office:value-type="float" office:value="22.477729531" calcext:value-type="float">
            <text:p>22.477729531</text:p>
          </table:table-cell>
        </table:table-row>
        <table:table-row table:style-name="ro1">
          <table:table-cell office:value-type="float" office:value="0.030319676" calcext:value-type="float">
            <text:p>0.030319676</text:p>
          </table:table-cell>
          <table:table-cell office:value-type="float" office:value="8.245471" calcext:value-type="float">
            <text:p>8.245471</text:p>
          </table:table-cell>
          <table:table-cell table:formula="of:=[.C655]+[.A656]" office:value-type="float" office:value="22.508049207" calcext:value-type="float">
            <text:p>22.508049207</text:p>
          </table:table-cell>
        </table:table-row>
        <table:table-row table:style-name="ro1">
          <table:table-cell office:value-type="float" office:value="0.029571984" calcext:value-type="float">
            <text:p>0.029571984</text:p>
          </table:table-cell>
          <table:table-cell office:value-type="float" office:value="8.453947" calcext:value-type="float">
            <text:p>8.453947</text:p>
          </table:table-cell>
          <table:table-cell table:formula="of:=[.C656]+[.A657]" office:value-type="float" office:value="22.537621191" calcext:value-type="float">
            <text:p>22.537621191</text:p>
          </table:table-cell>
        </table:table-row>
        <table:table-row table:style-name="ro1">
          <table:table-cell office:value-type="float" office:value="0.029694056" calcext:value-type="float">
            <text:p>0.029694056</text:p>
          </table:table-cell>
          <table:table-cell office:value-type="float" office:value="8.419193" calcext:value-type="float">
            <text:p>8.419193</text:p>
          </table:table-cell>
          <table:table-cell table:formula="of:=[.C657]+[.A658]" office:value-type="float" office:value="22.567315247" calcext:value-type="float">
            <text:p>22.567315247</text:p>
          </table:table-cell>
        </table:table-row>
        <table:table-row table:style-name="ro1">
          <table:table-cell office:value-type="float" office:value="0.029877165" calcext:value-type="float">
            <text:p>0.029877165</text:p>
          </table:table-cell>
          <table:table-cell office:value-type="float" office:value="8.367594" calcext:value-type="float">
            <text:p>8.367594</text:p>
          </table:table-cell>
          <table:table-cell table:formula="of:=[.C658]+[.A659]" office:value-type="float" office:value="22.597192412" calcext:value-type="float">
            <text:p>22.597192412</text:p>
          </table:table-cell>
        </table:table-row>
        <table:table-row table:style-name="ro1">
          <table:table-cell office:value-type="float" office:value="0.029922942" calcext:value-type="float">
            <text:p>0.029922942</text:p>
          </table:table-cell>
          <table:table-cell office:value-type="float" office:value="8.354794" calcext:value-type="float">
            <text:p>8.354794</text:p>
          </table:table-cell>
          <table:table-cell table:formula="of:=[.C659]+[.A660]" office:value-type="float" office:value="22.627115354" calcext:value-type="float">
            <text:p>22.627115354</text:p>
          </table:table-cell>
        </table:table-row>
        <table:table-row table:style-name="ro1">
          <table:table-cell office:value-type="float" office:value="0.029678797" calcext:value-type="float">
            <text:p>0.029678797</text:p>
          </table:table-cell>
          <table:table-cell office:value-type="float" office:value="8.423522" calcext:value-type="float">
            <text:p>8.423522</text:p>
          </table:table-cell>
          <table:table-cell table:formula="of:=[.C660]+[.A661]" office:value-type="float" office:value="22.656794151" calcext:value-type="float">
            <text:p>22.656794151</text:p>
          </table:table-cell>
        </table:table-row>
        <table:table-row table:style-name="ro1">
          <table:table-cell office:value-type="float" office:value="0.030212864" calcext:value-type="float">
            <text:p>0.030212864</text:p>
          </table:table-cell>
          <table:table-cell office:value-type="float" office:value="8.274621" calcext:value-type="float">
            <text:p>8.274621</text:p>
          </table:table-cell>
          <table:table-cell table:formula="of:=[.C661]+[.A662]" office:value-type="float" office:value="22.687007015" calcext:value-type="float">
            <text:p>22.687007015</text:p>
          </table:table-cell>
        </table:table-row>
        <table:table-row table:style-name="ro1">
          <table:table-cell office:value-type="float" office:value="0.030319676" calcext:value-type="float">
            <text:p>0.030319676</text:p>
          </table:table-cell>
          <table:table-cell office:value-type="float" office:value="8.245471" calcext:value-type="float">
            <text:p>8.245471</text:p>
          </table:table-cell>
          <table:table-cell table:formula="of:=[.C662]+[.A663]" office:value-type="float" office:value="22.717326691" calcext:value-type="float">
            <text:p>22.717326691</text:p>
          </table:table-cell>
        </table:table-row>
        <table:table-row table:style-name="ro1">
          <table:table-cell office:value-type="float" office:value="0.030380713" calcext:value-type="float">
            <text:p>0.030380713</text:p>
          </table:table-cell>
          <table:table-cell office:value-type="float" office:value="8.228905" calcext:value-type="float">
            <text:p>8.228905</text:p>
          </table:table-cell>
          <table:table-cell table:formula="of:=[.C663]+[.A664]" office:value-type="float" office:value="22.747707404" calcext:value-type="float">
            <text:p>22.747707404</text:p>
          </table:table-cell>
        </table:table-row>
        <table:table-row table:style-name="ro1">
          <table:table-cell office:value-type="float" office:value="0.03012131" calcext:value-type="float">
            <text:p>0.03012131</text:p>
          </table:table-cell>
          <table:table-cell office:value-type="float" office:value="8.299772" calcext:value-type="float">
            <text:p>8.299772</text:p>
          </table:table-cell>
          <table:table-cell table:formula="of:=[.C664]+[.A665]" office:value-type="float" office:value="22.777828714" calcext:value-type="float">
            <text:p>22.777828714</text:p>
          </table:table-cell>
        </table:table-row>
        <table:table-row table:style-name="ro1">
          <table:table-cell office:value-type="float" office:value="0.030655375" calcext:value-type="float">
            <text:p>0.030655375</text:p>
          </table:table-cell>
          <table:table-cell office:value-type="float" office:value="8.155177" calcext:value-type="float">
            <text:p>8.155177</text:p>
          </table:table-cell>
          <table:table-cell table:formula="of:=[.C665]+[.A666]" office:value-type="float" office:value="22.808484089" calcext:value-type="float">
            <text:p>22.808484089</text:p>
          </table:table-cell>
        </table:table-row>
        <table:table-row table:style-name="ro1">
          <table:table-cell office:value-type="float" office:value="0.030807965" calcext:value-type="float">
            <text:p>0.030807965</text:p>
          </table:table-cell>
          <table:table-cell office:value-type="float" office:value="8.114785" calcext:value-type="float">
            <text:p>8.114785</text:p>
          </table:table-cell>
          <table:table-cell table:formula="of:=[.C666]+[.A667]" office:value-type="float" office:value="22.839292054" calcext:value-type="float">
            <text:p>22.839292054</text:p>
          </table:table-cell>
        </table:table-row>
        <table:table-row table:style-name="ro1">
          <table:table-cell office:value-type="float" office:value="0.030823225" calcext:value-type="float">
            <text:p>0.030823225</text:p>
          </table:table-cell>
          <table:table-cell office:value-type="float" office:value="8.110767" calcext:value-type="float">
            <text:p>8.110767</text:p>
          </table:table-cell>
          <table:table-cell table:formula="of:=[.C667]+[.A668]" office:value-type="float" office:value="22.870115279" calcext:value-type="float">
            <text:p>22.870115279</text:p>
          </table:table-cell>
        </table:table-row>
        <table:table-row table:style-name="ro1">
          <table:table-cell office:value-type="float" office:value="0.03057908" calcext:value-type="float">
            <text:p>0.03057908</text:p>
          </table:table-cell>
          <table:table-cell office:value-type="float" office:value="8.175524" calcext:value-type="float">
            <text:p>8.175524</text:p>
          </table:table-cell>
          <table:table-cell table:formula="of:=[.C668]+[.A669]" office:value-type="float" office:value="22.900694359" calcext:value-type="float">
            <text:p>22.900694359</text:p>
          </table:table-cell>
        </table:table-row>
        <table:table-row table:style-name="ro1">
          <table:table-cell office:value-type="float" office:value="0.031082628" calcext:value-type="float">
            <text:p>0.031082628</text:p>
          </table:table-cell>
          <table:table-cell office:value-type="float" office:value="8.043078" calcext:value-type="float">
            <text:p>8.043078</text:p>
          </table:table-cell>
          <table:table-cell table:formula="of:=[.C669]+[.A670]" office:value-type="float" office:value="22.931776987" calcext:value-type="float">
            <text:p>22.931776987</text:p>
          </table:table-cell>
        </table:table-row>
        <table:table-row table:style-name="ro1">
          <table:table-cell office:value-type="float" office:value="0.031265736" calcext:value-type="float">
            <text:p>0.031265736</text:p>
          </table:table-cell>
          <table:table-cell office:value-type="float" office:value="7.9959736" calcext:value-type="float">
            <text:p>7.9959736</text:p>
          </table:table-cell>
          <table:table-cell table:formula="of:=[.C670]+[.A671]" office:value-type="float" office:value="22.963042723" calcext:value-type="float">
            <text:p>22.963042723</text:p>
          </table:table-cell>
        </table:table-row>
        <table:table-row table:style-name="ro1">
          <table:table-cell office:value-type="float" office:value="0.031250477" calcext:value-type="float">
            <text:p>0.031250477</text:p>
          </table:table-cell>
          <table:table-cell office:value-type="float" office:value="7.999878" calcext:value-type="float">
            <text:p>7.999878</text:p>
          </table:table-cell>
          <table:table-cell table:formula="of:=[.C671]+[.A672]" office:value-type="float" office:value="22.9942932" calcext:value-type="float">
            <text:p>22.9942932</text:p>
          </table:table-cell>
        </table:table-row>
        <table:table-row table:style-name="ro1">
          <table:table-cell office:value-type="float" office:value="0.030975815" calcext:value-type="float">
            <text:p>0.030975815</text:p>
          </table:table-cell>
          <table:table-cell office:value-type="float" office:value="8.070813" calcext:value-type="float">
            <text:p>8.070813</text:p>
          </table:table-cell>
          <table:table-cell table:formula="of:=[.C672]+[.A673]" office:value-type="float" office:value="23.025269015" calcext:value-type="float">
            <text:p>23.025269015</text:p>
          </table:table-cell>
        </table:table-row>
        <table:table-row table:style-name="ro1">
          <table:table-cell office:value-type="float" office:value="0.03150988" calcext:value-type="float">
            <text:p>0.03150988</text:p>
          </table:table-cell>
          <table:table-cell office:value-type="float" office:value="7.934019" calcext:value-type="float">
            <text:p>7.934019</text:p>
          </table:table-cell>
          <table:table-cell table:formula="of:=[.C673]+[.A674]" office:value-type="float" office:value="23.056778895" calcext:value-type="float">
            <text:p>23.056778895</text:p>
          </table:table-cell>
        </table:table-row>
        <table:table-row table:style-name="ro1">
          <table:table-cell office:value-type="float" office:value="0.03169299" calcext:value-type="float">
            <text:p>0.03169299</text:p>
          </table:table-cell>
          <table:table-cell office:value-type="float" office:value="7.88818" calcext:value-type="float">
            <text:p>7.88818</text:p>
          </table:table-cell>
          <table:table-cell table:formula="of:=[.C674]+[.A675]" office:value-type="float" office:value="23.088471885" calcext:value-type="float">
            <text:p>23.088471885</text:p>
          </table:table-cell>
        </table:table-row>
        <table:table-row table:style-name="ro1">
          <table:table-cell office:value-type="float" office:value="0.03169299" calcext:value-type="float">
            <text:p>0.03169299</text:p>
          </table:table-cell>
          <table:table-cell office:value-type="float" office:value="7.88818" calcext:value-type="float">
            <text:p>7.88818</text:p>
          </table:table-cell>
          <table:table-cell table:formula="of:=[.C675]+[.A676]" office:value-type="float" office:value="23.120164875" calcext:value-type="float">
            <text:p>23.120164875</text:p>
          </table:table-cell>
        </table:table-row>
        <table:table-row table:style-name="ro1">
          <table:table-cell office:value-type="float" office:value="0.031418327" calcext:value-type="float">
            <text:p>0.031418327</text:p>
          </table:table-cell>
          <table:table-cell office:value-type="float" office:value="7.957139" calcext:value-type="float">
            <text:p>7.957139</text:p>
          </table:table-cell>
          <table:table-cell table:formula="of:=[.C676]+[.A677]" office:value-type="float" office:value="23.151583202" calcext:value-type="float">
            <text:p>23.151583202</text:p>
          </table:table-cell>
        </table:table-row>
        <table:table-row table:style-name="ro1">
          <table:table-cell office:value-type="float" office:value="0.031937134" calcext:value-type="float">
            <text:p>0.031937134</text:p>
          </table:table-cell>
          <table:table-cell office:value-type="float" office:value="7.827879" calcext:value-type="float">
            <text:p>7.827879</text:p>
          </table:table-cell>
          <table:table-cell table:formula="of:=[.C677]+[.A678]" office:value-type="float" office:value="23.183520336" calcext:value-type="float">
            <text:p>23.183520336</text:p>
          </table:table-cell>
        </table:table-row>
        <table:table-row table:style-name="ro1">
          <table:table-cell office:value-type="float" office:value="0.032013427" calcext:value-type="float">
            <text:p>0.032013427</text:p>
          </table:table-cell>
          <table:table-cell office:value-type="float" office:value="7.8092237" calcext:value-type="float">
            <text:p>7.8092237</text:p>
          </table:table-cell>
          <table:table-cell table:formula="of:=[.C678]+[.A679]" office:value-type="float" office:value="23.215533763" calcext:value-type="float">
            <text:p>23.215533763</text:p>
          </table:table-cell>
        </table:table-row>
        <table:table-row table:style-name="ro1">
          <table:table-cell office:value-type="float" office:value="0.031952392" calcext:value-type="float">
            <text:p>0.031952392</text:p>
          </table:table-cell>
          <table:table-cell office:value-type="float" office:value="7.8241405" calcext:value-type="float">
            <text:p>7.8241405</text:p>
          </table:table-cell>
          <table:table-cell table:formula="of:=[.C679]+[.A680]" office:value-type="float" office:value="23.247486155" calcext:value-type="float">
            <text:p>23.247486155</text:p>
          </table:table-cell>
        </table:table-row>
        <table:table-row table:style-name="ro1">
          <table:table-cell office:value-type="float" office:value="0.031540398" calcext:value-type="float">
            <text:p>0.031540398</text:p>
          </table:table-cell>
          <table:table-cell office:value-type="float" office:value="7.9263425" calcext:value-type="float">
            <text:p>7.9263425</text:p>
          </table:table-cell>
          <table:table-cell table:formula="of:=[.C680]+[.A681]" office:value-type="float" office:value="23.279026553" calcext:value-type="float">
            <text:p>23.279026553</text:p>
          </table:table-cell>
        </table:table-row>
        <table:table-row table:style-name="ro1">
          <table:table-cell office:value-type="float" office:value="0.031921875" calcext:value-type="float">
            <text:p>0.031921875</text:p>
          </table:table-cell>
          <table:table-cell office:value-type="float" office:value="7.8316207" calcext:value-type="float">
            <text:p>7.8316207</text:p>
          </table:table-cell>
          <table:table-cell table:formula="of:=[.C681]+[.A682]" office:value-type="float" office:value="23.310948428" calcext:value-type="float">
            <text:p>23.310948428</text:p>
          </table:table-cell>
        </table:table-row>
        <table:table-row table:style-name="ro1">
          <table:table-cell office:value-type="float" office:value="0.03186084" calcext:value-type="float">
            <text:p>0.03186084</text:p>
          </table:table-cell>
          <table:table-cell office:value-type="float" office:value="7.8466234" calcext:value-type="float">
            <text:p>7.8466234</text:p>
          </table:table-cell>
          <table:table-cell table:formula="of:=[.C682]+[.A683]" office:value-type="float" office:value="23.342809268" calcext:value-type="float">
            <text:p>23.342809268</text:p>
          </table:table-cell>
        </table:table-row>
        <table:table-row table:style-name="ro1">
          <table:table-cell office:value-type="float" office:value="0.031555656" calcext:value-type="float">
            <text:p>0.031555656</text:p>
          </table:table-cell>
          <table:table-cell office:value-type="float" office:value="7.9225097" calcext:value-type="float">
            <text:p>7.9225097</text:p>
          </table:table-cell>
          <table:table-cell table:formula="of:=[.C683]+[.A684]" office:value-type="float" office:value="23.374364924" calcext:value-type="float">
            <text:p>23.374364924</text:p>
          </table:table-cell>
        </table:table-row>
        <table:table-row table:style-name="ro1">
          <table:table-cell office:value-type="float" office:value="0.030914778" calcext:value-type="float">
            <text:p>0.030914778</text:p>
          </table:table-cell>
          <table:table-cell office:value-type="float" office:value="8.086747" calcext:value-type="float">
            <text:p>8.086747</text:p>
          </table:table-cell>
          <table:table-cell table:formula="of:=[.C684]+[.A685]" office:value-type="float" office:value="23.405279702" calcext:value-type="float">
            <text:p>23.405279702</text:p>
          </table:table-cell>
        </table:table-row>
        <table:table-row table:style-name="ro1">
          <table:table-cell office:value-type="float" office:value="0.031113146" calcext:value-type="float">
            <text:p>0.031113146</text:p>
          </table:table-cell>
          <table:table-cell office:value-type="float" office:value="8.035189" calcext:value-type="float">
            <text:p>8.035189</text:p>
          </table:table-cell>
          <table:table-cell table:formula="of:=[.C685]+[.A686]" office:value-type="float" office:value="23.436392848" calcext:value-type="float">
            <text:p>23.436392848</text:p>
          </table:table-cell>
        </table:table-row>
        <table:table-row table:style-name="ro1">
          <table:table-cell office:value-type="float" office:value="0.030777447" calcext:value-type="float">
            <text:p>0.030777447</text:p>
          </table:table-cell>
          <table:table-cell office:value-type="float" office:value="8.122831" calcext:value-type="float">
            <text:p>8.122831</text:p>
          </table:table-cell>
          <table:table-cell table:formula="of:=[.C686]+[.A687]" office:value-type="float" office:value="23.467170295" calcext:value-type="float">
            <text:p>23.467170295</text:p>
          </table:table-cell>
        </table:table-row>
        <table:table-row table:style-name="ro1">
          <table:table-cell office:value-type="float" office:value="0.030304417" calcext:value-type="float">
            <text:p>0.030304417</text:p>
          </table:table-cell>
          <table:table-cell office:value-type="float" office:value="8.249622" calcext:value-type="float">
            <text:p>8.249622</text:p>
          </table:table-cell>
          <table:table-cell table:formula="of:=[.C687]+[.A688]" office:value-type="float" office:value="23.497474712" calcext:value-type="float">
            <text:p>23.497474712</text:p>
          </table:table-cell>
        </table:table-row>
        <table:table-row table:style-name="ro1">
          <table:table-cell office:value-type="float" office:value="0.029556725" calcext:value-type="float">
            <text:p>0.029556725</text:p>
          </table:table-cell>
          <table:table-cell office:value-type="float" office:value="8.458311" calcext:value-type="float">
            <text:p>8.458311</text:p>
          </table:table-cell>
          <table:table-cell table:formula="of:=[.C688]+[.A689]" office:value-type="float" office:value="23.527031437" calcext:value-type="float">
            <text:p>23.527031437</text:p>
          </table:table-cell>
        </table:table-row>
        <table:table-row table:style-name="ro1">
          <table:table-cell office:value-type="float" office:value="0.029709315" calcext:value-type="float">
            <text:p>0.029709315</text:p>
          </table:table-cell>
          <table:table-cell office:value-type="float" office:value="8.414869" calcext:value-type="float">
            <text:p>8.414869</text:p>
          </table:table-cell>
          <table:table-cell table:formula="of:=[.C689]+[.A690]" office:value-type="float" office:value="23.556740752" calcext:value-type="float">
            <text:p>23.556740752</text:p>
          </table:table-cell>
        </table:table-row>
        <table:table-row table:style-name="ro1">
          <table:table-cell office:value-type="float" office:value="0.029907683" calcext:value-type="float">
            <text:p>0.029907683</text:p>
          </table:table-cell>
          <table:table-cell office:value-type="float" office:value="8.3590555" calcext:value-type="float">
            <text:p>8.3590555</text:p>
          </table:table-cell>
          <table:table-cell table:formula="of:=[.C690]+[.A691]" office:value-type="float" office:value="23.586648435" calcext:value-type="float">
            <text:p>23.586648435</text:p>
          </table:table-cell>
        </table:table-row>
        <table:table-row table:style-name="ro1">
          <table:table-cell office:value-type="float" office:value="0.029922942" calcext:value-type="float">
            <text:p>0.029922942</text:p>
          </table:table-cell>
          <table:table-cell office:value-type="float" office:value="8.354794" calcext:value-type="float">
            <text:p>8.354794</text:p>
          </table:table-cell>
          <table:table-cell table:formula="of:=[.C691]+[.A692]" office:value-type="float" office:value="23.616571377" calcext:value-type="float">
            <text:p>23.616571377</text:p>
          </table:table-cell>
        </table:table-row>
        <table:table-row table:style-name="ro1">
          <table:table-cell office:value-type="float" office:value="0.029663539" calcext:value-type="float">
            <text:p>0.029663539</text:p>
          </table:table-cell>
          <table:table-cell office:value-type="float" office:value="8.4278555" calcext:value-type="float">
            <text:p>8.4278555</text:p>
          </table:table-cell>
          <table:table-cell table:formula="of:=[.C692]+[.A693]" office:value-type="float" office:value="23.646234916" calcext:value-type="float">
            <text:p>23.646234916</text:p>
          </table:table-cell>
        </table:table-row>
        <table:table-row table:style-name="ro1">
          <table:table-cell office:value-type="float" office:value="0.030182345" calcext:value-type="float">
            <text:p>0.030182345</text:p>
          </table:table-cell>
          <table:table-cell office:value-type="float" office:value="8.282989" calcext:value-type="float">
            <text:p>8.282989</text:p>
          </table:table-cell>
          <table:table-cell table:formula="of:=[.C693]+[.A694]" office:value-type="float" office:value="23.676417261" calcext:value-type="float">
            <text:p>23.676417261</text:p>
          </table:table-cell>
        </table:table-row>
        <table:table-row table:style-name="ro1">
          <table:table-cell office:value-type="float" office:value="0.030334936" calcext:value-type="float">
            <text:p>0.030334936</text:p>
          </table:table-cell>
          <table:table-cell office:value-type="float" office:value="8.2413225" calcext:value-type="float">
            <text:p>8.2413225</text:p>
          </table:table-cell>
          <table:table-cell table:formula="of:=[.C694]+[.A695]" office:value-type="float" office:value="23.706752197" calcext:value-type="float">
            <text:p>23.706752197</text:p>
          </table:table-cell>
        </table:table-row>
        <table:table-row table:style-name="ro1">
          <table:table-cell office:value-type="float" office:value="0.030380713" calcext:value-type="float">
            <text:p>0.030380713</text:p>
          </table:table-cell>
          <table:table-cell office:value-type="float" office:value="8.228905" calcext:value-type="float">
            <text:p>8.228905</text:p>
          </table:table-cell>
          <table:table-cell table:formula="of:=[.C695]+[.A696]" office:value-type="float" office:value="23.73713291" calcext:value-type="float">
            <text:p>23.73713291</text:p>
          </table:table-cell>
        </table:table-row>
        <table:table-row table:style-name="ro1">
          <table:table-cell office:value-type="float" office:value="0.030136568" calcext:value-type="float">
            <text:p>0.030136568</text:p>
          </table:table-cell>
          <table:table-cell office:value-type="float" office:value="8.295569" calcext:value-type="float">
            <text:p>8.295569</text:p>
          </table:table-cell>
          <table:table-cell table:formula="of:=[.C696]+[.A697]" office:value-type="float" office:value="23.767269478" calcext:value-type="float">
            <text:p>23.767269478</text:p>
          </table:table-cell>
        </table:table-row>
        <table:table-row table:style-name="ro1">
          <table:table-cell office:value-type="float" office:value="0.030624857" calcext:value-type="float">
            <text:p>0.030624857</text:p>
          </table:table-cell>
          <table:table-cell office:value-type="float" office:value="8.163303" calcext:value-type="float">
            <text:p>8.163303</text:p>
          </table:table-cell>
          <table:table-cell table:formula="of:=[.C697]+[.A698]" office:value-type="float" office:value="23.797894335" calcext:value-type="float">
            <text:p>23.797894335</text:p>
          </table:table-cell>
        </table:table-row>
        <table:table-row table:style-name="ro1">
          <table:table-cell office:value-type="float" office:value="0.030792706" calcext:value-type="float">
            <text:p>0.030792706</text:p>
          </table:table-cell>
          <table:table-cell office:value-type="float" office:value="8.118806" calcext:value-type="float">
            <text:p>8.118806</text:p>
          </table:table-cell>
          <table:table-cell table:formula="of:=[.C698]+[.A699]" office:value-type="float" office:value="23.828687041" calcext:value-type="float">
            <text:p>23.828687041</text:p>
          </table:table-cell>
        </table:table-row>
        <table:table-row table:style-name="ro1">
          <table:table-cell office:value-type="float" office:value="0.030792706" calcext:value-type="float">
            <text:p>0.030792706</text:p>
          </table:table-cell>
          <table:table-cell office:value-type="float" office:value="8.118806" calcext:value-type="float">
            <text:p>8.118806</text:p>
          </table:table-cell>
          <table:table-cell table:formula="of:=[.C699]+[.A700]" office:value-type="float" office:value="23.859479747" calcext:value-type="float">
            <text:p>23.859479747</text:p>
          </table:table-cell>
        </table:table-row>
        <table:table-row table:style-name="ro1">
          <table:table-cell office:value-type="float" office:value="0.030533303" calcext:value-type="float">
            <text:p>0.030533303</text:p>
          </table:table-cell>
          <table:table-cell office:value-type="float" office:value="8.18778" calcext:value-type="float">
            <text:p>8.18778</text:p>
          </table:table-cell>
          <table:table-cell table:formula="of:=[.C700]+[.A701]" office:value-type="float" office:value="23.89001305" calcext:value-type="float">
            <text:p>23.89001305</text:p>
          </table:table-cell>
        </table:table-row>
        <table:table-row table:style-name="ro1">
          <table:table-cell office:value-type="float" office:value="0.031082628" calcext:value-type="float">
            <text:p>0.031082628</text:p>
          </table:table-cell>
          <table:table-cell office:value-type="float" office:value="8.043078" calcext:value-type="float">
            <text:p>8.043078</text:p>
          </table:table-cell>
          <table:table-cell table:formula="of:=[.C701]+[.A702]" office:value-type="float" office:value="23.921095678" calcext:value-type="float">
            <text:p>23.921095678</text:p>
          </table:table-cell>
        </table:table-row>
        <table:table-row table:style-name="ro1">
          <table:table-cell office:value-type="float" office:value="0.031235218" calcext:value-type="float">
            <text:p>0.031235218</text:p>
          </table:table-cell>
          <table:table-cell office:value-type="float" office:value="8.003786" calcext:value-type="float">
            <text:p>8.003786</text:p>
          </table:table-cell>
          <table:table-cell table:formula="of:=[.C702]+[.A703]" office:value-type="float" office:value="23.952330896" calcext:value-type="float">
            <text:p>23.952330896</text:p>
          </table:table-cell>
        </table:table-row>
        <table:table-row table:style-name="ro1">
          <table:table-cell office:value-type="float" office:value="0.03121996" calcext:value-type="float">
            <text:p>0.03121996</text:p>
          </table:table-cell>
          <table:table-cell office:value-type="float" office:value="8.007698" calcext:value-type="float">
            <text:p>8.007698</text:p>
          </table:table-cell>
          <table:table-cell table:formula="of:=[.C703]+[.A704]" office:value-type="float" office:value="23.983550856" calcext:value-type="float">
            <text:p>23.983550856</text:p>
          </table:table-cell>
        </table:table-row>
        <table:table-row table:style-name="ro1">
          <table:table-cell office:value-type="float" office:value="0.030991074" calcext:value-type="float">
            <text:p>0.030991074</text:p>
          </table:table-cell>
          <table:table-cell office:value-type="float" office:value="8.066839" calcext:value-type="float">
            <text:p>8.066839</text:p>
          </table:table-cell>
          <table:table-cell table:formula="of:=[.C704]+[.A705]" office:value-type="float" office:value="24.01454193" calcext:value-type="float">
            <text:p>24.01454193</text:p>
          </table:table-cell>
        </table:table-row>
        <table:table-row table:style-name="ro1">
          <table:table-cell office:value-type="float" office:value="0.03152514" calcext:value-type="float">
            <text:p>0.03152514</text:p>
          </table:table-cell>
          <table:table-cell office:value-type="float" office:value="7.930179" calcext:value-type="float">
            <text:p>7.930179</text:p>
          </table:table-cell>
          <table:table-cell table:formula="of:=[.C705]+[.A706]" office:value-type="float" office:value="24.04606707" calcext:value-type="float">
            <text:p>24.04606707</text:p>
          </table:table-cell>
        </table:table-row>
        <table:table-row table:style-name="ro1">
          <table:table-cell office:value-type="float" office:value="0.03167773" calcext:value-type="float">
            <text:p>0.03167773</text:p>
          </table:table-cell>
          <table:table-cell office:value-type="float" office:value="7.8919797" calcext:value-type="float">
            <text:p>7.8919797</text:p>
          </table:table-cell>
          <table:table-cell table:formula="of:=[.C706]+[.A707]" office:value-type="float" office:value="24.0777448" calcext:value-type="float">
            <text:p>24.0777448</text:p>
          </table:table-cell>
        </table:table-row>
        <table:table-row table:style-name="ro1">
          <table:table-cell office:value-type="float" office:value="0.03167773" calcext:value-type="float">
            <text:p>0.03167773</text:p>
          </table:table-cell>
          <table:table-cell office:value-type="float" office:value="7.8919797" calcext:value-type="float">
            <text:p>7.8919797</text:p>
          </table:table-cell>
          <table:table-cell table:formula="of:=[.C707]+[.A708]" office:value-type="float" office:value="24.10942253" calcext:value-type="float">
            <text:p>24.10942253</text:p>
          </table:table-cell>
        </table:table-row>
        <table:table-row table:style-name="ro1">
          <table:table-cell office:value-type="float" office:value="0.03140307" calcext:value-type="float">
            <text:p>0.03140307</text:p>
          </table:table-cell>
          <table:table-cell office:value-type="float" office:value="7.961005" calcext:value-type="float">
            <text:p>7.961005</text:p>
          </table:table-cell>
          <table:table-cell table:formula="of:=[.C708]+[.A709]" office:value-type="float" office:value="24.1408256" calcext:value-type="float">
            <text:p>24.1408256</text:p>
          </table:table-cell>
        </table:table-row>
        <table:table-row table:style-name="ro1">
          <table:table-cell office:value-type="float" office:value="0.031921875" calcext:value-type="float">
            <text:p>0.031921875</text:p>
          </table:table-cell>
          <table:table-cell office:value-type="float" office:value="7.8316207" calcext:value-type="float">
            <text:p>7.8316207</text:p>
          </table:table-cell>
          <table:table-cell table:formula="of:=[.C709]+[.A710]" office:value-type="float" office:value="24.172747475" calcext:value-type="float">
            <text:p>24.172747475</text:p>
          </table:table-cell>
        </table:table-row>
        <table:table-row table:style-name="ro1">
          <table:table-cell office:value-type="float" office:value="0.032013427" calcext:value-type="float">
            <text:p>0.032013427</text:p>
          </table:table-cell>
          <table:table-cell office:value-type="float" office:value="7.8092237" calcext:value-type="float">
            <text:p>7.8092237</text:p>
          </table:table-cell>
          <table:table-cell table:formula="of:=[.C710]+[.A711]" office:value-type="float" office:value="24.204760902" calcext:value-type="float">
            <text:p>24.204760902</text:p>
          </table:table-cell>
        </table:table-row>
        <table:table-row table:style-name="ro1">
          <table:table-cell office:value-type="float" office:value="0.031952392" calcext:value-type="float">
            <text:p>0.031952392</text:p>
          </table:table-cell>
          <table:table-cell office:value-type="float" office:value="7.8241405" calcext:value-type="float">
            <text:p>7.8241405</text:p>
          </table:table-cell>
          <table:table-cell table:formula="of:=[.C711]+[.A712]" office:value-type="float" office:value="24.236713294" calcext:value-type="float">
            <text:p>24.236713294</text:p>
          </table:table-cell>
        </table:table-row>
        <table:table-row table:style-name="ro1">
          <table:table-cell office:value-type="float" office:value="0.031555656" calcext:value-type="float">
            <text:p>0.031555656</text:p>
          </table:table-cell>
          <table:table-cell office:value-type="float" office:value="7.9225097" calcext:value-type="float">
            <text:p>7.9225097</text:p>
          </table:table-cell>
          <table:table-cell table:formula="of:=[.C712]+[.A713]" office:value-type="float" office:value="24.26826895" calcext:value-type="float">
            <text:p>24.26826895</text:p>
          </table:table-cell>
        </table:table-row>
        <table:table-row table:style-name="ro1">
          <table:table-cell office:value-type="float" office:value="0.031937134" calcext:value-type="float">
            <text:p>0.031937134</text:p>
          </table:table-cell>
          <table:table-cell office:value-type="float" office:value="7.827879" calcext:value-type="float">
            <text:p>7.827879</text:p>
          </table:table-cell>
          <table:table-cell table:formula="of:=[.C713]+[.A714]" office:value-type="float" office:value="24.300206084" calcext:value-type="float">
            <text:p>24.300206084</text:p>
          </table:table-cell>
        </table:table-row>
        <table:table-row table:style-name="ro1">
          <table:table-cell office:value-type="float" office:value="0.03183032" calcext:value-type="float">
            <text:p>0.03183032</text:p>
          </table:table-cell>
          <table:table-cell office:value-type="float" office:value="7.854147" calcext:value-type="float">
            <text:p>7.854147</text:p>
          </table:table-cell>
          <table:table-cell table:formula="of:=[.C714]+[.A715]" office:value-type="float" office:value="24.332036404" calcext:value-type="float">
            <text:p>24.332036404</text:p>
          </table:table-cell>
        </table:table-row>
        <table:table-row table:style-name="ro1">
          <table:table-cell office:value-type="float" office:value="0.031555656" calcext:value-type="float">
            <text:p>0.031555656</text:p>
          </table:table-cell>
          <table:table-cell office:value-type="float" office:value="7.9225097" calcext:value-type="float">
            <text:p>7.9225097</text:p>
          </table:table-cell>
          <table:table-cell table:formula="of:=[.C715]+[.A716]" office:value-type="float" office:value="24.36359206" calcext:value-type="float">
            <text:p>24.36359206</text:p>
          </table:table-cell>
        </table:table-row>
        <table:table-row table:style-name="ro1">
          <table:table-cell office:value-type="float" office:value="0.030930037" calcext:value-type="float">
            <text:p>0.030930037</text:p>
          </table:table-cell>
          <table:table-cell office:value-type="float" office:value="8.082758" calcext:value-type="float">
            <text:p>8.082758</text:p>
          </table:table-cell>
          <table:table-cell table:formula="of:=[.C716]+[.A717]" office:value-type="float" office:value="24.394522097" calcext:value-type="float">
            <text:p>24.394522097</text:p>
          </table:table-cell>
        </table:table-row>
        <table:table-row table:style-name="ro1">
          <table:table-cell office:value-type="float" office:value="0.031097887" calcext:value-type="float">
            <text:p>0.031097887</text:p>
          </table:table-cell>
          <table:table-cell office:value-type="float" office:value="8.039131" calcext:value-type="float">
            <text:p>8.039131</text:p>
          </table:table-cell>
          <table:table-cell table:formula="of:=[.C717]+[.A718]" office:value-type="float" office:value="24.425619984" calcext:value-type="float">
            <text:p>24.425619984</text:p>
          </table:table-cell>
        </table:table-row>
        <table:table-row table:style-name="ro1">
          <table:table-cell office:value-type="float" office:value="0.030807965" calcext:value-type="float">
            <text:p>0.030807965</text:p>
          </table:table-cell>
          <table:table-cell office:value-type="float" office:value="8.114785" calcext:value-type="float">
            <text:p>8.114785</text:p>
          </table:table-cell>
          <table:table-cell table:formula="of:=[.C718]+[.A719]" office:value-type="float" office:value="24.456427949" calcext:value-type="float">
            <text:p>24.456427949</text:p>
          </table:table-cell>
        </table:table-row>
        <table:table-row table:style-name="ro1">
          <table:table-cell office:value-type="float" office:value="0.030334936" calcext:value-type="float">
            <text:p>0.030334936</text:p>
          </table:table-cell>
          <table:table-cell office:value-type="float" office:value="8.2413225" calcext:value-type="float">
            <text:p>8.2413225</text:p>
          </table:table-cell>
          <table:table-cell table:formula="of:=[.C719]+[.A720]" office:value-type="float" office:value="24.486762885" calcext:value-type="float">
            <text:p>24.486762885</text:p>
          </table:table-cell>
        </table:table-row>
        <table:table-row table:style-name="ro1">
          <table:table-cell office:value-type="float" office:value="0.029587243" calcext:value-type="float">
            <text:p>0.029587243</text:p>
          </table:table-cell>
          <table:table-cell office:value-type="float" office:value="8.449587" calcext:value-type="float">
            <text:p>8.449587</text:p>
          </table:table-cell>
          <table:table-cell table:formula="of:=[.C720]+[.A721]" office:value-type="float" office:value="24.516350128" calcext:value-type="float">
            <text:p>24.516350128</text:p>
          </table:table-cell>
        </table:table-row>
        <table:table-row table:style-name="ro1">
          <table:table-cell office:value-type="float" office:value="0.029724576" calcext:value-type="float">
            <text:p>0.029724576</text:p>
          </table:table-cell>
          <table:table-cell office:value-type="float" office:value="8.410549" calcext:value-type="float">
            <text:p>8.410549</text:p>
          </table:table-cell>
          <table:table-cell table:formula="of:=[.C721]+[.A722]" office:value-type="float" office:value="24.546074704" calcext:value-type="float">
            <text:p>24.546074704</text:p>
          </table:table-cell>
        </table:table-row>
        <table:table-row table:style-name="ro1">
          <table:table-cell office:value-type="float" office:value="0.029907683" calcext:value-type="float">
            <text:p>0.029907683</text:p>
          </table:table-cell>
          <table:table-cell office:value-type="float" office:value="8.3590555" calcext:value-type="float">
            <text:p>8.3590555</text:p>
          </table:table-cell>
          <table:table-cell table:formula="of:=[.C722]+[.A723]" office:value-type="float" office:value="24.575982387" calcext:value-type="float">
            <text:p>24.575982387</text:p>
          </table:table-cell>
        </table:table-row>
        <table:table-row table:style-name="ro1">
          <table:table-cell office:value-type="float" office:value="0.029907683" calcext:value-type="float">
            <text:p>0.029907683</text:p>
          </table:table-cell>
          <table:table-cell office:value-type="float" office:value="8.3590555" calcext:value-type="float">
            <text:p>8.3590555</text:p>
          </table:table-cell>
          <table:table-cell table:formula="of:=[.C723]+[.A724]" office:value-type="float" office:value="24.60589007" calcext:value-type="float">
            <text:p>24.60589007</text:p>
          </table:table-cell>
        </table:table-row>
        <table:table-row table:style-name="ro1">
          <table:table-cell office:value-type="float" office:value="0.029678797" calcext:value-type="float">
            <text:p>0.029678797</text:p>
          </table:table-cell>
          <table:table-cell office:value-type="float" office:value="8.423522" calcext:value-type="float">
            <text:p>8.423522</text:p>
          </table:table-cell>
          <table:table-cell table:formula="of:=[.C724]+[.A725]" office:value-type="float" office:value="24.635568867" calcext:value-type="float">
            <text:p>24.635568867</text:p>
          </table:table-cell>
        </table:table-row>
        <table:table-row table:style-name="ro1">
          <table:table-cell office:value-type="float" office:value="0.030197604" calcext:value-type="float">
            <text:p>0.030197604</text:p>
          </table:table-cell>
          <table:table-cell office:value-type="float" office:value="8.278803" calcext:value-type="float">
            <text:p>8.278803</text:p>
          </table:table-cell>
          <table:table-cell table:formula="of:=[.C725]+[.A726]" office:value-type="float" office:value="24.665766471" calcext:value-type="float">
            <text:p>24.665766471</text:p>
          </table:table-cell>
        </table:table-row>
        <table:table-row table:style-name="ro1">
          <table:table-cell office:value-type="float" office:value="0.030334936" calcext:value-type="float">
            <text:p>0.030334936</text:p>
          </table:table-cell>
          <table:table-cell office:value-type="float" office:value="8.2413225" calcext:value-type="float">
            <text:p>8.2413225</text:p>
          </table:table-cell>
          <table:table-cell table:formula="of:=[.C726]+[.A727]" office:value-type="float" office:value="24.696101407" calcext:value-type="float">
            <text:p>24.696101407</text:p>
          </table:table-cell>
        </table:table-row>
        <table:table-row table:style-name="ro1">
          <table:table-cell office:value-type="float" office:value="0.030334936" calcext:value-type="float">
            <text:p>0.030334936</text:p>
          </table:table-cell>
          <table:table-cell office:value-type="float" office:value="8.2413225" calcext:value-type="float">
            <text:p>8.2413225</text:p>
          </table:table-cell>
          <table:table-cell table:formula="of:=[.C727]+[.A728]" office:value-type="float" office:value="24.726436343" calcext:value-type="float">
            <text:p>24.726436343</text:p>
          </table:table-cell>
        </table:table-row>
        <table:table-row table:style-name="ro1">
          <table:table-cell office:value-type="float" office:value="0.03012131" calcext:value-type="float">
            <text:p>0.03012131</text:p>
          </table:table-cell>
          <table:table-cell office:value-type="float" office:value="8.299772" calcext:value-type="float">
            <text:p>8.299772</text:p>
          </table:table-cell>
          <table:table-cell table:formula="of:=[.C728]+[.A729]" office:value-type="float" office:value="24.756557653" calcext:value-type="float">
            <text:p>24.756557653</text:p>
          </table:table-cell>
        </table:table-row>
        <table:table-row table:style-name="ro1">
          <table:table-cell office:value-type="float" office:value="0.030640116" calcext:value-type="float">
            <text:p>0.030640116</text:p>
          </table:table-cell>
          <table:table-cell office:value-type="float" office:value="8.159238" calcext:value-type="float">
            <text:p>8.159238</text:p>
          </table:table-cell>
          <table:table-cell table:formula="of:=[.C729]+[.A730]" office:value-type="float" office:value="24.787197769" calcext:value-type="float">
            <text:p>24.787197769</text:p>
          </table:table-cell>
        </table:table-row>
        <table:table-row table:style-name="ro1">
          <table:table-cell office:value-type="float" office:value="0.030762188" calcext:value-type="float">
            <text:p>0.030762188</text:p>
          </table:table-cell>
          <table:table-cell office:value-type="float" office:value="8.12686" calcext:value-type="float">
            <text:p>8.12686</text:p>
          </table:table-cell>
          <table:table-cell table:formula="of:=[.C730]+[.A731]" office:value-type="float" office:value="24.817959957" calcext:value-type="float">
            <text:p>24.817959957</text:p>
          </table:table-cell>
        </table:table-row>
        <table:table-row table:style-name="ro1">
          <table:table-cell office:value-type="float" office:value="0.030792706" calcext:value-type="float">
            <text:p>0.030792706</text:p>
          </table:table-cell>
          <table:table-cell office:value-type="float" office:value="8.118806" calcext:value-type="float">
            <text:p>8.118806</text:p>
          </table:table-cell>
          <table:table-cell table:formula="of:=[.C731]+[.A732]" office:value-type="float" office:value="24.848752663" calcext:value-type="float">
            <text:p>24.848752663</text:p>
          </table:table-cell>
        </table:table-row>
        <table:table-row table:style-name="ro1">
          <table:table-cell office:value-type="float" office:value="0.030533303" calcext:value-type="float">
            <text:p>0.030533303</text:p>
          </table:table-cell>
          <table:table-cell office:value-type="float" office:value="8.18778" calcext:value-type="float">
            <text:p>8.18778</text:p>
          </table:table-cell>
          <table:table-cell table:formula="of:=[.C732]+[.A733]" office:value-type="float" office:value="24.879285966" calcext:value-type="float">
            <text:p>24.879285966</text:p>
          </table:table-cell>
        </table:table-row>
        <table:table-row table:style-name="ro1">
          <table:table-cell office:value-type="float" office:value="0.03106737" calcext:value-type="float">
            <text:p>0.03106737</text:p>
          </table:table-cell>
          <table:table-cell office:value-type="float" office:value="8.047029" calcext:value-type="float">
            <text:p>8.047029</text:p>
          </table:table-cell>
          <table:table-cell table:formula="of:=[.C733]+[.A734]" office:value-type="float" office:value="24.910353336" calcext:value-type="float">
            <text:p>24.910353336</text:p>
          </table:table-cell>
        </table:table-row>
        <table:table-row table:style-name="ro1">
          <table:table-cell office:value-type="float" office:value="0.031235218" calcext:value-type="float">
            <text:p>0.031235218</text:p>
          </table:table-cell>
          <table:table-cell office:value-type="float" office:value="8.003786" calcext:value-type="float">
            <text:p>8.003786</text:p>
          </table:table-cell>
          <table:table-cell table:formula="of:=[.C734]+[.A735]" office:value-type="float" office:value="24.941588554" calcext:value-type="float">
            <text:p>24.941588554</text:p>
          </table:table-cell>
        </table:table-row>
        <table:table-row table:style-name="ro1">
          <table:table-cell office:value-type="float" office:value="0.031265736" calcext:value-type="float">
            <text:p>0.031265736</text:p>
          </table:table-cell>
          <table:table-cell office:value-type="float" office:value="7.9959736" calcext:value-type="float">
            <text:p>7.9959736</text:p>
          </table:table-cell>
          <table:table-cell table:formula="of:=[.C735]+[.A736]" office:value-type="float" office:value="24.97285429" calcext:value-type="float">
            <text:p>24.97285429</text:p>
          </table:table-cell>
        </table:table-row>
        <table:table-row table:style-name="ro1">
          <table:table-cell office:value-type="float" office:value="0.031006332" calcext:value-type="float">
            <text:p>0.031006332</text:p>
          </table:table-cell>
          <table:table-cell office:value-type="float" office:value="8.062869" calcext:value-type="float">
            <text:p>8.062869</text:p>
          </table:table-cell>
          <table:table-cell table:formula="of:=[.C736]+[.A737]" office:value-type="float" office:value="25.003860622" calcext:value-type="float">
            <text:p>25.003860622</text:p>
          </table:table-cell>
        </table:table-row>
        <table:table-row table:style-name="ro1">
          <table:table-cell office:value-type="float" office:value="0.03149462" calcext:value-type="float">
            <text:p>0.03149462</text:p>
          </table:table-cell>
          <table:table-cell office:value-type="float" office:value="7.937863" calcext:value-type="float">
            <text:p>7.937863</text:p>
          </table:table-cell>
          <table:table-cell table:formula="of:=[.C737]+[.A738]" office:value-type="float" office:value="25.035355242" calcext:value-type="float">
            <text:p>25.035355242</text:p>
          </table:table-cell>
        </table:table-row>
        <table:table-row table:style-name="ro1">
          <table:table-cell office:value-type="float" office:value="0.03166247" calcext:value-type="float">
            <text:p>0.03166247</text:p>
          </table:table-cell>
          <table:table-cell office:value-type="float" office:value="7.895783" calcext:value-type="float">
            <text:p>7.895783</text:p>
          </table:table-cell>
          <table:table-cell table:formula="of:=[.C738]+[.A739]" office:value-type="float" office:value="25.067017712" calcext:value-type="float">
            <text:p>25.067017712</text:p>
          </table:table-cell>
        </table:table-row>
        <table:table-row table:style-name="ro1">
          <table:table-cell office:value-type="float" office:value="0.03167773" calcext:value-type="float">
            <text:p>0.03167773</text:p>
          </table:table-cell>
          <table:table-cell office:value-type="float" office:value="7.8919797" calcext:value-type="float">
            <text:p>7.8919797</text:p>
          </table:table-cell>
          <table:table-cell table:formula="of:=[.C739]+[.A740]" office:value-type="float" office:value="25.098695442" calcext:value-type="float">
            <text:p>25.098695442</text:p>
          </table:table-cell>
        </table:table-row>
        <table:table-row table:style-name="ro1">
          <table:table-cell office:value-type="float" office:value="0.03137255" calcext:value-type="float">
            <text:p>0.03137255</text:p>
          </table:table-cell>
          <table:table-cell office:value-type="float" office:value="7.968749" calcext:value-type="float">
            <text:p>7.968749</text:p>
          </table:table-cell>
          <table:table-cell table:formula="of:=[.C740]+[.A741]" office:value-type="float" office:value="25.130067992" calcext:value-type="float">
            <text:p>25.130067992</text:p>
          </table:table-cell>
        </table:table-row>
        <table:table-row table:style-name="ro1">
          <table:table-cell office:value-type="float" office:value="0.031921875" calcext:value-type="float">
            <text:p>0.031921875</text:p>
          </table:table-cell>
          <table:table-cell office:value-type="float" office:value="7.8316207" calcext:value-type="float">
            <text:p>7.8316207</text:p>
          </table:table-cell>
          <table:table-cell table:formula="of:=[.C741]+[.A742]" office:value-type="float" office:value="25.161989867" calcext:value-type="float">
            <text:p>25.161989867</text:p>
          </table:table-cell>
        </table:table-row>
        <table:table-row table:style-name="ro1">
          <table:table-cell office:value-type="float" office:value="0.032013427" calcext:value-type="float">
            <text:p>0.032013427</text:p>
          </table:table-cell>
          <table:table-cell office:value-type="float" office:value="7.8092237" calcext:value-type="float">
            <text:p>7.8092237</text:p>
          </table:table-cell>
          <table:table-cell table:formula="of:=[.C742]+[.A743]" office:value-type="float" office:value="25.194003294" calcext:value-type="float">
            <text:p>25.194003294</text:p>
          </table:table-cell>
        </table:table-row>
        <table:table-row table:style-name="ro1">
          <table:table-cell office:value-type="float" office:value="0.031906616" calcext:value-type="float">
            <text:p>0.031906616</text:p>
          </table:table-cell>
          <table:table-cell office:value-type="float" office:value="7.835366" calcext:value-type="float">
            <text:p>7.835366</text:p>
          </table:table-cell>
          <table:table-cell table:formula="of:=[.C743]+[.A744]" office:value-type="float" office:value="25.22590991" calcext:value-type="float">
            <text:p>25.22590991</text:p>
          </table:table-cell>
        </table:table-row>
        <table:table-row table:style-name="ro1">
          <table:table-cell office:value-type="float" office:value="0.031570915" calcext:value-type="float">
            <text:p>0.031570915</text:p>
          </table:table-cell>
          <table:table-cell office:value-type="float" office:value="7.9186807" calcext:value-type="float">
            <text:p>7.9186807</text:p>
          </table:table-cell>
          <table:table-cell table:formula="of:=[.C744]+[.A745]" office:value-type="float" office:value="25.257480825" calcext:value-type="float">
            <text:p>25.257480825</text:p>
          </table:table-cell>
        </table:table-row>
        <table:table-row table:style-name="ro1">
          <table:table-cell office:value-type="float" office:value="0.031906616" calcext:value-type="float">
            <text:p>0.031906616</text:p>
          </table:table-cell>
          <table:table-cell office:value-type="float" office:value="7.835366" calcext:value-type="float">
            <text:p>7.835366</text:p>
          </table:table-cell>
          <table:table-cell table:formula="of:=[.C745]+[.A746]" office:value-type="float" office:value="25.289387441" calcext:value-type="float">
            <text:p>25.289387441</text:p>
          </table:table-cell>
        </table:table-row>
        <table:table-row table:style-name="ro1">
          <table:table-cell office:value-type="float" office:value="0.03186084" calcext:value-type="float">
            <text:p>0.03186084</text:p>
          </table:table-cell>
          <table:table-cell office:value-type="float" office:value="7.8466234" calcext:value-type="float">
            <text:p>7.8466234</text:p>
          </table:table-cell>
          <table:table-cell table:formula="of:=[.C746]+[.A747]" office:value-type="float" office:value="25.321248281" calcext:value-type="float">
            <text:p>25.321248281</text:p>
          </table:table-cell>
        </table:table-row>
        <table:table-row table:style-name="ro1">
          <table:table-cell office:value-type="float" office:value="0.031570915" calcext:value-type="float">
            <text:p>0.031570915</text:p>
          </table:table-cell>
          <table:table-cell office:value-type="float" office:value="7.9186807" calcext:value-type="float">
            <text:p>7.9186807</text:p>
          </table:table-cell>
          <table:table-cell table:formula="of:=[.C747]+[.A748]" office:value-type="float" office:value="25.352819196" calcext:value-type="float">
            <text:p>25.352819196</text:p>
          </table:table-cell>
        </table:table-row>
        <table:table-row table:style-name="ro1">
          <table:table-cell office:value-type="float" office:value="0.030975815" calcext:value-type="float">
            <text:p>0.030975815</text:p>
          </table:table-cell>
          <table:table-cell office:value-type="float" office:value="8.070813" calcext:value-type="float">
            <text:p>8.070813</text:p>
          </table:table-cell>
          <table:table-cell table:formula="of:=[.C748]+[.A749]" office:value-type="float" office:value="25.383795011" calcext:value-type="float">
            <text:p>25.383795011</text:p>
          </table:table-cell>
        </table:table-row>
        <table:table-row table:style-name="ro1">
          <table:table-cell office:value-type="float" office:value="0.03106737" calcext:value-type="float">
            <text:p>0.03106737</text:p>
          </table:table-cell>
          <table:table-cell office:value-type="float" office:value="8.047029" calcext:value-type="float">
            <text:p>8.047029</text:p>
          </table:table-cell>
          <table:table-cell table:formula="of:=[.C749]+[.A750]" office:value-type="float" office:value="25.414862381" calcext:value-type="float">
            <text:p>25.414862381</text:p>
          </table:table-cell>
        </table:table-row>
        <table:table-row table:style-name="ro1">
          <table:table-cell office:value-type="float" office:value="0.030807965" calcext:value-type="float">
            <text:p>0.030807965</text:p>
          </table:table-cell>
          <table:table-cell office:value-type="float" office:value="8.114785" calcext:value-type="float">
            <text:p>8.114785</text:p>
          </table:table-cell>
          <table:table-cell table:formula="of:=[.C750]+[.A751]" office:value-type="float" office:value="25.445670346" calcext:value-type="float">
            <text:p>25.445670346</text:p>
          </table:table-cell>
        </table:table-row>
        <table:table-row table:style-name="ro1">
          <table:table-cell office:value-type="float" office:value="0.03025864" calcext:value-type="float">
            <text:p>0.03025864</text:p>
          </table:table-cell>
          <table:table-cell office:value-type="float" office:value="8.262103" calcext:value-type="float">
            <text:p>8.262103</text:p>
          </table:table-cell>
          <table:table-cell table:formula="of:=[.C751]+[.A752]" office:value-type="float" office:value="25.475928986" calcext:value-type="float">
            <text:p>25.475928986</text:p>
          </table:table-cell>
        </table:table-row>
        <table:table-row table:style-name="ro1">
          <table:table-cell office:value-type="float" office:value="0.029571984" calcext:value-type="float">
            <text:p>0.029571984</text:p>
          </table:table-cell>
          <table:table-cell office:value-type="float" office:value="8.453947" calcext:value-type="float">
            <text:p>8.453947</text:p>
          </table:table-cell>
          <table:table-cell table:formula="of:=[.C752]+[.A753]" office:value-type="float" office:value="25.50550097" calcext:value-type="float">
            <text:p>25.50550097</text:p>
          </table:table-cell>
        </table:table-row>
        <table:table-row table:style-name="ro1">
          <table:table-cell office:value-type="float" office:value="0.029678797" calcext:value-type="float">
            <text:p>0.029678797</text:p>
          </table:table-cell>
          <table:table-cell office:value-type="float" office:value="8.423522" calcext:value-type="float">
            <text:p>8.423522</text:p>
          </table:table-cell>
          <table:table-cell table:formula="of:=[.C753]+[.A754]" office:value-type="float" office:value="25.535179767" calcext:value-type="float">
            <text:p>25.535179767</text:p>
          </table:table-cell>
        </table:table-row>
        <table:table-row table:style-name="ro1">
          <table:table-cell office:value-type="float" office:value="0.029861907" calcext:value-type="float">
            <text:p>0.029861907</text:p>
          </table:table-cell>
          <table:table-cell office:value-type="float" office:value="8.37187" calcext:value-type="float">
            <text:p>8.37187</text:p>
          </table:table-cell>
          <table:table-cell table:formula="of:=[.C754]+[.A755]" office:value-type="float" office:value="25.565041674" calcext:value-type="float">
            <text:p>25.565041674</text:p>
          </table:table-cell>
        </table:table-row>
        <table:table-row table:style-name="ro1">
          <table:table-cell office:value-type="float" office:value="0.029877165" calcext:value-type="float">
            <text:p>0.029877165</text:p>
          </table:table-cell>
          <table:table-cell office:value-type="float" office:value="8.367594" calcext:value-type="float">
            <text:p>8.367594</text:p>
          </table:table-cell>
          <table:table-cell table:formula="of:=[.C755]+[.A756]" office:value-type="float" office:value="25.594918839" calcext:value-type="float">
            <text:p>25.594918839</text:p>
          </table:table-cell>
        </table:table-row>
        <table:table-row table:style-name="ro1">
          <table:table-cell office:value-type="float" office:value="0.029633021" calcext:value-type="float">
            <text:p>0.029633021</text:p>
          </table:table-cell>
          <table:table-cell office:value-type="float" office:value="8.436535" calcext:value-type="float">
            <text:p>8.436535</text:p>
          </table:table-cell>
          <table:table-cell table:formula="of:=[.C756]+[.A757]" office:value-type="float" office:value="25.62455186" calcext:value-type="float">
            <text:p>25.62455186</text:p>
          </table:table-cell>
        </table:table-row>
        <table:table-row table:style-name="ro1">
          <table:table-cell office:value-type="float" office:value="0.03012131" calcext:value-type="float">
            <text:p>0.03012131</text:p>
          </table:table-cell>
          <table:table-cell office:value-type="float" office:value="8.299772" calcext:value-type="float">
            <text:p>8.299772</text:p>
          </table:table-cell>
          <table:table-cell table:formula="of:=[.C757]+[.A758]" office:value-type="float" office:value="25.65467317" calcext:value-type="float">
            <text:p>25.65467317</text:p>
          </table:table-cell>
        </table:table-row>
        <table:table-row table:style-name="ro1">
          <table:table-cell office:value-type="float" office:value="0.030304417" calcext:value-type="float">
            <text:p>0.030304417</text:p>
          </table:table-cell>
          <table:table-cell office:value-type="float" office:value="8.249622" calcext:value-type="float">
            <text:p>8.249622</text:p>
          </table:table-cell>
          <table:table-cell table:formula="of:=[.C758]+[.A759]" office:value-type="float" office:value="25.684977587" calcext:value-type="float">
            <text:p>25.684977587</text:p>
          </table:table-cell>
        </table:table-row>
        <table:table-row table:style-name="ro1">
          <table:table-cell office:value-type="float" office:value="0.030304417" calcext:value-type="float">
            <text:p>0.030304417</text:p>
          </table:table-cell>
          <table:table-cell office:value-type="float" office:value="8.249622" calcext:value-type="float">
            <text:p>8.249622</text:p>
          </table:table-cell>
          <table:table-cell table:formula="of:=[.C759]+[.A760]" office:value-type="float" office:value="25.715282004" calcext:value-type="float">
            <text:p>25.715282004</text:p>
          </table:table-cell>
        </table:table-row>
        <table:table-row table:style-name="ro1">
          <table:table-cell office:value-type="float" office:value="0.030075531" calcext:value-type="float">
            <text:p>0.030075531</text:p>
          </table:table-cell>
          <table:table-cell office:value-type="float" office:value="8.312406" calcext:value-type="float">
            <text:p>8.312406</text:p>
          </table:table-cell>
          <table:table-cell table:formula="of:=[.C760]+[.A761]" office:value-type="float" office:value="25.745357535" calcext:value-type="float">
            <text:p>25.745357535</text:p>
          </table:table-cell>
        </table:table-row>
        <table:table-row table:style-name="ro1">
          <table:table-cell office:value-type="float" office:value="0.03057908" calcext:value-type="float">
            <text:p>0.03057908</text:p>
          </table:table-cell>
          <table:table-cell office:value-type="float" office:value="8.175524" calcext:value-type="float">
            <text:p>8.175524</text:p>
          </table:table-cell>
          <table:table-cell table:formula="of:=[.C761]+[.A762]" office:value-type="float" office:value="25.775936615" calcext:value-type="float">
            <text:p>25.775936615</text:p>
          </table:table-cell>
        </table:table-row>
        <table:table-row table:style-name="ro1">
          <table:table-cell office:value-type="float" office:value="0.03073167" calcext:value-type="float">
            <text:p>0.03073167</text:p>
          </table:table-cell>
          <table:table-cell office:value-type="float" office:value="8.134931" calcext:value-type="float">
            <text:p>8.134931</text:p>
          </table:table-cell>
          <table:table-cell table:formula="of:=[.C762]+[.A763]" office:value-type="float" office:value="25.806668285" calcext:value-type="float">
            <text:p>25.806668285</text:p>
          </table:table-cell>
        </table:table-row>
        <table:table-row table:style-name="ro1">
          <table:table-cell office:value-type="float" office:value="0.030777447" calcext:value-type="float">
            <text:p>0.030777447</text:p>
          </table:table-cell>
          <table:table-cell office:value-type="float" office:value="8.122831" calcext:value-type="float">
            <text:p>8.122831</text:p>
          </table:table-cell>
          <table:table-cell table:formula="of:=[.C763]+[.A764]" office:value-type="float" office:value="25.837445732" calcext:value-type="float">
            <text:p>25.837445732</text:p>
          </table:table-cell>
        </table:table-row>
        <table:table-row table:style-name="ro1">
          <table:table-cell office:value-type="float" office:value="0.030518044" calcext:value-type="float">
            <text:p>0.030518044</text:p>
          </table:table-cell>
          <table:table-cell office:value-type="float" office:value="8.1918745" calcext:value-type="float">
            <text:p>8.1918745</text:p>
          </table:table-cell>
          <table:table-cell table:formula="of:=[.C764]+[.A765]" office:value-type="float" office:value="25.867963776" calcext:value-type="float">
            <text:p>25.867963776</text:p>
          </table:table-cell>
        </table:table-row>
        <table:table-row table:style-name="ro1">
          <table:table-cell office:value-type="float" office:value="0.03103685" calcext:value-type="float">
            <text:p>0.03103685</text:p>
          </table:table-cell>
          <table:table-cell office:value-type="float" office:value="8.054941" calcext:value-type="float">
            <text:p>8.054941</text:p>
          </table:table-cell>
          <table:table-cell table:formula="of:=[.C765]+[.A766]" office:value-type="float" office:value="25.899000626" calcext:value-type="float">
            <text:p>25.899000626</text:p>
          </table:table-cell>
        </table:table-row>
        <table:table-row table:style-name="ro1">
          <table:table-cell office:value-type="float" office:value="0.031189442" calcext:value-type="float">
            <text:p>0.031189442</text:p>
          </table:table-cell>
          <table:table-cell office:value-type="float" office:value="8.015533" calcext:value-type="float">
            <text:p>8.015533</text:p>
          </table:table-cell>
          <table:table-cell table:formula="of:=[.C766]+[.A767]" office:value-type="float" office:value="25.930190068" calcext:value-type="float">
            <text:p>25.930190068</text:p>
          </table:table-cell>
        </table:table-row>
        <table:table-row table:style-name="ro1">
          <table:table-cell office:value-type="float" office:value="0.03121996" calcext:value-type="float">
            <text:p>0.03121996</text:p>
          </table:table-cell>
          <table:table-cell office:value-type="float" office:value="8.007698" calcext:value-type="float">
            <text:p>8.007698</text:p>
          </table:table-cell>
          <table:table-cell table:formula="of:=[.C767]+[.A768]" office:value-type="float" office:value="25.961410028" calcext:value-type="float">
            <text:p>25.961410028</text:p>
          </table:table-cell>
        </table:table-row>
        <table:table-row table:style-name="ro1">
          <table:table-cell office:value-type="float" office:value="0.030930037" calcext:value-type="float">
            <text:p>0.030930037</text:p>
          </table:table-cell>
          <table:table-cell office:value-type="float" office:value="8.082758" calcext:value-type="float">
            <text:p>8.082758</text:p>
          </table:table-cell>
          <table:table-cell table:formula="of:=[.C768]+[.A769]" office:value-type="float" office:value="25.992340065" calcext:value-type="float">
            <text:p>25.992340065</text:p>
          </table:table-cell>
        </table:table-row>
        <table:table-row table:style-name="ro1">
          <table:table-cell office:value-type="float" office:value="0.03149462" calcext:value-type="float">
            <text:p>0.03149462</text:p>
          </table:table-cell>
          <table:table-cell office:value-type="float" office:value="7.937863" calcext:value-type="float">
            <text:p>7.937863</text:p>
          </table:table-cell>
          <table:table-cell table:formula="of:=[.C769]+[.A770]" office:value-type="float" office:value="26.023834685" calcext:value-type="float">
            <text:p>26.023834685</text:p>
          </table:table-cell>
        </table:table-row>
        <table:table-row table:style-name="ro1">
          <table:table-cell office:value-type="float" office:value="0.03166247" calcext:value-type="float">
            <text:p>0.03166247</text:p>
          </table:table-cell>
          <table:table-cell office:value-type="float" office:value="7.895783" calcext:value-type="float">
            <text:p>7.895783</text:p>
          </table:table-cell>
          <table:table-cell table:formula="of:=[.C770]+[.A771]" office:value-type="float" office:value="26.055497155" calcext:value-type="float">
            <text:p>26.055497155</text:p>
          </table:table-cell>
        </table:table-row>
        <table:table-row table:style-name="ro1">
          <table:table-cell office:value-type="float" office:value="0.03166247" calcext:value-type="float">
            <text:p>0.03166247</text:p>
          </table:table-cell>
          <table:table-cell office:value-type="float" office:value="7.895783" calcext:value-type="float">
            <text:p>7.895783</text:p>
          </table:table-cell>
          <table:table-cell table:formula="of:=[.C771]+[.A772]" office:value-type="float" office:value="26.087159625" calcext:value-type="float">
            <text:p>26.087159625</text:p>
          </table:table-cell>
        </table:table-row>
        <table:table-row table:style-name="ro1">
          <table:table-cell office:value-type="float" office:value="0.03137255" calcext:value-type="float">
            <text:p>0.03137255</text:p>
          </table:table-cell>
          <table:table-cell office:value-type="float" office:value="7.968749" calcext:value-type="float">
            <text:p>7.968749</text:p>
          </table:table-cell>
          <table:table-cell table:formula="of:=[.C772]+[.A773]" office:value-type="float" office:value="26.118532175" calcext:value-type="float">
            <text:p>26.118532175</text:p>
          </table:table-cell>
        </table:table-row>
        <table:table-row table:style-name="ro1">
          <table:table-cell office:value-type="float" office:value="0.03186084" calcext:value-type="float">
            <text:p>0.03186084</text:p>
          </table:table-cell>
          <table:table-cell office:value-type="float" office:value="7.8466234" calcext:value-type="float">
            <text:p>7.8466234</text:p>
          </table:table-cell>
          <table:table-cell table:formula="of:=[.C773]+[.A774]" office:value-type="float" office:value="26.150393015" calcext:value-type="float">
            <text:p>26.150393015</text:p>
          </table:table-cell>
        </table:table-row>
        <table:table-row table:style-name="ro1">
          <table:table-cell office:value-type="float" office:value="0.03198291" calcext:value-type="float">
            <text:p>0.03198291</text:p>
          </table:table-cell>
          <table:table-cell office:value-type="float" office:value="7.8166747" calcext:value-type="float">
            <text:p>7.8166747</text:p>
          </table:table-cell>
          <table:table-cell table:formula="of:=[.C774]+[.A775]" office:value-type="float" office:value="26.182375925" calcext:value-type="float">
            <text:p>26.182375925</text:p>
          </table:table-cell>
        </table:table-row>
        <table:table-row table:style-name="ro1">
          <table:table-cell office:value-type="float" office:value="0.031906616" calcext:value-type="float">
            <text:p>0.031906616</text:p>
          </table:table-cell>
          <table:table-cell office:value-type="float" office:value="7.835366" calcext:value-type="float">
            <text:p>7.835366</text:p>
          </table:table-cell>
          <table:table-cell table:formula="of:=[.C775]+[.A776]" office:value-type="float" office:value="26.214282541" calcext:value-type="float">
            <text:p>26.214282541</text:p>
          </table:table-cell>
        </table:table-row>
        <table:table-row table:style-name="ro1">
          <table:table-cell office:value-type="float" office:value="0.03150988" calcext:value-type="float">
            <text:p>0.03150988</text:p>
          </table:table-cell>
          <table:table-cell office:value-type="float" office:value="7.934019" calcext:value-type="float">
            <text:p>7.934019</text:p>
          </table:table-cell>
          <table:table-cell table:formula="of:=[.C776]+[.A777]" office:value-type="float" office:value="26.245792421" calcext:value-type="float">
            <text:p>26.245792421</text:p>
          </table:table-cell>
        </table:table-row>
        <table:table-row table:style-name="ro1">
          <table:table-cell office:value-type="float" office:value="0.0318761" calcext:value-type="float">
            <text:p>0.0318761</text:p>
          </table:table-cell>
          <table:table-cell office:value-type="float" office:value="7.8428674" calcext:value-type="float">
            <text:p>7.8428674</text:p>
          </table:table-cell>
          <table:table-cell table:formula="of:=[.C777]+[.A778]" office:value-type="float" office:value="26.277668521" calcext:value-type="float">
            <text:p>26.277668521</text:p>
          </table:table-cell>
        </table:table-row>
        <table:table-row table:style-name="ro1">
          <table:table-cell office:value-type="float" office:value="0.031845577" calcext:value-type="float">
            <text:p>0.031845577</text:p>
          </table:table-cell>
          <table:table-cell office:value-type="float" office:value="7.8503838" calcext:value-type="float">
            <text:p>7.8503838</text:p>
          </table:table-cell>
          <table:table-cell table:formula="of:=[.C778]+[.A779]" office:value-type="float" office:value="26.309514098" calcext:value-type="float">
            <text:p>26.309514098</text:p>
          </table:table-cell>
        </table:table-row>
        <table:table-row table:style-name="ro1">
          <table:table-cell office:value-type="float" office:value="0.031570915" calcext:value-type="float">
            <text:p>0.031570915</text:p>
          </table:table-cell>
          <table:table-cell office:value-type="float" office:value="7.9186807" calcext:value-type="float">
            <text:p>7.9186807</text:p>
          </table:table-cell>
          <table:table-cell table:formula="of:=[.C779]+[.A780]" office:value-type="float" office:value="26.341085013" calcext:value-type="float">
            <text:p>26.341085013</text:p>
          </table:table-cell>
        </table:table-row>
        <table:table-row table:style-name="ro1">
          <table:table-cell office:value-type="float" office:value="0.030991074" calcext:value-type="float">
            <text:p>0.030991074</text:p>
          </table:table-cell>
          <table:table-cell office:value-type="float" office:value="8.066839" calcext:value-type="float">
            <text:p>8.066839</text:p>
          </table:table-cell>
          <table:table-cell table:formula="of:=[.C780]+[.A781]" office:value-type="float" office:value="26.372076087" calcext:value-type="float">
            <text:p>26.372076087</text:p>
          </table:table-cell>
        </table:table-row>
        <table:table-row table:style-name="ro1">
          <table:table-cell office:value-type="float" office:value="0.031113146" calcext:value-type="float">
            <text:p>0.031113146</text:p>
          </table:table-cell>
          <table:table-cell office:value-type="float" office:value="8.035189" calcext:value-type="float">
            <text:p>8.035189</text:p>
          </table:table-cell>
          <table:table-cell table:formula="of:=[.C781]+[.A782]" office:value-type="float" office:value="26.403189233" calcext:value-type="float">
            <text:p>26.403189233</text:p>
          </table:table-cell>
        </table:table-row>
        <table:table-row table:style-name="ro1">
          <table:table-cell office:value-type="float" office:value="0.030838484" calcext:value-type="float">
            <text:p>0.030838484</text:p>
          </table:table-cell>
          <table:table-cell office:value-type="float" office:value="8.106753" calcext:value-type="float">
            <text:p>8.106753</text:p>
          </table:table-cell>
          <table:table-cell table:formula="of:=[.C782]+[.A783]" office:value-type="float" office:value="26.434027717" calcext:value-type="float">
            <text:p>26.434027717</text:p>
          </table:table-cell>
        </table:table-row>
        <table:table-row table:style-name="ro1">
          <table:table-cell office:value-type="float" office:value="0.030365454" calcext:value-type="float">
            <text:p>0.030365454</text:p>
          </table:table-cell>
          <table:table-cell office:value-type="float" office:value="8.23304" calcext:value-type="float">
            <text:p>8.23304</text:p>
          </table:table-cell>
          <table:table-cell table:formula="of:=[.C783]+[.A784]" office:value-type="float" office:value="26.464393171" calcext:value-type="float">
            <text:p>26.464393171</text:p>
          </table:table-cell>
        </table:table-row>
        <table:table-row table:style-name="ro1">
          <table:table-cell office:value-type="float" office:value="0.029602503" calcext:value-type="float">
            <text:p>0.029602503</text:p>
          </table:table-cell>
          <table:table-cell office:value-type="float" office:value="8.445231" calcext:value-type="float">
            <text:p>8.445231</text:p>
          </table:table-cell>
          <table:table-cell table:formula="of:=[.C784]+[.A785]" office:value-type="float" office:value="26.493995674" calcext:value-type="float">
            <text:p>26.493995674</text:p>
          </table:table-cell>
        </table:table-row>
        <table:table-row table:style-name="ro1">
          <table:table-cell office:value-type="float" office:value="0.029755093" calcext:value-type="float">
            <text:p>0.029755093</text:p>
          </table:table-cell>
          <table:table-cell office:value-type="float" office:value="8.401923" calcext:value-type="float">
            <text:p>8.401923</text:p>
          </table:table-cell>
          <table:table-cell table:formula="of:=[.C785]+[.A786]" office:value-type="float" office:value="26.523750767" calcext:value-type="float">
            <text:p>26.523750767</text:p>
          </table:table-cell>
        </table:table-row>
        <table:table-row table:style-name="ro1">
          <table:table-cell office:value-type="float" office:value="0.0299382" calcext:value-type="float">
            <text:p>0.0299382</text:p>
          </table:table-cell>
          <table:table-cell office:value-type="float" office:value="8.350535" calcext:value-type="float">
            <text:p>8.350535</text:p>
          </table:table-cell>
          <table:table-cell table:formula="of:=[.C786]+[.A787]" office:value-type="float" office:value="26.553688967" calcext:value-type="float">
            <text:p>26.553688967</text:p>
          </table:table-cell>
        </table:table-row>
        <table:table-row table:style-name="ro1">
          <table:table-cell office:value-type="float" office:value="0.029922942" calcext:value-type="float">
            <text:p>0.029922942</text:p>
          </table:table-cell>
          <table:table-cell office:value-type="float" office:value="8.354794" calcext:value-type="float">
            <text:p>8.354794</text:p>
          </table:table-cell>
          <table:table-cell table:formula="of:=[.C787]+[.A788]" office:value-type="float" office:value="26.583611909" calcext:value-type="float">
            <text:p>26.583611909</text:p>
          </table:table-cell>
        </table:table-row>
        <table:table-row table:style-name="ro1">
          <table:table-cell office:value-type="float" office:value="0.029724576" calcext:value-type="float">
            <text:p>0.029724576</text:p>
          </table:table-cell>
          <table:table-cell office:value-type="float" office:value="8.410549" calcext:value-type="float">
            <text:p>8.410549</text:p>
          </table:table-cell>
          <table:table-cell table:formula="of:=[.C788]+[.A789]" office:value-type="float" office:value="26.613336485" calcext:value-type="float">
            <text:p>26.613336485</text:p>
          </table:table-cell>
        </table:table-row>
        <table:table-row table:style-name="ro1">
          <table:table-cell office:value-type="float" office:value="0.030197604" calcext:value-type="float">
            <text:p>0.030197604</text:p>
          </table:table-cell>
          <table:table-cell office:value-type="float" office:value="8.278803" calcext:value-type="float">
            <text:p>8.278803</text:p>
          </table:table-cell>
          <table:table-cell table:formula="of:=[.C789]+[.A790]" office:value-type="float" office:value="26.643534089" calcext:value-type="float">
            <text:p>26.643534089</text:p>
          </table:table-cell>
        </table:table-row>
        <table:table-row table:style-name="ro1">
          <table:table-cell office:value-type="float" office:value="0.030395972" calcext:value-type="float">
            <text:p>0.030395972</text:p>
          </table:table-cell>
          <table:table-cell office:value-type="float" office:value="8.224774" calcext:value-type="float">
            <text:p>8.224774</text:p>
          </table:table-cell>
          <table:table-cell table:formula="of:=[.C790]+[.A791]" office:value-type="float" office:value="26.673930061" calcext:value-type="float">
            <text:p>26.673930061</text:p>
          </table:table-cell>
        </table:table-row>
        <table:table-row table:style-name="ro1">
          <table:table-cell office:value-type="float" office:value="0.030395972" calcext:value-type="float">
            <text:p>0.030395972</text:p>
          </table:table-cell>
          <table:table-cell office:value-type="float" office:value="8.224774" calcext:value-type="float">
            <text:p>8.224774</text:p>
          </table:table-cell>
          <table:table-cell table:formula="of:=[.C791]+[.A792]" office:value-type="float" office:value="26.704326033" calcext:value-type="float">
            <text:p>26.704326033</text:p>
          </table:table-cell>
        </table:table-row>
        <table:table-row table:style-name="ro1">
          <table:table-cell office:value-type="float" office:value="0.030167086" calcext:value-type="float">
            <text:p>0.030167086</text:p>
          </table:table-cell>
          <table:table-cell office:value-type="float" office:value="8.287178" calcext:value-type="float">
            <text:p>8.287178</text:p>
          </table:table-cell>
          <table:table-cell table:formula="of:=[.C792]+[.A793]" office:value-type="float" office:value="26.734493119" calcext:value-type="float">
            <text:p>26.734493119</text:p>
          </table:table-cell>
        </table:table-row>
        <table:table-row table:style-name="ro1">
          <table:table-cell office:value-type="float" office:value="0.030685892" calcext:value-type="float">
            <text:p>0.030685892</text:p>
          </table:table-cell>
          <table:table-cell office:value-type="float" office:value="8.147066" calcext:value-type="float">
            <text:p>8.147066</text:p>
          </table:table-cell>
          <table:table-cell table:formula="of:=[.C793]+[.A794]" office:value-type="float" office:value="26.765179011" calcext:value-type="float">
            <text:p>26.765179011</text:p>
          </table:table-cell>
        </table:table-row>
        <table:table-row table:style-name="ro1">
          <table:table-cell office:value-type="float" office:value="0.030838484" calcext:value-type="float">
            <text:p>0.030838484</text:p>
          </table:table-cell>
          <table:table-cell office:value-type="float" office:value="8.106753" calcext:value-type="float">
            <text:p>8.106753</text:p>
          </table:table-cell>
          <table:table-cell table:formula="of:=[.C794]+[.A795]" office:value-type="float" office:value="26.796017495" calcext:value-type="float">
            <text:p>26.796017495</text:p>
          </table:table-cell>
        </table:table-row>
        <table:table-row table:style-name="ro1">
          <table:table-cell office:value-type="float" office:value="0.030838484" calcext:value-type="float">
            <text:p>0.030838484</text:p>
          </table:table-cell>
          <table:table-cell office:value-type="float" office:value="8.106753" calcext:value-type="float">
            <text:p>8.106753</text:p>
          </table:table-cell>
          <table:table-cell table:formula="of:=[.C795]+[.A796]" office:value-type="float" office:value="26.826855979" calcext:value-type="float">
            <text:p>26.826855979</text:p>
          </table:table-cell>
        </table:table-row>
        <table:table-row table:style-name="ro1">
          <table:table-cell office:value-type="float" office:value="0.03059434" calcext:value-type="float">
            <text:p>0.03059434</text:p>
          </table:table-cell>
          <table:table-cell office:value-type="float" office:value="8.171447" calcext:value-type="float">
            <text:p>8.171447</text:p>
          </table:table-cell>
          <table:table-cell table:formula="of:=[.C796]+[.A797]" office:value-type="float" office:value="26.857450319" calcext:value-type="float">
            <text:p>26.857450319</text:p>
          </table:table-cell>
        </table:table-row>
        <table:table-row table:style-name="ro1">
          <table:table-cell office:value-type="float" office:value="0.031128405" calcext:value-type="float">
            <text:p>0.031128405</text:p>
          </table:table-cell>
          <table:table-cell office:value-type="float" office:value="8.03125" calcext:value-type="float">
            <text:p>8.03125</text:p>
          </table:table-cell>
          <table:table-cell table:formula="of:=[.C797]+[.A798]" office:value-type="float" office:value="26.888578724" calcext:value-type="float">
            <text:p>26.888578724</text:p>
          </table:table-cell>
        </table:table-row>
        <table:table-row table:style-name="ro1">
          <table:table-cell office:value-type="float" office:value="0.031280994" calcext:value-type="float">
            <text:p>0.031280994</text:p>
          </table:table-cell>
          <table:table-cell office:value-type="float" office:value="7.992073" calcext:value-type="float">
            <text:p>7.992073</text:p>
          </table:table-cell>
          <table:table-cell table:formula="of:=[.C798]+[.A799]" office:value-type="float" office:value="26.919859718" calcext:value-type="float">
            <text:p>26.919859718</text:p>
          </table:table-cell>
        </table:table-row>
        <table:table-row table:style-name="ro1">
          <table:table-cell office:value-type="float" office:value="0.031296253" calcext:value-type="float">
            <text:p>0.031296253</text:p>
          </table:table-cell>
          <table:table-cell office:value-type="float" office:value="7.988177" calcext:value-type="float">
            <text:p>7.988177</text:p>
          </table:table-cell>
          <table:table-cell table:formula="of:=[.C799]+[.A800]" office:value-type="float" office:value="26.951155971" calcext:value-type="float">
            <text:p>26.951155971</text:p>
          </table:table-cell>
        </table:table-row>
        <table:table-row table:style-name="ro1">
          <table:table-cell office:value-type="float" office:value="0.031052109" calcext:value-type="float">
            <text:p>0.031052109</text:p>
          </table:table-cell>
          <table:table-cell office:value-type="float" office:value="8.050983" calcext:value-type="float">
            <text:p>8.050983</text:p>
          </table:table-cell>
          <table:table-cell table:formula="of:=[.C800]+[.A801]" office:value-type="float" office:value="26.98220808" calcext:value-type="float">
            <text:p>26.98220808</text:p>
          </table:table-cell>
        </table:table-row>
        <table:table-row table:style-name="ro1">
          <table:table-cell office:value-type="float" office:value="0.031586174" calcext:value-type="float">
            <text:p>0.031586174</text:p>
          </table:table-cell>
          <table:table-cell office:value-type="float" office:value="7.914855" calcext:value-type="float">
            <text:p>7.914855</text:p>
          </table:table-cell>
          <table:table-cell table:formula="of:=[.C801]+[.A802]" office:value-type="float" office:value="27.013794254" calcext:value-type="float">
            <text:p>27.013794254</text:p>
          </table:table-cell>
        </table:table-row>
        <table:table-row table:style-name="ro1">
          <table:table-cell office:value-type="float" office:value="0.031738766" calcext:value-type="float">
            <text:p>0.031738766</text:p>
          </table:table-cell>
          <table:table-cell office:value-type="float" office:value="7.876803" calcext:value-type="float">
            <text:p>7.876803</text:p>
          </table:table-cell>
          <table:table-cell table:formula="of:=[.C802]+[.A803]" office:value-type="float" office:value="27.04553302" calcext:value-type="float">
            <text:p>27.04553302</text:p>
          </table:table-cell>
        </table:table-row>
        <table:table-row table:style-name="ro1">
          <table:table-cell office:value-type="float" office:value="0.031723507" calcext:value-type="float">
            <text:p>0.031723507</text:p>
          </table:table-cell>
          <table:table-cell office:value-type="float" office:value="7.8805914" calcext:value-type="float">
            <text:p>7.8805914</text:p>
          </table:table-cell>
          <table:table-cell table:formula="of:=[.C803]+[.A804]" office:value-type="float" office:value="27.077256527" calcext:value-type="float">
            <text:p>27.077256527</text:p>
          </table:table-cell>
        </table:table-row>
        <table:table-row table:style-name="ro1">
          <table:table-cell office:value-type="float" office:value="0.031433586" calcext:value-type="float">
            <text:p>0.031433586</text:p>
          </table:table-cell>
          <table:table-cell office:value-type="float" office:value="7.953276" calcext:value-type="float">
            <text:p>7.953276</text:p>
          </table:table-cell>
          <table:table-cell table:formula="of:=[.C804]+[.A805]" office:value-type="float" office:value="27.108690113" calcext:value-type="float">
            <text:p>27.108690113</text:p>
          </table:table-cell>
        </table:table-row>
        <table:table-row table:style-name="ro1">
          <table:table-cell office:value-type="float" office:value="0.031937134" calcext:value-type="float">
            <text:p>0.031937134</text:p>
          </table:table-cell>
          <table:table-cell office:value-type="float" office:value="7.827879" calcext:value-type="float">
            <text:p>7.827879</text:p>
          </table:table-cell>
          <table:table-cell table:formula="of:=[.C805]+[.A806]" office:value-type="float" office:value="27.140627247" calcext:value-type="float">
            <text:p>27.140627247</text:p>
          </table:table-cell>
        </table:table-row>
        <table:table-row table:style-name="ro1">
          <table:table-cell office:value-type="float" office:value="0.032043945" calcext:value-type="float">
            <text:p>0.032043945</text:p>
          </table:table-cell>
          <table:table-cell office:value-type="float" office:value="7.8017864" calcext:value-type="float">
            <text:p>7.8017864</text:p>
          </table:table-cell>
          <table:table-cell table:formula="of:=[.C806]+[.A807]" office:value-type="float" office:value="27.172671192" calcext:value-type="float">
            <text:p>27.172671192</text:p>
          </table:table-cell>
        </table:table-row>
        <table:table-row table:style-name="ro1">
          <table:table-cell office:value-type="float" office:value="0.03196765" calcext:value-type="float">
            <text:p>0.03196765</text:p>
          </table:table-cell>
          <table:table-cell office:value-type="float" office:value="7.820406" calcext:value-type="float">
            <text:p>7.820406</text:p>
          </table:table-cell>
          <table:table-cell table:formula="of:=[.C807]+[.A808]" office:value-type="float" office:value="27.204638842" calcext:value-type="float">
            <text:p>27.204638842</text:p>
          </table:table-cell>
        </table:table-row>
        <table:table-row table:style-name="ro1">
          <table:table-cell office:value-type="float" office:value="0.031555656" calcext:value-type="float">
            <text:p>0.031555656</text:p>
          </table:table-cell>
          <table:table-cell office:value-type="float" office:value="7.9225097" calcext:value-type="float">
            <text:p>7.9225097</text:p>
          </table:table-cell>
          <table:table-cell table:formula="of:=[.C808]+[.A809]" office:value-type="float" office:value="27.236194498" calcext:value-type="float">
            <text:p>27.236194498</text:p>
          </table:table-cell>
        </table:table-row>
        <table:table-row table:style-name="ro1">
          <table:table-cell office:value-type="float" office:value="0.031937134" calcext:value-type="float">
            <text:p>0.031937134</text:p>
          </table:table-cell>
          <table:table-cell office:value-type="float" office:value="7.827879" calcext:value-type="float">
            <text:p>7.827879</text:p>
          </table:table-cell>
          <table:table-cell table:formula="of:=[.C809]+[.A810]" office:value-type="float" office:value="27.268131632" calcext:value-type="float">
            <text:p>27.268131632</text:p>
          </table:table-cell>
        </table:table-row>
        <table:table-row table:style-name="ro1">
          <table:table-cell office:value-type="float" office:value="0.031891357" calcext:value-type="float">
            <text:p>0.031891357</text:p>
          </table:table-cell>
          <table:table-cell office:value-type="float" office:value="7.8391147" calcext:value-type="float">
            <text:p>7.8391147</text:p>
          </table:table-cell>
          <table:table-cell table:formula="of:=[.C810]+[.A811]" office:value-type="float" office:value="27.300022989" calcext:value-type="float">
            <text:p>27.300022989</text:p>
          </table:table-cell>
        </table:table-row>
        <table:table-row table:style-name="ro1">
          <table:table-cell office:value-type="float" office:value="0.031586174" calcext:value-type="float">
            <text:p>0.031586174</text:p>
          </table:table-cell>
          <table:table-cell office:value-type="float" office:value="7.914855" calcext:value-type="float">
            <text:p>7.914855</text:p>
          </table:table-cell>
          <table:table-cell table:formula="of:=[.C811]+[.A812]" office:value-type="float" office:value="27.331609163" calcext:value-type="float">
            <text:p>27.331609163</text:p>
          </table:table-cell>
        </table:table-row>
        <table:table-row table:style-name="ro1">
          <table:table-cell office:value-type="float" office:value="0.030975815" calcext:value-type="float">
            <text:p>0.030975815</text:p>
          </table:table-cell>
          <table:table-cell office:value-type="float" office:value="8.070813" calcext:value-type="float">
            <text:p>8.070813</text:p>
          </table:table-cell>
          <table:table-cell table:formula="of:=[.C812]+[.A813]" office:value-type="float" office:value="27.362584978" calcext:value-type="float">
            <text:p>27.362584978</text:p>
          </table:table-cell>
        </table:table-row>
        <table:table-row table:style-name="ro1">
          <table:table-cell office:value-type="float" office:value="0.031113146" calcext:value-type="float">
            <text:p>0.031113146</text:p>
          </table:table-cell>
          <table:table-cell office:value-type="float" office:value="8.035189" calcext:value-type="float">
            <text:p>8.035189</text:p>
          </table:table-cell>
          <table:table-cell table:formula="of:=[.C813]+[.A814]" office:value-type="float" office:value="27.393698124" calcext:value-type="float">
            <text:p>27.393698124</text:p>
          </table:table-cell>
        </table:table-row>
        <table:table-row table:style-name="ro1">
          <table:table-cell office:value-type="float" office:value="0.030838484" calcext:value-type="float">
            <text:p>0.030838484</text:p>
          </table:table-cell>
          <table:table-cell office:value-type="float" office:value="8.106753" calcext:value-type="float">
            <text:p>8.106753</text:p>
          </table:table-cell>
          <table:table-cell table:formula="of:=[.C814]+[.A815]" office:value-type="float" office:value="27.424536608" calcext:value-type="float">
            <text:p>27.424536608</text:p>
          </table:table-cell>
        </table:table-row>
        <table:table-row table:style-name="ro1">
          <table:table-cell office:value-type="float" office:value="0.030319676" calcext:value-type="float">
            <text:p>0.030319676</text:p>
          </table:table-cell>
          <table:table-cell office:value-type="float" office:value="8.245471" calcext:value-type="float">
            <text:p>8.245471</text:p>
          </table:table-cell>
          <table:table-cell table:formula="of:=[.C815]+[.A816]" office:value-type="float" office:value="27.454856284" calcext:value-type="float">
            <text:p>27.454856284</text:p>
          </table:table-cell>
        </table:table-row>
        <table:table-row table:style-name="ro1">
          <table:table-cell office:value-type="float" office:value="0.029602503" calcext:value-type="float">
            <text:p>0.029602503</text:p>
          </table:table-cell>
          <table:table-cell office:value-type="float" office:value="8.445231" calcext:value-type="float">
            <text:p>8.445231</text:p>
          </table:table-cell>
          <table:table-cell table:formula="of:=[.C816]+[.A817]" office:value-type="float" office:value="27.484458787" calcext:value-type="float">
            <text:p>27.484458787</text:p>
          </table:table-cell>
        </table:table-row>
        <table:table-row table:style-name="ro1">
          <table:table-cell office:value-type="float" office:value="0.029739834" calcext:value-type="float">
            <text:p>0.029739834</text:p>
          </table:table-cell>
          <table:table-cell office:value-type="float" office:value="8.406234" calcext:value-type="float">
            <text:p>8.406234</text:p>
          </table:table-cell>
          <table:table-cell table:formula="of:=[.C817]+[.A818]" office:value-type="float" office:value="27.514198621" calcext:value-type="float">
            <text:p>27.514198621</text:p>
          </table:table-cell>
        </table:table-row>
        <table:table-row table:style-name="ro1">
          <table:table-cell office:value-type="float" office:value="0.029922942" calcext:value-type="float">
            <text:p>0.029922942</text:p>
          </table:table-cell>
          <table:table-cell office:value-type="float" office:value="8.354794" calcext:value-type="float">
            <text:p>8.354794</text:p>
          </table:table-cell>
          <table:table-cell table:formula="of:=[.C818]+[.A819]" office:value-type="float" office:value="27.544121563" calcext:value-type="float">
            <text:p>27.544121563</text:p>
          </table:table-cell>
        </table:table-row>
        <table:table-row table:style-name="ro1">
          <table:table-cell office:value-type="float" office:value="0.029922942" calcext:value-type="float">
            <text:p>0.029922942</text:p>
          </table:table-cell>
          <table:table-cell office:value-type="float" office:value="8.354794" calcext:value-type="float">
            <text:p>8.354794</text:p>
          </table:table-cell>
          <table:table-cell table:formula="of:=[.C819]+[.A820]" office:value-type="float" office:value="27.574044505" calcext:value-type="float">
            <text:p>27.574044505</text:p>
          </table:table-cell>
        </table:table-row>
        <table:table-row table:style-name="ro1">
          <table:table-cell office:value-type="float" office:value="0.029678797" calcext:value-type="float">
            <text:p>0.029678797</text:p>
          </table:table-cell>
          <table:table-cell office:value-type="float" office:value="8.423522" calcext:value-type="float">
            <text:p>8.423522</text:p>
          </table:table-cell>
          <table:table-cell table:formula="of:=[.C820]+[.A821]" office:value-type="float" office:value="27.603723302" calcext:value-type="float">
            <text:p>27.603723302</text:p>
          </table:table-cell>
        </table:table-row>
        <table:table-row table:style-name="ro1">
          <table:table-cell office:value-type="float" office:value="0.030212864" calcext:value-type="float">
            <text:p>0.030212864</text:p>
          </table:table-cell>
          <table:table-cell office:value-type="float" office:value="8.274621" calcext:value-type="float">
            <text:p>8.274621</text:p>
          </table:table-cell>
          <table:table-cell table:formula="of:=[.C821]+[.A822]" office:value-type="float" office:value="27.633936166" calcext:value-type="float">
            <text:p>27.633936166</text:p>
          </table:table-cell>
        </table:table-row>
        <table:table-row table:style-name="ro1">
          <table:table-cell office:value-type="float" office:value="0.030350195" calcext:value-type="float">
            <text:p>0.030350195</text:p>
          </table:table-cell>
          <table:table-cell office:value-type="float" office:value="8.237179" calcext:value-type="float">
            <text:p>8.237179</text:p>
          </table:table-cell>
          <table:table-cell table:formula="of:=[.C822]+[.A823]" office:value-type="float" office:value="27.664286361" calcext:value-type="float">
            <text:p>27.664286361</text:p>
          </table:table-cell>
        </table:table-row>
        <table:table-row table:style-name="ro1">
          <table:table-cell office:value-type="float" office:value="0.030334936" calcext:value-type="float">
            <text:p>0.030334936</text:p>
          </table:table-cell>
          <table:table-cell office:value-type="float" office:value="8.2413225" calcext:value-type="float">
            <text:p>8.2413225</text:p>
          </table:table-cell>
          <table:table-cell table:formula="of:=[.C823]+[.A824]" office:value-type="float" office:value="27.694621297" calcext:value-type="float">
            <text:p>27.694621297</text:p>
          </table:table-cell>
        </table:table-row>
        <table:table-row table:style-name="ro1">
          <table:table-cell office:value-type="float" office:value="0.030136568" calcext:value-type="float">
            <text:p>0.030136568</text:p>
          </table:table-cell>
          <table:table-cell office:value-type="float" office:value="8.295569" calcext:value-type="float">
            <text:p>8.295569</text:p>
          </table:table-cell>
          <table:table-cell table:formula="of:=[.C824]+[.A825]" office:value-type="float" office:value="27.724757865" calcext:value-type="float">
            <text:p>27.724757865</text:p>
          </table:table-cell>
        </table:table-row>
        <table:table-row table:style-name="ro1">
          <table:table-cell office:value-type="float" office:value="0.030655375" calcext:value-type="float">
            <text:p>0.030655375</text:p>
          </table:table-cell>
          <table:table-cell office:value-type="float" office:value="8.155177" calcext:value-type="float">
            <text:p>8.155177</text:p>
          </table:table-cell>
          <table:table-cell table:formula="of:=[.C825]+[.A826]" office:value-type="float" office:value="27.75541324" calcext:value-type="float">
            <text:p>27.75541324</text:p>
          </table:table-cell>
        </table:table-row>
        <table:table-row table:style-name="ro1">
          <table:table-cell office:value-type="float" office:value="0.030792706" calcext:value-type="float">
            <text:p>0.030792706</text:p>
          </table:table-cell>
          <table:table-cell office:value-type="float" office:value="8.118806" calcext:value-type="float">
            <text:p>8.118806</text:p>
          </table:table-cell>
          <table:table-cell table:formula="of:=[.C826]+[.A827]" office:value-type="float" office:value="27.786205946" calcext:value-type="float">
            <text:p>27.786205946</text:p>
          </table:table-cell>
        </table:table-row>
        <table:table-row table:style-name="ro1">
          <table:table-cell office:value-type="float" office:value="0.030792706" calcext:value-type="float">
            <text:p>0.030792706</text:p>
          </table:table-cell>
          <table:table-cell office:value-type="float" office:value="8.118806" calcext:value-type="float">
            <text:p>8.118806</text:p>
          </table:table-cell>
          <table:table-cell table:formula="of:=[.C827]+[.A828]" office:value-type="float" office:value="27.816998652" calcext:value-type="float">
            <text:p>27.816998652</text:p>
          </table:table-cell>
        </table:table-row>
        <table:table-row table:style-name="ro1">
          <table:table-cell office:value-type="float" office:value="0.03057908" calcext:value-type="float">
            <text:p>0.03057908</text:p>
          </table:table-cell>
          <table:table-cell office:value-type="float" office:value="8.175524" calcext:value-type="float">
            <text:p>8.175524</text:p>
          </table:table-cell>
          <table:table-cell table:formula="of:=[.C828]+[.A829]" office:value-type="float" office:value="27.847577732" calcext:value-type="float">
            <text:p>27.847577732</text:p>
          </table:table-cell>
        </table:table-row>
        <table:table-row table:style-name="ro1">
          <table:table-cell office:value-type="float" office:value="0.03106737" calcext:value-type="float">
            <text:p>0.03106737</text:p>
          </table:table-cell>
          <table:table-cell office:value-type="float" office:value="8.047029" calcext:value-type="float">
            <text:p>8.047029</text:p>
          </table:table-cell>
          <table:table-cell table:formula="of:=[.C829]+[.A830]" office:value-type="float" office:value="27.878645102" calcext:value-type="float">
            <text:p>27.878645102</text:p>
          </table:table-cell>
        </table:table-row>
        <table:table-row table:style-name="ro1">
          <table:table-cell office:value-type="float" office:value="0.031250477" calcext:value-type="float">
            <text:p>0.031250477</text:p>
          </table:table-cell>
          <table:table-cell office:value-type="float" office:value="7.999878" calcext:value-type="float">
            <text:p>7.999878</text:p>
          </table:table-cell>
          <table:table-cell table:formula="of:=[.C830]+[.A831]" office:value-type="float" office:value="27.909895579" calcext:value-type="float">
            <text:p>27.909895579</text:p>
          </table:table-cell>
        </table:table-row>
        <table:table-row table:style-name="ro1">
          <table:table-cell office:value-type="float" office:value="0.031250477" calcext:value-type="float">
            <text:p>0.031250477</text:p>
          </table:table-cell>
          <table:table-cell office:value-type="float" office:value="7.999878" calcext:value-type="float">
            <text:p>7.999878</text:p>
          </table:table-cell>
          <table:table-cell table:formula="of:=[.C831]+[.A832]" office:value-type="float" office:value="27.941146056" calcext:value-type="float">
            <text:p>27.941146056</text:p>
          </table:table-cell>
        </table:table-row>
        <table:table-row table:style-name="ro1">
          <table:table-cell office:value-type="float" office:value="0.031006332" calcext:value-type="float">
            <text:p>0.031006332</text:p>
          </table:table-cell>
          <table:table-cell office:value-type="float" office:value="8.062869" calcext:value-type="float">
            <text:p>8.062869</text:p>
          </table:table-cell>
          <table:table-cell table:formula="of:=[.C832]+[.A833]" office:value-type="float" office:value="27.972152388" calcext:value-type="float">
            <text:p>27.972152388</text:p>
          </table:table-cell>
        </table:table-row>
        <table:table-row table:style-name="ro1">
          <table:table-cell office:value-type="float" office:value="0.031555656" calcext:value-type="float">
            <text:p>0.031555656</text:p>
          </table:table-cell>
          <table:table-cell office:value-type="float" office:value="7.9225097" calcext:value-type="float">
            <text:p>7.9225097</text:p>
          </table:table-cell>
          <table:table-cell table:formula="of:=[.C833]+[.A834]" office:value-type="float" office:value="28.003708044" calcext:value-type="float">
            <text:p>28.003708044</text:p>
          </table:table-cell>
        </table:table-row>
        <table:table-row table:style-name="ro1">
          <table:table-cell office:value-type="float" office:value="0.03169299" calcext:value-type="float">
            <text:p>0.03169299</text:p>
          </table:table-cell>
          <table:table-cell office:value-type="float" office:value="7.88818" calcext:value-type="float">
            <text:p>7.88818</text:p>
          </table:table-cell>
          <table:table-cell table:formula="of:=[.C834]+[.A835]" office:value-type="float" office:value="28.035401034" calcext:value-type="float">
            <text:p>28.035401034</text:p>
          </table:table-cell>
        </table:table-row>
        <table:table-row table:style-name="ro1">
          <table:table-cell office:value-type="float" office:value="0.03167773" calcext:value-type="float">
            <text:p>0.03167773</text:p>
          </table:table-cell>
          <table:table-cell office:value-type="float" office:value="7.8919797" calcext:value-type="float">
            <text:p>7.8919797</text:p>
          </table:table-cell>
          <table:table-cell table:formula="of:=[.C835]+[.A836]" office:value-type="float" office:value="28.067078764" calcext:value-type="float">
            <text:p>28.067078764</text:p>
          </table:table-cell>
        </table:table-row>
        <table:table-row table:style-name="ro1">
          <table:table-cell office:value-type="float" office:value="0.03140307" calcext:value-type="float">
            <text:p>0.03140307</text:p>
          </table:table-cell>
          <table:table-cell office:value-type="float" office:value="7.961005" calcext:value-type="float">
            <text:p>7.961005</text:p>
          </table:table-cell>
          <table:table-cell table:formula="of:=[.C836]+[.A837]" office:value-type="float" office:value="28.098481834" calcext:value-type="float">
            <text:p>28.098481834</text:p>
          </table:table-cell>
        </table:table-row>
        <table:table-row table:style-name="ro1">
          <table:table-cell office:value-type="float" office:value="0.031921875" calcext:value-type="float">
            <text:p>0.031921875</text:p>
          </table:table-cell>
          <table:table-cell office:value-type="float" office:value="7.8316207" calcext:value-type="float">
            <text:p>7.8316207</text:p>
          </table:table-cell>
          <table:table-cell table:formula="of:=[.C837]+[.A838]" office:value-type="float" office:value="28.130403709" calcext:value-type="float">
            <text:p>28.130403709</text:p>
          </table:table-cell>
        </table:table-row>
        <table:table-row table:style-name="ro1">
          <table:table-cell office:value-type="float" office:value="0.032028686" calcext:value-type="float">
            <text:p>0.032028686</text:p>
          </table:table-cell>
          <table:table-cell office:value-type="float" office:value="7.805503" calcext:value-type="float">
            <text:p>7.805503</text:p>
          </table:table-cell>
          <table:table-cell table:formula="of:=[.C838]+[.A839]" office:value-type="float" office:value="28.162432395" calcext:value-type="float">
            <text:p>28.162432395</text:p>
          </table:table-cell>
        </table:table-row>
        <table:table-row table:style-name="ro1">
          <table:table-cell office:value-type="float" office:value="0.03196765" calcext:value-type="float">
            <text:p>0.03196765</text:p>
          </table:table-cell>
          <table:table-cell office:value-type="float" office:value="7.820406" calcext:value-type="float">
            <text:p>7.820406</text:p>
          </table:table-cell>
          <table:table-cell table:formula="of:=[.C839]+[.A840]" office:value-type="float" office:value="28.194400045" calcext:value-type="float">
            <text:p>28.194400045</text:p>
          </table:table-cell>
        </table:table-row>
        <table:table-row table:style-name="ro1">
          <table:table-cell office:value-type="float" office:value="0.031570915" calcext:value-type="float">
            <text:p>0.031570915</text:p>
          </table:table-cell>
          <table:table-cell office:value-type="float" office:value="7.9186807" calcext:value-type="float">
            <text:p>7.9186807</text:p>
          </table:table-cell>
          <table:table-cell table:formula="of:=[.C840]+[.A841]" office:value-type="float" office:value="28.22597096" calcext:value-type="float">
            <text:p>28.22597096</text:p>
          </table:table-cell>
        </table:table-row>
        <table:table-row table:style-name="ro1">
          <table:table-cell office:value-type="float" office:value="0.031937134" calcext:value-type="float">
            <text:p>0.031937134</text:p>
          </table:table-cell>
          <table:table-cell office:value-type="float" office:value="7.827879" calcext:value-type="float">
            <text:p>7.827879</text:p>
          </table:table-cell>
          <table:table-cell table:formula="of:=[.C841]+[.A842]" office:value-type="float" office:value="28.257908094" calcext:value-type="float">
            <text:p>28.257908094</text:p>
          </table:table-cell>
        </table:table-row>
        <table:table-row table:style-name="ro1">
          <table:table-cell office:value-type="float" office:value="0.031891357" calcext:value-type="float">
            <text:p>0.031891357</text:p>
          </table:table-cell>
          <table:table-cell office:value-type="float" office:value="7.8391147" calcext:value-type="float">
            <text:p>7.8391147</text:p>
          </table:table-cell>
          <table:table-cell table:formula="of:=[.C842]+[.A843]" office:value-type="float" office:value="28.289799451" calcext:value-type="float">
            <text:p>28.289799451</text:p>
          </table:table-cell>
        </table:table-row>
        <table:table-row table:style-name="ro1">
          <table:table-cell office:value-type="float" office:value="0.031601433" calcext:value-type="float">
            <text:p>0.031601433</text:p>
          </table:table-cell>
          <table:table-cell office:value-type="float" office:value="7.9110336" calcext:value-type="float">
            <text:p>7.9110336</text:p>
          </table:table-cell>
          <table:table-cell table:formula="of:=[.C843]+[.A844]" office:value-type="float" office:value="28.321400884" calcext:value-type="float">
            <text:p>28.321400884</text:p>
          </table:table-cell>
        </table:table-row>
        <table:table-row table:style-name="ro1">
          <table:table-cell office:value-type="float" office:value="0.030991074" calcext:value-type="float">
            <text:p>0.030991074</text:p>
          </table:table-cell>
          <table:table-cell office:value-type="float" office:value="8.066839" calcext:value-type="float">
            <text:p>8.066839</text:p>
          </table:table-cell>
          <table:table-cell table:formula="of:=[.C844]+[.A845]" office:value-type="float" office:value="28.352391958" calcext:value-type="float">
            <text:p>28.352391958</text:p>
          </table:table-cell>
        </table:table-row>
        <table:table-row table:style-name="ro1">
          <table:table-cell office:value-type="float" office:value="0.031113146" calcext:value-type="float">
            <text:p>0.031113146</text:p>
          </table:table-cell>
          <table:table-cell office:value-type="float" office:value="8.035189" calcext:value-type="float">
            <text:p>8.035189</text:p>
          </table:table-cell>
          <table:table-cell table:formula="of:=[.C845]+[.A846]" office:value-type="float" office:value="28.383505104" calcext:value-type="float">
            <text:p>28.383505104</text:p>
          </table:table-cell>
        </table:table-row>
        <table:table-row table:style-name="ro1">
          <table:table-cell office:value-type="float" office:value="0.030823225" calcext:value-type="float">
            <text:p>0.030823225</text:p>
          </table:table-cell>
          <table:table-cell office:value-type="float" office:value="8.110767" calcext:value-type="float">
            <text:p>8.110767</text:p>
          </table:table-cell>
          <table:table-cell table:formula="of:=[.C846]+[.A847]" office:value-type="float" office:value="28.414328329" calcext:value-type="float">
            <text:p>28.414328329</text:p>
          </table:table-cell>
        </table:table-row>
        <table:table-row table:style-name="ro1">
          <table:table-cell office:value-type="float" office:value="0.030334936" calcext:value-type="float">
            <text:p>0.030334936</text:p>
          </table:table-cell>
          <table:table-cell office:value-type="float" office:value="8.2413225" calcext:value-type="float">
            <text:p>8.2413225</text:p>
          </table:table-cell>
          <table:table-cell table:formula="of:=[.C847]+[.A848]" office:value-type="float" office:value="28.444663265" calcext:value-type="float">
            <text:p>28.444663265</text:p>
          </table:table-cell>
        </table:table-row>
        <table:table-row table:style-name="ro1">
          <table:table-cell office:value-type="float" office:value="0.029587243" calcext:value-type="float">
            <text:p>0.029587243</text:p>
          </table:table-cell>
          <table:table-cell office:value-type="float" office:value="8.449587" calcext:value-type="float">
            <text:p>8.449587</text:p>
          </table:table-cell>
          <table:table-cell table:formula="of:=[.C848]+[.A849]" office:value-type="float" office:value="28.474250508" calcext:value-type="float">
            <text:p>28.474250508</text:p>
          </table:table-cell>
        </table:table-row>
        <table:table-row table:style-name="ro1">
          <table:table-cell office:value-type="float" office:value="0.029724576" calcext:value-type="float">
            <text:p>0.029724576</text:p>
          </table:table-cell>
          <table:table-cell office:value-type="float" office:value="8.410549" calcext:value-type="float">
            <text:p>8.410549</text:p>
          </table:table-cell>
          <table:table-cell table:formula="of:=[.C849]+[.A850]" office:value-type="float" office:value="28.503975084" calcext:value-type="float">
            <text:p>28.503975084</text:p>
          </table:table-cell>
        </table:table-row>
        <table:table-row table:style-name="ro1">
          <table:table-cell office:value-type="float" office:value="0.029922942" calcext:value-type="float">
            <text:p>0.029922942</text:p>
          </table:table-cell>
          <table:table-cell office:value-type="float" office:value="8.354794" calcext:value-type="float">
            <text:p>8.354794</text:p>
          </table:table-cell>
          <table:table-cell table:formula="of:=[.C850]+[.A851]" office:value-type="float" office:value="28.533898026" calcext:value-type="float">
            <text:p>28.533898026</text:p>
          </table:table-cell>
        </table:table-row>
        <table:table-row table:style-name="ro1">
          <table:table-cell office:value-type="float" office:value="0.0299382" calcext:value-type="float">
            <text:p>0.0299382</text:p>
          </table:table-cell>
          <table:table-cell office:value-type="float" office:value="8.350535" calcext:value-type="float">
            <text:p>8.350535</text:p>
          </table:table-cell>
          <table:table-cell table:formula="of:=[.C851]+[.A852]" office:value-type="float" office:value="28.563836226" calcext:value-type="float">
            <text:p>28.563836226</text:p>
          </table:table-cell>
        </table:table-row>
        <table:table-row table:style-name="ro1">
          <table:table-cell office:value-type="float" office:value="0.029709315" calcext:value-type="float">
            <text:p>0.029709315</text:p>
          </table:table-cell>
          <table:table-cell office:value-type="float" office:value="8.414869" calcext:value-type="float">
            <text:p>8.414869</text:p>
          </table:table-cell>
          <table:table-cell table:formula="of:=[.C852]+[.A853]" office:value-type="float" office:value="28.593545541" calcext:value-type="float">
            <text:p>28.593545541</text:p>
          </table:table-cell>
        </table:table-row>
        <table:table-row table:style-name="ro1">
          <table:table-cell office:value-type="float" office:value="0.030228123" calcext:value-type="float">
            <text:p>0.030228123</text:p>
          </table:table-cell>
          <table:table-cell office:value-type="float" office:value="8.270444" calcext:value-type="float">
            <text:p>8.270444</text:p>
          </table:table-cell>
          <table:table-cell table:formula="of:=[.C853]+[.A854]" office:value-type="float" office:value="28.623773664" calcext:value-type="float">
            <text:p>28.623773664</text:p>
          </table:table-cell>
        </table:table-row>
        <table:table-row table:style-name="ro1">
          <table:table-cell office:value-type="float" office:value="0.030395972" calcext:value-type="float">
            <text:p>0.030395972</text:p>
          </table:table-cell>
          <table:table-cell office:value-type="float" office:value="8.224774" calcext:value-type="float">
            <text:p>8.224774</text:p>
          </table:table-cell>
          <table:table-cell table:formula="of:=[.C854]+[.A855]" office:value-type="float" office:value="28.654169636" calcext:value-type="float">
            <text:p>28.654169636</text:p>
          </table:table-cell>
        </table:table-row>
        <table:table-row table:style-name="ro1">
          <table:table-cell office:value-type="float" office:value="0.03041123" calcext:value-type="float">
            <text:p>0.03041123</text:p>
          </table:table-cell>
          <table:table-cell office:value-type="float" office:value="8.220647" calcext:value-type="float">
            <text:p>8.220647</text:p>
          </table:table-cell>
          <table:table-cell table:formula="of:=[.C855]+[.A856]" office:value-type="float" office:value="28.684580866" calcext:value-type="float">
            <text:p>28.684580866</text:p>
          </table:table-cell>
        </table:table-row>
        <table:table-row table:style-name="ro1">
          <table:table-cell office:value-type="float" office:value="0.030167086" calcext:value-type="float">
            <text:p>0.030167086</text:p>
          </table:table-cell>
          <table:table-cell office:value-type="float" office:value="8.287178" calcext:value-type="float">
            <text:p>8.287178</text:p>
          </table:table-cell>
          <table:table-cell table:formula="of:=[.C856]+[.A857]" office:value-type="float" office:value="28.714747952" calcext:value-type="float">
            <text:p>28.714747952</text:p>
          </table:table-cell>
        </table:table-row>
        <table:table-row table:style-name="ro1">
          <table:table-cell office:value-type="float" office:value="0.030701153" calcext:value-type="float">
            <text:p>0.030701153</text:p>
          </table:table-cell>
          <table:table-cell office:value-type="float" office:value="8.143017" calcext:value-type="float">
            <text:p>8.143017</text:p>
          </table:table-cell>
          <table:table-cell table:formula="of:=[.C857]+[.A858]" office:value-type="float" office:value="28.745449105" calcext:value-type="float">
            <text:p>28.745449105</text:p>
          </table:table-cell>
        </table:table-row>
        <table:table-row table:style-name="ro1">
          <table:table-cell office:value-type="float" office:value="0.030807965" calcext:value-type="float">
            <text:p>0.030807965</text:p>
          </table:table-cell>
          <table:table-cell office:value-type="float" office:value="8.114785" calcext:value-type="float">
            <text:p>8.114785</text:p>
          </table:table-cell>
          <table:table-cell table:formula="of:=[.C858]+[.A859]" office:value-type="float" office:value="28.77625707" calcext:value-type="float">
            <text:p>28.77625707</text:p>
          </table:table-cell>
        </table:table-row>
        <table:table-row table:style-name="ro1">
          <table:table-cell office:value-type="float" office:value="0.030838484" calcext:value-type="float">
            <text:p>0.030838484</text:p>
          </table:table-cell>
          <table:table-cell office:value-type="float" office:value="8.106753" calcext:value-type="float">
            <text:p>8.106753</text:p>
          </table:table-cell>
          <table:table-cell table:formula="of:=[.C859]+[.A860]" office:value-type="float" office:value="28.807095554" calcext:value-type="float">
            <text:p>28.807095554</text:p>
          </table:table-cell>
        </table:table-row>
        <table:table-row table:style-name="ro1">
          <table:table-cell office:value-type="float" office:value="0.03059434" calcext:value-type="float">
            <text:p>0.03059434</text:p>
          </table:table-cell>
          <table:table-cell office:value-type="float" office:value="8.171447" calcext:value-type="float">
            <text:p>8.171447</text:p>
          </table:table-cell>
          <table:table-cell table:formula="of:=[.C860]+[.A861]" office:value-type="float" office:value="28.837689894" calcext:value-type="float">
            <text:p>28.837689894</text:p>
          </table:table-cell>
        </table:table-row>
        <table:table-row table:style-name="ro1">
          <table:table-cell office:value-type="float" office:value="0.031128405" calcext:value-type="float">
            <text:p>0.031128405</text:p>
          </table:table-cell>
          <table:table-cell office:value-type="float" office:value="8.03125" calcext:value-type="float">
            <text:p>8.03125</text:p>
          </table:table-cell>
          <table:table-cell table:formula="of:=[.C861]+[.A862]" office:value-type="float" office:value="28.868818299" calcext:value-type="float">
            <text:p>28.868818299</text:p>
          </table:table-cell>
        </table:table-row>
        <table:table-row table:style-name="ro1">
          <table:table-cell office:value-type="float" office:value="0.031280994" calcext:value-type="float">
            <text:p>0.031280994</text:p>
          </table:table-cell>
          <table:table-cell office:value-type="float" office:value="7.992073" calcext:value-type="float">
            <text:p>7.992073</text:p>
          </table:table-cell>
          <table:table-cell table:formula="of:=[.C862]+[.A863]" office:value-type="float" office:value="28.900099293" calcext:value-type="float">
            <text:p>28.900099293</text:p>
          </table:table-cell>
        </table:table-row>
        <table:table-row table:style-name="ro1">
          <table:table-cell office:value-type="float" office:value="0.031280994" calcext:value-type="float">
            <text:p>0.031280994</text:p>
          </table:table-cell>
          <table:table-cell office:value-type="float" office:value="7.992073" calcext:value-type="float">
            <text:p>7.992073</text:p>
          </table:table-cell>
          <table:table-cell table:formula="of:=[.C863]+[.A864]" office:value-type="float" office:value="28.931380287" calcext:value-type="float">
            <text:p>28.931380287</text:p>
          </table:table-cell>
        </table:table-row>
        <table:table-row table:style-name="ro1">
          <table:table-cell office:value-type="float" office:value="0.03103685" calcext:value-type="float">
            <text:p>0.03103685</text:p>
          </table:table-cell>
          <table:table-cell office:value-type="float" office:value="8.054941" calcext:value-type="float">
            <text:p>8.054941</text:p>
          </table:table-cell>
          <table:table-cell table:formula="of:=[.C864]+[.A865]" office:value-type="float" office:value="28.962417137" calcext:value-type="float">
            <text:p>28.962417137</text:p>
          </table:table-cell>
        </table:table-row>
        <table:table-row table:style-name="ro1">
          <table:table-cell office:value-type="float" office:value="0.031570915" calcext:value-type="float">
            <text:p>0.031570915</text:p>
          </table:table-cell>
          <table:table-cell office:value-type="float" office:value="7.9186807" calcext:value-type="float">
            <text:p>7.9186807</text:p>
          </table:table-cell>
          <table:table-cell table:formula="of:=[.C865]+[.A866]" office:value-type="float" office:value="28.993988052" calcext:value-type="float">
            <text:p>28.993988052</text:p>
          </table:table-cell>
        </table:table-row>
        <table:table-row table:style-name="ro1">
          <table:table-cell office:value-type="float" office:value="0.031723507" calcext:value-type="float">
            <text:p>0.031723507</text:p>
          </table:table-cell>
          <table:table-cell office:value-type="float" office:value="7.8805914" calcext:value-type="float">
            <text:p>7.8805914</text:p>
          </table:table-cell>
          <table:table-cell table:formula="of:=[.C866]+[.A867]" office:value-type="float" office:value="29.025711559" calcext:value-type="float">
            <text:p>29.025711559</text:p>
          </table:table-cell>
        </table:table-row>
        <table:table-row table:style-name="ro1">
          <table:table-cell office:value-type="float" office:value="0.03169299" calcext:value-type="float">
            <text:p>0.03169299</text:p>
          </table:table-cell>
          <table:table-cell office:value-type="float" office:value="7.88818" calcext:value-type="float">
            <text:p>7.88818</text:p>
          </table:table-cell>
          <table:table-cell table:formula="of:=[.C867]+[.A868]" office:value-type="float" office:value="29.057404549" calcext:value-type="float">
            <text:p>29.057404549</text:p>
          </table:table-cell>
        </table:table-row>
        <table:table-row table:style-name="ro1">
          <table:table-cell office:value-type="float" office:value="0.031433586" calcext:value-type="float">
            <text:p>0.031433586</text:p>
          </table:table-cell>
          <table:table-cell office:value-type="float" office:value="7.953276" calcext:value-type="float">
            <text:p>7.953276</text:p>
          </table:table-cell>
          <table:table-cell table:formula="of:=[.C868]+[.A869]" office:value-type="float" office:value="29.088838135" calcext:value-type="float">
            <text:p>29.088838135</text:p>
          </table:table-cell>
        </table:table-row>
        <table:table-row table:style-name="ro1">
          <table:table-cell office:value-type="float" office:value="0.031952392" calcext:value-type="float">
            <text:p>0.031952392</text:p>
          </table:table-cell>
          <table:table-cell office:value-type="float" office:value="7.8241405" calcext:value-type="float">
            <text:p>7.8241405</text:p>
          </table:table-cell>
          <table:table-cell table:formula="of:=[.C869]+[.A870]" office:value-type="float" office:value="29.120790527" calcext:value-type="float">
            <text:p>29.120790527</text:p>
          </table:table-cell>
        </table:table-row>
        <table:table-row table:style-name="ro1">
          <table:table-cell office:value-type="float" office:value="0.032059204" calcext:value-type="float">
            <text:p>0.032059204</text:p>
          </table:table-cell>
          <table:table-cell office:value-type="float" office:value="7.798073" calcext:value-type="float">
            <text:p>7.798073</text:p>
          </table:table-cell>
          <table:table-cell table:formula="of:=[.C870]+[.A871]" office:value-type="float" office:value="29.152849731" calcext:value-type="float">
            <text:p>29.152849731</text:p>
          </table:table-cell>
        </table:table-row>
        <table:table-row table:style-name="ro1">
          <table:table-cell office:value-type="float" office:value="0.03198291" calcext:value-type="float">
            <text:p>0.03198291</text:p>
          </table:table-cell>
          <table:table-cell office:value-type="float" office:value="7.8166747" calcext:value-type="float">
            <text:p>7.8166747</text:p>
          </table:table-cell>
          <table:table-cell table:formula="of:=[.C871]+[.A872]" office:value-type="float" office:value="29.184832641" calcext:value-type="float">
            <text:p>29.184832641</text:p>
          </table:table-cell>
        </table:table-row>
        <table:table-row table:style-name="ro1">
          <table:table-cell office:value-type="float" office:value="0.031601433" calcext:value-type="float">
            <text:p>0.031601433</text:p>
          </table:table-cell>
          <table:table-cell office:value-type="float" office:value="7.9110336" calcext:value-type="float">
            <text:p>7.9110336</text:p>
          </table:table-cell>
          <table:table-cell table:formula="of:=[.C872]+[.A873]" office:value-type="float" office:value="29.216434074" calcext:value-type="float">
            <text:p>29.216434074</text:p>
          </table:table-cell>
        </table:table-row>
        <table:table-row table:style-name="ro1">
          <table:table-cell office:value-type="float" office:value="0.031937134" calcext:value-type="float">
            <text:p>0.031937134</text:p>
          </table:table-cell>
          <table:table-cell office:value-type="float" office:value="7.827879" calcext:value-type="float">
            <text:p>7.827879</text:p>
          </table:table-cell>
          <table:table-cell table:formula="of:=[.C873]+[.A874]" office:value-type="float" office:value="29.248371208" calcext:value-type="float">
            <text:p>29.248371208</text:p>
          </table:table-cell>
        </table:table-row>
        <table:table-row table:style-name="ro1">
          <table:table-cell office:value-type="float" office:value="0.031845577" calcext:value-type="float">
            <text:p>0.031845577</text:p>
          </table:table-cell>
          <table:table-cell office:value-type="float" office:value="7.8503838" calcext:value-type="float">
            <text:p>7.8503838</text:p>
          </table:table-cell>
          <table:table-cell table:formula="of:=[.C874]+[.A875]" office:value-type="float" office:value="29.280216785" calcext:value-type="float">
            <text:p>29.280216785</text:p>
          </table:table-cell>
        </table:table-row>
        <table:table-row table:style-name="ro1">
          <table:table-cell office:value-type="float" office:value="0.031586174" calcext:value-type="float">
            <text:p>0.031586174</text:p>
          </table:table-cell>
          <table:table-cell office:value-type="float" office:value="7.914855" calcext:value-type="float">
            <text:p>7.914855</text:p>
          </table:table-cell>
          <table:table-cell table:formula="of:=[.C875]+[.A876]" office:value-type="float" office:value="29.311802959" calcext:value-type="float">
            <text:p>29.311802959</text:p>
          </table:table-cell>
        </table:table-row>
        <table:table-row table:style-name="ro1">
          <table:table-cell office:value-type="float" office:value="0.030975815" calcext:value-type="float">
            <text:p>0.030975815</text:p>
          </table:table-cell>
          <table:table-cell office:value-type="float" office:value="8.070813" calcext:value-type="float">
            <text:p>8.070813</text:p>
          </table:table-cell>
          <table:table-cell table:formula="of:=[.C876]+[.A877]" office:value-type="float" office:value="29.342778774" calcext:value-type="float">
            <text:p>29.342778774</text:p>
          </table:table-cell>
        </table:table-row>
        <table:table-row table:style-name="ro1">
          <table:table-cell office:value-type="float" office:value="0.031097887" calcext:value-type="float">
            <text:p>0.031097887</text:p>
          </table:table-cell>
          <table:table-cell office:value-type="float" office:value="8.039131" calcext:value-type="float">
            <text:p>8.039131</text:p>
          </table:table-cell>
          <table:table-cell table:formula="of:=[.C877]+[.A878]" office:value-type="float" office:value="29.373876661" calcext:value-type="float">
            <text:p>29.373876661</text:p>
          </table:table-cell>
        </table:table-row>
        <table:table-row table:style-name="ro1">
          <table:table-cell office:value-type="float" office:value="0.030823225" calcext:value-type="float">
            <text:p>0.030823225</text:p>
          </table:table-cell>
          <table:table-cell office:value-type="float" office:value="8.110767" calcext:value-type="float">
            <text:p>8.110767</text:p>
          </table:table-cell>
          <table:table-cell table:formula="of:=[.C878]+[.A879]" office:value-type="float" office:value="29.404699886" calcext:value-type="float">
            <text:p>29.404699886</text:p>
          </table:table-cell>
        </table:table-row>
        <table:table-row table:style-name="ro1">
          <table:table-cell office:value-type="float" office:value="0.030289158" calcext:value-type="float">
            <text:p>0.030289158</text:p>
          </table:table-cell>
          <table:table-cell office:value-type="float" office:value="8.253778" calcext:value-type="float">
            <text:p>8.253778</text:p>
          </table:table-cell>
          <table:table-cell table:formula="of:=[.C879]+[.A880]" office:value-type="float" office:value="29.434989044" calcext:value-type="float">
            <text:p>29.434989044</text:p>
          </table:table-cell>
        </table:table-row>
        <table:table-row table:style-name="ro1">
          <table:table-cell office:value-type="float" office:value="0.029556725" calcext:value-type="float">
            <text:p>0.029556725</text:p>
          </table:table-cell>
          <table:table-cell office:value-type="float" office:value="8.458311" calcext:value-type="float">
            <text:p>8.458311</text:p>
          </table:table-cell>
          <table:table-cell table:formula="of:=[.C880]+[.A881]" office:value-type="float" office:value="29.464545769" calcext:value-type="float">
            <text:p>29.464545769</text:p>
          </table:table-cell>
        </table:table-row>
        <table:table-row table:style-name="ro1">
          <table:table-cell office:value-type="float" office:value="0.029694056" calcext:value-type="float">
            <text:p>0.029694056</text:p>
          </table:table-cell>
          <table:table-cell office:value-type="float" office:value="8.419193" calcext:value-type="float">
            <text:p>8.419193</text:p>
          </table:table-cell>
          <table:table-cell table:formula="of:=[.C881]+[.A882]" office:value-type="float" office:value="29.494239825" calcext:value-type="float">
            <text:p>29.494239825</text:p>
          </table:table-cell>
        </table:table-row>
        <table:table-row table:style-name="ro1">
          <table:table-cell office:value-type="float" office:value="0.029861907" calcext:value-type="float">
            <text:p>0.029861907</text:p>
          </table:table-cell>
          <table:table-cell office:value-type="float" office:value="8.37187" calcext:value-type="float">
            <text:p>8.37187</text:p>
          </table:table-cell>
          <table:table-cell table:formula="of:=[.C882]+[.A883]" office:value-type="float" office:value="29.524101732" calcext:value-type="float">
            <text:p>29.524101732</text:p>
          </table:table-cell>
        </table:table-row>
        <table:table-row table:style-name="ro1">
          <table:table-cell office:value-type="float" office:value="0.029877165" calcext:value-type="float">
            <text:p>0.029877165</text:p>
          </table:table-cell>
          <table:table-cell office:value-type="float" office:value="8.367594" calcext:value-type="float">
            <text:p>8.367594</text:p>
          </table:table-cell>
          <table:table-cell table:formula="of:=[.C883]+[.A884]" office:value-type="float" office:value="29.553978897" calcext:value-type="float">
            <text:p>29.553978897</text:p>
          </table:table-cell>
        </table:table-row>
        <table:table-row table:style-name="ro1">
          <table:table-cell office:value-type="float" office:value="0.029663539" calcext:value-type="float">
            <text:p>0.029663539</text:p>
          </table:table-cell>
          <table:table-cell office:value-type="float" office:value="8.4278555" calcext:value-type="float">
            <text:p>8.4278555</text:p>
          </table:table-cell>
          <table:table-cell table:formula="of:=[.C884]+[.A885]" office:value-type="float" office:value="29.583642436" calcext:value-type="float">
            <text:p>29.583642436</text:p>
          </table:table-cell>
        </table:table-row>
        <table:table-row table:style-name="ro1">
          <table:table-cell office:value-type="float" office:value="0.030167086" calcext:value-type="float">
            <text:p>0.030167086</text:p>
          </table:table-cell>
          <table:table-cell office:value-type="float" office:value="8.287178" calcext:value-type="float">
            <text:p>8.287178</text:p>
          </table:table-cell>
          <table:table-cell table:formula="of:=[.C885]+[.A886]" office:value-type="float" office:value="29.613809522" calcext:value-type="float">
            <text:p>29.613809522</text:p>
          </table:table-cell>
        </table:table-row>
        <table:table-row table:style-name="ro1">
          <table:table-cell office:value-type="float" office:value="0.030304417" calcext:value-type="float">
            <text:p>0.030304417</text:p>
          </table:table-cell>
          <table:table-cell office:value-type="float" office:value="8.249622" calcext:value-type="float">
            <text:p>8.249622</text:p>
          </table:table-cell>
          <table:table-cell table:formula="of:=[.C886]+[.A887]" office:value-type="float" office:value="29.644113939" calcext:value-type="float">
            <text:p>29.644113939</text:p>
          </table:table-cell>
        </table:table-row>
        <table:table-row table:style-name="ro1">
          <table:table-cell office:value-type="float" office:value="0.030304417" calcext:value-type="float">
            <text:p>0.030304417</text:p>
          </table:table-cell>
          <table:table-cell office:value-type="float" office:value="8.249622" calcext:value-type="float">
            <text:p>8.249622</text:p>
          </table:table-cell>
          <table:table-cell table:formula="of:=[.C887]+[.A888]" office:value-type="float" office:value="29.674418356" calcext:value-type="float">
            <text:p>29.674418356</text:p>
          </table:table-cell>
        </table:table-row>
        <table:table-row table:style-name="ro1">
          <table:table-cell office:value-type="float" office:value="0.03012131" calcext:value-type="float">
            <text:p>0.03012131</text:p>
          </table:table-cell>
          <table:table-cell office:value-type="float" office:value="8.299772" calcext:value-type="float">
            <text:p>8.299772</text:p>
          </table:table-cell>
          <table:table-cell table:formula="of:=[.C888]+[.A889]" office:value-type="float" office:value="29.704539666" calcext:value-type="float">
            <text:p>29.704539666</text:p>
          </table:table-cell>
        </table:table-row>
        <table:table-row table:style-name="ro1">
          <table:table-cell office:value-type="float" office:value="0.030624857" calcext:value-type="float">
            <text:p>0.030624857</text:p>
          </table:table-cell>
          <table:table-cell office:value-type="float" office:value="8.163303" calcext:value-type="float">
            <text:p>8.163303</text:p>
          </table:table-cell>
          <table:table-cell table:formula="of:=[.C889]+[.A890]" office:value-type="float" office:value="29.735164523" calcext:value-type="float">
            <text:p>29.735164523</text:p>
          </table:table-cell>
        </table:table-row>
        <table:table-row table:style-name="ro1">
          <table:table-cell office:value-type="float" office:value="0.030792706" calcext:value-type="float">
            <text:p>0.030792706</text:p>
          </table:table-cell>
          <table:table-cell office:value-type="float" office:value="8.118806" calcext:value-type="float">
            <text:p>8.118806</text:p>
          </table:table-cell>
          <table:table-cell table:formula="of:=[.C890]+[.A891]" office:value-type="float" office:value="29.765957229" calcext:value-type="float">
            <text:p>29.765957229</text:p>
          </table:table-cell>
        </table:table-row>
        <table:table-row table:style-name="ro1">
          <table:table-cell office:value-type="float" office:value="0.030792706" calcext:value-type="float">
            <text:p>0.030792706</text:p>
          </table:table-cell>
          <table:table-cell office:value-type="float" office:value="8.118806" calcext:value-type="float">
            <text:p>8.118806</text:p>
          </table:table-cell>
          <table:table-cell table:formula="of:=[.C891]+[.A892]" office:value-type="float" office:value="29.796749935" calcext:value-type="float">
            <text:p>29.796749935</text:p>
          </table:table-cell>
        </table:table-row>
        <table:table-row table:style-name="ro1">
          <table:table-cell office:value-type="float" office:value="0.030502785" calcext:value-type="float">
            <text:p>0.030502785</text:p>
          </table:table-cell>
          <table:table-cell office:value-type="float" office:value="8.195972" calcext:value-type="float">
            <text:p>8.195972</text:p>
          </table:table-cell>
          <table:table-cell table:formula="of:=[.C892]+[.A893]" office:value-type="float" office:value="29.82725272" calcext:value-type="float">
            <text:p>29.82725272</text:p>
          </table:table-cell>
        </table:table-row>
        <table:table-row table:style-name="ro1">
          <table:table-cell office:value-type="float" office:value="0.03106737" calcext:value-type="float">
            <text:p>0.03106737</text:p>
          </table:table-cell>
          <table:table-cell office:value-type="float" office:value="8.047029" calcext:value-type="float">
            <text:p>8.047029</text:p>
          </table:table-cell>
          <table:table-cell table:formula="of:=[.C893]+[.A894]" office:value-type="float" office:value="29.85832009" calcext:value-type="float">
            <text:p>29.85832009</text:p>
          </table:table-cell>
        </table:table-row>
        <table:table-row table:style-name="ro1">
          <table:table-cell office:value-type="float" office:value="0.031189442" calcext:value-type="float">
            <text:p>0.031189442</text:p>
          </table:table-cell>
          <table:table-cell office:value-type="float" office:value="8.015533" calcext:value-type="float">
            <text:p>8.015533</text:p>
          </table:table-cell>
          <table:table-cell table:formula="of:=[.C894]+[.A895]" office:value-type="float" office:value="29.889509532" calcext:value-type="float">
            <text:p>29.889509532</text:p>
          </table:table-cell>
        </table:table-row>
        <table:table-row table:style-name="ro1">
          <table:table-cell office:value-type="float" office:value="0.03121996" calcext:value-type="float">
            <text:p>0.03121996</text:p>
          </table:table-cell>
          <table:table-cell office:value-type="float" office:value="8.007698" calcext:value-type="float">
            <text:p>8.007698</text:p>
          </table:table-cell>
          <table:table-cell table:formula="of:=[.C895]+[.A896]" office:value-type="float" office:value="29.920729492" calcext:value-type="float">
            <text:p>29.920729492</text:p>
          </table:table-cell>
        </table:table-row>
        <table:table-row table:style-name="ro1">
          <table:table-cell office:value-type="float" office:value="0.030975815" calcext:value-type="float">
            <text:p>0.030975815</text:p>
          </table:table-cell>
          <table:table-cell office:value-type="float" office:value="8.070813" calcext:value-type="float">
            <text:p>8.070813</text:p>
          </table:table-cell>
          <table:table-cell table:formula="of:=[.C896]+[.A897]" office:value-type="float" office:value="29.951705307" calcext:value-type="float">
            <text:p>29.951705307</text:p>
          </table:table-cell>
        </table:table-row>
        <table:table-row table:style-name="ro1">
          <table:table-cell office:value-type="float" office:value="0.03150988" calcext:value-type="float">
            <text:p>0.03150988</text:p>
          </table:table-cell>
          <table:table-cell office:value-type="float" office:value="7.934019" calcext:value-type="float">
            <text:p>7.934019</text:p>
          </table:table-cell>
          <table:table-cell table:formula="of:=[.C897]+[.A898]" office:value-type="float" office:value="29.983215187" calcext:value-type="float">
            <text:p>29.983215187</text:p>
          </table:table-cell>
        </table:table-row>
        <table:table-row table:style-name="ro1">
          <table:table-cell office:value-type="float" office:value="0.03166247" calcext:value-type="float">
            <text:p>0.03166247</text:p>
          </table:table-cell>
          <table:table-cell office:value-type="float" office:value="7.895783" calcext:value-type="float">
            <text:p>7.895783</text:p>
          </table:table-cell>
          <table:table-cell table:formula="of:=[.C898]+[.A899]" office:value-type="float" office:value="30.014877657" calcext:value-type="float">
            <text:p>30.014877657</text:p>
          </table:table-cell>
        </table:table-row>
        <table:table-row table:style-name="ro1">
          <table:table-cell office:value-type="float" office:value="0.03167773" calcext:value-type="float">
            <text:p>0.03167773</text:p>
          </table:table-cell>
          <table:table-cell office:value-type="float" office:value="7.8919797" calcext:value-type="float">
            <text:p>7.8919797</text:p>
          </table:table-cell>
          <table:table-cell table:formula="of:=[.C899]+[.A900]" office:value-type="float" office:value="30.046555387" calcext:value-type="float">
            <text:p>30.046555387</text:p>
          </table:table-cell>
        </table:table-row>
        <table:table-row table:style-name="ro1">
          <table:table-cell office:value-type="float" office:value="0.03137255" calcext:value-type="float">
            <text:p>0.03137255</text:p>
          </table:table-cell>
          <table:table-cell office:value-type="float" office:value="7.968749" calcext:value-type="float">
            <text:p>7.968749</text:p>
          </table:table-cell>
          <table:table-cell table:formula="of:=[.C900]+[.A901]" office:value-type="float" office:value="30.077927937" calcext:value-type="float">
            <text:p>30.077927937</text:p>
          </table:table-cell>
        </table:table-row>
        <table:table-row table:style-name="ro1">
          <table:table-cell office:value-type="float" office:value="0.031891357" calcext:value-type="float">
            <text:p>0.031891357</text:p>
          </table:table-cell>
          <table:table-cell office:value-type="float" office:value="7.8391147" calcext:value-type="float">
            <text:p>7.8391147</text:p>
          </table:table-cell>
          <table:table-cell table:formula="of:=[.C901]+[.A902]" office:value-type="float" office:value="30.109819294" calcext:value-type="float">
            <text:p>30.109819294</text:p>
          </table:table-cell>
        </table:table-row>
        <table:table-row table:style-name="ro1">
          <table:table-cell office:value-type="float" office:value="0.03199817" calcext:value-type="float">
            <text:p>0.03199817</text:p>
          </table:table-cell>
          <table:table-cell office:value-type="float" office:value="7.8129473" calcext:value-type="float">
            <text:p>7.8129473</text:p>
          </table:table-cell>
          <table:table-cell table:formula="of:=[.C902]+[.A903]" office:value-type="float" office:value="30.141817464" calcext:value-type="float">
            <text:p>30.141817464</text:p>
          </table:table-cell>
        </table:table-row>
        <table:table-row table:style-name="ro1">
          <table:table-cell office:value-type="float" office:value="0.031921875" calcext:value-type="float">
            <text:p>0.031921875</text:p>
          </table:table-cell>
          <table:table-cell office:value-type="float" office:value="7.8316207" calcext:value-type="float">
            <text:p>7.8316207</text:p>
          </table:table-cell>
          <table:table-cell table:formula="of:=[.C903]+[.A904]" office:value-type="float" office:value="30.173739339" calcext:value-type="float">
            <text:p>30.173739339</text:p>
          </table:table-cell>
        </table:table-row>
        <table:table-row table:style-name="ro1">
          <table:table-cell office:value-type="float" office:value="0.031540398" calcext:value-type="float">
            <text:p>0.031540398</text:p>
          </table:table-cell>
          <table:table-cell office:value-type="float" office:value="7.9263425" calcext:value-type="float">
            <text:p>7.9263425</text:p>
          </table:table-cell>
          <table:table-cell table:formula="of:=[.C904]+[.A905]" office:value-type="float" office:value="30.205279737" calcext:value-type="float">
            <text:p>30.205279737</text:p>
          </table:table-cell>
        </table:table-row>
        <table:table-row table:style-name="ro1">
          <table:table-cell office:value-type="float" office:value="0.031891357" calcext:value-type="float">
            <text:p>0.031891357</text:p>
          </table:table-cell>
          <table:table-cell office:value-type="float" office:value="7.8391147" calcext:value-type="float">
            <text:p>7.8391147</text:p>
          </table:table-cell>
          <table:table-cell table:formula="of:=[.C905]+[.A906]" office:value-type="float" office:value="30.237171094" calcext:value-type="float">
            <text:p>30.237171094</text:p>
          </table:table-cell>
        </table:table-row>
        <table:table-row table:style-name="ro1">
          <table:table-cell office:value-type="float" office:value="0.031845577" calcext:value-type="float">
            <text:p>0.031845577</text:p>
          </table:table-cell>
          <table:table-cell office:value-type="float" office:value="7.8503838" calcext:value-type="float">
            <text:p>7.8503838</text:p>
          </table:table-cell>
          <table:table-cell table:formula="of:=[.C906]+[.A907]" office:value-type="float" office:value="30.269016671" calcext:value-type="float">
            <text:p>30.269016671</text:p>
          </table:table-cell>
        </table:table-row>
        <table:table-row table:style-name="ro1">
          <table:table-cell office:value-type="float" office:value="0.031555656" calcext:value-type="float">
            <text:p>0.031555656</text:p>
          </table:table-cell>
          <table:table-cell office:value-type="float" office:value="7.9225097" calcext:value-type="float">
            <text:p>7.9225097</text:p>
          </table:table-cell>
          <table:table-cell table:formula="of:=[.C907]+[.A908]" office:value-type="float" office:value="30.3005723269999" calcext:value-type="float">
            <text:p>30.3005723269999</text:p>
          </table:table-cell>
        </table:table-row>
        <table:table-row table:style-name="ro1">
          <table:table-cell office:value-type="float" office:value="0.030960556" calcext:value-type="float">
            <text:p>0.030960556</text:p>
          </table:table-cell>
          <table:table-cell office:value-type="float" office:value="8.074791" calcext:value-type="float">
            <text:p>8.074791</text:p>
          </table:table-cell>
          <table:table-cell table:formula="of:=[.C908]+[.A909]" office:value-type="float" office:value="30.3315328829999" calcext:value-type="float">
            <text:p>30.3315328829999</text:p>
          </table:table-cell>
        </table:table-row>
        <table:table-row table:style-name="ro1">
          <table:table-cell office:value-type="float" office:value="0.031082628" calcext:value-type="float">
            <text:p>0.031082628</text:p>
          </table:table-cell>
          <table:table-cell office:value-type="float" office:value="8.043078" calcext:value-type="float">
            <text:p>8.043078</text:p>
          </table:table-cell>
          <table:table-cell table:formula="of:=[.C909]+[.A910]" office:value-type="float" office:value="30.3626155109999" calcext:value-type="float">
            <text:p>30.3626155109999</text:p>
          </table:table-cell>
        </table:table-row>
        <table:table-row table:style-name="ro1">
          <table:table-cell office:value-type="float" office:value="0.030792706" calcext:value-type="float">
            <text:p>0.030792706</text:p>
          </table:table-cell>
          <table:table-cell office:value-type="float" office:value="8.118806" calcext:value-type="float">
            <text:p>8.118806</text:p>
          </table:table-cell>
          <table:table-cell table:formula="of:=[.C910]+[.A911]" office:value-type="float" office:value="30.393408217" calcext:value-type="float">
            <text:p>30.393408217</text:p>
          </table:table-cell>
        </table:table-row>
        <table:table-row table:style-name="ro1">
          <table:table-cell office:value-type="float" office:value="0.030334936" calcext:value-type="float">
            <text:p>0.030334936</text:p>
          </table:table-cell>
          <table:table-cell office:value-type="float" office:value="8.2413225" calcext:value-type="float">
            <text:p>8.2413225</text:p>
          </table:table-cell>
          <table:table-cell table:formula="of:=[.C911]+[.A912]" office:value-type="float" office:value="30.423743153" calcext:value-type="float">
            <text:p>30.423743153</text:p>
          </table:table-cell>
        </table:table-row>
        <table:table-row table:style-name="ro1">
          <table:table-cell office:value-type="float" office:value="0.029541466" calcext:value-type="float">
            <text:p>0.029541466</text:p>
          </table:table-cell>
          <table:table-cell office:value-type="float" office:value="8.462681" calcext:value-type="float">
            <text:p>8.462681</text:p>
          </table:table-cell>
          <table:table-cell table:formula="of:=[.C912]+[.A913]" office:value-type="float" office:value="30.453284619" calcext:value-type="float">
            <text:p>30.453284619</text:p>
          </table:table-cell>
        </table:table-row>
        <table:table-row table:style-name="ro1">
          <table:table-cell office:value-type="float" office:value="0.029739834" calcext:value-type="float">
            <text:p>0.029739834</text:p>
          </table:table-cell>
          <table:table-cell office:value-type="float" office:value="8.406234" calcext:value-type="float">
            <text:p>8.406234</text:p>
          </table:table-cell>
          <table:table-cell table:formula="of:=[.C913]+[.A914]" office:value-type="float" office:value="30.483024453" calcext:value-type="float">
            <text:p>30.483024453</text:p>
          </table:table-cell>
        </table:table-row>
        <table:table-row table:style-name="ro1">
          <table:table-cell office:value-type="float" office:value="0.029892424" calcext:value-type="float">
            <text:p>0.029892424</text:p>
          </table:table-cell>
          <table:table-cell office:value-type="float" office:value="8.363323" calcext:value-type="float">
            <text:p>8.363323</text:p>
          </table:table-cell>
          <table:table-cell table:formula="of:=[.C914]+[.A915]" office:value-type="float" office:value="30.512916877" calcext:value-type="float">
            <text:p>30.512916877</text:p>
          </table:table-cell>
        </table:table-row>
        <table:table-row table:style-name="ro1">
          <table:table-cell office:value-type="float" office:value="0.029907683" calcext:value-type="float">
            <text:p>0.029907683</text:p>
          </table:table-cell>
          <table:table-cell office:value-type="float" office:value="8.3590555" calcext:value-type="float">
            <text:p>8.3590555</text:p>
          </table:table-cell>
          <table:table-cell table:formula="of:=[.C915]+[.A916]" office:value-type="float" office:value="30.54282456" calcext:value-type="float">
            <text:p>30.54282456</text:p>
          </table:table-cell>
        </table:table-row>
        <table:table-row table:style-name="ro1">
          <table:table-cell office:value-type="float" office:value="0.029678797" calcext:value-type="float">
            <text:p>0.029678797</text:p>
          </table:table-cell>
          <table:table-cell office:value-type="float" office:value="8.423522" calcext:value-type="float">
            <text:p>8.423522</text:p>
          </table:table-cell>
          <table:table-cell table:formula="of:=[.C916]+[.A917]" office:value-type="float" office:value="30.572503357" calcext:value-type="float">
            <text:p>30.572503357</text:p>
          </table:table-cell>
        </table:table-row>
        <table:table-row table:style-name="ro1">
          <table:table-cell office:value-type="float" office:value="0.030151827" calcext:value-type="float">
            <text:p>0.030151827</text:p>
          </table:table-cell>
          <table:table-cell office:value-type="float" office:value="8.291371" calcext:value-type="float">
            <text:p>8.291371</text:p>
          </table:table-cell>
          <table:table-cell table:formula="of:=[.C917]+[.A918]" office:value-type="float" office:value="30.602655184" calcext:value-type="float">
            <text:p>30.602655184</text:p>
          </table:table-cell>
        </table:table-row>
        <table:table-row table:style-name="ro1">
          <table:table-cell office:value-type="float" office:value="0.030334936" calcext:value-type="float">
            <text:p>0.030334936</text:p>
          </table:table-cell>
          <table:table-cell office:value-type="float" office:value="8.2413225" calcext:value-type="float">
            <text:p>8.2413225</text:p>
          </table:table-cell>
          <table:table-cell table:formula="of:=[.C918]+[.A919]" office:value-type="float" office:value="30.63299012" calcext:value-type="float">
            <text:p>30.63299012</text:p>
          </table:table-cell>
        </table:table-row>
        <table:table-row table:style-name="ro1">
          <table:table-cell office:value-type="float" office:value="0.030334936" calcext:value-type="float">
            <text:p>0.030334936</text:p>
          </table:table-cell>
          <table:table-cell office:value-type="float" office:value="8.2413225" calcext:value-type="float">
            <text:p>8.2413225</text:p>
          </table:table-cell>
          <table:table-cell table:formula="of:=[.C919]+[.A920]" office:value-type="float" office:value="30.663325056" calcext:value-type="float">
            <text:p>30.663325056</text:p>
          </table:table-cell>
        </table:table-row>
        <table:table-row table:style-name="ro1">
          <table:table-cell office:value-type="float" office:value="0.03012131" calcext:value-type="float">
            <text:p>0.03012131</text:p>
          </table:table-cell>
          <table:table-cell office:value-type="float" office:value="8.299772" calcext:value-type="float">
            <text:p>8.299772</text:p>
          </table:table-cell>
          <table:table-cell table:formula="of:=[.C920]+[.A921]" office:value-type="float" office:value="30.6934463659999" calcext:value-type="float">
            <text:p>30.6934463659999</text:p>
          </table:table-cell>
        </table:table-row>
        <table:table-row table:style-name="ro1">
          <table:table-cell office:value-type="float" office:value="0.030624857" calcext:value-type="float">
            <text:p>0.030624857</text:p>
          </table:table-cell>
          <table:table-cell office:value-type="float" office:value="8.163303" calcext:value-type="float">
            <text:p>8.163303</text:p>
          </table:table-cell>
          <table:table-cell table:formula="of:=[.C921]+[.A922]" office:value-type="float" office:value="30.724071223" calcext:value-type="float">
            <text:p>30.724071223</text:p>
          </table:table-cell>
        </table:table-row>
        <table:table-row table:style-name="ro1">
          <table:table-cell office:value-type="float" office:value="0.030807965" calcext:value-type="float">
            <text:p>0.030807965</text:p>
          </table:table-cell>
          <table:table-cell office:value-type="float" office:value="8.114785" calcext:value-type="float">
            <text:p>8.114785</text:p>
          </table:table-cell>
          <table:table-cell table:formula="of:=[.C922]+[.A923]" office:value-type="float" office:value="30.7548791879999" calcext:value-type="float">
            <text:p>30.7548791879999</text:p>
          </table:table-cell>
        </table:table-row>
        <table:table-row table:style-name="ro1">
          <table:table-cell office:value-type="float" office:value="0.030792706" calcext:value-type="float">
            <text:p>0.030792706</text:p>
          </table:table-cell>
          <table:table-cell office:value-type="float" office:value="8.118806" calcext:value-type="float">
            <text:p>8.118806</text:p>
          </table:table-cell>
          <table:table-cell table:formula="of:=[.C923]+[.A924]" office:value-type="float" office:value="30.7856718939999" calcext:value-type="float">
            <text:p>30.7856718939999</text:p>
          </table:table-cell>
        </table:table-row>
        <table:table-row table:style-name="ro1">
          <table:table-cell office:value-type="float" office:value="0.030533303" calcext:value-type="float">
            <text:p>0.030533303</text:p>
          </table:table-cell>
          <table:table-cell office:value-type="float" office:value="8.18778" calcext:value-type="float">
            <text:p>8.18778</text:p>
          </table:table-cell>
          <table:table-cell table:formula="of:=[.C924]+[.A925]" office:value-type="float" office:value="30.8162051969999" calcext:value-type="float">
            <text:p>30.8162051969999</text:p>
          </table:table-cell>
        </table:table-row>
        <table:table-row table:style-name="ro1">
          <table:table-cell office:value-type="float" office:value="0.03103685" calcext:value-type="float">
            <text:p>0.03103685</text:p>
          </table:table-cell>
          <table:table-cell office:value-type="float" office:value="8.054941" calcext:value-type="float">
            <text:p>8.054941</text:p>
          </table:table-cell>
          <table:table-cell table:formula="of:=[.C925]+[.A926]" office:value-type="float" office:value="30.8472420469999" calcext:value-type="float">
            <text:p>30.8472420469999</text:p>
          </table:table-cell>
        </table:table-row>
        <table:table-row table:style-name="ro1">
          <table:table-cell office:value-type="float" office:value="0.03121996" calcext:value-type="float">
            <text:p>0.03121996</text:p>
          </table:table-cell>
          <table:table-cell office:value-type="float" office:value="8.007698" calcext:value-type="float">
            <text:p>8.007698</text:p>
          </table:table-cell>
          <table:table-cell table:formula="of:=[.C926]+[.A927]" office:value-type="float" office:value="30.878462007" calcext:value-type="float">
            <text:p>30.878462007</text:p>
          </table:table-cell>
        </table:table-row>
        <table:table-row table:style-name="ro1">
          <table:table-cell office:value-type="float" office:value="0.031235218" calcext:value-type="float">
            <text:p>0.031235218</text:p>
          </table:table-cell>
          <table:table-cell office:value-type="float" office:value="8.003786" calcext:value-type="float">
            <text:p>8.003786</text:p>
          </table:table-cell>
          <table:table-cell table:formula="of:=[.C927]+[.A928]" office:value-type="float" office:value="30.9096972249999" calcext:value-type="float">
            <text:p>30.9096972249999</text:p>
          </table:table-cell>
        </table:table-row>
        <table:table-row table:style-name="ro1">
          <table:table-cell office:value-type="float" office:value="0.030975815" calcext:value-type="float">
            <text:p>0.030975815</text:p>
          </table:table-cell>
          <table:table-cell office:value-type="float" office:value="8.070813" calcext:value-type="float">
            <text:p>8.070813</text:p>
          </table:table-cell>
          <table:table-cell table:formula="of:=[.C928]+[.A929]" office:value-type="float" office:value="30.9406730399999" calcext:value-type="float">
            <text:p>30.9406730399999</text:p>
          </table:table-cell>
        </table:table-row>
        <table:table-row table:style-name="ro1">
          <table:table-cell office:value-type="float" office:value="0.03150988" calcext:value-type="float">
            <text:p>0.03150988</text:p>
          </table:table-cell>
          <table:table-cell office:value-type="float" office:value="7.934019" calcext:value-type="float">
            <text:p>7.934019</text:p>
          </table:table-cell>
          <table:table-cell table:formula="of:=[.C929]+[.A930]" office:value-type="float" office:value="30.9721829199999" calcext:value-type="float">
            <text:p>30.9721829199999</text:p>
          </table:table-cell>
        </table:table-row>
        <table:table-row table:style-name="ro1">
          <table:table-cell office:value-type="float" office:value="0.03169299" calcext:value-type="float">
            <text:p>0.03169299</text:p>
          </table:table-cell>
          <table:table-cell office:value-type="float" office:value="7.88818" calcext:value-type="float">
            <text:p>7.88818</text:p>
          </table:table-cell>
          <table:table-cell table:formula="of:=[.C930]+[.A931]" office:value-type="float" office:value="31.00387591" calcext:value-type="float">
            <text:p>31.00387591</text:p>
          </table:table-cell>
        </table:table-row>
        <table:table-row table:style-name="ro1">
          <table:table-cell office:value-type="float" office:value="0.03166247" calcext:value-type="float">
            <text:p>0.03166247</text:p>
          </table:table-cell>
          <table:table-cell office:value-type="float" office:value="7.895783" calcext:value-type="float">
            <text:p>7.895783</text:p>
          </table:table-cell>
          <table:table-cell table:formula="of:=[.C931]+[.A932]" office:value-type="float" office:value="31.03553838" calcext:value-type="float">
            <text:p>31.03553838</text:p>
          </table:table-cell>
        </table:table-row>
        <table:table-row table:style-name="ro1">
          <table:table-cell office:value-type="float" office:value="0.03140307" calcext:value-type="float">
            <text:p>0.03140307</text:p>
          </table:table-cell>
          <table:table-cell office:value-type="float" office:value="7.961005" calcext:value-type="float">
            <text:p>7.961005</text:p>
          </table:table-cell>
          <table:table-cell table:formula="of:=[.C932]+[.A933]" office:value-type="float" office:value="31.06694145" calcext:value-type="float">
            <text:p>31.06694145</text:p>
          </table:table-cell>
        </table:table-row>
        <table:table-row table:style-name="ro1">
          <table:table-cell office:value-type="float" office:value="0.031921875" calcext:value-type="float">
            <text:p>0.031921875</text:p>
          </table:table-cell>
          <table:table-cell office:value-type="float" office:value="7.8316207" calcext:value-type="float">
            <text:p>7.8316207</text:p>
          </table:table-cell>
          <table:table-cell table:formula="of:=[.C933]+[.A934]" office:value-type="float" office:value="31.0988633249999" calcext:value-type="float">
            <text:p>31.0988633249999</text:p>
          </table:table-cell>
        </table:table-row>
        <table:table-row table:style-name="ro1">
          <table:table-cell office:value-type="float" office:value="0.03198291" calcext:value-type="float">
            <text:p>0.03198291</text:p>
          </table:table-cell>
          <table:table-cell office:value-type="float" office:value="7.8166747" calcext:value-type="float">
            <text:p>7.8166747</text:p>
          </table:table-cell>
          <table:table-cell table:formula="of:=[.C934]+[.A935]" office:value-type="float" office:value="31.1308462349999" calcext:value-type="float">
            <text:p>31.1308462349999</text:p>
          </table:table-cell>
        </table:table-row>
        <table:table-row table:style-name="ro1">
          <table:table-cell office:value-type="float" office:value="0.031952392" calcext:value-type="float">
            <text:p>0.031952392</text:p>
          </table:table-cell>
          <table:table-cell office:value-type="float" office:value="7.8241405" calcext:value-type="float">
            <text:p>7.8241405</text:p>
          </table:table-cell>
          <table:table-cell table:formula="of:=[.C935]+[.A936]" office:value-type="float" office:value="31.1627986269999" calcext:value-type="float">
            <text:p>31.1627986269999</text:p>
          </table:table-cell>
        </table:table-row>
        <table:table-row table:style-name="ro1">
          <table:table-cell office:value-type="float" office:value="0.031555656" calcext:value-type="float">
            <text:p>0.031555656</text:p>
          </table:table-cell>
          <table:table-cell office:value-type="float" office:value="7.9225097" calcext:value-type="float">
            <text:p>7.9225097</text:p>
          </table:table-cell>
          <table:table-cell table:formula="of:=[.C936]+[.A937]" office:value-type="float" office:value="31.1943542829999" calcext:value-type="float">
            <text:p>31.1943542829999</text:p>
          </table:table-cell>
        </table:table-row>
        <table:table-row table:style-name="ro1">
          <table:table-cell office:value-type="float" office:value="0.031891357" calcext:value-type="float">
            <text:p>0.031891357</text:p>
          </table:table-cell>
          <table:table-cell office:value-type="float" office:value="7.8391147" calcext:value-type="float">
            <text:p>7.8391147</text:p>
          </table:table-cell>
          <table:table-cell table:formula="of:=[.C937]+[.A938]" office:value-type="float" office:value="31.2262456399999" calcext:value-type="float">
            <text:p>31.2262456399999</text:p>
          </table:table-cell>
        </table:table-row>
        <table:table-row table:style-name="ro1">
          <table:table-cell office:value-type="float" office:value="0.031845577" calcext:value-type="float">
            <text:p>0.031845577</text:p>
          </table:table-cell>
          <table:table-cell office:value-type="float" office:value="7.8503838" calcext:value-type="float">
            <text:p>7.8503838</text:p>
          </table:table-cell>
          <table:table-cell table:formula="of:=[.C938]+[.A939]" office:value-type="float" office:value="31.2580912169999" calcext:value-type="float">
            <text:p>31.2580912169999</text:p>
          </table:table-cell>
        </table:table-row>
        <table:table-row table:style-name="ro1">
          <table:table-cell office:value-type="float" office:value="0.031570915" calcext:value-type="float">
            <text:p>0.031570915</text:p>
          </table:table-cell>
          <table:table-cell office:value-type="float" office:value="7.9186807" calcext:value-type="float">
            <text:p>7.9186807</text:p>
          </table:table-cell>
          <table:table-cell table:formula="of:=[.C939]+[.A940]" office:value-type="float" office:value="31.2896621319999" calcext:value-type="float">
            <text:p>31.2896621319999</text:p>
          </table:table-cell>
        </table:table-row>
        <table:table-row table:style-name="ro1">
          <table:table-cell office:value-type="float" office:value="0.030930037" calcext:value-type="float">
            <text:p>0.030930037</text:p>
          </table:table-cell>
          <table:table-cell office:value-type="float" office:value="8.082758" calcext:value-type="float">
            <text:p>8.082758</text:p>
          </table:table-cell>
          <table:table-cell table:formula="of:=[.C940]+[.A941]" office:value-type="float" office:value="31.3205921689999" calcext:value-type="float">
            <text:p>31.3205921689999</text:p>
          </table:table-cell>
        </table:table-row>
        <table:table-row table:style-name="ro1">
          <table:table-cell office:value-type="float" office:value="0.031097887" calcext:value-type="float">
            <text:p>0.031097887</text:p>
          </table:table-cell>
          <table:table-cell office:value-type="float" office:value="8.039131" calcext:value-type="float">
            <text:p>8.039131</text:p>
          </table:table-cell>
          <table:table-cell table:formula="of:=[.C941]+[.A942]" office:value-type="float" office:value="31.3516900559999" calcext:value-type="float">
            <text:p>31.3516900559999</text:p>
          </table:table-cell>
        </table:table-row>
        <table:table-row table:style-name="ro1">
          <table:table-cell office:value-type="float" office:value="0.030807965" calcext:value-type="float">
            <text:p>0.030807965</text:p>
          </table:table-cell>
          <table:table-cell office:value-type="float" office:value="8.114785" calcext:value-type="float">
            <text:p>8.114785</text:p>
          </table:table-cell>
          <table:table-cell table:formula="of:=[.C942]+[.A943]" office:value-type="float" office:value="31.3824980209999" calcext:value-type="float">
            <text:p>31.3824980209999</text:p>
          </table:table-cell>
        </table:table-row>
        <table:table-row table:style-name="ro1">
          <table:table-cell office:value-type="float" office:value="0.030304417" calcext:value-type="float">
            <text:p>0.030304417</text:p>
          </table:table-cell>
          <table:table-cell office:value-type="float" office:value="8.249622" calcext:value-type="float">
            <text:p>8.249622</text:p>
          </table:table-cell>
          <table:table-cell table:formula="of:=[.C943]+[.A944]" office:value-type="float" office:value="31.4128024379999" calcext:value-type="float">
            <text:p>31.4128024379999</text:p>
          </table:table-cell>
        </table:table-row>
        <table:table-row table:style-name="ro1">
          <table:table-cell office:value-type="float" office:value="0.029587243" calcext:value-type="float">
            <text:p>0.029587243</text:p>
          </table:table-cell>
          <table:table-cell office:value-type="float" office:value="8.449587" calcext:value-type="float">
            <text:p>8.449587</text:p>
          </table:table-cell>
          <table:table-cell table:formula="of:=[.C944]+[.A945]" office:value-type="float" office:value="31.442389681" calcext:value-type="float">
            <text:p>31.442389681</text:p>
          </table:table-cell>
        </table:table-row>
        <table:table-row table:style-name="ro1">
          <table:table-cell office:value-type="float" office:value="0.029709315" calcext:value-type="float">
            <text:p>0.029709315</text:p>
          </table:table-cell>
          <table:table-cell office:value-type="float" office:value="8.414869" calcext:value-type="float">
            <text:p>8.414869</text:p>
          </table:table-cell>
          <table:table-cell table:formula="of:=[.C945]+[.A946]" office:value-type="float" office:value="31.472098996" calcext:value-type="float">
            <text:p>31.472098996</text:p>
          </table:table-cell>
        </table:table-row>
        <table:table-row table:style-name="ro1">
          <table:table-cell office:value-type="float" office:value="0.029892424" calcext:value-type="float">
            <text:p>0.029892424</text:p>
          </table:table-cell>
          <table:table-cell office:value-type="float" office:value="8.363323" calcext:value-type="float">
            <text:p>8.363323</text:p>
          </table:table-cell>
          <table:table-cell table:formula="of:=[.C946]+[.A947]" office:value-type="float" office:value="31.50199142" calcext:value-type="float">
            <text:p>31.50199142</text:p>
          </table:table-cell>
        </table:table-row>
        <table:table-row table:style-name="ro1">
          <table:table-cell office:value-type="float" office:value="0.029892424" calcext:value-type="float">
            <text:p>0.029892424</text:p>
          </table:table-cell>
          <table:table-cell office:value-type="float" office:value="8.363323" calcext:value-type="float">
            <text:p>8.363323</text:p>
          </table:table-cell>
          <table:table-cell table:formula="of:=[.C947]+[.A948]" office:value-type="float" office:value="31.531883844" calcext:value-type="float">
            <text:p>31.531883844</text:p>
          </table:table-cell>
        </table:table-row>
        <table:table-row table:style-name="ro1">
          <table:table-cell office:value-type="float" office:value="0.02964828" calcext:value-type="float">
            <text:p>0.02964828</text:p>
          </table:table-cell>
          <table:table-cell office:value-type="float" office:value="8.432193" calcext:value-type="float">
            <text:p>8.432193</text:p>
          </table:table-cell>
          <table:table-cell table:formula="of:=[.C948]+[.A949]" office:value-type="float" office:value="31.561532124" calcext:value-type="float">
            <text:p>31.561532124</text:p>
          </table:table-cell>
        </table:table-row>
        <table:table-row table:style-name="ro1">
          <table:table-cell office:value-type="float" office:value="0.030151827" calcext:value-type="float">
            <text:p>0.030151827</text:p>
          </table:table-cell>
          <table:table-cell office:value-type="float" office:value="8.291371" calcext:value-type="float">
            <text:p>8.291371</text:p>
          </table:table-cell>
          <table:table-cell table:formula="of:=[.C949]+[.A950]" office:value-type="float" office:value="31.591683951" calcext:value-type="float">
            <text:p>31.591683951</text:p>
          </table:table-cell>
        </table:table-row>
        <table:table-row table:style-name="ro1">
          <table:table-cell office:value-type="float" office:value="0.030334936" calcext:value-type="float">
            <text:p>0.030334936</text:p>
          </table:table-cell>
          <table:table-cell office:value-type="float" office:value="8.2413225" calcext:value-type="float">
            <text:p>8.2413225</text:p>
          </table:table-cell>
          <table:table-cell table:formula="of:=[.C950]+[.A951]" office:value-type="float" office:value="31.622018887" calcext:value-type="float">
            <text:p>31.622018887</text:p>
          </table:table-cell>
        </table:table-row>
        <table:table-row table:style-name="ro1">
          <table:table-cell office:value-type="float" office:value="0.030350195" calcext:value-type="float">
            <text:p>0.030350195</text:p>
          </table:table-cell>
          <table:table-cell office:value-type="float" office:value="8.237179" calcext:value-type="float">
            <text:p>8.237179</text:p>
          </table:table-cell>
          <table:table-cell table:formula="of:=[.C951]+[.A952]" office:value-type="float" office:value="31.652369082" calcext:value-type="float">
            <text:p>31.652369082</text:p>
          </table:table-cell>
        </table:table-row>
        <table:table-row table:style-name="ro1">
          <table:table-cell office:value-type="float" office:value="0.03010605" calcext:value-type="float">
            <text:p>0.03010605</text:p>
          </table:table-cell>
          <table:table-cell office:value-type="float" office:value="8.303979" calcext:value-type="float">
            <text:p>8.303979</text:p>
          </table:table-cell>
          <table:table-cell table:formula="of:=[.C952]+[.A953]" office:value-type="float" office:value="31.682475132" calcext:value-type="float">
            <text:p>31.682475132</text:p>
          </table:table-cell>
        </table:table-row>
        <table:table-row table:style-name="ro1">
          <table:table-cell office:value-type="float" office:value="0.030624857" calcext:value-type="float">
            <text:p>0.030624857</text:p>
          </table:table-cell>
          <table:table-cell office:value-type="float" office:value="8.163303" calcext:value-type="float">
            <text:p>8.163303</text:p>
          </table:table-cell>
          <table:table-cell table:formula="of:=[.C953]+[.A954]" office:value-type="float" office:value="31.713099989" calcext:value-type="float">
            <text:p>31.713099989</text:p>
          </table:table-cell>
        </table:table-row>
        <table:table-row table:style-name="ro1">
          <table:table-cell office:value-type="float" office:value="0.030792706" calcext:value-type="float">
            <text:p>0.030792706</text:p>
          </table:table-cell>
          <table:table-cell office:value-type="float" office:value="8.118806" calcext:value-type="float">
            <text:p>8.118806</text:p>
          </table:table-cell>
          <table:table-cell table:formula="of:=[.C954]+[.A955]" office:value-type="float" office:value="31.743892695" calcext:value-type="float">
            <text:p>31.743892695</text:p>
          </table:table-cell>
        </table:table-row>
        <table:table-row table:style-name="ro1">
          <table:table-cell office:value-type="float" office:value="0.030792706" calcext:value-type="float">
            <text:p>0.030792706</text:p>
          </table:table-cell>
          <table:table-cell office:value-type="float" office:value="8.118806" calcext:value-type="float">
            <text:p>8.118806</text:p>
          </table:table-cell>
          <table:table-cell table:formula="of:=[.C955]+[.A956]" office:value-type="float" office:value="31.774685401" calcext:value-type="float">
            <text:p>31.774685401</text:p>
          </table:table-cell>
        </table:table-row>
        <table:table-row table:style-name="ro1">
          <table:table-cell office:value-type="float" office:value="0.030533303" calcext:value-type="float">
            <text:p>0.030533303</text:p>
          </table:table-cell>
          <table:table-cell office:value-type="float" office:value="8.18778" calcext:value-type="float">
            <text:p>8.18778</text:p>
          </table:table-cell>
          <table:table-cell table:formula="of:=[.C956]+[.A957]" office:value-type="float" office:value="31.805218704" calcext:value-type="float">
            <text:p>31.805218704</text:p>
          </table:table-cell>
        </table:table-row>
        <table:table-row table:style-name="ro1">
          <table:table-cell office:value-type="float" office:value="0.031052109" calcext:value-type="float">
            <text:p>0.031052109</text:p>
          </table:table-cell>
          <table:table-cell office:value-type="float" office:value="8.050983" calcext:value-type="float">
            <text:p>8.050983</text:p>
          </table:table-cell>
          <table:table-cell table:formula="of:=[.C957]+[.A958]" office:value-type="float" office:value="31.836270813" calcext:value-type="float">
            <text:p>31.836270813</text:p>
          </table:table-cell>
        </table:table-row>
        <table:table-row table:style-name="ro1">
          <table:table-cell office:value-type="float" office:value="0.031235218" calcext:value-type="float">
            <text:p>0.031235218</text:p>
          </table:table-cell>
          <table:table-cell office:value-type="float" office:value="8.003786" calcext:value-type="float">
            <text:p>8.003786</text:p>
          </table:table-cell>
          <table:table-cell table:formula="of:=[.C958]+[.A959]" office:value-type="float" office:value="31.867506031" calcext:value-type="float">
            <text:p>31.867506031</text:p>
          </table:table-cell>
        </table:table-row>
        <table:table-row table:style-name="ro1">
          <table:table-cell office:value-type="float" office:value="0.0312047" calcext:value-type="float">
            <text:p>0.0312047</text:p>
          </table:table-cell>
          <table:table-cell office:value-type="float" office:value="8.011614" calcext:value-type="float">
            <text:p>8.011614</text:p>
          </table:table-cell>
          <table:table-cell table:formula="of:=[.C959]+[.A960]" office:value-type="float" office:value="31.8987107309999" calcext:value-type="float">
            <text:p>31.8987107309999</text:p>
          </table:table-cell>
        </table:table-row>
        <table:table-row table:style-name="ro1">
          <table:table-cell office:value-type="float" office:value="0.030960556" calcext:value-type="float">
            <text:p>0.030960556</text:p>
          </table:table-cell>
          <table:table-cell office:value-type="float" office:value="8.074791" calcext:value-type="float">
            <text:p>8.074791</text:p>
          </table:table-cell>
          <table:table-cell table:formula="of:=[.C960]+[.A961]" office:value-type="float" office:value="31.9296712869999" calcext:value-type="float">
            <text:p>31.9296712869999</text:p>
          </table:table-cell>
        </table:table-row>
        <table:table-row table:style-name="ro1">
          <table:table-cell office:value-type="float" office:value="0.03150988" calcext:value-type="float">
            <text:p>0.03150988</text:p>
          </table:table-cell>
          <table:table-cell office:value-type="float" office:value="7.934019" calcext:value-type="float">
            <text:p>7.934019</text:p>
          </table:table-cell>
          <table:table-cell table:formula="of:=[.C961]+[.A962]" office:value-type="float" office:value="31.961181167" calcext:value-type="float">
            <text:p>31.961181167</text:p>
          </table:table-cell>
        </table:table-row>
        <table:table-row table:style-name="ro1">
          <table:table-cell office:value-type="float" office:value="0.031647213" calcext:value-type="float">
            <text:p>0.031647213</text:p>
          </table:table-cell>
          <table:table-cell office:value-type="float" office:value="7.89959" calcext:value-type="float">
            <text:p>7.89959</text:p>
          </table:table-cell>
          <table:table-cell table:formula="of:=[.C962]+[.A963]" office:value-type="float" office:value="31.99282838" calcext:value-type="float">
            <text:p>31.99282838</text:p>
          </table:table-cell>
        </table:table-row>
        <table:table-row table:style-name="ro1">
          <table:table-cell office:value-type="float" office:value="0.03167773" calcext:value-type="float">
            <text:p>0.03167773</text:p>
          </table:table-cell>
          <table:table-cell office:value-type="float" office:value="7.8919797" calcext:value-type="float">
            <text:p>7.8919797</text:p>
          </table:table-cell>
          <table:table-cell table:formula="of:=[.C963]+[.A964]" office:value-type="float" office:value="32.02450611" calcext:value-type="float">
            <text:p>32.02450611</text:p>
          </table:table-cell>
        </table:table-row>
        <table:table-row table:style-name="ro1">
          <table:table-cell office:value-type="float" office:value="0.03138781" calcext:value-type="float">
            <text:p>0.03138781</text:p>
          </table:table-cell>
          <table:table-cell office:value-type="float" office:value="7.964875" calcext:value-type="float">
            <text:p>7.964875</text:p>
          </table:table-cell>
          <table:table-cell table:formula="of:=[.C964]+[.A965]" office:value-type="float" office:value="32.05589392" calcext:value-type="float">
            <text:p>32.05589392</text:p>
          </table:table-cell>
        </table:table-row>
        <table:table-row table:style-name="ro1">
          <table:table-cell office:value-type="float" office:value="0.031906616" calcext:value-type="float">
            <text:p>0.031906616</text:p>
          </table:table-cell>
          <table:table-cell office:value-type="float" office:value="7.835366" calcext:value-type="float">
            <text:p>7.835366</text:p>
          </table:table-cell>
          <table:table-cell table:formula="of:=[.C965]+[.A966]" office:value-type="float" office:value="32.087800536" calcext:value-type="float">
            <text:p>32.087800536</text:p>
          </table:table-cell>
        </table:table-row>
        <table:table-row table:style-name="ro1">
          <table:table-cell office:value-type="float" office:value="0.032013427" calcext:value-type="float">
            <text:p>0.032013427</text:p>
          </table:table-cell>
          <table:table-cell office:value-type="float" office:value="7.8092237" calcext:value-type="float">
            <text:p>7.8092237</text:p>
          </table:table-cell>
          <table:table-cell table:formula="of:=[.C966]+[.A967]" office:value-type="float" office:value="32.119813963" calcext:value-type="float">
            <text:p>32.119813963</text:p>
          </table:table-cell>
        </table:table-row>
        <table:table-row table:style-name="ro1">
          <table:table-cell office:value-type="float" office:value="0.031921875" calcext:value-type="float">
            <text:p>0.031921875</text:p>
          </table:table-cell>
          <table:table-cell office:value-type="float" office:value="7.8316207" calcext:value-type="float">
            <text:p>7.8316207</text:p>
          </table:table-cell>
          <table:table-cell table:formula="of:=[.C967]+[.A968]" office:value-type="float" office:value="32.151735838" calcext:value-type="float">
            <text:p>32.151735838</text:p>
          </table:table-cell>
        </table:table-row>
        <table:table-row table:style-name="ro1">
          <table:table-cell office:value-type="float" office:value="0.03152514" calcext:value-type="float">
            <text:p>0.03152514</text:p>
          </table:table-cell>
          <table:table-cell office:value-type="float" office:value="7.930179" calcext:value-type="float">
            <text:p>7.930179</text:p>
          </table:table-cell>
          <table:table-cell table:formula="of:=[.C968]+[.A969]" office:value-type="float" office:value="32.183260978" calcext:value-type="float">
            <text:p>32.183260978</text:p>
          </table:table-cell>
        </table:table-row>
        <table:table-row table:style-name="ro1">
          <table:table-cell office:value-type="float" office:value="0.0318761" calcext:value-type="float">
            <text:p>0.0318761</text:p>
          </table:table-cell>
          <table:table-cell office:value-type="float" office:value="7.8428674" calcext:value-type="float">
            <text:p>7.8428674</text:p>
          </table:table-cell>
          <table:table-cell table:formula="of:=[.C969]+[.A970]" office:value-type="float" office:value="32.215137078" calcext:value-type="float">
            <text:p>32.215137078</text:p>
          </table:table-cell>
        </table:table-row>
        <table:table-row table:style-name="ro1">
          <table:table-cell office:value-type="float" office:value="0.031845577" calcext:value-type="float">
            <text:p>0.031845577</text:p>
          </table:table-cell>
          <table:table-cell office:value-type="float" office:value="7.8503838" calcext:value-type="float">
            <text:p>7.8503838</text:p>
          </table:table-cell>
          <table:table-cell table:formula="of:=[.C970]+[.A971]" office:value-type="float" office:value="32.246982655" calcext:value-type="float">
            <text:p>32.246982655</text:p>
          </table:table-cell>
        </table:table-row>
        <table:table-row table:style-name="ro1">
          <table:table-cell office:value-type="float" office:value="0.031555656" calcext:value-type="float">
            <text:p>0.031555656</text:p>
          </table:table-cell>
          <table:table-cell office:value-type="float" office:value="7.9225097" calcext:value-type="float">
            <text:p>7.9225097</text:p>
          </table:table-cell>
          <table:table-cell table:formula="of:=[.C971]+[.A972]" office:value-type="float" office:value="32.278538311" calcext:value-type="float">
            <text:p>32.278538311</text:p>
          </table:table-cell>
        </table:table-row>
        <table:table-row table:style-name="ro1">
          <table:table-cell office:value-type="float" office:value="0.030975815" calcext:value-type="float">
            <text:p>0.030975815</text:p>
          </table:table-cell>
          <table:table-cell office:value-type="float" office:value="8.070813" calcext:value-type="float">
            <text:p>8.070813</text:p>
          </table:table-cell>
          <table:table-cell table:formula="of:=[.C972]+[.A973]" office:value-type="float" office:value="32.309514126" calcext:value-type="float">
            <text:p>32.309514126</text:p>
          </table:table-cell>
        </table:table-row>
        <table:table-row table:style-name="ro1">
          <table:table-cell office:value-type="float" office:value="0.031113146" calcext:value-type="float">
            <text:p>0.031113146</text:p>
          </table:table-cell>
          <table:table-cell office:value-type="float" office:value="8.035189" calcext:value-type="float">
            <text:p>8.035189</text:p>
          </table:table-cell>
          <table:table-cell table:formula="of:=[.C973]+[.A974]" office:value-type="float" office:value="32.340627272" calcext:value-type="float">
            <text:p>32.340627272</text:p>
          </table:table-cell>
        </table:table-row>
        <table:table-row table:style-name="ro1">
          <table:table-cell office:value-type="float" office:value="0.030777447" calcext:value-type="float">
            <text:p>0.030777447</text:p>
          </table:table-cell>
          <table:table-cell office:value-type="float" office:value="8.122831" calcext:value-type="float">
            <text:p>8.122831</text:p>
          </table:table-cell>
          <table:table-cell table:formula="of:=[.C974]+[.A975]" office:value-type="float" office:value="32.371404719" calcext:value-type="float">
            <text:p>32.371404719</text:p>
          </table:table-cell>
        </table:table-row>
        <table:table-row table:style-name="ro1">
          <table:table-cell office:value-type="float" office:value="0.030304417" calcext:value-type="float">
            <text:p>0.030304417</text:p>
          </table:table-cell>
          <table:table-cell office:value-type="float" office:value="8.249622" calcext:value-type="float">
            <text:p>8.249622</text:p>
          </table:table-cell>
          <table:table-cell table:formula="of:=[.C975]+[.A976]" office:value-type="float" office:value="32.401709136" calcext:value-type="float">
            <text:p>32.401709136</text:p>
          </table:table-cell>
        </table:table-row>
        <table:table-row table:style-name="ro1">
          <table:table-cell office:value-type="float" office:value="0.029587243" calcext:value-type="float">
            <text:p>0.029587243</text:p>
          </table:table-cell>
          <table:table-cell office:value-type="float" office:value="8.449587" calcext:value-type="float">
            <text:p>8.449587</text:p>
          </table:table-cell>
          <table:table-cell table:formula="of:=[.C976]+[.A977]" office:value-type="float" office:value="32.431296379" calcext:value-type="float">
            <text:p>32.431296379</text:p>
          </table:table-cell>
        </table:table-row>
        <table:table-row table:style-name="ro1">
          <table:table-cell office:value-type="float" office:value="0.029709315" calcext:value-type="float">
            <text:p>0.029709315</text:p>
          </table:table-cell>
          <table:table-cell office:value-type="float" office:value="8.414869" calcext:value-type="float">
            <text:p>8.414869</text:p>
          </table:table-cell>
          <table:table-cell table:formula="of:=[.C977]+[.A978]" office:value-type="float" office:value="32.461005694" calcext:value-type="float">
            <text:p>32.461005694</text:p>
          </table:table-cell>
        </table:table-row>
        <table:table-row table:style-name="ro1">
          <table:table-cell office:value-type="float" office:value="0.029907683" calcext:value-type="float">
            <text:p>0.029907683</text:p>
          </table:table-cell>
          <table:table-cell office:value-type="float" office:value="8.3590555" calcext:value-type="float">
            <text:p>8.3590555</text:p>
          </table:table-cell>
          <table:table-cell table:formula="of:=[.C978]+[.A979]" office:value-type="float" office:value="32.490913377" calcext:value-type="float">
            <text:p>32.490913377</text:p>
          </table:table-cell>
        </table:table-row>
        <table:table-row table:style-name="ro1">
          <table:table-cell office:value-type="float" office:value="0.029907683" calcext:value-type="float">
            <text:p>0.029907683</text:p>
          </table:table-cell>
          <table:table-cell office:value-type="float" office:value="8.3590555" calcext:value-type="float">
            <text:p>8.3590555</text:p>
          </table:table-cell>
          <table:table-cell table:formula="of:=[.C979]+[.A980]" office:value-type="float" office:value="32.52082106" calcext:value-type="float">
            <text:p>32.52082106</text:p>
          </table:table-cell>
        </table:table-row>
        <table:table-row table:style-name="ro1">
          <table:table-cell office:value-type="float" office:value="0.029663539" calcext:value-type="float">
            <text:p>0.029663539</text:p>
          </table:table-cell>
          <table:table-cell office:value-type="float" office:value="8.4278555" calcext:value-type="float">
            <text:p>8.4278555</text:p>
          </table:table-cell>
          <table:table-cell table:formula="of:=[.C980]+[.A981]" office:value-type="float" office:value="32.5504845989999" calcext:value-type="float">
            <text:p>32.5504845989999</text:p>
          </table:table-cell>
        </table:table-row>
        <table:table-row table:style-name="ro1">
          <table:table-cell office:value-type="float" office:value="0.030167086" calcext:value-type="float">
            <text:p>0.030167086</text:p>
          </table:table-cell>
          <table:table-cell office:value-type="float" office:value="8.287178" calcext:value-type="float">
            <text:p>8.287178</text:p>
          </table:table-cell>
          <table:table-cell table:formula="of:=[.C981]+[.A982]" office:value-type="float" office:value="32.5806516849999" calcext:value-type="float">
            <text:p>32.5806516849999</text:p>
          </table:table-cell>
        </table:table-row>
        <table:table-row table:style-name="ro1">
          <table:table-cell office:value-type="float" office:value="0.030350195" calcext:value-type="float">
            <text:p>0.030350195</text:p>
          </table:table-cell>
          <table:table-cell office:value-type="float" office:value="8.237179" calcext:value-type="float">
            <text:p>8.237179</text:p>
          </table:table-cell>
          <table:table-cell table:formula="of:=[.C982]+[.A983]" office:value-type="float" office:value="32.6110018799999" calcext:value-type="float">
            <text:p>32.6110018799999</text:p>
          </table:table-cell>
        </table:table-row>
        <table:table-row table:style-name="ro1">
          <table:table-cell office:value-type="float" office:value="0.030350195" calcext:value-type="float">
            <text:p>0.030350195</text:p>
          </table:table-cell>
          <table:table-cell office:value-type="float" office:value="8.237179" calcext:value-type="float">
            <text:p>8.237179</text:p>
          </table:table-cell>
          <table:table-cell table:formula="of:=[.C983]+[.A984]" office:value-type="float" office:value="32.6413520749999" calcext:value-type="float">
            <text:p>32.6413520749999</text:p>
          </table:table-cell>
        </table:table-row>
        <table:table-row table:style-name="ro1">
          <table:table-cell office:value-type="float" office:value="0.030136568" calcext:value-type="float">
            <text:p>0.030136568</text:p>
          </table:table-cell>
          <table:table-cell office:value-type="float" office:value="8.295569" calcext:value-type="float">
            <text:p>8.295569</text:p>
          </table:table-cell>
          <table:table-cell table:formula="of:=[.C984]+[.A985]" office:value-type="float" office:value="32.6714886429999" calcext:value-type="float">
            <text:p>32.6714886429999</text:p>
          </table:table-cell>
        </table:table-row>
        <table:table-row table:style-name="ro1">
          <table:table-cell office:value-type="float" office:value="0.030624857" calcext:value-type="float">
            <text:p>0.030624857</text:p>
          </table:table-cell>
          <table:table-cell office:value-type="float" office:value="8.163303" calcext:value-type="float">
            <text:p>8.163303</text:p>
          </table:table-cell>
          <table:table-cell table:formula="of:=[.C985]+[.A986]" office:value-type="float" office:value="32.7021134999999" calcext:value-type="float">
            <text:p>32.7021134999999</text:p>
          </table:table-cell>
        </table:table-row>
        <table:table-row table:style-name="ro1">
          <table:table-cell office:value-type="float" office:value="0.030762188" calcext:value-type="float">
            <text:p>0.030762188</text:p>
          </table:table-cell>
          <table:table-cell office:value-type="float" office:value="8.12686" calcext:value-type="float">
            <text:p>8.12686</text:p>
          </table:table-cell>
          <table:table-cell table:formula="of:=[.C986]+[.A987]" office:value-type="float" office:value="32.7328756879999" calcext:value-type="float">
            <text:p>32.7328756879999</text:p>
          </table:table-cell>
        </table:table-row>
        <table:table-row table:style-name="ro1">
          <table:table-cell office:value-type="float" office:value="0.030792706" calcext:value-type="float">
            <text:p>0.030792706</text:p>
          </table:table-cell>
          <table:table-cell office:value-type="float" office:value="8.118806" calcext:value-type="float">
            <text:p>8.118806</text:p>
          </table:table-cell>
          <table:table-cell table:formula="of:=[.C987]+[.A988]" office:value-type="float" office:value="32.7636683939999" calcext:value-type="float">
            <text:p>32.7636683939999</text:p>
          </table:table-cell>
        </table:table-row>
        <table:table-row table:style-name="ro1">
          <table:table-cell office:value-type="float" office:value="0.030518044" calcext:value-type="float">
            <text:p>0.030518044</text:p>
          </table:table-cell>
          <table:table-cell office:value-type="float" office:value="8.1918745" calcext:value-type="float">
            <text:p>8.1918745</text:p>
          </table:table-cell>
          <table:table-cell table:formula="of:=[.C988]+[.A989]" office:value-type="float" office:value="32.7941864379999" calcext:value-type="float">
            <text:p>32.7941864379999</text:p>
          </table:table-cell>
        </table:table-row>
        <table:table-row table:style-name="ro1">
          <table:table-cell office:value-type="float" office:value="0.03106737" calcext:value-type="float">
            <text:p>0.03106737</text:p>
          </table:table-cell>
          <table:table-cell office:value-type="float" office:value="8.047029" calcext:value-type="float">
            <text:p>8.047029</text:p>
          </table:table-cell>
          <table:table-cell table:formula="of:=[.C989]+[.A990]" office:value-type="float" office:value="32.8252538079999" calcext:value-type="float">
            <text:p>32.8252538079999</text:p>
          </table:table-cell>
        </table:table-row>
        <table:table-row table:style-name="ro1">
          <table:table-cell office:value-type="float" office:value="0.031250477" calcext:value-type="float">
            <text:p>0.031250477</text:p>
          </table:table-cell>
          <table:table-cell office:value-type="float" office:value="7.999878" calcext:value-type="float">
            <text:p>7.999878</text:p>
          </table:table-cell>
          <table:table-cell table:formula="of:=[.C990]+[.A991]" office:value-type="float" office:value="32.8565042849999" calcext:value-type="float">
            <text:p>32.8565042849999</text:p>
          </table:table-cell>
        </table:table-row>
        <table:table-row table:style-name="ro1">
          <table:table-cell office:value-type="float" office:value="0.031250477" calcext:value-type="float">
            <text:p>0.031250477</text:p>
          </table:table-cell>
          <table:table-cell office:value-type="float" office:value="7.999878" calcext:value-type="float">
            <text:p>7.999878</text:p>
          </table:table-cell>
          <table:table-cell table:formula="of:=[.C991]+[.A992]" office:value-type="float" office:value="32.8877547619999" calcext:value-type="float">
            <text:p>32.8877547619999</text:p>
          </table:table-cell>
        </table:table-row>
        <table:table-row table:style-name="ro1">
          <table:table-cell office:value-type="float" office:value="0.030991074" calcext:value-type="float">
            <text:p>0.030991074</text:p>
          </table:table-cell>
          <table:table-cell office:value-type="float" office:value="8.066839" calcext:value-type="float">
            <text:p>8.066839</text:p>
          </table:table-cell>
          <table:table-cell table:formula="of:=[.C992]+[.A993]" office:value-type="float" office:value="32.9187458359999" calcext:value-type="float">
            <text:p>32.9187458359999</text:p>
          </table:table-cell>
        </table:table-row>
        <table:table-row table:style-name="ro1">
          <table:table-cell office:value-type="float" office:value="0.03152514" calcext:value-type="float">
            <text:p>0.03152514</text:p>
          </table:table-cell>
          <table:table-cell office:value-type="float" office:value="7.930179" calcext:value-type="float">
            <text:p>7.930179</text:p>
          </table:table-cell>
          <table:table-cell table:formula="of:=[.C993]+[.A994]" office:value-type="float" office:value="32.9502709759999" calcext:value-type="float">
            <text:p>32.9502709759999</text:p>
          </table:table-cell>
        </table:table-row>
        <table:table-row table:style-name="ro1">
          <table:table-cell office:value-type="float" office:value="0.03169299" calcext:value-type="float">
            <text:p>0.03169299</text:p>
          </table:table-cell>
          <table:table-cell office:value-type="float" office:value="7.88818" calcext:value-type="float">
            <text:p>7.88818</text:p>
          </table:table-cell>
          <table:table-cell table:formula="of:=[.C994]+[.A995]" office:value-type="float" office:value="32.9819639659999" calcext:value-type="float">
            <text:p>32.9819639659999</text:p>
          </table:table-cell>
        </table:table-row>
        <table:table-row table:style-name="ro1">
          <table:table-cell office:value-type="float" office:value="0.031708248" calcext:value-type="float">
            <text:p>0.031708248</text:p>
          </table:table-cell>
          <table:table-cell office:value-type="float" office:value="7.8843837" calcext:value-type="float">
            <text:p>7.8843837</text:p>
          </table:table-cell>
          <table:table-cell table:formula="of:=[.C995]+[.A996]" office:value-type="float" office:value="33.0136722139999" calcext:value-type="float">
            <text:p>33.0136722139999</text:p>
          </table:table-cell>
        </table:table-row>
        <table:table-row table:style-name="ro1">
          <table:table-cell office:value-type="float" office:value="0.031418327" calcext:value-type="float">
            <text:p>0.031418327</text:p>
          </table:table-cell>
          <table:table-cell office:value-type="float" office:value="7.957139" calcext:value-type="float">
            <text:p>7.957139</text:p>
          </table:table-cell>
          <table:table-cell table:formula="of:=[.C996]+[.A997]" office:value-type="float" office:value="33.0450905409999" calcext:value-type="float">
            <text:p>33.0450905409999</text:p>
          </table:table-cell>
        </table:table-row>
        <table:table-row table:style-name="ro1">
          <table:table-cell office:value-type="float" office:value="0.031937134" calcext:value-type="float">
            <text:p>0.031937134</text:p>
          </table:table-cell>
          <table:table-cell office:value-type="float" office:value="7.827879" calcext:value-type="float">
            <text:p>7.827879</text:p>
          </table:table-cell>
          <table:table-cell table:formula="of:=[.C997]+[.A998]" office:value-type="float" office:value="33.0770276749999" calcext:value-type="float">
            <text:p>33.0770276749999</text:p>
          </table:table-cell>
        </table:table-row>
        <table:table-row table:style-name="ro1">
          <table:table-cell office:value-type="float" office:value="0.032028686" calcext:value-type="float">
            <text:p>0.032028686</text:p>
          </table:table-cell>
          <table:table-cell office:value-type="float" office:value="7.805503" calcext:value-type="float">
            <text:p>7.805503</text:p>
          </table:table-cell>
          <table:table-cell table:formula="of:=[.C998]+[.A999]" office:value-type="float" office:value="33.1090563609999" calcext:value-type="float">
            <text:p>33.1090563609999</text:p>
          </table:table-cell>
        </table:table-row>
        <table:table-row table:style-name="ro1">
          <table:table-cell office:value-type="float" office:value="0.031921875" calcext:value-type="float">
            <text:p>0.031921875</text:p>
          </table:table-cell>
          <table:table-cell office:value-type="float" office:value="7.8316207" calcext:value-type="float">
            <text:p>7.8316207</text:p>
          </table:table-cell>
          <table:table-cell table:formula="of:=[.C999]+[.A1000]" office:value-type="float" office:value="33.1409782359999" calcext:value-type="float">
            <text:p>33.140978235999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date>2020-03-09T07:10:57.760447275</dc:date>
    <meta:editing-duration>PT12M41S</meta:editing-duration>
    <meta:editing-cycles>2</meta:editing-cycles>
    <meta:generator>LibreOffice/6.3.1.2$Linux_X86_64 LibreOffice_project/30$Build-2</meta:generator>
    <meta:document-statistic meta:table-count="1" meta:cell-count="3000" meta:object-count="1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1 0" chart:style-name="ch1">
        <chart:legend chart:legend-position="end" svg:x="13.148cm" svg:y="4.201cm" style:legend-expansion="high" chart:style-name="ch2"/>
        <chart:plot-area chart:style-name="ch3" table:cell-range-address="data.B550:data.C600" svg:x="0.32cm" svg:y="0.18cm" svg:width="12.508cm" svg:height="8.64cm">
          <chartooo:coordinate-region svg:x="1.047cm" svg:y="0.38cm" svg:width="11.595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data.B550:data.B600" chart:class="chart:scatter">
            <chart:domain table:cell-range-address="data.C550:data.C600"/>
            <chart:data-point chart:repeated="5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9.224231374">
                <text:p>19.224231374</text:p>
                <draw:g>
                  <svg:desc>data.C550:data.C600</svg:desc>
                </draw:g>
              </table:table-cell>
              <table:table-cell office:value-type="float" office:value="7.8391147">
                <text:p>7.8391147</text:p>
                <draw:g>
                  <svg:desc>data.B550:data.B6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.256275319">
                <text:p>19.256275319</text:p>
              </table:table-cell>
              <table:table-cell office:value-type="float" office:value="7.8017864">
                <text:p>7.80178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.288227711">
                <text:p>19.288227711</text:p>
              </table:table-cell>
              <table:table-cell office:value-type="float" office:value="7.8241405">
                <text:p>7.82414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.319813885">
                <text:p>19.319813885</text:p>
              </table:table-cell>
              <table:table-cell office:value-type="float" office:value="7.914855">
                <text:p>7.9148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.35173576">
                <text:p>19.35173576</text:p>
              </table:table-cell>
              <table:table-cell office:value-type="float" office:value="7.8316207">
                <text:p>7.831620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.38361186">
                <text:p>19.38361186</text:p>
              </table:table-cell>
              <table:table-cell office:value-type="float" office:value="7.8428674">
                <text:p>7.842867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.415228555">
                <text:p>19.415228555</text:p>
              </table:table-cell>
              <table:table-cell office:value-type="float" office:value="7.9072146">
                <text:p>7.907214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.446234887">
                <text:p>19.446234887</text:p>
              </table:table-cell>
              <table:table-cell office:value-type="float" office:value="8.062869">
                <text:p>8.06286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.47737855">
                <text:p>19.47737855</text:p>
              </table:table-cell>
              <table:table-cell office:value-type="float" office:value="8.027315">
                <text:p>8.0273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.508217034">
                <text:p>19.508217034</text:p>
              </table:table-cell>
              <table:table-cell office:value-type="float" office:value="8.106753">
                <text:p>8.10675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.538582488">
                <text:p>19.538582488</text:p>
              </table:table-cell>
              <table:table-cell office:value-type="float" office:value="8.23304">
                <text:p>8.2330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.56820025">
                <text:p>19.56820025</text:p>
              </table:table-cell>
              <table:table-cell office:value-type="float" office:value="8.440881">
                <text:p>8.44088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.597955343">
                <text:p>19.597955343</text:p>
              </table:table-cell>
              <table:table-cell office:value-type="float" office:value="8.401923">
                <text:p>8.40192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.627878285">
                <text:p>19.627878285</text:p>
              </table:table-cell>
              <table:table-cell office:value-type="float" office:value="8.354794">
                <text:p>8.35479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.657847005">
                <text:p>19.657847005</text:p>
              </table:table-cell>
              <table:table-cell office:value-type="float" office:value="8.3420315">
                <text:p>8.342031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.68755632">
                <text:p>19.68755632</text:p>
              </table:table-cell>
              <table:table-cell office:value-type="float" office:value="8.414869">
                <text:p>8.41486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.71781496">
                <text:p>19.71781496</text:p>
              </table:table-cell>
              <table:table-cell office:value-type="float" office:value="8.262103">
                <text:p>8.26210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.748210932">
                <text:p>19.748210932</text:p>
              </table:table-cell>
              <table:table-cell office:value-type="float" office:value="8.224774">
                <text:p>8.22477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.778606904">
                <text:p>19.778606904</text:p>
              </table:table-cell>
              <table:table-cell office:value-type="float" office:value="8.224774">
                <text:p>8.22477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.80877399">
                <text:p>19.80877399</text:p>
              </table:table-cell>
              <table:table-cell office:value-type="float" office:value="8.287178">
                <text:p>8.28717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9.839459882">
                <text:p>19.839459882</text:p>
              </table:table-cell>
              <table:table-cell office:value-type="float" office:value="8.147066">
                <text:p>8.14706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9.870313625">
                <text:p>19.870313625</text:p>
              </table:table-cell>
              <table:table-cell office:value-type="float" office:value="8.102744">
                <text:p>8.10274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9.901167368">
                <text:p>19.901167368</text:p>
              </table:table-cell>
              <table:table-cell office:value-type="float" office:value="8.102744">
                <text:p>8.10274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9.931776966">
                <text:p>19.931776966</text:p>
              </table:table-cell>
              <table:table-cell office:value-type="float" office:value="8.167373">
                <text:p>8.16737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9.962905371">
                <text:p>19.962905371</text:p>
              </table:table-cell>
              <table:table-cell office:value-type="float" office:value="8.03125">
                <text:p>8.0312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9.994216883">
                <text:p>19.994216883</text:p>
              </table:table-cell>
              <table:table-cell office:value-type="float" office:value="7.984284">
                <text:p>7.98428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0.025513136">
                <text:p>20.025513136</text:p>
              </table:table-cell>
              <table:table-cell office:value-type="float" office:value="7.988177">
                <text:p>7.98817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0.056580506">
                <text:p>20.056580506</text:p>
              </table:table-cell>
              <table:table-cell office:value-type="float" office:value="8.047029">
                <text:p>8.04702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0.088181939">
                <text:p>20.088181939</text:p>
              </table:table-cell>
              <table:table-cell office:value-type="float" office:value="7.9110336">
                <text:p>7.911033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0.119935963">
                <text:p>20.119935963</text:p>
              </table:table-cell>
              <table:table-cell office:value-type="float" office:value="7.873018">
                <text:p>7.87301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0.151644211">
                <text:p>20.151644211</text:p>
              </table:table-cell>
              <table:table-cell office:value-type="float" office:value="7.8843837">
                <text:p>7.884383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0.183077797">
                <text:p>20.183077797</text:p>
              </table:table-cell>
              <table:table-cell office:value-type="float" office:value="7.953276">
                <text:p>7.95327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0.214999672">
                <text:p>20.214999672</text:p>
              </table:table-cell>
              <table:table-cell office:value-type="float" office:value="7.8316207">
                <text:p>7.831620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0.247058876">
                <text:p>20.247058876</text:p>
              </table:table-cell>
              <table:table-cell office:value-type="float" office:value="7.798073">
                <text:p>7.79807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0.279041786">
                <text:p>20.279041786</text:p>
              </table:table-cell>
              <table:table-cell office:value-type="float" office:value="7.8166747">
                <text:p>7.816674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0.310643219">
                <text:p>20.310643219</text:p>
              </table:table-cell>
              <table:table-cell office:value-type="float" office:value="7.9110336">
                <text:p>7.911033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0.342610869">
                <text:p>20.342610869</text:p>
              </table:table-cell>
              <table:table-cell office:value-type="float" office:value="7.820406">
                <text:p>7.82040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0.374486969">
                <text:p>20.374486969</text:p>
              </table:table-cell>
              <table:table-cell office:value-type="float" office:value="7.8428674">
                <text:p>7.842867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0.406073143">
                <text:p>20.406073143</text:p>
              </table:table-cell>
              <table:table-cell office:value-type="float" office:value="7.914855">
                <text:p>7.91485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0.437048958">
                <text:p>20.437048958</text:p>
              </table:table-cell>
              <table:table-cell office:value-type="float" office:value="8.070813">
                <text:p>8.07081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0.468131586">
                <text:p>20.468131586</text:p>
              </table:table-cell>
              <table:table-cell office:value-type="float" office:value="8.043078">
                <text:p>8.04307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0.498954811">
                <text:p>20.498954811</text:p>
              </table:table-cell>
              <table:table-cell office:value-type="float" office:value="8.110767">
                <text:p>8.11076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0.529259228">
                <text:p>20.529259228</text:p>
              </table:table-cell>
              <table:table-cell office:value-type="float" office:value="8.249622">
                <text:p>8.24962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0.558831212">
                <text:p>20.558831212</text:p>
              </table:table-cell>
              <table:table-cell office:value-type="float" office:value="8.453947">
                <text:p>8.45394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0.588555788">
                <text:p>20.588555788</text:p>
              </table:table-cell>
              <table:table-cell office:value-type="float" office:value="8.410549">
                <text:p>8.41054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0.618463471">
                <text:p>20.618463471</text:p>
              </table:table-cell>
              <table:table-cell office:value-type="float" office:value="8.3590555">
                <text:p>8.359055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0.648355895">
                <text:p>20.648355895</text:p>
              </table:table-cell>
              <table:table-cell office:value-type="float" office:value="8.363323">
                <text:p>8.36332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0.678004175">
                <text:p>20.678004175</text:p>
              </table:table-cell>
              <table:table-cell office:value-type="float" office:value="8.432193">
                <text:p>8.43219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0.708171261">
                <text:p>20.708171261</text:p>
              </table:table-cell>
              <table:table-cell office:value-type="float" office:value="8.287178">
                <text:p>8.28717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0.738521456">
                <text:p>20.738521456</text:p>
              </table:table-cell>
              <table:table-cell office:value-type="float" office:value="8.237179">
                <text:p>8.23717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0.768856392">
                <text:p>20.768856392</text:p>
              </table:table-cell>
              <table:table-cell office:value-type="float" office:value="8.2413225">
                <text:p>8.24132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1.2$Linux_X86_64 LibreOffice_project/3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